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92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1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0.3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 style:data-style-name="N37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ext-properties fo:font-weight="normal" style:font-weight-asian="normal" style:font-weight-complex="normal"/>
    </style:style>
    <style:style style:name="ce8" style:family="table-cell" style:parent-style-name="Default" style:data-style-name="N37">
      <style:text-properties fo:font-style="normal" fo:font-weight="normal" style:font-style-asian="normal" style:font-weight-asian="normal" style:font-style-complex="normal" style:font-weight-complex="normal"/>
    </style:style>
    <style:style style:name="ce1" style:family="table-cell" style:parent-style-name="Default" style:data-style-name="N37"/>
    <style:style style:name="ce10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 style:data-style-name="N121">
      <style:table-cell-properties fo:wrap-option="wrap"/>
      <style:text-properties fo:font-weight="bold" style:font-weight-asian="bold" style:font-weight-complex="bold"/>
    </style:style>
    <style:style style:name="ce18" style:family="table-cell" style:parent-style-name="Default" style:data-style-name="N121">
      <style:text-properties fo:font-weight="normal" style:font-weight-asian="normal" style:font-weight-complex="normal"/>
    </style:style>
    <style:style style:name="ce19" style:family="table-cell" style:parent-style-name="Default" style:data-style-name="N121"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21"/>
    <style:style style:name="ce21" style:family="table-cell" style:parent-style-name="Default" style:data-style-name="N4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4">
      <style:text-properties fo:font-weight="normal" style:font-weight-asian="normal" style:font-weight-complex="normal"/>
    </style:style>
    <style:style style:name="ce23" style:family="table-cell" style:parent-style-name="Default" style:data-style-name="N4"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 style:data-style-name="N4"/>
    <style:style style:name="ce29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 style:data-style-name="N37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7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</style:style>
    <style:style style:name="ce47" style:family="table-cell" style:parent-style-name="Default">
      <style:table-cell-properties fo:border-bottom="none" fo:border-left="none" fo:border-right="0.06pt solid #000000" fo:border-top="none"/>
    </style:style>
    <style:style style:name="ce52" style:family="table-cell" style:parent-style-name="Default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121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 style:data-style-name="N121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style:text-align-source="fix" style:repeat-content="false" fo:wrap-option="no-wrap" fo:border="non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wrap-option="no-wrap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 style:data-style-name="N2">
      <style:text-properties fo:font-weight="normal" style:font-weight-asian="normal" style:font-weight-complex="normal"/>
    </style:style>
    <style:style style:name="ce73" style:family="table-cell" style:parent-style-name="Default" style:data-style-name="N2"/>
    <style:style style:name="ce7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selMileage2018" table:style-name="ta1">
        <office:forms form:automatic-focus="false" form:apply-design-mode="false"/>
        <table:shapes>
          <draw:frame draw:z-index="0" draw:style-name="gr1" draw:text-style-name="P1" svg:width="6.2988in" svg:height="3.5429in" svg:x="7.4937in" svg:y="0.7449in">
            <draw:object draw:notify-on-update-of-ranges="dieselMileage2018.A2:dieselMileage2018.A206 dieselMileage2018.A2:dieselMileage2018.A206 dieselMileage2018.J2:dieselMileage2018.J20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3"/>
        <table:table-column table:style-name="co2" table:number-columns-repeated="2" table:default-cell-style-name="Default"/>
        <table:table-column table:style-name="co2" table:default-cell-style-name="ce20"/>
        <table:table-column table:style-name="co2" table:default-cell-style-name="ce24"/>
        <table:table-column table:style-name="co2" table:number-columns-repeated="3" table:default-cell-style-name="ce20"/>
        <table:table-column table:style-name="co2" table:number-columns-repeated="2" table:default-cell-style-name="ce24"/>
        <table:table-column table:style-name="co3" table:number-columns-repeated="53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10" office:value-type="string" calcext:value-type="string">
            <text:p>Elapsed Days</text:p>
          </table:table-cell>
          <table:table-cell table:style-name="ce14" office:value-type="string" calcext:value-type="string">
            <text:p>Miles</text:p>
          </table:table-cell>
          <table:table-cell table:style-name="ce14" office:value-type="string" calcext:value-type="string">
            <text:p>Elapsed Miles</text:p>
          </table:table-cell>
          <table:table-cell table:style-name="ce17" office:value-type="string" calcext:value-type="string">
            <text:p>Gallons</text:p>
          </table:table-cell>
          <table:table-cell table:style-name="ce21" office:value-type="string" calcext:value-type="string">
            <text:p>Travel Time</text:p>
          </table:table-cell>
          <table:table-cell table:style-name="ce17" office:value-type="string" calcext:value-type="string">
            <text:p>MPG</text:p>
          </table:table-cell>
          <table:table-cell table:style-name="ce17" office:value-type="string" calcext:value-type="string">
            <text:p>Avg Speed</text:p>
          </table:table-cell>
          <table:table-cell table:style-name="ce17" office:value-type="string" calcext:value-type="string">
            <text:p>mi/day</text:p>
          </table:table-cell>
          <table:table-cell table:style-name="ce21" office:value-type="string" calcext:value-type="string">
            <text:p>price per gallon ($)</text:p>
          </table:table-cell>
          <table:table-cell table:style-name="ce21" office:value-type="string" calcext:value-type="string">
            <text:p>total price ($)</text:p>
          </table:table-cell>
          <table:table-cell table:number-columns-repeated="53"/>
        </table:table-row>
        <table:table-row table:style-name="ro2">
          <table:table-cell table:style-name="ce7" office:value-type="date" office:date-value="2011-04-25" calcext:value-type="date">
            <text:p>04/25/11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float" office:value="13281" calcext:value-type="float">
            <text:p>13281</text:p>
          </table:table-cell>
          <table:table-cell table:style-name="ce15" office:value-type="float" office:value="549" calcext:value-type="float">
            <text:p>549</text:p>
          </table:table-cell>
          <table:table-cell table:style-name="ce18" office:value-type="float" office:value="13.682" calcext:value-type="float">
            <text:p>13.682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2]/[.E2]" office:value-type="float" office:value="40.1257126151148" calcext:value-type="float">
            <text:p>40.126</text:p>
          </table:table-cell>
          <table:table-cell table:style-name="ce18" table:formula="of:=[.D2]/[.F2]" office:value-type="float" office:value="35.0350989151244" calcext:value-type="float">
            <text:p>35.035</text:p>
          </table:table-cell>
          <table:table-cell table:style-name="ce18" table:formula="of:=[.D2]/[.B2]" office:value-type="float" office:value="68.625" calcext:value-type="float">
            <text:p>68.625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9.37" calcext:value-type="float">
            <text:p>59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5-09" calcext:value-type="date">
            <text:p>05/09/11</text:p>
          </table:table-cell>
          <table:table-cell table:style-name="ce11" table:formula="of:=[.A3]-[.A2]" office:value-type="float" office:value="14" calcext:value-type="float">
            <text:p>14</text:p>
          </table:table-cell>
          <table:table-cell table:style-name="ce15" office:value-type="float" office:value="13778" calcext:value-type="float">
            <text:p>13778</text:p>
          </table:table-cell>
          <table:table-cell table:style-name="ce15" table:formula="of:=[.C3]-[.C2]" office:value-type="float" office:value="497" calcext:value-type="float">
            <text:p>497</text:p>
          </table:table-cell>
          <table:table-cell table:style-name="ce18" office:value-type="float" office:value="12.734" calcext:value-type="float">
            <text:p>12.734</text:p>
          </table:table-cell>
          <table:table-cell table:style-name="ce22" office:value-type="float" office:value="17.83" calcext:value-type="float">
            <text:p>17.83</text:p>
          </table:table-cell>
          <table:table-cell table:style-name="ce18" table:formula="of:=[.D3]/[.E3]" office:value-type="float" office:value="39.0293701900424" calcext:value-type="float">
            <text:p>39.029</text:p>
          </table:table-cell>
          <table:table-cell table:style-name="ce18" table:formula="of:=[.D3]/[.F3]" office:value-type="float" office:value="27.8743690409422" calcext:value-type="float">
            <text:p>27.874</text:p>
          </table:table-cell>
          <table:table-cell table:style-name="ce18" table:formula="of:=[.D3]/[.B3]" office:value-type="float" office:value="35.5" calcext:value-type="float">
            <text:p>35.500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5.51" calcext:value-type="float">
            <text:p>55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5-23" calcext:value-type="date">
            <text:p>05/23/11</text:p>
          </table:table-cell>
          <table:table-cell table:style-name="ce11" table:formula="of:=[.A4]-[.A3]" office:value-type="float" office:value="14" calcext:value-type="float">
            <text:p>14</text:p>
          </table:table-cell>
          <table:table-cell table:style-name="ce15" office:value-type="float" office:value="14307" calcext:value-type="float">
            <text:p>14307</text:p>
          </table:table-cell>
          <table:table-cell table:style-name="ce15" table:formula="of:=[.C4]-[.C3]" office:value-type="float" office:value="529" calcext:value-type="float">
            <text:p>529</text:p>
          </table:table-cell>
          <table:table-cell table:style-name="ce18" office:value-type="float" office:value="13.585" calcext:value-type="float">
            <text:p>13.585</text:p>
          </table:table-cell>
          <table:table-cell table:style-name="ce22" office:value-type="float" office:value="18.67" calcext:value-type="float">
            <text:p>18.67</text:p>
          </table:table-cell>
          <table:table-cell table:style-name="ce18" table:formula="of:=[.D4]/[.E4]" office:value-type="float" office:value="38.94000736106" calcext:value-type="float">
            <text:p>38.940</text:p>
          </table:table-cell>
          <table:table-cell table:style-name="ce18" table:formula="of:=[.D4]/[.F4]" office:value-type="float" office:value="28.3342260310659" calcext:value-type="float">
            <text:p>28.334</text:p>
          </table:table-cell>
          <table:table-cell table:style-name="ce18" table:formula="of:=[.D4]/[.B4]" office:value-type="float" office:value="37.7857142857143" calcext:value-type="float">
            <text:p>37.786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8.4" calcext:value-type="float">
            <text:p>58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6-05" calcext:value-type="date">
            <text:p>06/05/11</text:p>
          </table:table-cell>
          <table:table-cell table:style-name="ce11" table:formula="of:=[.A5]-[.A4]" office:value-type="float" office:value="13" calcext:value-type="float">
            <text:p>13</text:p>
          </table:table-cell>
          <table:table-cell table:style-name="ce15" office:value-type="float" office:value="14843" calcext:value-type="float">
            <text:p>14843</text:p>
          </table:table-cell>
          <table:table-cell table:style-name="ce15" table:formula="of:=[.C5]-[.C4]" office:value-type="float" office:value="536" calcext:value-type="float">
            <text:p>536</text:p>
          </table:table-cell>
          <table:table-cell table:style-name="ce18" office:value-type="float" office:value="13.577" calcext:value-type="float">
            <text:p>13.577</text:p>
          </table:table-cell>
          <table:table-cell table:style-name="ce22" office:value-type="float" office:value="17.87" calcext:value-type="float">
            <text:p>17.87</text:p>
          </table:table-cell>
          <table:table-cell table:style-name="ce18" table:formula="of:=[.D5]/[.E5]" office:value-type="float" office:value="39.4785298666863" calcext:value-type="float">
            <text:p>39.479</text:p>
          </table:table-cell>
          <table:table-cell table:style-name="ce18" table:formula="of:=[.D5]/[.F5]" office:value-type="float" office:value="29.994404029099" calcext:value-type="float">
            <text:p>29.994</text:p>
          </table:table-cell>
          <table:table-cell table:style-name="ce18" table:formula="of:=[.D5]/[.B5]" office:value-type="float" office:value="41.2307692307692" calcext:value-type="float">
            <text:p>41.23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7.01" calcext:value-type="float">
            <text:p>57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6-17" calcext:value-type="date">
            <text:p>06/17/11</text:p>
          </table:table-cell>
          <table:table-cell table:style-name="ce11" table:formula="of:=[.A6]-[.A5]" office:value-type="float" office:value="12" calcext:value-type="float">
            <text:p>12</text:p>
          </table:table-cell>
          <table:table-cell table:style-name="ce15" office:value-type="float" office:value="15406" calcext:value-type="float">
            <text:p>15406</text:p>
          </table:table-cell>
          <table:table-cell table:style-name="ce15" table:formula="of:=[.C6]-[.C5]" office:value-type="float" office:value="563" calcext:value-type="float">
            <text:p>563</text:p>
          </table:table-cell>
          <table:table-cell table:style-name="ce18" office:value-type="float" office:value="13.441" calcext:value-type="float">
            <text:p>13.441</text:p>
          </table:table-cell>
          <table:table-cell table:style-name="ce22" office:value-type="float" office:value="17.3" calcext:value-type="float">
            <text:p>17.30</text:p>
          </table:table-cell>
          <table:table-cell table:style-name="ce18" table:formula="of:=[.D6]/[.E6]" office:value-type="float" office:value="41.8867643776505" calcext:value-type="float">
            <text:p>41.887</text:p>
          </table:table-cell>
          <table:table-cell table:style-name="ce18" table:formula="of:=[.D6]/[.F6]" office:value-type="float" office:value="32.5433526011561" calcext:value-type="float">
            <text:p>32.543</text:p>
          </table:table-cell>
          <table:table-cell table:style-name="ce18" table:formula="of:=[.D6]/[.B6]" office:value-type="float" office:value="46.9166666666667" calcext:value-type="float">
            <text:p>46.91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8.59" calcext:value-type="float">
            <text:p>58.59</text:p>
          </table:table-cell>
          <table:table-cell table:number-columns-repeated="53"/>
        </table:table-row>
        <table:table-row table:style-name="ro3">
          <table:table-cell table:style-name="ce7" table:formula="of:=([.A6]+[.A8])/2" office:value-type="date" office:date-value="2011-06-24" calcext:value-type="date">
            <text:p>06/24/11</text:p>
          </table:table-cell>
          <table:table-cell table:style-name="ce11" table:formula="of:=[.A7]-[.A6]" office:value-type="float" office:value="7" calcext:value-type="float">
            <text:p>7</text:p>
          </table:table-cell>
          <table:table-cell table:style-name="ce15" office:value-type="float" office:value="15922" calcext:value-type="float">
            <text:p>15922</text:p>
          </table:table-cell>
          <table:table-cell table:style-name="ce15" table:formula="of:=[.C7]-[.C6]" office:value-type="float" office:value="516" calcext:value-type="float">
            <text:p>516</text:p>
          </table:table-cell>
          <table:table-cell table:style-name="ce18" office:value-type="float" office:value="12.954" calcext:value-type="float">
            <text:p>12.954</text:p>
          </table:table-cell>
          <table:table-cell table:style-name="ce22" office:value-type="float" office:value="14.63" calcext:value-type="float">
            <text:p>14.63</text:p>
          </table:table-cell>
          <table:table-cell table:style-name="ce18" table:formula="of:=[.D7]/[.E7]" office:value-type="float" office:value="39.8332561371005" calcext:value-type="float">
            <text:p>39.833</text:p>
          </table:table-cell>
          <table:table-cell table:style-name="ce18" table:formula="of:=[.D7]/[.F7]" office:value-type="float" office:value="35.26999316473" calcext:value-type="float">
            <text:p>35.270</text:p>
          </table:table-cell>
          <table:table-cell table:style-name="ce18" table:formula="of:=[.D7]/[.B7]" office:value-type="float" office:value="73.7142857142857" calcext:value-type="float">
            <text:p>73.714</text:p>
          </table:table-cell>
          <table:table-cell table:style-name="ce22" table:formula="of:=[.K7]/[.E7]" office:value-type="float" office:value="4.35927126756214" calcext:value-type="float">
            <text:p>4.36</text:p>
          </table:table-cell>
          <table:table-cell table:style-name="ce22" office:value-type="float" office:value="56.47" calcext:value-type="float">
            <text:p>56.4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01" calcext:value-type="date">
            <text:p>07/01/11</text:p>
          </table:table-cell>
          <table:table-cell table:style-name="ce11" table:formula="of:=[.A8]-[.A7]" office:value-type="float" office:value="7" calcext:value-type="float">
            <text:p>7</text:p>
          </table:table-cell>
          <table:table-cell table:style-name="ce15" office:value-type="float" office:value="16390" calcext:value-type="float">
            <text:p>16390</text:p>
          </table:table-cell>
          <table:table-cell table:style-name="ce15" table:formula="of:=[.C8]-[.C7]" office:value-type="float" office:value="468" calcext:value-type="float">
            <text:p>468</text:p>
          </table:table-cell>
          <table:table-cell table:style-name="ce18" office:value-type="float" office:value="10.978" calcext:value-type="float">
            <text:p>10.978</text:p>
          </table:table-cell>
          <table:table-cell table:style-name="ce22" office:value-type="float" office:value="12.22" calcext:value-type="float">
            <text:p>12.22</text:p>
          </table:table-cell>
          <table:table-cell table:style-name="ce18" table:formula="of:=[.D8]/[.E8]" office:value-type="float" office:value="42.6307159774094" calcext:value-type="float">
            <text:p>42.631</text:p>
          </table:table-cell>
          <table:table-cell table:style-name="ce18" table:formula="of:=[.D8]/[.F8]" office:value-type="float" office:value="38.2978723404255" calcext:value-type="float">
            <text:p>38.298</text:p>
          </table:table-cell>
          <table:table-cell table:style-name="ce18" table:formula="of:=[.D8]/[.B8]" office:value-type="float" office:value="66.8571428571429" calcext:value-type="float">
            <text:p>66.857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43.46" calcext:value-type="float">
            <text:p>43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09" calcext:value-type="date">
            <text:p>07/09/11</text:p>
          </table:table-cell>
          <table:table-cell table:style-name="ce11" table:formula="of:=[.A9]-[.A8]" office:value-type="float" office:value="8" calcext:value-type="float">
            <text:p>8</text:p>
          </table:table-cell>
          <table:table-cell table:style-name="ce15" office:value-type="float" office:value="16852" calcext:value-type="float">
            <text:p>16852</text:p>
          </table:table-cell>
          <table:table-cell table:style-name="ce15" table:formula="of:=[.C9]-[.C8]" office:value-type="float" office:value="462" calcext:value-type="float">
            <text:p>462</text:p>
          </table:table-cell>
          <table:table-cell table:style-name="ce18" office:value-type="float" office:value="11.105" calcext:value-type="float">
            <text:p>11.105</text:p>
          </table:table-cell>
          <table:table-cell table:style-name="ce22" office:value-type="float" office:value="10.23" calcext:value-type="float">
            <text:p>10.23</text:p>
          </table:table-cell>
          <table:table-cell table:style-name="ce18" table:formula="of:=[.D9]/[.E9]" office:value-type="float" office:value="41.6028815848717" calcext:value-type="float">
            <text:p>41.603</text:p>
          </table:table-cell>
          <table:table-cell table:style-name="ce18" table:formula="of:=[.D9]/[.F9]" office:value-type="float" office:value="45.1612903225806" calcext:value-type="float">
            <text:p>45.161</text:p>
          </table:table-cell>
          <table:table-cell table:style-name="ce18" table:formula="of:=[.D9]/[.B9]" office:value-type="float" office:value="57.75" calcext:value-type="float">
            <text:p>57.750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47.3" calcext:value-type="float">
            <text:p>47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14" calcext:value-type="date">
            <text:p>07/14/11</text:p>
          </table:table-cell>
          <table:table-cell table:style-name="ce11" table:formula="of:=[.A10]-[.A9]" office:value-type="float" office:value="5" calcext:value-type="float">
            <text:p>5</text:p>
          </table:table-cell>
          <table:table-cell table:style-name="ce15" office:value-type="float" office:value="17407" calcext:value-type="float">
            <text:p>17407</text:p>
          </table:table-cell>
          <table:table-cell table:style-name="ce15" table:formula="of:=[.C10]-[.C9]" office:value-type="float" office:value="555" calcext:value-type="float">
            <text:p>555</text:p>
          </table:table-cell>
          <table:table-cell table:style-name="ce18" office:value-type="float" office:value="13.111" calcext:value-type="float">
            <text:p>13.111</text:p>
          </table:table-cell>
          <table:table-cell table:style-name="ce22" office:value-type="float" office:value="10.87" calcext:value-type="float">
            <text:p>10.87</text:p>
          </table:table-cell>
          <table:table-cell table:style-name="ce18" table:formula="of:=[.D10]/[.E10]" office:value-type="float" office:value="42.3308672107391" calcext:value-type="float">
            <text:p>42.331</text:p>
          </table:table-cell>
          <table:table-cell table:style-name="ce18" table:formula="of:=[.D10]/[.F10]" office:value-type="float" office:value="51.0579576816927" calcext:value-type="float">
            <text:p>51.058</text:p>
          </table:table-cell>
          <table:table-cell table:style-name="ce18" table:formula="of:=[.D10]/[.B10]" office:value-type="float" office:value="111" calcext:value-type="float">
            <text:p>111.000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5.84" calcext:value-type="float">
            <text:p>55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7-25" calcext:value-type="date">
            <text:p>07/25/11</text:p>
          </table:table-cell>
          <table:table-cell table:style-name="ce11" table:formula="of:=[.A11]-[.A10]" office:value-type="float" office:value="11" calcext:value-type="float">
            <text:p>11</text:p>
          </table:table-cell>
          <table:table-cell table:style-name="ce15" office:value-type="float" office:value="17972" calcext:value-type="float">
            <text:p>17972</text:p>
          </table:table-cell>
          <table:table-cell table:style-name="ce15" table:formula="of:=[.C11]-[.C10]" office:value-type="float" office:value="565" calcext:value-type="float">
            <text:p>565</text:p>
          </table:table-cell>
          <table:table-cell table:style-name="ce18" office:value-type="float" office:value="13.97" calcext:value-type="float">
            <text:p>13.970</text:p>
          </table:table-cell>
          <table:table-cell table:style-name="ce22" office:value-type="float" office:value="15.08" calcext:value-type="float">
            <text:p>15.08</text:p>
          </table:table-cell>
          <table:table-cell table:style-name="ce18" table:formula="of:=[.D11]/[.E11]" office:value-type="float" office:value="40.4438081603436" calcext:value-type="float">
            <text:p>40.444</text:p>
          </table:table-cell>
          <table:table-cell table:style-name="ce18" table:formula="of:=[.D11]/[.F11]" office:value-type="float" office:value="37.4668435013263" calcext:value-type="float">
            <text:p>37.467</text:p>
          </table:table-cell>
          <table:table-cell table:style-name="ce18" table:formula="of:=[.D11]/[.B11]" office:value-type="float" office:value="51.3636363636364" calcext:value-type="float">
            <text:p>51.364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5.87" calcext:value-type="float">
            <text:p>55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8-07" calcext:value-type="date">
            <text:p>08/07/11</text:p>
          </table:table-cell>
          <table:table-cell table:style-name="ce11" table:formula="of:=[.A12]-[.A11]" office:value-type="float" office:value="13" calcext:value-type="float">
            <text:p>13</text:p>
          </table:table-cell>
          <table:table-cell table:style-name="ce15" office:value-type="float" office:value="18512" calcext:value-type="float">
            <text:p>18512</text:p>
          </table:table-cell>
          <table:table-cell table:style-name="ce15" table:formula="of:=[.C12]-[.C11]" office:value-type="float" office:value="540" calcext:value-type="float">
            <text:p>540</text:p>
          </table:table-cell>
          <table:table-cell table:style-name="ce18" office:value-type="float" office:value="14.028" calcext:value-type="float">
            <text:p>14.028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12]/[.E12]" office:value-type="float" office:value="38.4944396920445" calcext:value-type="float">
            <text:p>38.494</text:p>
          </table:table-cell>
          <table:table-cell table:style-name="ce18" table:formula="of:=[.D12]/[.F12]" office:value-type="float" office:value="33.4779913205208" calcext:value-type="float">
            <text:p>33.478</text:p>
          </table:table-cell>
          <table:table-cell table:style-name="ce18" table:formula="of:=[.D12]/[.B12]" office:value-type="float" office:value="41.5384615384615" calcext:value-type="float">
            <text:p>41.538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6.1" calcext:value-type="float">
            <text:p>56.1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8-26" calcext:value-type="date">
            <text:p>08/26/11</text:p>
          </table:table-cell>
          <table:table-cell table:style-name="ce11" table:formula="of:=[.A13]-[.A12]" office:value-type="float" office:value="19" calcext:value-type="float">
            <text:p>19</text:p>
          </table:table-cell>
          <table:table-cell table:style-name="ce15" office:value-type="float" office:value="19028" calcext:value-type="float">
            <text:p>19028</text:p>
          </table:table-cell>
          <table:table-cell table:style-name="ce15" table:formula="of:=[.C13]-[.C12]" office:value-type="float" office:value="516" calcext:value-type="float">
            <text:p>516</text:p>
          </table:table-cell>
          <table:table-cell table:style-name="ce18" office:value-type="float" office:value="14.126" calcext:value-type="float">
            <text:p>14.126</text:p>
          </table:table-cell>
          <table:table-cell table:style-name="ce22" office:value-type="float" office:value="17.48" calcext:value-type="float">
            <text:p>17.48</text:p>
          </table:table-cell>
          <table:table-cell table:style-name="ce18" table:formula="of:=[.D13]/[.E13]" office:value-type="float" office:value="36.5283873708056" calcext:value-type="float">
            <text:p>36.528</text:p>
          </table:table-cell>
          <table:table-cell table:style-name="ce18" table:formula="of:=[.D13]/[.F13]" office:value-type="float" office:value="29.5194508009153" calcext:value-type="float">
            <text:p>29.519</text:p>
          </table:table-cell>
          <table:table-cell table:style-name="ce18" table:formula="of:=[.D13]/[.B13]" office:value-type="float" office:value="27.1578947368421" calcext:value-type="float">
            <text:p>27.158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7.9" calcext:value-type="float">
            <text:p>57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9-15" calcext:value-type="date">
            <text:p>09/15/11</text:p>
          </table:table-cell>
          <table:table-cell table:style-name="ce11" table:formula="of:=[.A14]-[.A13]" office:value-type="float" office:value="20" calcext:value-type="float">
            <text:p>20</text:p>
          </table:table-cell>
          <table:table-cell table:style-name="ce15" office:value-type="float" office:value="19520" calcext:value-type="float">
            <text:p>19520</text:p>
          </table:table-cell>
          <table:table-cell table:style-name="ce15" table:formula="of:=[.C14]-[.C13]" office:value-type="float" office:value="492" calcext:value-type="float">
            <text:p>492</text:p>
          </table:table-cell>
          <table:table-cell table:style-name="ce18" office:value-type="float" office:value="13.816" calcext:value-type="float">
            <text:p>13.816</text:p>
          </table:table-cell>
          <table:table-cell table:style-name="ce22" office:value-type="float" office:value="22.43" calcext:value-type="float">
            <text:p>22.43</text:p>
          </table:table-cell>
          <table:table-cell table:style-name="ce18" table:formula="of:=[.D14]/[.E14]" office:value-type="float" office:value="35.6108859293573" calcext:value-type="float">
            <text:p>35.611</text:p>
          </table:table-cell>
          <table:table-cell table:style-name="ce18" table:formula="of:=[.D14]/[.F14]" office:value-type="float" office:value="21.9349086045475" calcext:value-type="float">
            <text:p>21.935</text:p>
          </table:table-cell>
          <table:table-cell table:style-name="ce18" table:formula="of:=[.D14]/[.B14]" office:value-type="float" office:value="24.6" calcext:value-type="float">
            <text:p>24.600</text:p>
          </table:table-cell>
          <table:table-cell table:style-name="ce22" office:value-type="float" office:value="3.9" calcext:value-type="float">
            <text:p>3.90</text:p>
          </table:table-cell>
          <table:table-cell table:style-name="ce22" office:value-type="float" office:value="53.87" calcext:value-type="float">
            <text:p>53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09-30" calcext:value-type="date">
            <text:p>09/30/11</text:p>
          </table:table-cell>
          <table:table-cell table:style-name="ce11" table:formula="of:=[.A15]-[.A14]" office:value-type="float" office:value="15" calcext:value-type="float">
            <text:p>15</text:p>
          </table:table-cell>
          <table:table-cell table:style-name="ce15" office:value-type="float" office:value="19996" calcext:value-type="float">
            <text:p>19996</text:p>
          </table:table-cell>
          <table:table-cell table:style-name="ce15" table:formula="of:=[.C15]-[.C14]" office:value-type="float" office:value="476" calcext:value-type="float">
            <text:p>476</text:p>
          </table:table-cell>
          <table:table-cell table:style-name="ce18" office:value-type="float" office:value="13.253" calcext:value-type="float">
            <text:p>13.253</text:p>
          </table:table-cell>
          <table:table-cell table:style-name="ce22" office:value-type="float" office:value="20.8" calcext:value-type="float">
            <text:p>20.80</text:p>
          </table:table-cell>
          <table:table-cell table:style-name="ce18" table:formula="of:=[.D15]/[.E15]" office:value-type="float" office:value="35.916396287633" calcext:value-type="float">
            <text:p>35.916</text:p>
          </table:table-cell>
          <table:table-cell table:style-name="ce18" table:formula="of:=[.D15]/[.F15]" office:value-type="float" office:value="22.8846153846154" calcext:value-type="float">
            <text:p>22.885</text:p>
          </table:table-cell>
          <table:table-cell table:style-name="ce18" table:formula="of:=[.D15]/[.B15]" office:value-type="float" office:value="31.7333333333333" calcext:value-type="float">
            <text:p>31.733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4.32" calcext:value-type="float">
            <text:p>54.3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0-12" calcext:value-type="date">
            <text:p>10/12/11</text:p>
          </table:table-cell>
          <table:table-cell table:style-name="ce11" table:formula="of:=[.A16]-[.A15]" office:value-type="float" office:value="12" calcext:value-type="float">
            <text:p>12</text:p>
          </table:table-cell>
          <table:table-cell table:style-name="ce15" office:value-type="float" office:value="20489" calcext:value-type="float">
            <text:p>20489</text:p>
          </table:table-cell>
          <table:table-cell table:style-name="ce15" table:formula="of:=[.C16]-[.C15]" office:value-type="float" office:value="493" calcext:value-type="float">
            <text:p>493</text:p>
          </table:table-cell>
          <table:table-cell table:style-name="ce18" office:value-type="float" office:value="13.37" calcext:value-type="float">
            <text:p>13.370</text:p>
          </table:table-cell>
          <table:table-cell table:style-name="ce22" office:value-type="float" office:value="20.78" calcext:value-type="float">
            <text:p>20.78</text:p>
          </table:table-cell>
          <table:table-cell table:style-name="ce18" table:formula="of:=[.D16]/[.E16]" office:value-type="float" office:value="36.8735976065819" calcext:value-type="float">
            <text:p>36.874</text:p>
          </table:table-cell>
          <table:table-cell table:style-name="ce18" table:formula="of:=[.D16]/[.F16]" office:value-type="float" office:value="23.7247353224254" calcext:value-type="float">
            <text:p>23.725</text:p>
          </table:table-cell>
          <table:table-cell table:style-name="ce18" table:formula="of:=[.D16]/[.B16]" office:value-type="float" office:value="41.0833333333333" calcext:value-type="float">
            <text:p>41.083</text:p>
          </table:table-cell>
          <table:table-cell table:style-name="ce22" office:value-type="float" office:value="3.75" calcext:value-type="float">
            <text:p>3.75</text:p>
          </table:table-cell>
          <table:table-cell table:style-name="ce22" office:value-type="float" office:value="50.12" calcext:value-type="float">
            <text:p>50.1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1-24" calcext:value-type="date">
            <text:p>11/24/11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22163" calcext:value-type="float">
            <text:p>22163</text:p>
          </table:table-cell>
          <table:table-cell table:style-name="ce15" office:value-type="float" office:value="440" calcext:value-type="float">
            <text:p>440</text:p>
          </table:table-cell>
          <table:table-cell table:style-name="ce18" office:value-type="float" office:value="12.153" calcext:value-type="float">
            <text:p>12.153</text:p>
          </table:table-cell>
          <table:table-cell table:style-name="ce22" office:value-type="float" office:value="16.1" calcext:value-type="float">
            <text:p>16.10</text:p>
          </table:table-cell>
          <table:table-cell table:style-name="ce18" table:formula="of:=[.D17]/[.E17]" office:value-type="float" office:value="36.2050522504731" calcext:value-type="float">
            <text:p>36.205</text:p>
          </table:table-cell>
          <table:table-cell table:style-name="ce18" table:formula="of:=[.D17]/[.F17]" office:value-type="float" office:value="27.3291925465838" calcext:value-type="float">
            <text:p>27.329</text:p>
          </table:table-cell>
          <table:table-cell table:style-name="ce18" table:formula="of:=[.D17]/[.B17]" office:value-type="float" office:value="36.6666666666667" calcext:value-type="float">
            <text:p>36.667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49.82" calcext:value-type="float">
            <text:p>49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06" calcext:value-type="date">
            <text:p>12/06/11</text:p>
          </table:table-cell>
          <table:table-cell table:style-name="ce11" table:formula="of:=[.A18]-[.A17]" office:value-type="float" office:value="12" calcext:value-type="float">
            <text:p>12</text:p>
          </table:table-cell>
          <table:table-cell table:style-name="ce15" office:value-type="float" office:value="22688" calcext:value-type="float">
            <text:p>22688</text:p>
          </table:table-cell>
          <table:table-cell table:style-name="ce15" table:formula="of:=[.C18]-[.C17]" office:value-type="float" office:value="525" calcext:value-type="float">
            <text:p>525</text:p>
          </table:table-cell>
          <table:table-cell table:style-name="ce18" office:value-type="float" office:value="13.38" calcext:value-type="float">
            <text:p>13.380</text:p>
          </table:table-cell>
          <table:table-cell table:style-name="ce22" office:value-type="float" office:value="18.33" calcext:value-type="float">
            <text:p>18.33</text:p>
          </table:table-cell>
          <table:table-cell table:style-name="ce18" table:formula="of:=[.D18]/[.E18]" office:value-type="float" office:value="39.237668161435" calcext:value-type="float">
            <text:p>39.238</text:p>
          </table:table-cell>
          <table:table-cell table:style-name="ce18" table:formula="of:=[.D18]/[.F18]" office:value-type="float" office:value="28.6415711947627" calcext:value-type="float">
            <text:p>28.642</text:p>
          </table:table-cell>
          <table:table-cell table:style-name="ce18" table:formula="of:=[.D18]/[.B18]" office:value-type="float" office:value="43.75" calcext:value-type="float">
            <text:p>43.750</text:p>
          </table:table-cell>
          <table:table-cell table:style-name="ce22" office:value-type="float" office:value="4.16" calcext:value-type="float">
            <text:p>4.16</text:p>
          </table:table-cell>
          <table:table-cell table:style-name="ce22" office:value-type="float" office:value="55.65" calcext:value-type="float">
            <text:p>55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18" calcext:value-type="date">
            <text:p>12/18/11</text:p>
          </table:table-cell>
          <table:table-cell table:style-name="ce11" table:formula="of:=[.A19]-[.A18]" office:value-type="float" office:value="12" calcext:value-type="float">
            <text:p>12</text:p>
          </table:table-cell>
          <table:table-cell table:style-name="ce15" office:value-type="float" office:value="23142" calcext:value-type="float">
            <text:p>23142</text:p>
          </table:table-cell>
          <table:table-cell table:style-name="ce15" table:formula="of:=[.C19]-[.C18]" office:value-type="float" office:value="454" calcext:value-type="float">
            <text:p>454</text:p>
          </table:table-cell>
          <table:table-cell table:style-name="ce18" office:value-type="float" office:value="13.475" calcext:value-type="float">
            <text:p>13.475</text:p>
          </table:table-cell>
          <table:table-cell table:style-name="ce22" office:value-type="float" office:value="18.37" calcext:value-type="float">
            <text:p>18.37</text:p>
          </table:table-cell>
          <table:table-cell table:style-name="ce18" table:formula="of:=[.D19]/[.E19]" office:value-type="float" office:value="33.6920222634508" calcext:value-type="float">
            <text:p>33.692</text:p>
          </table:table-cell>
          <table:table-cell table:style-name="ce18" table:formula="of:=[.D19]/[.F19]" office:value-type="float" office:value="24.7142079477409" calcext:value-type="float">
            <text:p>24.714</text:p>
          </table:table-cell>
          <table:table-cell table:style-name="ce18" table:formula="of:=[.D19]/[.B19]" office:value-type="float" office:value="37.8333333333333" calcext:value-type="float">
            <text:p>37.833</text:p>
          </table:table-cell>
          <table:table-cell table:style-name="ce22" office:value-type="float" office:value="4.16" calcext:value-type="float">
            <text:p>4.16</text:p>
          </table:table-cell>
          <table:table-cell table:style-name="ce22" office:value-type="float" office:value="56.04" calcext:value-type="float">
            <text:p>56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1-12-23" calcext:value-type="date">
            <text:p>12/23/11</text:p>
          </table:table-cell>
          <table:table-cell table:style-name="ce11" table:formula="of:=[.A20]-[.A19]" office:value-type="float" office:value="5" calcext:value-type="float">
            <text:p>5</text:p>
          </table:table-cell>
          <table:table-cell table:style-name="ce15" office:value-type="float" office:value="23669" calcext:value-type="float">
            <text:p>23669</text:p>
          </table:table-cell>
          <table:table-cell table:style-name="ce15" table:formula="of:=[.C20]-[.C19]" office:value-type="float" office:value="527" calcext:value-type="float">
            <text:p>527</text:p>
          </table:table-cell>
          <table:table-cell table:style-name="ce18" office:value-type="float" office:value="12.941" calcext:value-type="float">
            <text:p>12.941</text:p>
          </table:table-cell>
          <table:table-cell table:style-name="ce22" office:value-type="float" office:value="14.5" calcext:value-type="float">
            <text:p>14.50</text:p>
          </table:table-cell>
          <table:table-cell table:style-name="ce18" table:formula="of:=[.D20]/[.E20]" office:value-type="float" office:value="40.7232825902171" calcext:value-type="float">
            <text:p>40.723</text:p>
          </table:table-cell>
          <table:table-cell table:style-name="ce18" table:formula="of:=[.D20]/[.F20]" office:value-type="float" office:value="36.3448275862069" calcext:value-type="float">
            <text:p>36.345</text:p>
          </table:table-cell>
          <table:table-cell table:style-name="ce18" table:formula="of:=[.D20]/[.B20]" office:value-type="float" office:value="105.4" calcext:value-type="float">
            <text:p>105.400</text:p>
          </table:table-cell>
          <table:table-cell table:style-name="ce22" office:value-type="float" office:value="3.92" calcext:value-type="float">
            <text:p>3.92</text:p>
          </table:table-cell>
          <table:table-cell table:style-name="ce22" office:value-type="float" office:value="50.72" calcext:value-type="float">
            <text:p>50.7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1-03" calcext:value-type="date">
            <text:p>01/03/12</text:p>
          </table:table-cell>
          <table:table-cell table:style-name="ce11" table:formula="of:=[.A21]-[.A20]" office:value-type="float" office:value="11" calcext:value-type="float">
            <text:p>11</text:p>
          </table:table-cell>
          <table:table-cell table:style-name="ce15" office:value-type="float" office:value="24231" calcext:value-type="float">
            <text:p>24231</text:p>
          </table:table-cell>
          <table:table-cell table:style-name="ce15" table:formula="of:=[.C21]-[.C20]" office:value-type="float" office:value="562" calcext:value-type="float">
            <text:p>562</text:p>
          </table:table-cell>
          <table:table-cell table:style-name="ce18" office:value-type="float" office:value="13.235" calcext:value-type="float">
            <text:p>13.235</text:p>
          </table:table-cell>
          <table:table-cell table:style-name="ce22" office:value-type="float" office:value="13.65" calcext:value-type="float">
            <text:p>13.65</text:p>
          </table:table-cell>
          <table:table-cell table:style-name="ce18" table:formula="of:=[.D21]/[.E21]" office:value-type="float" office:value="42.46316584813" calcext:value-type="float">
            <text:p>42.463</text:p>
          </table:table-cell>
          <table:table-cell table:style-name="ce18" table:formula="of:=[.D21]/[.F21]" office:value-type="float" office:value="41.1721611721612" calcext:value-type="float">
            <text:p>41.172</text:p>
          </table:table-cell>
          <table:table-cell table:style-name="ce18" table:formula="of:=[.D21]/[.B21]" office:value-type="float" office:value="51.0909090909091" calcext:value-type="float">
            <text:p>51.091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52.4" calcext:value-type="float">
            <text:p>52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2-08" calcext:value-type="date">
            <text:p>02/08/12</text:p>
          </table:table-cell>
          <table:table-cell table:style-name="ce11" office:value-type="float" office:value="14" calcext:value-type="float">
            <text:p>14</text:p>
          </table:table-cell>
          <table:table-cell table:style-name="ce15" office:value-type="float" office:value="25590" calcext:value-type="float">
            <text:p>25590</text:p>
          </table:table-cell>
          <table:table-cell table:style-name="ce15" office:value-type="float" office:value="450" calcext:value-type="float">
            <text:p>450</text:p>
          </table:table-cell>
          <table:table-cell table:style-name="ce18" office:value-type="float" office:value="13.25" calcext:value-type="float">
            <text:p>13.250</text:p>
          </table:table-cell>
          <table:table-cell table:style-name="ce22" office:value-type="float" office:value="20.7" calcext:value-type="float">
            <text:p>20.70</text:p>
          </table:table-cell>
          <table:table-cell table:style-name="ce18" table:formula="of:=[.D22]/[.E22]" office:value-type="float" office:value="33.9622641509434" calcext:value-type="float">
            <text:p>33.962</text:p>
          </table:table-cell>
          <table:table-cell table:style-name="ce18" table:formula="of:=[.D22]/[.F22]" office:value-type="float" office:value="21.7391304347826" calcext:value-type="float">
            <text:p>21.739</text:p>
          </table:table-cell>
          <table:table-cell table:style-name="ce18" table:formula="of:=[.D22]/[.B22]" office:value-type="float" office:value="32.1428571428571" calcext:value-type="float">
            <text:p>32.143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7.76" calcext:value-type="float">
            <text:p>57.7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2-23" calcext:value-type="date">
            <text:p>02/23/12</text:p>
          </table:table-cell>
          <table:table-cell table:style-name="ce11" table:formula="of:=[.A23]-[.A22]" office:value-type="float" office:value="15" calcext:value-type="float">
            <text:p>15</text:p>
          </table:table-cell>
          <table:table-cell table:style-name="ce15" office:value-type="float" office:value="26275" calcext:value-type="float">
            <text:p>26275</text:p>
          </table:table-cell>
          <table:table-cell table:style-name="ce11" table:formula="of:=[.C23]-[.C22]" office:value-type="float" office:value="685" calcext:value-type="float">
            <text:p>685</text:p>
          </table:table-cell>
          <table:table-cell table:style-name="ce18" office:value-type="float" office:value="18.101" calcext:value-type="float">
            <text:p>18.101</text:p>
          </table:table-cell>
          <table:table-cell table:style-name="ce22" office:value-type="float" office:value="23" calcext:value-type="float">
            <text:p>23.00</text:p>
          </table:table-cell>
          <table:table-cell table:style-name="ce18" table:formula="of:=[.D23]/[.E23]" office:value-type="float" office:value="37.8432130821502" calcext:value-type="float">
            <text:p>37.843</text:p>
          </table:table-cell>
          <table:table-cell table:style-name="ce18" table:formula="of:=[.D23]/[.F23]" office:value-type="float" office:value="29.7826086956522" calcext:value-type="float">
            <text:p>29.783</text:p>
          </table:table-cell>
          <table:table-cell table:style-name="ce18" table:formula="of:=[.D23]/[.B23]" office:value-type="float" office:value="45.6666666666667" calcext:value-type="float">
            <text:p>45.667</text:p>
          </table:table-cell>
          <table:table-cell table:style-name="ce22" office:value-type="float" office:value="4.4" calcext:value-type="float">
            <text:p>4.40</text:p>
          </table:table-cell>
          <table:table-cell table:style-name="ce22" table:formula="of:=[.J23]*[.E23]" office:value-type="float" office:value="79.6444" calcext:value-type="float">
            <text:p>79.6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09" calcext:value-type="date">
            <text:p>03/09/12</text:p>
          </table:table-cell>
          <table:table-cell table:style-name="ce11" table:formula="of:=[.A24]-[.A23]" office:value-type="float" office:value="15" calcext:value-type="float">
            <text:p>15</text:p>
          </table:table-cell>
          <table:table-cell table:style-name="ce15" office:value-type="float" office:value="26732" calcext:value-type="float">
            <text:p>26732</text:p>
          </table:table-cell>
          <table:table-cell table:style-name="ce15" table:formula="of:=[.C24]-[.C23]" office:value-type="float" office:value="457" calcext:value-type="float">
            <text:p>457</text:p>
          </table:table-cell>
          <table:table-cell table:style-name="ce18" office:value-type="float" office:value="13.087" calcext:value-type="float">
            <text:p>13.087</text:p>
          </table:table-cell>
          <table:table-cell table:style-name="ce22" office:value-type="float" office:value="18.67" calcext:value-type="float">
            <text:p>18.67</text:p>
          </table:table-cell>
          <table:table-cell table:style-name="ce18" table:formula="of:=[.D24]/[.E24]" office:value-type="float" office:value="34.9201497669443" calcext:value-type="float">
            <text:p>34.920</text:p>
          </table:table-cell>
          <table:table-cell table:style-name="ce18" table:formula="of:=[.D24]/[.F24]" office:value-type="float" office:value="24.4777718264596" calcext:value-type="float">
            <text:p>24.478</text:p>
          </table:table-cell>
          <table:table-cell table:style-name="ce18" table:formula="of:=[.D24]/[.B24]" office:value-type="float" office:value="30.4666666666667" calcext:value-type="float">
            <text:p>30.467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8.35" calcext:value-type="float">
            <text:p>58.3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19" calcext:value-type="date">
            <text:p>03/19/12</text:p>
          </table:table-cell>
          <table:table-cell table:style-name="ce11" table:formula="of:=[.A25]-[.A24]" office:value-type="float" office:value="10" calcext:value-type="float">
            <text:p>10</text:p>
          </table:table-cell>
          <table:table-cell table:style-name="ce15" office:value-type="float" office:value="27214" calcext:value-type="float">
            <text:p>27214</text:p>
          </table:table-cell>
          <table:table-cell table:style-name="ce15" table:formula="of:=[.C25]-[.C24]" office:value-type="float" office:value="482" calcext:value-type="float">
            <text:p>482</text:p>
          </table:table-cell>
          <table:table-cell table:style-name="ce18" office:value-type="float" office:value="12.459" calcext:value-type="float">
            <text:p>12.459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25]/[.E25]" office:value-type="float" office:value="38.6868930090697" calcext:value-type="float">
            <text:p>38.687</text:p>
          </table:table-cell>
          <table:table-cell table:style-name="ce18" table:formula="of:=[.D25]/[.F25]" office:value-type="float" office:value="29.6250768285187" calcext:value-type="float">
            <text:p>29.625</text:p>
          </table:table-cell>
          <table:table-cell table:style-name="ce18" table:formula="of:=[.D25]/[.B25]" office:value-type="float" office:value="48.2" calcext:value-type="float">
            <text:p>48.200</text:p>
          </table:table-cell>
          <table:table-cell table:style-name="ce22" office:value-type="float" office:value="4.4" calcext:value-type="float">
            <text:p>4.40</text:p>
          </table:table-cell>
          <table:table-cell table:style-name="ce22" office:value-type="float" office:value="54.81" calcext:value-type="float">
            <text:p>5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3-30" calcext:value-type="date">
            <text:p>03/30/12</text:p>
          </table:table-cell>
          <table:table-cell table:style-name="ce11" table:formula="of:=[.A26]-[.A25]" office:value-type="float" office:value="11" calcext:value-type="float">
            <text:p>11</text:p>
          </table:table-cell>
          <table:table-cell table:style-name="ce15" office:value-type="float" office:value="27749" calcext:value-type="float">
            <text:p>27749</text:p>
          </table:table-cell>
          <table:table-cell table:style-name="ce15" table:formula="of:=[.C26]-[.C25]" office:value-type="float" office:value="535" calcext:value-type="float">
            <text:p>535</text:p>
          </table:table-cell>
          <table:table-cell table:style-name="ce18" office:value-type="float" office:value="13.367" calcext:value-type="float">
            <text:p>13.367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26]/[.E26]" office:value-type="float" office:value="40.0239395526296" calcext:value-type="float">
            <text:p>40.024</text:p>
          </table:table-cell>
          <table:table-cell table:style-name="ce18" table:formula="of:=[.D26]/[.F26]" office:value-type="float" office:value="31.5262227460224" calcext:value-type="float">
            <text:p>31.526</text:p>
          </table:table-cell>
          <table:table-cell table:style-name="ce18" table:formula="of:=[.D26]/[.B26]" office:value-type="float" office:value="48.6363636363636" calcext:value-type="float">
            <text:p>48.636</text:p>
          </table:table-cell>
          <table:table-cell table:style-name="ce22" office:value-type="float" office:value="4.5" calcext:value-type="float">
            <text:p>4.50</text:p>
          </table:table-cell>
          <table:table-cell table:style-name="ce22" office:value-type="float" office:value="60.14" calcext:value-type="float">
            <text:p>60.1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4-13" calcext:value-type="date">
            <text:p>04/13/12</text:p>
          </table:table-cell>
          <table:table-cell table:style-name="ce11" table:formula="of:=[.A27]-[.A26]" office:value-type="float" office:value="14" calcext:value-type="float">
            <text:p>14</text:p>
          </table:table-cell>
          <table:table-cell table:style-name="ce15" office:value-type="float" office:value="28223" calcext:value-type="float">
            <text:p>28223</text:p>
          </table:table-cell>
          <table:table-cell table:style-name="ce15" table:formula="of:=[.C27]-[.C26]" office:value-type="float" office:value="474" calcext:value-type="float">
            <text:p>474</text:p>
          </table:table-cell>
          <table:table-cell table:style-name="ce18" office:value-type="float" office:value="12.894" calcext:value-type="float">
            <text:p>12.894</text:p>
          </table:table-cell>
          <table:table-cell table:style-name="ce22" office:value-type="float" office:value="19.6" calcext:value-type="float">
            <text:p>19.60</text:p>
          </table:table-cell>
          <table:table-cell table:style-name="ce18" table:formula="of:=[.D27]/[.E27]" office:value-type="float" office:value="36.7612843182876" calcext:value-type="float">
            <text:p>36.761</text:p>
          </table:table-cell>
          <table:table-cell table:style-name="ce18" table:formula="of:=[.D27]/[.F27]" office:value-type="float" office:value="24.1836734693878" calcext:value-type="float">
            <text:p>24.184</text:p>
          </table:table-cell>
          <table:table-cell table:style-name="ce18" table:formula="of:=[.D27]/[.B27]" office:value-type="float" office:value="33.8571428571429" calcext:value-type="float">
            <text:p>33.857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59.3" calcext:value-type="float">
            <text:p>59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4-26" calcext:value-type="date">
            <text:p>04/26/12</text:p>
          </table:table-cell>
          <table:table-cell table:style-name="ce11" table:formula="of:=[.A28]-[.A27]" office:value-type="float" office:value="13" calcext:value-type="float">
            <text:p>13</text:p>
          </table:table-cell>
          <table:table-cell table:style-name="ce15" office:value-type="float" office:value="28755" calcext:value-type="float">
            <text:p>28755</text:p>
          </table:table-cell>
          <table:table-cell table:style-name="ce15" table:formula="of:=[.C28]-[.C27]" office:value-type="float" office:value="532" calcext:value-type="float">
            <text:p>532</text:p>
          </table:table-cell>
          <table:table-cell table:style-name="ce18" office:value-type="float" office:value="13.145" calcext:value-type="float">
            <text:p>13.145</text:p>
          </table:table-cell>
          <table:table-cell table:style-name="ce22" office:value-type="float" office:value="19" calcext:value-type="float">
            <text:p>19.00</text:p>
          </table:table-cell>
          <table:table-cell table:style-name="ce18" table:formula="of:=[.D28]/[.E28]" office:value-type="float" office:value="40.4716622289844" calcext:value-type="float">
            <text:p>40.472</text:p>
          </table:table-cell>
          <table:table-cell table:style-name="ce18" table:formula="of:=[.D28]/[.F28]" office:value-type="float" office:value="28" calcext:value-type="float">
            <text:p>28.000</text:p>
          </table:table-cell>
          <table:table-cell table:style-name="ce18" table:formula="of:=[.D28]/[.B28]" office:value-type="float" office:value="40.9230769230769" calcext:value-type="float">
            <text:p>40.923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60.45" calcext:value-type="float">
            <text:p>60.4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5-10" calcext:value-type="date">
            <text:p>05/10/12</text:p>
          </table:table-cell>
          <table:table-cell table:style-name="ce11" table:formula="of:=[.A29]-[.A28]" office:value-type="float" office:value="14" calcext:value-type="float">
            <text:p>14</text:p>
          </table:table-cell>
          <table:table-cell table:style-name="ce15" office:value-type="float" office:value="29238" calcext:value-type="float">
            <text:p>29238</text:p>
          </table:table-cell>
          <table:table-cell table:style-name="ce15" table:formula="of:=[.C29]-[.C28]" office:value-type="float" office:value="483" calcext:value-type="float">
            <text:p>483</text:p>
          </table:table-cell>
          <table:table-cell table:style-name="ce18" office:value-type="float" office:value="13.38" calcext:value-type="float">
            <text:p>13.380</text:p>
          </table:table-cell>
          <table:table-cell table:style-name="ce22" office:value-type="float" office:value="19.3" calcext:value-type="float">
            <text:p>19.30</text:p>
          </table:table-cell>
          <table:table-cell table:style-name="ce18" table:formula="of:=[.D29]/[.E29]" office:value-type="float" office:value="36.0986547085202" calcext:value-type="float">
            <text:p>36.099</text:p>
          </table:table-cell>
          <table:table-cell table:style-name="ce18" table:formula="of:=[.D29]/[.F29]" office:value-type="float" office:value="25.0259067357513" calcext:value-type="float">
            <text:p>25.026</text:p>
          </table:table-cell>
          <table:table-cell table:style-name="ce18" table:formula="of:=[.D29]/[.B29]" office:value-type="float" office:value="34.5" calcext:value-type="float">
            <text:p>34.500</text:p>
          </table:table-cell>
          <table:table-cell table:style-name="ce22" office:value-type="float" office:value="4.8" calcext:value-type="float">
            <text:p>4.80</text:p>
          </table:table-cell>
          <table:table-cell table:style-name="ce22" office:value-type="float" office:value="64.21" calcext:value-type="float">
            <text:p>64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5-23" calcext:value-type="date">
            <text:p>05/23/12</text:p>
          </table:table-cell>
          <table:table-cell table:style-name="ce11" table:formula="of:=[.A30]-[.A29]" office:value-type="float" office:value="13" calcext:value-type="float">
            <text:p>13</text:p>
          </table:table-cell>
          <table:table-cell table:style-name="ce15" office:value-type="float" office:value="29752" calcext:value-type="float">
            <text:p>29752</text:p>
          </table:table-cell>
          <table:table-cell table:style-name="ce15" table:formula="of:=[.C30]-[.C29]" office:value-type="float" office:value="514" calcext:value-type="float">
            <text:p>514</text:p>
          </table:table-cell>
          <table:table-cell table:style-name="ce18" office:value-type="float" office:value="13.485" calcext:value-type="float">
            <text:p>13.485</text:p>
          </table:table-cell>
          <table:table-cell table:style-name="ce22" office:value-type="float" office:value="19.03" calcext:value-type="float">
            <text:p>19.03</text:p>
          </table:table-cell>
          <table:table-cell table:style-name="ce18" table:formula="of:=[.D30]/[.E30]" office:value-type="float" office:value="38.1164256581387" calcext:value-type="float">
            <text:p>38.116</text:p>
          </table:table-cell>
          <table:table-cell table:style-name="ce18" table:formula="of:=[.D30]/[.F30]" office:value-type="float" office:value="27.0099842354178" calcext:value-type="float">
            <text:p>27.010</text:p>
          </table:table-cell>
          <table:table-cell table:style-name="ce18" table:formula="of:=[.D30]/[.B30]" office:value-type="float" office:value="39.5384615384615" calcext:value-type="float">
            <text:p>39.538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7.43" calcext:value-type="float">
            <text:p>57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6-03" calcext:value-type="date">
            <text:p>06/03/12</text:p>
          </table:table-cell>
          <table:table-cell table:style-name="ce11" table:formula="of:=[.A31]-[.A30]" office:value-type="float" office:value="11" calcext:value-type="float">
            <text:p>11</text:p>
          </table:table-cell>
          <table:table-cell table:style-name="ce15" office:value-type="float" office:value="30196" calcext:value-type="float">
            <text:p>30196</text:p>
          </table:table-cell>
          <table:table-cell table:style-name="ce15" table:formula="of:=[.C31]-[.C30]" office:value-type="float" office:value="444" calcext:value-type="float">
            <text:p>444</text:p>
          </table:table-cell>
          <table:table-cell table:style-name="ce18" office:value-type="float" office:value="12.016" calcext:value-type="float">
            <text:p>12.016</text:p>
          </table:table-cell>
          <table:table-cell table:style-name="ce22" office:value-type="float" office:value="17.57" calcext:value-type="float">
            <text:p>17.57</text:p>
          </table:table-cell>
          <table:table-cell table:style-name="ce18" table:formula="of:=[.D31]/[.E31]" office:value-type="float" office:value="36.9507323568575" calcext:value-type="float">
            <text:p>36.951</text:p>
          </table:table-cell>
          <table:table-cell table:style-name="ce18" table:formula="of:=[.D31]/[.F31]" office:value-type="float" office:value="25.2703471826978" calcext:value-type="float">
            <text:p>25.270</text:p>
          </table:table-cell>
          <table:table-cell table:style-name="ce18" table:formula="of:=[.D31]/[.B31]" office:value-type="float" office:value="40.3636363636364" calcext:value-type="float">
            <text:p>40.364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0.46" calcext:value-type="float">
            <text:p>50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6-16" calcext:value-type="date">
            <text:p>06/16/12</text:p>
          </table:table-cell>
          <table:table-cell table:style-name="ce11" table:formula="of:=[.A32]-[.A31]" office:value-type="float" office:value="13" calcext:value-type="float">
            <text:p>13</text:p>
          </table:table-cell>
          <table:table-cell table:style-name="ce15" office:value-type="float" office:value="30702" calcext:value-type="float">
            <text:p>30702</text:p>
          </table:table-cell>
          <table:table-cell table:style-name="ce15" table:formula="of:=[.C32]-[.C31]" office:value-type="float" office:value="506" calcext:value-type="float">
            <text:p>506</text:p>
          </table:table-cell>
          <table:table-cell table:style-name="ce18" office:value-type="float" office:value="13.277" calcext:value-type="float">
            <text:p>13.277</text:p>
          </table:table-cell>
          <table:table-cell table:style-name="ce22" office:value-type="float" office:value="17.43" calcext:value-type="float">
            <text:p>17.43</text:p>
          </table:table-cell>
          <table:table-cell table:style-name="ce18" table:formula="of:=[.D32]/[.E32]" office:value-type="float" office:value="38.1110190555095" calcext:value-type="float">
            <text:p>38.111</text:p>
          </table:table-cell>
          <table:table-cell table:style-name="ce18" table:formula="of:=[.D32]/[.F32]" office:value-type="float" office:value="29.0304073436604" calcext:value-type="float">
            <text:p>29.030</text:p>
          </table:table-cell>
          <table:table-cell table:style-name="ce18" table:formula="of:=[.D32]/[.B32]" office:value-type="float" office:value="38.9230769230769" calcext:value-type="float">
            <text:p>38.923</text:p>
          </table:table-cell>
          <table:table-cell table:style-name="ce22" office:value-type="float" office:value="4.9" calcext:value-type="float">
            <text:p>4.90</text:p>
          </table:table-cell>
          <table:table-cell table:style-name="ce22" office:value-type="float" office:value="65.04" calcext:value-type="float">
            <text:p>65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03" calcext:value-type="date">
            <text:p>07/03/12</text:p>
          </table:table-cell>
          <table:table-cell table:style-name="ce11" table:formula="of:=[.A33]-[.A32]" office:value-type="float" office:value="17" calcext:value-type="float">
            <text:p>17</text:p>
          </table:table-cell>
          <table:table-cell table:style-name="ce15" office:value-type="float" office:value="31097" calcext:value-type="float">
            <text:p>31097</text:p>
          </table:table-cell>
          <table:table-cell table:style-name="ce15" table:formula="of:=[.C33]-[.C32]" office:value-type="float" office:value="395" calcext:value-type="float">
            <text:p>395</text:p>
          </table:table-cell>
          <table:table-cell table:style-name="ce18" office:value-type="float" office:value="11.974" calcext:value-type="float">
            <text:p>11.974</text:p>
          </table:table-cell>
          <table:table-cell table:style-name="ce22" office:value-type="float" office:value="16.47" calcext:value-type="float">
            <text:p>16.47</text:p>
          </table:table-cell>
          <table:table-cell table:style-name="ce18" table:formula="of:=[.D33]/[.E33]" office:value-type="float" office:value="32.9881409721062" calcext:value-type="float">
            <text:p>32.988</text:p>
          </table:table-cell>
          <table:table-cell table:style-name="ce18" table:formula="of:=[.D33]/[.F33]" office:value-type="float" office:value="23.9829993928355" calcext:value-type="float">
            <text:p>23.983</text:p>
          </table:table-cell>
          <table:table-cell table:style-name="ce18" table:formula="of:=[.D33]/[.B33]" office:value-type="float" office:value="23.2352941176471" calcext:value-type="float">
            <text:p>23.235</text:p>
          </table:table-cell>
          <table:table-cell table:style-name="ce22" office:value-type="float" office:value="3.86" calcext:value-type="float">
            <text:p>3.86</text:p>
          </table:table-cell>
          <table:table-cell table:style-name="ce22" office:value-type="float" office:value="46.21" calcext:value-type="float">
            <text:p>46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10" calcext:value-type="date">
            <text:p>07/10/12</text:p>
          </table:table-cell>
          <table:table-cell table:style-name="ce11" table:formula="of:=[.A34]-[.A33]" office:value-type="float" office:value="7" calcext:value-type="float">
            <text:p>7</text:p>
          </table:table-cell>
          <table:table-cell table:style-name="ce15" office:value-type="float" office:value="31608" calcext:value-type="float">
            <text:p>31608</text:p>
          </table:table-cell>
          <table:table-cell table:style-name="ce15" table:formula="of:=[.C34]-[.C33]" office:value-type="float" office:value="511" calcext:value-type="float">
            <text:p>511</text:p>
          </table:table-cell>
          <table:table-cell table:style-name="ce18" office:value-type="float" office:value="13.269" calcext:value-type="float">
            <text:p>13.269</text:p>
          </table:table-cell>
          <table:table-cell table:style-name="ce22" office:value-type="float" office:value="13.43" calcext:value-type="float">
            <text:p>13.43</text:p>
          </table:table-cell>
          <table:table-cell table:style-name="ce18" table:formula="of:=[.D34]/[.E34]" office:value-type="float" office:value="38.510814680835" calcext:value-type="float">
            <text:p>38.511</text:p>
          </table:table-cell>
          <table:table-cell table:style-name="ce18" table:formula="of:=[.D34]/[.F34]" office:value-type="float" office:value="38.0491437081162" calcext:value-type="float">
            <text:p>38.049</text:p>
          </table:table-cell>
          <table:table-cell table:style-name="ce18" table:formula="of:=[.D34]/[.B34]" office:value-type="float" office:value="73" calcext:value-type="float">
            <text:p>73.000</text:p>
          </table:table-cell>
          <table:table-cell table:style-name="ce22" office:value-type="float" office:value="3.9" calcext:value-type="float">
            <text:p>3.90</text:p>
          </table:table-cell>
          <table:table-cell table:style-name="ce22" office:value-type="float" office:value="51.74" calcext:value-type="float">
            <text:p>51.7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7-20" calcext:value-type="date">
            <text:p>07/20/12</text:p>
          </table:table-cell>
          <table:table-cell table:style-name="ce11" table:formula="of:=[.A35]-[.A34]" office:value-type="float" office:value="10" calcext:value-type="float">
            <text:p>10</text:p>
          </table:table-cell>
          <table:table-cell table:style-name="ce15" office:value-type="float" office:value="32032" calcext:value-type="float">
            <text:p>32032</text:p>
          </table:table-cell>
          <table:table-cell table:style-name="ce15" table:formula="of:=[.C35]-[.C34]" office:value-type="float" office:value="424" calcext:value-type="float">
            <text:p>424</text:p>
          </table:table-cell>
          <table:table-cell table:style-name="ce18" office:value-type="float" office:value="11.697" calcext:value-type="float">
            <text:p>11.697</text:p>
          </table:table-cell>
          <table:table-cell table:style-name="ce22" office:value-type="float" office:value="13.33" calcext:value-type="float">
            <text:p>13.33</text:p>
          </table:table-cell>
          <table:table-cell table:style-name="ce18" table:formula="of:=[.D35]/[.E35]" office:value-type="float" office:value="36.2486107548944" calcext:value-type="float">
            <text:p>36.249</text:p>
          </table:table-cell>
          <table:table-cell table:style-name="ce18" table:formula="of:=[.D35]/[.F35]" office:value-type="float" office:value="31.807951987997" calcext:value-type="float">
            <text:p>31.808</text:p>
          </table:table-cell>
          <table:table-cell table:style-name="ce18" table:formula="of:=[.D35]/[.B35]" office:value-type="float" office:value="42.4" calcext:value-type="float">
            <text:p>42.40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47.95" calcext:value-type="float">
            <text:p>47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02" calcext:value-type="date">
            <text:p>08/02/12</text:p>
          </table:table-cell>
          <table:table-cell table:style-name="ce11" table:formula="of:=[.A36]-[.A35]" office:value-type="float" office:value="13" calcext:value-type="float">
            <text:p>13</text:p>
          </table:table-cell>
          <table:table-cell table:style-name="ce15" office:value-type="float" office:value="32553" calcext:value-type="float">
            <text:p>32553</text:p>
          </table:table-cell>
          <table:table-cell table:style-name="ce15" table:formula="of:=[.C36]-[.C35]" office:value-type="float" office:value="521" calcext:value-type="float">
            <text:p>521</text:p>
          </table:table-cell>
          <table:table-cell table:style-name="ce18" office:value-type="float" office:value="13.602" calcext:value-type="float">
            <text:p>13.602</text:p>
          </table:table-cell>
          <table:table-cell table:style-name="ce22" office:value-type="float" office:value="15.55" calcext:value-type="float">
            <text:p>15.55</text:p>
          </table:table-cell>
          <table:table-cell table:style-name="ce18" table:formula="of:=[.D36]/[.E36]" office:value-type="float" office:value="38.3031907072489" calcext:value-type="float">
            <text:p>38.303</text:p>
          </table:table-cell>
          <table:table-cell table:style-name="ce18" table:formula="of:=[.D36]/[.F36]" office:value-type="float" office:value="33.5048231511254" calcext:value-type="float">
            <text:p>33.505</text:p>
          </table:table-cell>
          <table:table-cell table:style-name="ce18" table:formula="of:=[.D36]/[.B36]" office:value-type="float" office:value="40.0769230769231" calcext:value-type="float">
            <text:p>40.077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4.39" calcext:value-type="float">
            <text:p>54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11" calcext:value-type="date">
            <text:p>08/11/12</text:p>
          </table:table-cell>
          <table:table-cell table:style-name="ce11" table:formula="of:=[.A37]-[.A36]" office:value-type="float" office:value="9" calcext:value-type="float">
            <text:p>9</text:p>
          </table:table-cell>
          <table:table-cell table:style-name="ce15" office:value-type="float" office:value="33068" calcext:value-type="float">
            <text:p>33068</text:p>
          </table:table-cell>
          <table:table-cell table:style-name="ce15" table:formula="of:=[.C37]-[.C36]" office:value-type="float" office:value="515" calcext:value-type="float">
            <text:p>515</text:p>
          </table:table-cell>
          <table:table-cell table:style-name="ce18" office:value-type="float" office:value="13.485" calcext:value-type="float">
            <text:p>13.485</text:p>
          </table:table-cell>
          <table:table-cell table:style-name="ce22" office:value-type="float" office:value="12.87" calcext:value-type="float">
            <text:p>12.87</text:p>
          </table:table-cell>
          <table:table-cell table:style-name="ce18" table:formula="of:=[.D37]/[.E37]" office:value-type="float" office:value="38.1905821282907" calcext:value-type="float">
            <text:p>38.191</text:p>
          </table:table-cell>
          <table:table-cell table:style-name="ce18" table:formula="of:=[.D37]/[.F37]" office:value-type="float" office:value="40.01554001554" calcext:value-type="float">
            <text:p>40.016</text:p>
          </table:table-cell>
          <table:table-cell table:style-name="ce18" table:formula="of:=[.D37]/[.B37]" office:value-type="float" office:value="57.2222222222222" calcext:value-type="float">
            <text:p>57.222</text:p>
          </table:table-cell>
          <table:table-cell table:style-name="ce22" office:value-type="float" office:value="4.28" calcext:value-type="float">
            <text:p>4.28</text:p>
          </table:table-cell>
          <table:table-cell table:style-name="ce22" office:value-type="float" office:value="57.7" calcext:value-type="float">
            <text:p>57.7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16" calcext:value-type="date">
            <text:p>08/16/12</text:p>
          </table:table-cell>
          <table:table-cell table:style-name="ce11" table:formula="of:=[.A38]-[.A37]" office:value-type="float" office:value="5" calcext:value-type="float">
            <text:p>5</text:p>
          </table:table-cell>
          <table:table-cell table:style-name="ce15" office:value-type="float" office:value="33561" calcext:value-type="float">
            <text:p>33561</text:p>
          </table:table-cell>
          <table:table-cell table:style-name="ce15" table:formula="of:=[.C38]-[.C37]" office:value-type="float" office:value="493" calcext:value-type="float">
            <text:p>493</text:p>
          </table:table-cell>
          <table:table-cell table:style-name="ce18" office:value-type="float" office:value="12.165" calcext:value-type="float">
            <text:p>12.165</text:p>
          </table:table-cell>
          <table:table-cell table:style-name="ce22" office:value-type="float" office:value="11.5" calcext:value-type="float">
            <text:p>11.50</text:p>
          </table:table-cell>
          <table:table-cell table:style-name="ce18" table:formula="of:=[.D38]/[.E38]" office:value-type="float" office:value="40.5260994656802" calcext:value-type="float">
            <text:p>40.526</text:p>
          </table:table-cell>
          <table:table-cell table:style-name="ce18" table:formula="of:=[.D38]/[.F38]" office:value-type="float" office:value="42.8695652173913" calcext:value-type="float">
            <text:p>42.870</text:p>
          </table:table-cell>
          <table:table-cell table:style-name="ce18" table:formula="of:=[.D38]/[.B38]" office:value-type="float" office:value="98.6" calcext:value-type="float">
            <text:p>98.600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48.65" calcext:value-type="float">
            <text:p>48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22" calcext:value-type="date">
            <text:p>08/22/12</text:p>
          </table:table-cell>
          <table:table-cell table:style-name="ce11" table:formula="of:=[.A39]-[.A38]" office:value-type="float" office:value="6" calcext:value-type="float">
            <text:p>6</text:p>
          </table:table-cell>
          <table:table-cell table:style-name="ce15" office:value-type="float" office:value="34076" calcext:value-type="float">
            <text:p>34076</text:p>
          </table:table-cell>
          <table:table-cell table:style-name="ce15" table:formula="of:=[.C39]-[.C38]" office:value-type="float" office:value="515" calcext:value-type="float">
            <text:p>515</text:p>
          </table:table-cell>
          <table:table-cell table:style-name="ce18" office:value-type="float" office:value="12.931" calcext:value-type="float">
            <text:p>12.931</text:p>
          </table:table-cell>
          <table:table-cell table:style-name="ce22" office:value-type="float" office:value="12.78" calcext:value-type="float">
            <text:p>12.78</text:p>
          </table:table-cell>
          <table:table-cell table:style-name="ce18" table:formula="of:=[.D39]/[.E39]" office:value-type="float" office:value="39.8267728713943" calcext:value-type="float">
            <text:p>39.827</text:p>
          </table:table-cell>
          <table:table-cell table:style-name="ce18" table:formula="of:=[.D39]/[.F39]" office:value-type="float" office:value="40.2973395931142" calcext:value-type="float">
            <text:p>40.297</text:p>
          </table:table-cell>
          <table:table-cell table:style-name="ce18" table:formula="of:=[.D39]/[.B39]" office:value-type="float" office:value="85.8333333333333" calcext:value-type="float">
            <text:p>85.833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office:value-type="float" office:value="54.81" calcext:value-type="float">
            <text:p>5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8-28" calcext:value-type="date">
            <text:p>08/28/12</text:p>
          </table:table-cell>
          <table:table-cell table:style-name="ce11" table:formula="of:=[.A40]-[.A39]" office:value-type="float" office:value="6" calcext:value-type="float">
            <text:p>6</text:p>
          </table:table-cell>
          <table:table-cell table:style-name="ce15" office:value-type="float" office:value="34605" calcext:value-type="float">
            <text:p>34605</text:p>
          </table:table-cell>
          <table:table-cell table:style-name="ce15" table:formula="of:=[.C40]-[.C39]" office:value-type="float" office:value="529" calcext:value-type="float">
            <text:p>529</text:p>
          </table:table-cell>
          <table:table-cell table:style-name="ce18" office:value-type="float" office:value="13.401" calcext:value-type="float">
            <text:p>13.401</text:p>
          </table:table-cell>
          <table:table-cell table:style-name="ce22" office:value-type="float" office:value="14.85" calcext:value-type="float">
            <text:p>14.85</text:p>
          </table:table-cell>
          <table:table-cell table:style-name="ce18" table:formula="of:=[.D40]/[.E40]" office:value-type="float" office:value="39.4746660696963" calcext:value-type="float">
            <text:p>39.475</text:p>
          </table:table-cell>
          <table:table-cell table:style-name="ce18" table:formula="of:=[.D40]/[.F40]" office:value-type="float" office:value="35.6228956228956" calcext:value-type="float">
            <text:p>35.623</text:p>
          </table:table-cell>
          <table:table-cell table:style-name="ce18" table:formula="of:=[.D40]/[.B40]" office:value-type="float" office:value="88.1666666666667" calcext:value-type="float">
            <text:p>88.167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57.07" calcext:value-type="float">
            <text:p>57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09-18" calcext:value-type="date">
            <text:p>09/18/12</text:p>
          </table:table-cell>
          <table:table-cell table:style-name="ce11" table:formula="of:=[.A41]-[.A40]" office:value-type="float" office:value="21" calcext:value-type="float">
            <text:p>21</text:p>
          </table:table-cell>
          <table:table-cell table:style-name="ce15" office:value-type="float" office:value="35018" calcext:value-type="float">
            <text:p>35018</text:p>
          </table:table-cell>
          <table:table-cell table:style-name="ce15" table:formula="of:=[.C41]-[.C40]" office:value-type="float" office:value="413" calcext:value-type="float">
            <text:p>413</text:p>
          </table:table-cell>
          <table:table-cell table:style-name="ce18" office:value-type="float" office:value="13.12" calcext:value-type="float">
            <text:p>13.120</text:p>
          </table:table-cell>
          <table:table-cell table:style-name="ce22" office:value-type="float" office:value="21.88" calcext:value-type="float">
            <text:p>21.88</text:p>
          </table:table-cell>
          <table:table-cell table:style-name="ce18" table:formula="of:=[.D41]/[.E41]" office:value-type="float" office:value="31.4786585365854" calcext:value-type="float">
            <text:p>31.479</text:p>
          </table:table-cell>
          <table:table-cell table:style-name="ce18" table:formula="of:=[.D41]/[.F41]" office:value-type="float" office:value="18.8756855575868" calcext:value-type="float">
            <text:p>18.876</text:p>
          </table:table-cell>
          <table:table-cell table:style-name="ce18" table:formula="of:=[.D41]/[.B41]" office:value-type="float" office:value="19.6666666666667" calcext:value-type="float">
            <text:p>19.667</text:p>
          </table:table-cell>
          <table:table-cell table:style-name="ce22" office:value-type="float" office:value="4.28" calcext:value-type="float">
            <text:p>4.28</text:p>
          </table:table-cell>
          <table:table-cell table:style-name="ce22" office:value-type="float" office:value="56.14" calcext:value-type="float">
            <text:p>56.1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0-02" calcext:value-type="date">
            <text:p>10/02/12</text:p>
          </table:table-cell>
          <table:table-cell table:style-name="ce11" table:formula="of:=[.A42]-[.A41]" office:value-type="float" office:value="14" calcext:value-type="float">
            <text:p>14</text:p>
          </table:table-cell>
          <table:table-cell table:style-name="ce15" office:value-type="float" office:value="35547" calcext:value-type="float">
            <text:p>35547</text:p>
          </table:table-cell>
          <table:table-cell table:style-name="ce15" table:formula="of:=[.C42]-[.C41]" office:value-type="float" office:value="529" calcext:value-type="float">
            <text:p>529</text:p>
          </table:table-cell>
          <table:table-cell table:style-name="ce18" office:value-type="float" office:value="13.806" calcext:value-type="float">
            <text:p>13.806</text:p>
          </table:table-cell>
          <table:table-cell table:style-name="ce22" office:value-type="float" office:value="19.33" calcext:value-type="float">
            <text:p>19.33</text:p>
          </table:table-cell>
          <table:table-cell table:style-name="ce18" table:formula="of:=[.D42]/[.E42]" office:value-type="float" office:value="38.3166739098942" calcext:value-type="float">
            <text:p>38.317</text:p>
          </table:table-cell>
          <table:table-cell table:style-name="ce18" table:formula="of:=[.D42]/[.F42]" office:value-type="float" office:value="27.366787377134" calcext:value-type="float">
            <text:p>27.367</text:p>
          </table:table-cell>
          <table:table-cell table:style-name="ce18" table:formula="of:=[.D42]/[.B42]" office:value-type="float" office:value="37.7857142857143" calcext:value-type="float">
            <text:p>37.786</text:p>
          </table:table-cell>
          <table:table-cell table:style-name="ce22" office:value-type="float" office:value="4.32" calcext:value-type="float">
            <text:p>4.32</text:p>
          </table:table-cell>
          <table:table-cell table:style-name="ce22" office:value-type="float" office:value="59.63" calcext:value-type="float">
            <text:p>59.6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0-13" calcext:value-type="date">
            <text:p>10/13/12</text:p>
          </table:table-cell>
          <table:table-cell table:style-name="ce11" table:formula="of:=[.A43]-[.A42]" office:value-type="float" office:value="11" calcext:value-type="float">
            <text:p>11</text:p>
          </table:table-cell>
          <table:table-cell table:style-name="ce15" office:value-type="float" office:value="36026" calcext:value-type="float">
            <text:p>36026</text:p>
          </table:table-cell>
          <table:table-cell table:style-name="ce15" table:formula="of:=[.C43]-[.C42]" office:value-type="float" office:value="479" calcext:value-type="float">
            <text:p>479</text:p>
          </table:table-cell>
          <table:table-cell table:style-name="ce18" office:value-type="float" office:value="13.354" calcext:value-type="float">
            <text:p>13.354</text:p>
          </table:table-cell>
          <table:table-cell table:style-name="ce22" office:value-type="float" office:value="17.55" calcext:value-type="float">
            <text:p>17.55</text:p>
          </table:table-cell>
          <table:table-cell table:style-name="ce18" table:formula="of:=[.D43]/[.E43]" office:value-type="float" office:value="35.8694024262393" calcext:value-type="float">
            <text:p>35.869</text:p>
          </table:table-cell>
          <table:table-cell table:style-name="ce18" table:formula="of:=[.D43]/[.F43]" office:value-type="float" office:value="27.2934472934473" calcext:value-type="float">
            <text:p>27.293</text:p>
          </table:table-cell>
          <table:table-cell table:style-name="ce18" table:formula="of:=[.D43]/[.B43]" office:value-type="float" office:value="43.5454545454545" calcext:value-type="float">
            <text:p>43.545</text:p>
          </table:table-cell>
          <table:table-cell table:style-name="ce22" office:value-type="float" office:value="4.32" calcext:value-type="float">
            <text:p>4.32</text:p>
          </table:table-cell>
          <table:table-cell table:style-name="ce22" office:value-type="float" office:value="57.68" calcext:value-type="float">
            <text:p>57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1-13" calcext:value-type="date">
            <text:p>11/13/12</text:p>
          </table:table-cell>
          <table:table-cell table:style-name="ce11" table:formula="of:=[.A44]-[.A43]" office:value-type="float" office:value="31" calcext:value-type="float">
            <text:p>31</text:p>
          </table:table-cell>
          <table:table-cell table:style-name="ce15" office:value-type="float" office:value="36822" calcext:value-type="float">
            <text:p>36822</text:p>
          </table:table-cell>
          <table:table-cell table:style-name="ce11" table:formula="of:=[.C44]-[.C43]" office:value-type="float" office:value="796" calcext:value-type="float">
            <text:p>796</text:p>
          </table:table-cell>
          <table:table-cell table:style-name="ce18" office:value-type="float" office:value="22.468" calcext:value-type="float">
            <text:p>22.468</text:p>
          </table:table-cell>
          <table:table-cell table:style-name="ce22" office:value-type="float" office:value="33.2" calcext:value-type="float">
            <text:p>33.20</text:p>
          </table:table-cell>
          <table:table-cell table:style-name="ce18" table:formula="of:=[.D44]/[.E44]" office:value-type="float" office:value="35.4281645006231" calcext:value-type="float">
            <text:p>35.428</text:p>
          </table:table-cell>
          <table:table-cell table:style-name="ce18" table:formula="of:=[.D44]/[.F44]" office:value-type="float" office:value="23.9759036144578" calcext:value-type="float">
            <text:p>23.976</text:p>
          </table:table-cell>
          <table:table-cell table:style-name="ce18" table:formula="of:=[.D44]/[.B44]" office:value-type="float" office:value="25.6774193548387" calcext:value-type="float">
            <text:p>25.677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table:formula="of:=[.J44]*[.E44]" office:value-type="float" office:value="95.71368" calcext:value-type="float">
            <text:p>95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1-27" calcext:value-type="date">
            <text:p>11/27/12</text:p>
          </table:table-cell>
          <table:table-cell table:style-name="ce11" table:formula="of:=[.A45]-[.A44]" office:value-type="float" office:value="14" calcext:value-type="float">
            <text:p>14</text:p>
          </table:table-cell>
          <table:table-cell table:style-name="ce15" office:value-type="float" office:value="37270" calcext:value-type="float">
            <text:p>37270</text:p>
          </table:table-cell>
          <table:table-cell table:style-name="ce15" table:formula="of:=[.C45]-[.C44]" office:value-type="float" office:value="448" calcext:value-type="float">
            <text:p>448</text:p>
          </table:table-cell>
          <table:table-cell table:style-name="ce18" office:value-type="float" office:value="12.461" calcext:value-type="float">
            <text:p>12.461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45]/[.E45]" office:value-type="float" office:value="35.9521707728112" calcext:value-type="float">
            <text:p>35.952</text:p>
          </table:table-cell>
          <table:table-cell table:style-name="ce18" table:formula="of:=[.D45]/[.F45]" office:value-type="float" office:value="27.7743335399876" calcext:value-type="float">
            <text:p>27.774</text:p>
          </table:table-cell>
          <table:table-cell table:style-name="ce18" table:formula="of:=[.D45]/[.B45]" office:value-type="float" office:value="32" calcext:value-type="float">
            <text:p>32.000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4.07" calcext:value-type="float">
            <text:p>54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2-16" calcext:value-type="date">
            <text:p>12/16/12</text:p>
          </table:table-cell>
          <table:table-cell table:style-name="ce11" table:formula="of:=[.A46]-[.A45]" office:value-type="float" office:value="19" calcext:value-type="float">
            <text:p>19</text:p>
          </table:table-cell>
          <table:table-cell table:style-name="ce15" office:value-type="float" office:value="37704" calcext:value-type="float">
            <text:p>37704</text:p>
          </table:table-cell>
          <table:table-cell table:style-name="ce15" table:formula="of:=[.C46]-[.C45]" office:value-type="float" office:value="434" calcext:value-type="float">
            <text:p>434</text:p>
          </table:table-cell>
          <table:table-cell table:style-name="ce18" office:value-type="float" office:value="13.616" calcext:value-type="float">
            <text:p>13.616</text:p>
          </table:table-cell>
          <table:table-cell table:style-name="ce22" office:value-type="float" office:value="20.85" calcext:value-type="float">
            <text:p>20.85</text:p>
          </table:table-cell>
          <table:table-cell table:style-name="ce18" table:formula="of:=[.D46]/[.E46]" office:value-type="float" office:value="31.8742655699177" calcext:value-type="float">
            <text:p>31.874</text:p>
          </table:table-cell>
          <table:table-cell table:style-name="ce18" table:formula="of:=[.D46]/[.F46]" office:value-type="float" office:value="20.8153477218225" calcext:value-type="float">
            <text:p>20.815</text:p>
          </table:table-cell>
          <table:table-cell table:style-name="ce18" table:formula="of:=[.D46]/[.B46]" office:value-type="float" office:value="22.8421052631579" calcext:value-type="float">
            <text:p>22.842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8.54" calcext:value-type="float">
            <text:p>58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2-12-26" calcext:value-type="date">
            <text:p>12/26/12</text:p>
          </table:table-cell>
          <table:table-cell table:style-name="ce11" table:formula="of:=[.A47]-[.A46]" office:value-type="float" office:value="10" calcext:value-type="float">
            <text:p>10</text:p>
          </table:table-cell>
          <table:table-cell table:style-name="ce15" office:value-type="float" office:value="38201" calcext:value-type="float">
            <text:p>38201</text:p>
          </table:table-cell>
          <table:table-cell table:style-name="ce15" table:formula="of:=[.C47]-[.C46]" office:value-type="float" office:value="497" calcext:value-type="float">
            <text:p>497</text:p>
          </table:table-cell>
          <table:table-cell table:style-name="ce18" office:value-type="float" office:value="13.451" calcext:value-type="float">
            <text:p>13.451</text:p>
          </table:table-cell>
          <table:table-cell table:style-name="ce22" office:value-type="float" office:value="16.18" calcext:value-type="float">
            <text:p>16.18</text:p>
          </table:table-cell>
          <table:table-cell table:style-name="ce18" table:formula="of:=[.D47]/[.E47]" office:value-type="float" office:value="36.948925730429" calcext:value-type="float">
            <text:p>36.949</text:p>
          </table:table-cell>
          <table:table-cell table:style-name="ce18" table:formula="of:=[.D47]/[.F47]" office:value-type="float" office:value="30.716934487021" calcext:value-type="float">
            <text:p>30.717</text:p>
          </table:table-cell>
          <table:table-cell table:style-name="ce18" table:formula="of:=[.D47]/[.B47]" office:value-type="float" office:value="49.7" calcext:value-type="float">
            <text:p>49.700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7.83" calcext:value-type="float">
            <text:p>57.8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09" calcext:value-type="date">
            <text:p>01/09/13</text:p>
          </table:table-cell>
          <table:table-cell table:style-name="ce11" table:formula="of:=[.A48]-[.A47]" office:value-type="float" office:value="14" calcext:value-type="float">
            <text:p>14</text:p>
          </table:table-cell>
          <table:table-cell table:style-name="ce15" office:value-type="float" office:value="38629" calcext:value-type="float">
            <text:p>38629</text:p>
          </table:table-cell>
          <table:table-cell table:style-name="ce15" table:formula="of:=[.C48]-[.C47]" office:value-type="float" office:value="428" calcext:value-type="float">
            <text:p>428</text:p>
          </table:table-cell>
          <table:table-cell table:style-name="ce18" office:value-type="float" office:value="12.536" calcext:value-type="float">
            <text:p>12.536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48]/[.E48]" office:value-type="float" office:value="34.1416719846841" calcext:value-type="float">
            <text:p>34.142</text:p>
          </table:table-cell>
          <table:table-cell table:style-name="ce18" table:formula="of:=[.D48]/[.F48]" office:value-type="float" office:value="26.3060848186847" calcext:value-type="float">
            <text:p>26.306</text:p>
          </table:table-cell>
          <table:table-cell table:style-name="ce18" table:formula="of:=[.D48]/[.B48]" office:value-type="float" office:value="30.5714285714286" calcext:value-type="float">
            <text:p>30.571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3.89" calcext:value-type="float">
            <text:p>53.8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19" calcext:value-type="date">
            <text:p>01/19/13</text:p>
          </table:table-cell>
          <table:table-cell table:style-name="ce11" table:formula="of:=[.A49]-[.A48]" office:value-type="float" office:value="10" calcext:value-type="float">
            <text:p>10</text:p>
          </table:table-cell>
          <table:table-cell table:style-name="ce15" office:value-type="float" office:value="39098" calcext:value-type="float">
            <text:p>39098</text:p>
          </table:table-cell>
          <table:table-cell table:style-name="ce15" table:formula="of:=[.C49]-[.C48]" office:value-type="float" office:value="469" calcext:value-type="float">
            <text:p>469</text:p>
          </table:table-cell>
          <table:table-cell table:style-name="ce18" office:value-type="float" office:value="12.849" calcext:value-type="float">
            <text:p>12.849</text:p>
          </table:table-cell>
          <table:table-cell table:style-name="ce22" office:value-type="float" office:value="15.25" calcext:value-type="float">
            <text:p>15.25</text:p>
          </table:table-cell>
          <table:table-cell table:style-name="ce18" table:formula="of:=[.D49]/[.E49]" office:value-type="float" office:value="36.5008950112849" calcext:value-type="float">
            <text:p>36.501</text:p>
          </table:table-cell>
          <table:table-cell table:style-name="ce18" table:formula="of:=[.D49]/[.F49]" office:value-type="float" office:value="30.7540983606557" calcext:value-type="float">
            <text:p>30.754</text:p>
          </table:table-cell>
          <table:table-cell table:style-name="ce18" table:formula="of:=[.D49]/[.B49]" office:value-type="float" office:value="46.9" calcext:value-type="float">
            <text:p>46.900</text:p>
          </table:table-cell>
          <table:table-cell table:style-name="ce22" office:value-type="float" office:value="4.22" calcext:value-type="float">
            <text:p>4.22</text:p>
          </table:table-cell>
          <table:table-cell table:style-name="ce22" office:value-type="float" office:value="54.21" calcext:value-type="float">
            <text:p>54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1-24" calcext:value-type="date">
            <text:p>01/24/13</text:p>
          </table:table-cell>
          <table:table-cell table:style-name="ce11" table:formula="of:=[.A50]-[.A49]" office:value-type="float" office:value="5" calcext:value-type="float">
            <text:p>5</text:p>
          </table:table-cell>
          <table:table-cell table:style-name="ce15" office:value-type="float" office:value="39577" calcext:value-type="float">
            <text:p>39577</text:p>
          </table:table-cell>
          <table:table-cell table:style-name="ce15" table:formula="of:=[.C50]-[.C49]" office:value-type="float" office:value="479" calcext:value-type="float">
            <text:p>479</text:p>
          </table:table-cell>
          <table:table-cell table:style-name="ce18" office:value-type="float" office:value="13.206" calcext:value-type="float">
            <text:p>13.206</text:p>
          </table:table-cell>
          <table:table-cell table:style-name="ce22" office:value-type="float" office:value="10.78" calcext:value-type="float">
            <text:p>10.78</text:p>
          </table:table-cell>
          <table:table-cell table:style-name="ce18" table:formula="of:=[.D50]/[.E50]" office:value-type="float" office:value="36.2713917916099" calcext:value-type="float">
            <text:p>36.271</text:p>
          </table:table-cell>
          <table:table-cell table:style-name="ce18" table:formula="of:=[.D50]/[.F50]" office:value-type="float" office:value="44.4341372912802" calcext:value-type="float">
            <text:p>44.434</text:p>
          </table:table-cell>
          <table:table-cell table:style-name="ce18" table:formula="of:=[.D50]/[.B50]" office:value-type="float" office:value="95.8" calcext:value-type="float">
            <text:p>95.800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6.77" calcext:value-type="float">
            <text:p>56.7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2-17" calcext:value-type="date">
            <text:p>02/17/13</text:p>
          </table:table-cell>
          <table:table-cell table:style-name="ce11" table:formula="of:=[.A51]-[.A50]" office:value-type="float" office:value="24" calcext:value-type="float">
            <text:p>24</text:p>
          </table:table-cell>
          <table:table-cell table:style-name="ce15" office:value-type="float" office:value="39971" calcext:value-type="float">
            <text:p>39971</text:p>
          </table:table-cell>
          <table:table-cell table:style-name="ce15" table:formula="of:=[.C51]-[.C50]" office:value-type="float" office:value="394" calcext:value-type="float">
            <text:p>394</text:p>
          </table:table-cell>
          <table:table-cell table:style-name="ce18" office:value-type="float" office:value="12.956" calcext:value-type="float">
            <text:p>12.956</text:p>
          </table:table-cell>
          <table:table-cell table:style-name="ce22" office:value-type="float" office:value="21.77" calcext:value-type="float">
            <text:p>21.77</text:p>
          </table:table-cell>
          <table:table-cell table:style-name="ce18" table:formula="of:=[.D51]/[.E51]" office:value-type="float" office:value="30.4106205619018" calcext:value-type="float">
            <text:p>30.411</text:p>
          </table:table-cell>
          <table:table-cell table:style-name="ce18" table:formula="of:=[.D51]/[.F51]" office:value-type="float" office:value="18.098300413413" calcext:value-type="float">
            <text:p>18.098</text:p>
          </table:table-cell>
          <table:table-cell table:style-name="ce18" table:formula="of:=[.D51]/[.B51]" office:value-type="float" office:value="16.4166666666667" calcext:value-type="float">
            <text:p>16.41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6.48" calcext:value-type="float">
            <text:p>56.4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02" calcext:value-type="date">
            <text:p>03/02/13</text:p>
          </table:table-cell>
          <table:table-cell table:style-name="ce11" table:formula="of:=[.A52]-[.A51]" office:value-type="float" office:value="13" calcext:value-type="float">
            <text:p>13</text:p>
          </table:table-cell>
          <table:table-cell table:style-name="ce15" office:value-type="float" office:value="40385" calcext:value-type="float">
            <text:p>40385</text:p>
          </table:table-cell>
          <table:table-cell table:style-name="ce15" table:formula="of:=[.C52]-[.C51]" office:value-type="float" office:value="414" calcext:value-type="float">
            <text:p>414</text:p>
          </table:table-cell>
          <table:table-cell table:style-name="ce18" office:value-type="float" office:value="12.223" calcext:value-type="float">
            <text:p>12.223</text:p>
          </table:table-cell>
          <table:table-cell table:style-name="ce22" office:value-type="float" office:value="15.65" calcext:value-type="float">
            <text:p>15.65</text:p>
          </table:table-cell>
          <table:table-cell table:style-name="ce18" table:formula="of:=[.D52]/[.E52]" office:value-type="float" office:value="33.870571872699" calcext:value-type="float">
            <text:p>33.871</text:p>
          </table:table-cell>
          <table:table-cell table:style-name="ce18" table:formula="of:=[.D52]/[.F52]" office:value-type="float" office:value="26.4536741214058" calcext:value-type="float">
            <text:p>26.454</text:p>
          </table:table-cell>
          <table:table-cell table:style-name="ce18" table:formula="of:=[.D52]/[.B52]" office:value-type="float" office:value="31.8461538461538" calcext:value-type="float">
            <text:p>31.846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3.28" calcext:value-type="float">
            <text:p>5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15" calcext:value-type="date">
            <text:p>03/15/13</text:p>
          </table:table-cell>
          <table:table-cell table:style-name="ce11" table:formula="of:=[.A53]-[.A52]" office:value-type="float" office:value="13" calcext:value-type="float">
            <text:p>13</text:p>
          </table:table-cell>
          <table:table-cell table:style-name="ce15" office:value-type="float" office:value="40859" calcext:value-type="float">
            <text:p>40859</text:p>
          </table:table-cell>
          <table:table-cell table:style-name="ce15" table:formula="of:=[.C53]-[.C52]" office:value-type="float" office:value="474" calcext:value-type="float">
            <text:p>474</text:p>
          </table:table-cell>
          <table:table-cell table:style-name="ce18" office:value-type="float" office:value="12.352" calcext:value-type="float">
            <text:p>12.352</text:p>
          </table:table-cell>
          <table:table-cell table:style-name="ce22" office:value-type="float" office:value="20.12" calcext:value-type="float">
            <text:p>20.12</text:p>
          </table:table-cell>
          <table:table-cell table:style-name="ce18" table:formula="of:=[.D53]/[.E53]" office:value-type="float" office:value="38.3743523316062" calcext:value-type="float">
            <text:p>38.374</text:p>
          </table:table-cell>
          <table:table-cell table:style-name="ce18" table:formula="of:=[.D53]/[.F53]" office:value-type="float" office:value="23.558648111332" calcext:value-type="float">
            <text:p>23.559</text:p>
          </table:table-cell>
          <table:table-cell table:style-name="ce18" table:formula="of:=[.D53]/[.B53]" office:value-type="float" office:value="36.4615384615385" calcext:value-type="float">
            <text:p>36.462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3.84" calcext:value-type="float">
            <text:p>53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3-27" calcext:value-type="date">
            <text:p>03/27/13</text:p>
          </table:table-cell>
          <table:table-cell table:style-name="ce11" table:formula="of:=[.A54]-[.A53]" office:value-type="float" office:value="12" calcext:value-type="float">
            <text:p>12</text:p>
          </table:table-cell>
          <table:table-cell table:style-name="ce15" office:value-type="float" office:value="41294" calcext:value-type="float">
            <text:p>41294</text:p>
          </table:table-cell>
          <table:table-cell table:style-name="ce15" table:formula="of:=[.C54]-[.C53]" office:value-type="float" office:value="435" calcext:value-type="float">
            <text:p>435</text:p>
          </table:table-cell>
          <table:table-cell table:style-name="ce18" office:value-type="float" office:value="13.811" calcext:value-type="float">
            <text:p>13.811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54]/[.E54]" office:value-type="float" office:value="31.4966331185287" calcext:value-type="float">
            <text:p>31.497</text:p>
          </table:table-cell>
          <table:table-cell table:style-name="ce18" table:formula="of:=[.D54]/[.F54]" office:value-type="float" office:value="27.7600510529675" calcext:value-type="float">
            <text:p>27.760</text:p>
          </table:table-cell>
          <table:table-cell table:style-name="ce18" table:formula="of:=[.D54]/[.B54]" office:value-type="float" office:value="36.25" calcext:value-type="float">
            <text:p>36.250</text:p>
          </table:table-cell>
          <table:table-cell table:style-name="ce22" office:value-type="float" office:value="4.34" calcext:value-type="float">
            <text:p>4.34</text:p>
          </table:table-cell>
          <table:table-cell table:style-name="ce22" office:value-type="float" office:value="59.93" calcext:value-type="float">
            <text:p>59.9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4-10" calcext:value-type="date">
            <text:p>04/10/13</text:p>
          </table:table-cell>
          <table:table-cell table:style-name="ce11" table:formula="of:=[.A55]-[.A54]" office:value-type="float" office:value="14" calcext:value-type="float">
            <text:p>14</text:p>
          </table:table-cell>
          <table:table-cell table:style-name="ce15" office:value-type="float" office:value="41764" calcext:value-type="float">
            <text:p>41764</text:p>
          </table:table-cell>
          <table:table-cell table:style-name="ce15" table:formula="of:=[.C55]-[.C54]" office:value-type="float" office:value="470" calcext:value-type="float">
            <text:p>470</text:p>
          </table:table-cell>
          <table:table-cell table:style-name="ce18" office:value-type="float" office:value="13.405" calcext:value-type="float">
            <text:p>13.405</text:p>
          </table:table-cell>
          <table:table-cell table:style-name="ce22" office:value-type="float" office:value="19.53" calcext:value-type="float">
            <text:p>19.53</text:p>
          </table:table-cell>
          <table:table-cell table:style-name="ce18" table:formula="of:=[.D55]/[.E55]" office:value-type="float" office:value="35.0615441999254" calcext:value-type="float">
            <text:p>35.062</text:p>
          </table:table-cell>
          <table:table-cell table:style-name="ce18" table:formula="of:=[.D55]/[.F55]" office:value-type="float" office:value="24.0655401945725" calcext:value-type="float">
            <text:p>24.066</text:p>
          </table:table-cell>
          <table:table-cell table:style-name="ce18" table:formula="of:=[.D55]/[.B55]" office:value-type="float" office:value="33.5714285714286" calcext:value-type="float">
            <text:p>33.57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6.29" calcext:value-type="float">
            <text:p>56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4-26" calcext:value-type="date">
            <text:p>04/26/13</text:p>
          </table:table-cell>
          <table:table-cell table:style-name="ce11" table:formula="of:=[.A56]-[.A55]" office:value-type="float" office:value="16" calcext:value-type="float">
            <text:p>16</text:p>
          </table:table-cell>
          <table:table-cell table:style-name="ce15" office:value-type="float" office:value="42275" calcext:value-type="float">
            <text:p>42275</text:p>
          </table:table-cell>
          <table:table-cell table:style-name="ce15" table:formula="of:=[.C56]-[.C55]" office:value-type="float" office:value="511" calcext:value-type="float">
            <text:p>511</text:p>
          </table:table-cell>
          <table:table-cell table:style-name="ce18" office:value-type="float" office:value="13.382" calcext:value-type="float">
            <text:p>13.382</text:p>
          </table:table-cell>
          <table:table-cell table:style-name="ce22" office:value-type="float" office:value="18.7" calcext:value-type="float">
            <text:p>18.70</text:p>
          </table:table-cell>
          <table:table-cell table:style-name="ce18" table:formula="of:=[.D56]/[.E56]" office:value-type="float" office:value="38.1856224779555" calcext:value-type="float">
            <text:p>38.186</text:p>
          </table:table-cell>
          <table:table-cell table:style-name="ce18" table:formula="of:=[.D56]/[.F56]" office:value-type="float" office:value="27.3262032085562" calcext:value-type="float">
            <text:p>27.326</text:p>
          </table:table-cell>
          <table:table-cell table:style-name="ce18" table:formula="of:=[.D56]/[.B56]" office:value-type="float" office:value="31.9375" calcext:value-type="float">
            <text:p>31.938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6.19" calcext:value-type="float">
            <text:p>56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5-11" calcext:value-type="date">
            <text:p>05/11/13</text:p>
          </table:table-cell>
          <table:table-cell table:style-name="ce11" table:formula="of:=[.A57]-[.A56]" office:value-type="float" office:value="15" calcext:value-type="float">
            <text:p>15</text:p>
          </table:table-cell>
          <table:table-cell table:style-name="ce15" office:value-type="float" office:value="42723" calcext:value-type="float">
            <text:p>42723</text:p>
          </table:table-cell>
          <table:table-cell table:style-name="ce15" table:formula="of:=[.C57]-[.C56]" office:value-type="float" office:value="448" calcext:value-type="float">
            <text:p>448</text:p>
          </table:table-cell>
          <table:table-cell table:style-name="ce18" office:value-type="float" office:value="12.367" calcext:value-type="float">
            <text:p>12.367</text:p>
          </table:table-cell>
          <table:table-cell table:style-name="ce22" office:value-type="float" office:value="19.27" calcext:value-type="float">
            <text:p>19.27</text:p>
          </table:table-cell>
          <table:table-cell table:style-name="ce18" table:formula="of:=[.D57]/[.E57]" office:value-type="float" office:value="36.2254386674214" calcext:value-type="float">
            <text:p>36.225</text:p>
          </table:table-cell>
          <table:table-cell table:style-name="ce18" table:formula="of:=[.D57]/[.F57]" office:value-type="float" office:value="23.248572911261" calcext:value-type="float">
            <text:p>23.249</text:p>
          </table:table-cell>
          <table:table-cell table:style-name="ce18" table:formula="of:=[.D57]/[.B57]" office:value-type="float" office:value="29.8666666666667" calcext:value-type="float">
            <text:p>29.8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1.93" calcext:value-type="float">
            <text:p>51.9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5-23" calcext:value-type="date">
            <text:p>05/23/13</text:p>
          </table:table-cell>
          <table:table-cell table:style-name="ce11" table:formula="of:=[.A58]-[.A57]" office:value-type="float" office:value="12" calcext:value-type="float">
            <text:p>12</text:p>
          </table:table-cell>
          <table:table-cell table:style-name="ce15" office:value-type="float" office:value="43229" calcext:value-type="float">
            <text:p>43229</text:p>
          </table:table-cell>
          <table:table-cell table:style-name="ce15" table:formula="of:=[.C58]-[.C57]" office:value-type="float" office:value="506" calcext:value-type="float">
            <text:p>506</text:p>
          </table:table-cell>
          <table:table-cell table:style-name="ce18" office:value-type="float" office:value="13.029" calcext:value-type="float">
            <text:p>13.029</text:p>
          </table:table-cell>
          <table:table-cell table:style-name="ce22" office:value-type="float" office:value="17.78" calcext:value-type="float">
            <text:p>17.78</text:p>
          </table:table-cell>
          <table:table-cell table:style-name="ce18" table:formula="of:=[.D58]/[.E58]" office:value-type="float" office:value="38.8364417837133" calcext:value-type="float">
            <text:p>38.836</text:p>
          </table:table-cell>
          <table:table-cell table:style-name="ce18" table:formula="of:=[.D58]/[.F58]" office:value-type="float" office:value="28.458942632171" calcext:value-type="float">
            <text:p>28.459</text:p>
          </table:table-cell>
          <table:table-cell table:style-name="ce18" table:formula="of:=[.D58]/[.B58]" office:value-type="float" office:value="42.1666666666667" calcext:value-type="float">
            <text:p>42.1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4.71" calcext:value-type="float">
            <text:p>54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6-07" calcext:value-type="date">
            <text:p>06/07/13</text:p>
          </table:table-cell>
          <table:table-cell table:style-name="ce11" table:formula="of:=[.A59]-[.A58]" office:value-type="float" office:value="15" calcext:value-type="float">
            <text:p>15</text:p>
          </table:table-cell>
          <table:table-cell table:style-name="ce15" office:value-type="float" office:value="43680" calcext:value-type="float">
            <text:p>43680</text:p>
          </table:table-cell>
          <table:table-cell table:style-name="ce15" table:formula="of:=[.C59]-[.C58]" office:value-type="float" office:value="451" calcext:value-type="float">
            <text:p>451</text:p>
          </table:table-cell>
          <table:table-cell table:style-name="ce18" office:value-type="float" office:value="13.128" calcext:value-type="float">
            <text:p>13.128</text:p>
          </table:table-cell>
          <table:table-cell table:style-name="ce22" office:value-type="float" office:value="12.28" calcext:value-type="float">
            <text:p>12.28</text:p>
          </table:table-cell>
          <table:table-cell table:style-name="ce18" table:formula="of:=[.D59]/[.E59]" office:value-type="float" office:value="34.3540524070689" calcext:value-type="float">
            <text:p>34.354</text:p>
          </table:table-cell>
          <table:table-cell table:style-name="ce18" table:formula="of:=[.D59]/[.F59]" office:value-type="float" office:value="36.7263843648209" calcext:value-type="float">
            <text:p>36.726</text:p>
          </table:table-cell>
          <table:table-cell table:style-name="ce18" table:formula="of:=[.D59]/[.B59]" office:value-type="float" office:value="30.0666666666667" calcext:value-type="float">
            <text:p>30.0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12" calcext:value-type="float">
            <text:p>55.1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6-16" calcext:value-type="date">
            <text:p>06/16/13</text:p>
          </table:table-cell>
          <table:table-cell table:style-name="ce11" table:formula="of:=[.A60]-[.A59]" office:value-type="float" office:value="9" calcext:value-type="float">
            <text:p>9</text:p>
          </table:table-cell>
          <table:table-cell table:style-name="ce15" office:value-type="float" office:value="44174" calcext:value-type="float">
            <text:p>44174</text:p>
          </table:table-cell>
          <table:table-cell table:style-name="ce15" table:formula="of:=[.C60]-[.C59]" office:value-type="float" office:value="494" calcext:value-type="float">
            <text:p>494</text:p>
          </table:table-cell>
          <table:table-cell table:style-name="ce18" office:value-type="float" office:value="13.536" calcext:value-type="float">
            <text:p>13.536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60]/[.E60]" office:value-type="float" office:value="36.4952718676123" calcext:value-type="float">
            <text:p>36.495</text:p>
          </table:table-cell>
          <table:table-cell table:style-name="ce18" table:formula="of:=[.D60]/[.F60]" office:value-type="float" office:value="29.1101944608132" calcext:value-type="float">
            <text:p>29.110</text:p>
          </table:table-cell>
          <table:table-cell table:style-name="ce18" table:formula="of:=[.D60]/[.B60]" office:value-type="float" office:value="54.8888888888889" calcext:value-type="float">
            <text:p>54.889</text:p>
          </table:table-cell>
          <table:table-cell table:style-name="ce22" office:value-type="float" office:value="4" calcext:value-type="float">
            <text:p>4.00</text:p>
          </table:table-cell>
          <table:table-cell table:style-name="ce22" office:value-type="float" office:value="54.13" calcext:value-type="float">
            <text:p>54.1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05" calcext:value-type="date">
            <text:p>07/05/13</text:p>
          </table:table-cell>
          <table:table-cell table:style-name="ce11" table:formula="of:=[.A61]-[.A60]" office:value-type="float" office:value="19" calcext:value-type="float">
            <text:p>19</text:p>
          </table:table-cell>
          <table:table-cell table:style-name="ce15" office:value-type="float" office:value="44650" calcext:value-type="float">
            <text:p>44650</text:p>
          </table:table-cell>
          <table:table-cell table:style-name="ce15" table:formula="of:=[.C61]-[.C60]" office:value-type="float" office:value="476" calcext:value-type="float">
            <text:p>476</text:p>
          </table:table-cell>
          <table:table-cell table:style-name="ce18" office:value-type="float" office:value="13.663" calcext:value-type="float">
            <text:p>13.663</text:p>
          </table:table-cell>
          <table:table-cell table:style-name="ce22" office:value-type="float" office:value="18.18" calcext:value-type="float">
            <text:p>18.18</text:p>
          </table:table-cell>
          <table:table-cell table:style-name="ce18" table:formula="of:=[.D61]/[.E61]" office:value-type="float" office:value="34.8386152382346" calcext:value-type="float">
            <text:p>34.839</text:p>
          </table:table-cell>
          <table:table-cell table:style-name="ce18" table:formula="of:=[.D61]/[.F61]" office:value-type="float" office:value="26.1826182618262" calcext:value-type="float">
            <text:p>26.183</text:p>
          </table:table-cell>
          <table:table-cell table:style-name="ce18" table:formula="of:=[.D61]/[.B61]" office:value-type="float" office:value="25.0526315789474" calcext:value-type="float">
            <text:p>25.053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7.37" calcext:value-type="float">
            <text:p>57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17" calcext:value-type="date">
            <text:p>07/17/13</text:p>
          </table:table-cell>
          <table:table-cell table:style-name="ce11" table:formula="of:=[.A62]-[.A61]" office:value-type="float" office:value="12" calcext:value-type="float">
            <text:p>12</text:p>
          </table:table-cell>
          <table:table-cell table:style-name="ce15" office:value-type="float" office:value="45176" calcext:value-type="float">
            <text:p>45176</text:p>
          </table:table-cell>
          <table:table-cell table:style-name="ce15" table:formula="of:=[.C62]-[.C61]" office:value-type="float" office:value="526" calcext:value-type="float">
            <text:p>526</text:p>
          </table:table-cell>
          <table:table-cell table:style-name="ce18" office:value-type="float" office:value="14.363" calcext:value-type="float">
            <text:p>14.363</text:p>
          </table:table-cell>
          <table:table-cell table:style-name="ce22" office:value-type="float" office:value="17.3" calcext:value-type="float">
            <text:p>17.30</text:p>
          </table:table-cell>
          <table:table-cell table:style-name="ce18" table:formula="of:=[.D62]/[.E62]" office:value-type="float" office:value="36.6218756527188" calcext:value-type="float">
            <text:p>36.622</text:p>
          </table:table-cell>
          <table:table-cell table:style-name="ce18" table:formula="of:=[.D62]/[.F62]" office:value-type="float" office:value="30.4046242774566" calcext:value-type="float">
            <text:p>30.405</text:p>
          </table:table-cell>
          <table:table-cell table:style-name="ce18" table:formula="of:=[.D62]/[.B62]" office:value-type="float" office:value="43.8333333333333" calcext:value-type="float">
            <text:p>43.833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62.61" calcext:value-type="float">
            <text:p>62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7-26" calcext:value-type="date">
            <text:p>07/26/13</text:p>
          </table:table-cell>
          <table:table-cell table:style-name="ce11" table:formula="of:=[.A63]-[.A62]" office:value-type="float" office:value="9" calcext:value-type="float">
            <text:p>9</text:p>
          </table:table-cell>
          <table:table-cell table:style-name="ce15" office:value-type="float" office:value="45672" calcext:value-type="float">
            <text:p>45672</text:p>
          </table:table-cell>
          <table:table-cell table:style-name="ce15" table:formula="of:=[.C63]-[.C62]" office:value-type="float" office:value="496" calcext:value-type="float">
            <text:p>496</text:p>
          </table:table-cell>
          <table:table-cell table:style-name="ce18" office:value-type="float" office:value="12.811" calcext:value-type="float">
            <text:p>12.811</text:p>
          </table:table-cell>
          <table:table-cell table:style-name="ce22" office:value-type="float" office:value="14.37" calcext:value-type="float">
            <text:p>14.37</text:p>
          </table:table-cell>
          <table:table-cell table:style-name="ce18" table:formula="of:=[.D63]/[.E63]" office:value-type="float" office:value="38.7167278120365" calcext:value-type="float">
            <text:p>38.717</text:p>
          </table:table-cell>
          <table:table-cell table:style-name="ce18" table:formula="of:=[.D63]/[.F63]" office:value-type="float" office:value="34.5163535142658" calcext:value-type="float">
            <text:p>34.516</text:p>
          </table:table-cell>
          <table:table-cell table:style-name="ce18" table:formula="of:=[.D63]/[.B63]" office:value-type="float" office:value="55.1111111111111" calcext:value-type="float">
            <text:p>55.111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3.79" calcext:value-type="float">
            <text:p>53.79</text:p>
          </table:table-cell>
          <table:table-cell table:number-columns-repeated="53"/>
        </table:table-row>
        <table:table-row table:style-name="ro3">
          <table:table-cell table:style-name="ce7" table:formula="of:=([.A63]+[.A65])/2" office:value-type="date" office:date-value="2013-08-07" calcext:value-type="date">
            <text:p>08/07/13</text:p>
          </table:table-cell>
          <table:table-cell table:style-name="ce11" table:formula="of:=[.A64]-[.A63]" office:value-type="float" office:value="12" calcext:value-type="float">
            <text:p>12</text:p>
          </table:table-cell>
          <table:table-cell table:style-name="ce15" office:value-type="float" office:value="46197" calcext:value-type="float">
            <text:p>46197</text:p>
          </table:table-cell>
          <table:table-cell table:style-name="ce15" table:formula="of:=[.C64]-[.C63]" office:value-type="float" office:value="525" calcext:value-type="float">
            <text:p>525</text:p>
          </table:table-cell>
          <table:table-cell table:style-name="ce18" office:value-type="float" office:value="13.168" calcext:value-type="float">
            <text:p>13.168</text:p>
          </table:table-cell>
          <table:table-cell table:style-name="ce22" office:value-type="float" office:value="16.32" calcext:value-type="float">
            <text:p>16.32</text:p>
          </table:table-cell>
          <table:table-cell table:style-name="ce18" table:formula="of:=[.D64]/[.E64]" office:value-type="float" office:value="39.8693803159174" calcext:value-type="float">
            <text:p>39.869</text:p>
          </table:table-cell>
          <table:table-cell table:style-name="ce18" table:formula="of:=[.D64]/[.F64]" office:value-type="float" office:value="32.1691176470588" calcext:value-type="float">
            <text:p>32.169</text:p>
          </table:table-cell>
          <table:table-cell table:style-name="ce18" table:formula="of:=[.D64]/[.B64]" office:value-type="float" office:value="43.75" calcext:value-type="float">
            <text:p>43.750</text:p>
          </table:table-cell>
          <table:table-cell table:style-name="ce22" table:formula="of:=([.J63]+[.J65])/2" office:value-type="float" office:value="4.15" calcext:value-type="float">
            <text:p>4.15</text:p>
          </table:table-cell>
          <table:table-cell table:style-name="ce22" table:formula="of:=[.J64]*[.E64]" office:value-type="float" office:value="54.6472" calcext:value-type="float">
            <text:p>54.6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8-19" calcext:value-type="date">
            <text:p>08/19/13</text:p>
          </table:table-cell>
          <table:table-cell table:style-name="ce11" table:formula="of:=[.A65]-[.A64]" office:value-type="float" office:value="12" calcext:value-type="float">
            <text:p>12</text:p>
          </table:table-cell>
          <table:table-cell table:style-name="ce15" office:value-type="float" office:value="46712" calcext:value-type="float">
            <text:p>46712</text:p>
          </table:table-cell>
          <table:table-cell table:style-name="ce15" table:formula="of:=[.C65]-[.C64]" office:value-type="float" office:value="515" calcext:value-type="float">
            <text:p>515</text:p>
          </table:table-cell>
          <table:table-cell table:style-name="ce18" office:value-type="float" office:value="13.622" calcext:value-type="float">
            <text:p>13.622</text:p>
          </table:table-cell>
          <table:table-cell table:style-name="ce22" office:value-type="float" office:value="12.82" calcext:value-type="float">
            <text:p>12.82</text:p>
          </table:table-cell>
          <table:table-cell table:style-name="ce18" table:formula="of:=[.D65]/[.E65]" office:value-type="float" office:value="37.8064895022757" calcext:value-type="float">
            <text:p>37.806</text:p>
          </table:table-cell>
          <table:table-cell table:style-name="ce18" table:formula="of:=[.D65]/[.F65]" office:value-type="float" office:value="40.1716068642746" calcext:value-type="float">
            <text:p>40.172</text:p>
          </table:table-cell>
          <table:table-cell table:style-name="ce18" table:formula="of:=[.D65]/[.B65]" office:value-type="float" office:value="42.9166666666667" calcext:value-type="float">
            <text:p>42.917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5.84" calcext:value-type="float">
            <text:p>55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03" calcext:value-type="date">
            <text:p>09/03/13</text:p>
          </table:table-cell>
          <table:table-cell table:style-name="ce11" table:formula="of:=[.A66]-[.A65]" office:value-type="float" office:value="15" calcext:value-type="float">
            <text:p>15</text:p>
          </table:table-cell>
          <table:table-cell table:style-name="ce15" office:value-type="float" office:value="47254" calcext:value-type="float">
            <text:p>47254</text:p>
          </table:table-cell>
          <table:table-cell table:style-name="ce15" table:formula="of:=[.C66]-[.C65]" office:value-type="float" office:value="542" calcext:value-type="float">
            <text:p>542</text:p>
          </table:table-cell>
          <table:table-cell table:style-name="ce18" office:value-type="float" office:value="13.325" calcext:value-type="float">
            <text:p>13.325</text:p>
          </table:table-cell>
          <table:table-cell table:style-name="ce22" office:value-type="float" office:value="19.15" calcext:value-type="float">
            <text:p>19.15</text:p>
          </table:table-cell>
          <table:table-cell table:style-name="ce18" table:formula="of:=[.D66]/[.E66]" office:value-type="float" office:value="40.6754221388368" calcext:value-type="float">
            <text:p>40.675</text:p>
          </table:table-cell>
          <table:table-cell table:style-name="ce18" table:formula="of:=[.D66]/[.F66]" office:value-type="float" office:value="28.3028720626632" calcext:value-type="float">
            <text:p>28.303</text:p>
          </table:table-cell>
          <table:table-cell table:style-name="ce18" table:formula="of:=[.D66]/[.B66]" office:value-type="float" office:value="36.1333333333333" calcext:value-type="float">
            <text:p>36.133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95" calcext:value-type="float">
            <text:p>55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12" calcext:value-type="date">
            <text:p>09/12/13</text:p>
          </table:table-cell>
          <table:table-cell table:style-name="ce11" table:formula="of:=[.A67]-[.A66]" office:value-type="float" office:value="9" calcext:value-type="float">
            <text:p>9</text:p>
          </table:table-cell>
          <table:table-cell table:style-name="ce15" office:value-type="float" office:value="47809" calcext:value-type="float">
            <text:p>47809</text:p>
          </table:table-cell>
          <table:table-cell table:style-name="ce15" table:formula="of:=[.C67]-[.C66]" office:value-type="float" office:value="555" calcext:value-type="float">
            <text:p>555</text:p>
          </table:table-cell>
          <table:table-cell table:style-name="ce18" office:value-type="float" office:value="13.954" calcext:value-type="float">
            <text:p>13.954</text:p>
          </table:table-cell>
          <table:table-cell table:style-name="ce22" office:value-type="float" office:value="20.83" calcext:value-type="float">
            <text:p>20.83</text:p>
          </table:table-cell>
          <table:table-cell table:style-name="ce18" table:formula="of:=[.D67]/[.E67]" office:value-type="float" office:value="39.7735416368066" calcext:value-type="float">
            <text:p>39.774</text:p>
          </table:table-cell>
          <table:table-cell table:style-name="ce18" table:formula="of:=[.D67]/[.F67]" office:value-type="float" office:value="26.6442630820931" calcext:value-type="float">
            <text:p>26.644</text:p>
          </table:table-cell>
          <table:table-cell table:style-name="ce18" table:formula="of:=[.D67]/[.B67]" office:value-type="float" office:value="61.6666666666667" calcext:value-type="float">
            <text:p>61.667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8.59" calcext:value-type="float">
            <text:p>58.5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21" calcext:value-type="date">
            <text:p>09/21/13</text:p>
          </table:table-cell>
          <table:table-cell table:style-name="ce11" table:formula="of:=[.A68]-[.A67]" office:value-type="float" office:value="9" calcext:value-type="float">
            <text:p>9</text:p>
          </table:table-cell>
          <table:table-cell table:style-name="ce15" office:value-type="float" office:value="48348" calcext:value-type="float">
            <text:p>48348</text:p>
          </table:table-cell>
          <table:table-cell table:style-name="ce15" table:formula="of:=[.C68]-[.C67]" office:value-type="float" office:value="539" calcext:value-type="float">
            <text:p>539</text:p>
          </table:table-cell>
          <table:table-cell table:style-name="ce18" office:value-type="float" office:value="13.326" calcext:value-type="float">
            <text:p>13.326</text:p>
          </table:table-cell>
          <table:table-cell table:style-name="ce22" office:value-type="float" office:value="18.15" calcext:value-type="float">
            <text:p>18.15</text:p>
          </table:table-cell>
          <table:table-cell table:style-name="ce18" table:formula="of:=[.D68]/[.E68]" office:value-type="float" office:value="40.4472459852919" calcext:value-type="float">
            <text:p>40.447</text:p>
          </table:table-cell>
          <table:table-cell table:style-name="ce18" table:formula="of:=[.D68]/[.F68]" office:value-type="float" office:value="29.6969696969697" calcext:value-type="float">
            <text:p>29.697</text:p>
          </table:table-cell>
          <table:table-cell table:style-name="ce18" table:formula="of:=[.D68]/[.B68]" office:value-type="float" office:value="59.8888888888889" calcext:value-type="float">
            <text:p>59.889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96" calcext:value-type="float">
            <text:p>55.9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09-28" calcext:value-type="date">
            <text:p>09/28/13</text:p>
          </table:table-cell>
          <table:table-cell table:style-name="ce11" table:formula="of:=[.A69]-[.A68]" office:value-type="float" office:value="7" calcext:value-type="float">
            <text:p>7</text:p>
          </table:table-cell>
          <table:table-cell table:style-name="ce15" office:value-type="float" office:value="48833" calcext:value-type="float">
            <text:p>48833</text:p>
          </table:table-cell>
          <table:table-cell table:style-name="ce15" table:formula="of:=[.C69]-[.C68]" office:value-type="float" office:value="485" calcext:value-type="float">
            <text:p>485</text:p>
          </table:table-cell>
          <table:table-cell table:style-name="ce18" office:value-type="float" office:value="11.735" calcext:value-type="float">
            <text:p>11.735</text:p>
          </table:table-cell>
          <table:table-cell table:style-name="ce22" office:value-type="float" office:value="15.03" calcext:value-type="float">
            <text:p>15.03</text:p>
          </table:table-cell>
          <table:table-cell table:style-name="ce18" table:formula="of:=[.D69]/[.E69]" office:value-type="float" office:value="41.3293566254793" calcext:value-type="float">
            <text:p>41.329</text:p>
          </table:table-cell>
          <table:table-cell table:style-name="ce18" table:formula="of:=[.D69]/[.F69]" office:value-type="float" office:value="32.2687957418496" calcext:value-type="float">
            <text:p>32.269</text:p>
          </table:table-cell>
          <table:table-cell table:style-name="ce18" table:formula="of:=[.D69]/[.B69]" office:value-type="float" office:value="69.2857142857143" calcext:value-type="float">
            <text:p>69.286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49.28" calcext:value-type="float">
            <text:p>49.28</text:p>
          </table:table-cell>
          <table:table-cell table:number-columns-repeated="53"/>
        </table:table-row>
        <table:table-row table:style-name="ro3">
          <table:table-cell table:style-name="ce8" office:value-type="date" office:date-value="2013-10-23" calcext:value-type="date">
            <text:p>10/23/13</text:p>
          </table:table-cell>
          <table:table-cell table:style-name="ce12" office:value-type="float" office:value="13" calcext:value-type="float">
            <text:p>13</text:p>
          </table:table-cell>
          <table:table-cell table:style-name="ce16" office:value-type="float" office:value="50465" calcext:value-type="float">
            <text:p>50465</text:p>
          </table:table-cell>
          <table:table-cell table:style-name="ce16" office:value-type="float" office:value="708" calcext:value-type="float">
            <text:p>708</text:p>
          </table:table-cell>
          <table:table-cell table:style-name="ce19" office:value-type="float" office:value="17.729" calcext:value-type="float">
            <text:p>17.729</text:p>
          </table:table-cell>
          <table:table-cell table:style-name="ce23" office:value-type="float" office:value="22.88" calcext:value-type="float">
            <text:p>22.88</text:p>
          </table:table-cell>
          <table:table-cell table:style-name="ce19" office:value-type="float" office:value="39.9345704777483" calcext:value-type="float">
            <text:p>39.935</text:p>
          </table:table-cell>
          <table:table-cell table:style-name="ce19" office:value-type="float" office:value="30.9440559440559" calcext:value-type="float">
            <text:p>30.944</text:p>
          </table:table-cell>
          <table:table-cell table:style-name="ce19" office:value-type="float" office:value="54.4615384615385" calcext:value-type="float">
            <text:p>54.462</text:p>
          </table:table-cell>
          <table:table-cell table:style-name="ce23" office:value-type="float" office:value="4.24276608945795" calcext:value-type="float">
            <text:p>4.24</text:p>
          </table:table-cell>
          <table:table-cell table:style-name="ce23" office:value-type="float" office:value="75.22" calcext:value-type="float">
            <text:p>75.22</text:p>
          </table:table-cell>
          <table:table-cell table:style-name="ce29" table:number-columns-repeated="53"/>
        </table:table-row>
        <table:table-row table:style-name="ro3">
          <table:table-cell table:style-name="ce7" office:value-type="date" office:date-value="2013-11-02" calcext:value-type="date">
            <text:p>11/02/13</text:p>
          </table:table-cell>
          <table:table-cell table:style-name="ce11" table:formula="of:=[.A71]-[.A70]" office:value-type="float" office:value="10" calcext:value-type="float">
            <text:p>10</text:p>
          </table:table-cell>
          <table:table-cell table:style-name="ce15" office:value-type="float" office:value="51022" calcext:value-type="float">
            <text:p>51022</text:p>
          </table:table-cell>
          <table:table-cell table:style-name="ce15" table:formula="of:=[.C71]-[.C70]" office:value-type="float" office:value="557" calcext:value-type="float">
            <text:p>557</text:p>
          </table:table-cell>
          <table:table-cell table:style-name="ce18" office:value-type="float" office:value="12.975" calcext:value-type="float">
            <text:p>12.975</text:p>
          </table:table-cell>
          <table:table-cell table:style-name="ce22" office:value-type="float" office:value="18.18" calcext:value-type="float">
            <text:p>18.18</text:p>
          </table:table-cell>
          <table:table-cell table:style-name="ce18" table:formula="of:=[.D71]/[.E71]" office:value-type="float" office:value="42.9287090558767" calcext:value-type="float">
            <text:p>42.929</text:p>
          </table:table-cell>
          <table:table-cell table:style-name="ce18" table:formula="of:=[.D71]/[.F71]" office:value-type="float" office:value="30.6380638063806" calcext:value-type="float">
            <text:p>30.638</text:p>
          </table:table-cell>
          <table:table-cell table:style-name="ce18" table:formula="of:=[.D71]/[.B71]" office:value-type="float" office:value="55.7" calcext:value-type="float">
            <text:p>55.700</text:p>
          </table:table-cell>
          <table:table-cell table:style-name="ce22" office:value-type="float" office:value="4.03" calcext:value-type="float">
            <text:p>4.03</text:p>
          </table:table-cell>
          <table:table-cell table:style-name="ce22" table:formula="of:=[.J71]*[.E71]" office:value-type="float" office:value="52.28925" calcext:value-type="float">
            <text:p>52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10" calcext:value-type="date">
            <text:p>11/10/13</text:p>
          </table:table-cell>
          <table:table-cell table:style-name="ce11" table:formula="of:=[.A72]-[.A71]" office:value-type="float" office:value="8" calcext:value-type="float">
            <text:p>8</text:p>
          </table:table-cell>
          <table:table-cell table:style-name="ce15" office:value-type="float" office:value="51486" calcext:value-type="float">
            <text:p>51486</text:p>
          </table:table-cell>
          <table:table-cell table:style-name="ce15" table:formula="of:=[.C72]-[.C71]" office:value-type="float" office:value="464" calcext:value-type="float">
            <text:p>464</text:p>
          </table:table-cell>
          <table:table-cell table:style-name="ce18" office:value-type="float" office:value="12.41" calcext:value-type="float">
            <text:p>12.410</text:p>
          </table:table-cell>
          <table:table-cell table:style-name="ce22" office:value-type="float" office:value="14.57" calcext:value-type="float">
            <text:p>14.57</text:p>
          </table:table-cell>
          <table:table-cell table:style-name="ce18" table:formula="of:=[.D72]/[.E72]" office:value-type="float" office:value="37.389202256245" calcext:value-type="float">
            <text:p>37.389</text:p>
          </table:table-cell>
          <table:table-cell table:style-name="ce18" table:formula="of:=[.D72]/[.F72]" office:value-type="float" office:value="31.8462594371997" calcext:value-type="float">
            <text:p>31.846</text:p>
          </table:table-cell>
          <table:table-cell table:style-name="ce18" table:formula="of:=[.D72]/[.B72]" office:value-type="float" office:value="58" calcext:value-type="float">
            <text:p>58.00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table:formula="of:=[.J72]*[.E72]" office:value-type="float" office:value="50.881" calcext:value-type="float">
            <text:p>50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18" calcext:value-type="date">
            <text:p>11/18/13</text:p>
          </table:table-cell>
          <table:table-cell table:style-name="ce11" table:formula="of:=[.A73]-[.A72]" office:value-type="float" office:value="8" calcext:value-type="float">
            <text:p>8</text:p>
          </table:table-cell>
          <table:table-cell table:style-name="ce15" office:value-type="float" office:value="51980" calcext:value-type="float">
            <text:p>51980</text:p>
          </table:table-cell>
          <table:table-cell table:style-name="ce15" table:formula="of:=[.C73]-[.C72]" office:value-type="float" office:value="494" calcext:value-type="float">
            <text:p>494</text:p>
          </table:table-cell>
          <table:table-cell table:style-name="ce18" office:value-type="float" office:value="13.04" calcext:value-type="float">
            <text:p>13.040</text:p>
          </table:table-cell>
          <table:table-cell table:style-name="ce22" office:value-type="float" office:value="15.87" calcext:value-type="float">
            <text:p>15.87</text:p>
          </table:table-cell>
          <table:table-cell table:style-name="ce18" table:formula="of:=[.D73]/[.E73]" office:value-type="float" office:value="37.8834355828221" calcext:value-type="float">
            <text:p>37.883</text:p>
          </table:table-cell>
          <table:table-cell table:style-name="ce18" table:formula="of:=[.D73]/[.F73]" office:value-type="float" office:value="31.1279143037177" calcext:value-type="float">
            <text:p>31.128</text:p>
          </table:table-cell>
          <table:table-cell table:style-name="ce18" table:formula="of:=[.D73]/[.B73]" office:value-type="float" office:value="61.75" calcext:value-type="float">
            <text:p>61.75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3.45" calcext:value-type="float">
            <text:p>53.4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1-26" calcext:value-type="date">
            <text:p>11/26/13</text:p>
          </table:table-cell>
          <table:table-cell table:style-name="ce11" table:formula="of:=[.A74]-[.A73]" office:value-type="float" office:value="8" calcext:value-type="float">
            <text:p>8</text:p>
          </table:table-cell>
          <table:table-cell table:style-name="ce15" office:value-type="float" office:value="52478" calcext:value-type="float">
            <text:p>52478</text:p>
          </table:table-cell>
          <table:table-cell table:style-name="ce15" table:formula="of:=[.C74]-[.C73]" office:value-type="float" office:value="498" calcext:value-type="float">
            <text:p>498</text:p>
          </table:table-cell>
          <table:table-cell table:style-name="ce18" office:value-type="float" office:value="13.186" calcext:value-type="float">
            <text:p>13.186</text:p>
          </table:table-cell>
          <table:table-cell table:style-name="ce22" office:value-type="float" office:value="17.07" calcext:value-type="float">
            <text:p>17.07</text:p>
          </table:table-cell>
          <table:table-cell table:style-name="ce18" table:formula="of:=[.D74]/[.E74]" office:value-type="float" office:value="37.7673289852874" calcext:value-type="float">
            <text:p>37.767</text:p>
          </table:table-cell>
          <table:table-cell table:style-name="ce18" table:formula="of:=[.D74]/[.F74]" office:value-type="float" office:value="29.1739894551845" calcext:value-type="float">
            <text:p>29.174</text:p>
          </table:table-cell>
          <table:table-cell table:style-name="ce18" table:formula="of:=[.D74]/[.B74]" office:value-type="float" office:value="62.25" calcext:value-type="float">
            <text:p>62.250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37" calcext:value-type="float">
            <text:p>55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3-12-06" calcext:value-type="date">
            <text:p>12/06/13</text:p>
          </table:table-cell>
          <table:table-cell table:style-name="ce11" table:formula="of:=[.A75]-[.A74]" office:value-type="float" office:value="10" calcext:value-type="float">
            <text:p>10</text:p>
          </table:table-cell>
          <table:table-cell table:style-name="ce15" office:value-type="float" office:value="53012" calcext:value-type="float">
            <text:p>53012</text:p>
          </table:table-cell>
          <table:table-cell table:style-name="ce15" table:formula="of:=[.C75]-[.C74]" office:value-type="float" office:value="534" calcext:value-type="float">
            <text:p>534</text:p>
          </table:table-cell>
          <table:table-cell table:style-name="ce18" office:value-type="float" office:value="14.129" calcext:value-type="float">
            <text:p>14.129</text:p>
          </table:table-cell>
          <table:table-cell table:style-name="ce22" office:value-type="float" office:value="15.53" calcext:value-type="float">
            <text:p>15.53</text:p>
          </table:table-cell>
          <table:table-cell table:style-name="ce18" table:formula="of:=[.D75]/[.E75]" office:value-type="float" office:value="37.7946068370019" calcext:value-type="float">
            <text:p>37.795</text:p>
          </table:table-cell>
          <table:table-cell table:style-name="ce18" table:formula="of:=[.D75]/[.F75]" office:value-type="float" office:value="34.3850611719253" calcext:value-type="float">
            <text:p>34.385</text:p>
          </table:table-cell>
          <table:table-cell table:style-name="ce18" table:formula="of:=[.D75]/[.B75]" office:value-type="float" office:value="53.4" calcext:value-type="float">
            <text:p>53.400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office:value-type="float" office:value="59.89" calcext:value-type="float">
            <text:p>59.89</text:p>
          </table:table-cell>
          <table:table-cell table:number-columns-repeated="53"/>
        </table:table-row>
        <table:table-row table:style-name="ro3">
          <table:table-cell table:style-name="ce7" table:formula="of:=(4*[.A75]+[.A80])/5" office:value-type="date" office:date-value="2013-12-15" calcext:value-type="date">
            <text:p>12/15/13</text:p>
          </table:table-cell>
          <table:table-cell table:style-name="ce11" table:formula="of:=[.A76]-[.A75]" office:value-type="float" office:value="9" calcext:value-type="float">
            <text:p>9</text:p>
          </table:table-cell>
          <table:table-cell table:style-name="ce15" office:value-type="float" office:value="53455" calcext:value-type="float">
            <text:p>53455</text:p>
          </table:table-cell>
          <table:table-cell table:style-name="ce15" table:formula="of:=[.C76]-[.C75]" office:value-type="float" office:value="443" calcext:value-type="float">
            <text:p>443</text:p>
          </table:table-cell>
          <table:table-cell table:style-name="ce18" office:value-type="float" office:value="12.089" calcext:value-type="float">
            <text:p>12.089</text:p>
          </table:table-cell>
          <table:table-cell table:style-name="ce22" office:value-type="float" office:value="15.62" calcext:value-type="float">
            <text:p>15.62</text:p>
          </table:table-cell>
          <table:table-cell table:style-name="ce18" table:formula="of:=[.D76]/[.E76]" office:value-type="float" office:value="36.6448837786417" calcext:value-type="float">
            <text:p>36.645</text:p>
          </table:table-cell>
          <table:table-cell table:style-name="ce18" table:formula="of:=[.D76]/[.F76]" office:value-type="float" office:value="28.3610755441741" calcext:value-type="float">
            <text:p>28.361</text:p>
          </table:table-cell>
          <table:table-cell table:style-name="ce18" table:formula="of:=[.D76]/[.B76]" office:value-type="float" office:value="49.2222222222222" calcext:value-type="float">
            <text:p>49.222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table:formula="of:=[.J76]*[.E76]" office:value-type="float" office:value="51.25736" calcext:value-type="float">
            <text:p>51.26</text:p>
          </table:table-cell>
          <table:table-cell table:number-columns-repeated="53"/>
        </table:table-row>
        <table:table-row table:style-name="ro3">
          <table:table-cell table:style-name="ce7" table:formula="of:=(3*[.A75]+2*[.A80])/5" office:value-type="date" office:date-value="2013-12-24" calcext:value-type="date">
            <text:p>12/24/13</text:p>
          </table:table-cell>
          <table:table-cell table:style-name="ce11" table:formula="of:=[.A77]-[.A76]" office:value-type="float" office:value="9" calcext:value-type="float">
            <text:p>9</text:p>
          </table:table-cell>
          <table:table-cell table:style-name="ce15" office:value-type="float" office:value="53886" calcext:value-type="float">
            <text:p>53886</text:p>
          </table:table-cell>
          <table:table-cell table:style-name="ce15" table:formula="of:=[.C77]-[.C76]" office:value-type="float" office:value="431" calcext:value-type="float">
            <text:p>431</text:p>
          </table:table-cell>
          <table:table-cell table:style-name="ce18" office:value-type="float" office:value="11.795" calcext:value-type="float">
            <text:p>11.795</text:p>
          </table:table-cell>
          <table:table-cell table:style-name="ce22" office:value-type="float" office:value="14.22" calcext:value-type="float">
            <text:p>14.22</text:p>
          </table:table-cell>
          <table:table-cell table:style-name="ce18" table:formula="of:=[.D77]/[.E77]" office:value-type="float" office:value="36.5409071640526" calcext:value-type="float">
            <text:p>36.541</text:p>
          </table:table-cell>
          <table:table-cell table:style-name="ce18" table:formula="of:=[.D77]/[.F77]" office:value-type="float" office:value="30.309423347398" calcext:value-type="float">
            <text:p>30.309</text:p>
          </table:table-cell>
          <table:table-cell table:style-name="ce18" table:formula="of:=[.D77]/[.B77]" office:value-type="float" office:value="47.8888888888889" calcext:value-type="float">
            <text:p>47.889</text:p>
          </table:table-cell>
          <table:table-cell table:style-name="ce22" office:value-type="float" office:value="4.24" calcext:value-type="float">
            <text:p>4.24</text:p>
          </table:table-cell>
          <table:table-cell table:style-name="ce22" table:formula="of:=[.J77]*[.E77]" office:value-type="float" office:value="50.0108" calcext:value-type="float">
            <text:p>50.01</text:p>
          </table:table-cell>
          <table:table-cell table:number-columns-repeated="53"/>
        </table:table-row>
        <table:table-row table:style-name="ro3">
          <table:table-cell table:style-name="ce7" table:formula="of:=(2*[.A75]+3*[.A80])/5" office:value-type="date" office:date-value="2014-01-02" calcext:value-type="date">
            <text:p>01/02/14</text:p>
          </table:table-cell>
          <table:table-cell table:style-name="ce11" table:formula="of:=[.A78]-[.A77]" office:value-type="float" office:value="9" calcext:value-type="float">
            <text:p>9</text:p>
          </table:table-cell>
          <table:table-cell table:style-name="ce15" office:value-type="float" office:value="54313" calcext:value-type="float">
            <text:p>54313</text:p>
          </table:table-cell>
          <table:table-cell table:style-name="ce15" table:formula="of:=[.C78]-[.C77]" office:value-type="float" office:value="427" calcext:value-type="float">
            <text:p>427</text:p>
          </table:table-cell>
          <table:table-cell table:style-name="ce18" office:value-type="float" office:value="11.74" calcext:value-type="float">
            <text:p>11.740</text:p>
          </table:table-cell>
          <table:table-cell table:style-name="ce22" office:value-type="float" office:value="13.47" calcext:value-type="float">
            <text:p>13.47</text:p>
          </table:table-cell>
          <table:table-cell table:style-name="ce18" table:formula="of:=[.D78]/[.E78]" office:value-type="float" office:value="36.3713798977853" calcext:value-type="float">
            <text:p>36.371</text:p>
          </table:table-cell>
          <table:table-cell table:style-name="ce18" table:formula="of:=[.D78]/[.F78]" office:value-type="float" office:value="31.7000742390497" calcext:value-type="float">
            <text:p>31.700</text:p>
          </table:table-cell>
          <table:table-cell table:style-name="ce18" table:formula="of:=[.D78]/[.B78]" office:value-type="float" office:value="47.4444444444444" calcext:value-type="float">
            <text:p>47.444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table:formula="of:=[.J78]*[.E78]" office:value-type="float" office:value="50.482" calcext:value-type="float">
            <text:p>50.48</text:p>
          </table:table-cell>
          <table:table-cell table:number-columns-repeated="53"/>
        </table:table-row>
        <table:table-row table:style-name="ro3">
          <table:table-cell table:style-name="ce7" table:formula="of:=([.A75]+4*[.A80])/5" office:value-type="date" office:date-value="2014-01-11" calcext:value-type="date">
            <text:p>01/11/14</text:p>
          </table:table-cell>
          <table:table-cell table:style-name="ce11" table:formula="of:=[.A79]-[.A78]" office:value-type="float" office:value="9" calcext:value-type="float">
            <text:p>9</text:p>
          </table:table-cell>
          <table:table-cell table:style-name="ce15" office:value-type="float" office:value="54787" calcext:value-type="float">
            <text:p>54787</text:p>
          </table:table-cell>
          <table:table-cell table:style-name="ce15" table:formula="of:=[.C79]-[.C78]" office:value-type="float" office:value="474" calcext:value-type="float">
            <text:p>474</text:p>
          </table:table-cell>
          <table:table-cell table:style-name="ce18" office:value-type="float" office:value="12.992" calcext:value-type="float">
            <text:p>12.992</text:p>
          </table:table-cell>
          <table:table-cell table:style-name="ce22" office:value-type="float" office:value="14.8" calcext:value-type="float">
            <text:p>14.80</text:p>
          </table:table-cell>
          <table:table-cell table:style-name="ce18" table:formula="of:=[.D79]/[.E79]" office:value-type="float" office:value="36.4839901477832" calcext:value-type="float">
            <text:p>36.484</text:p>
          </table:table-cell>
          <table:table-cell table:style-name="ce18" table:formula="of:=[.D79]/[.F79]" office:value-type="float" office:value="32.027027027027" calcext:value-type="float">
            <text:p>32.027</text:p>
          </table:table-cell>
          <table:table-cell table:style-name="ce18" table:formula="of:=[.D79]/[.B79]" office:value-type="float" office:value="52.6666666666667" calcext:value-type="float">
            <text:p>52.667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table:formula="of:=[.J79]*[.E79]" office:value-type="float" office:value="55.8656" calcext:value-type="float">
            <text:p>55.8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1-20" calcext:value-type="date">
            <text:p>01/20/14</text:p>
          </table:table-cell>
          <table:table-cell table:style-name="ce11" table:formula="of:=[.A80]-[.A79]" office:value-type="float" office:value="9" calcext:value-type="float">
            <text:p>9</text:p>
          </table:table-cell>
          <table:table-cell table:style-name="ce15" office:value-type="float" office:value="55267" calcext:value-type="float">
            <text:p>55267</text:p>
          </table:table-cell>
          <table:table-cell table:style-name="ce15" table:formula="of:=[.C80]-[.C79]" office:value-type="float" office:value="480" calcext:value-type="float">
            <text:p>480</text:p>
          </table:table-cell>
          <table:table-cell table:style-name="ce18" office:value-type="float" office:value="12.328" calcext:value-type="float">
            <text:p>12.328</text:p>
          </table:table-cell>
          <table:table-cell table:style-name="ce22" office:value-type="float" office:value="13.5" calcext:value-type="float">
            <text:p>13.50</text:p>
          </table:table-cell>
          <table:table-cell table:style-name="ce18" table:formula="of:=[.D80]/[.E80]" office:value-type="float" office:value="38.9357560025957" calcext:value-type="float">
            <text:p>38.936</text:p>
          </table:table-cell>
          <table:table-cell table:style-name="ce18" table:formula="of:=[.D80]/[.F80]" office:value-type="float" office:value="35.5555555555556" calcext:value-type="float">
            <text:p>35.556</text:p>
          </table:table-cell>
          <table:table-cell table:style-name="ce18" table:formula="of:=[.D80]/[.B80]" office:value-type="float" office:value="53.3333333333333" calcext:value-type="float">
            <text:p>53.333</text:p>
          </table:table-cell>
          <table:table-cell table:style-name="ce22" office:value-type="float" office:value="4.3" calcext:value-type="float">
            <text:p>4.30</text:p>
          </table:table-cell>
          <table:table-cell table:style-name="ce22" office:value-type="float" office:value="53" calcext:value-type="float">
            <text:p>53.0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1-26" calcext:value-type="date">
            <text:p>01/26/14</text:p>
          </table:table-cell>
          <table:table-cell table:style-name="ce11" table:formula="of:=[.A81]-[.A80]" office:value-type="float" office:value="6" calcext:value-type="float">
            <text:p>6</text:p>
          </table:table-cell>
          <table:table-cell table:style-name="ce15" office:value-type="float" office:value="55747" calcext:value-type="float">
            <text:p>55747</text:p>
          </table:table-cell>
          <table:table-cell table:style-name="ce15" table:formula="of:=[.C81]-[.C80]" office:value-type="float" office:value="480" calcext:value-type="float">
            <text:p>480</text:p>
          </table:table-cell>
          <table:table-cell table:style-name="ce18" office:value-type="float" office:value="13.304" calcext:value-type="float">
            <text:p>13.304</text:p>
          </table:table-cell>
          <table:table-cell table:style-name="ce22" office:value-type="float" office:value="15.07" calcext:value-type="float">
            <text:p>15.07</text:p>
          </table:table-cell>
          <table:table-cell table:style-name="ce18" table:formula="of:=[.D81]/[.E81]" office:value-type="float" office:value="36.0793746241732" calcext:value-type="float">
            <text:p>36.079</text:p>
          </table:table-cell>
          <table:table-cell table:style-name="ce18" table:formula="of:=[.D81]/[.F81]" office:value-type="float" office:value="31.8513603185136" calcext:value-type="float">
            <text:p>31.851</text:p>
          </table:table-cell>
          <table:table-cell table:style-name="ce18" table:formula="of:=[.D81]/[.B81]" office:value-type="float" office:value="80" calcext:value-type="float">
            <text:p>80.000</text:p>
          </table:table-cell>
          <table:table-cell table:style-name="ce22" office:value-type="float" office:value="4.2" calcext:value-type="float">
            <text:p>4.20</text:p>
          </table:table-cell>
          <table:table-cell table:style-name="ce22" office:value-type="float" office:value="55.86" calcext:value-type="float">
            <text:p>55.8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01" calcext:value-type="date">
            <text:p>02/01/14</text:p>
          </table:table-cell>
          <table:table-cell table:style-name="ce11" table:formula="of:=[.A82]-[.A81]" office:value-type="float" office:value="6" calcext:value-type="float">
            <text:p>6</text:p>
          </table:table-cell>
          <table:table-cell table:style-name="ce15" office:value-type="float" office:value="56192" calcext:value-type="float">
            <text:p>56192</text:p>
          </table:table-cell>
          <table:table-cell table:style-name="ce15" table:formula="of:=[.C82]-[.C81]" office:value-type="float" office:value="445" calcext:value-type="float">
            <text:p>445</text:p>
          </table:table-cell>
          <table:table-cell table:style-name="ce18" office:value-type="float" office:value="12.014" calcext:value-type="float">
            <text:p>12.014</text:p>
          </table:table-cell>
          <table:table-cell table:style-name="ce22" office:value-type="float" office:value="15.05" calcext:value-type="float">
            <text:p>15.05</text:p>
          </table:table-cell>
          <table:table-cell table:style-name="ce18" table:formula="of:=[.D82]/[.E82]" office:value-type="float" office:value="37.0401198601631" calcext:value-type="float">
            <text:p>37.040</text:p>
          </table:table-cell>
          <table:table-cell table:style-name="ce18" table:formula="of:=[.D82]/[.F82]" office:value-type="float" office:value="29.5681063122924" calcext:value-type="float">
            <text:p>29.568</text:p>
          </table:table-cell>
          <table:table-cell table:style-name="ce18" table:formula="of:=[.D82]/[.B82]" office:value-type="float" office:value="74.1666666666667" calcext:value-type="float">
            <text:p>74.167</text:p>
          </table:table-cell>
          <table:table-cell table:style-name="ce22" office:value-type="float" office:value="4.38" calcext:value-type="float">
            <text:p>4.38</text:p>
          </table:table-cell>
          <table:table-cell table:style-name="ce22" office:value-type="float" office:value="52.61" calcext:value-type="float">
            <text:p>52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16" calcext:value-type="date">
            <text:p>02/16/14</text:p>
          </table:table-cell>
          <table:table-cell table:style-name="ce11" table:formula="of:=[.A83]-[.A82]" office:value-type="float" office:value="15" calcext:value-type="float">
            <text:p>15</text:p>
          </table:table-cell>
          <table:table-cell table:style-name="ce15" office:value-type="float" office:value="56624" calcext:value-type="float">
            <text:p>56624</text:p>
          </table:table-cell>
          <table:table-cell table:style-name="ce15" table:formula="of:=[.C83]-[.C82]" office:value-type="float" office:value="432" calcext:value-type="float">
            <text:p>432</text:p>
          </table:table-cell>
          <table:table-cell table:style-name="ce18" office:value-type="float" office:value="12.696" calcext:value-type="float">
            <text:p>12.696</text:p>
          </table:table-cell>
          <table:table-cell table:style-name="ce22" office:value-type="float" office:value="15.12" calcext:value-type="float">
            <text:p>15.12</text:p>
          </table:table-cell>
          <table:table-cell table:style-name="ce18" table:formula="of:=[.D83]/[.E83]" office:value-type="float" office:value="34.0264650283554" calcext:value-type="float">
            <text:p>34.026</text:p>
          </table:table-cell>
          <table:table-cell table:style-name="ce18" table:formula="of:=[.D83]/[.F83]" office:value-type="float" office:value="28.5714285714286" calcext:value-type="float">
            <text:p>28.571</text:p>
          </table:table-cell>
          <table:table-cell table:style-name="ce18" table:formula="of:=[.D83]/[.B83]" office:value-type="float" office:value="28.8" calcext:value-type="float">
            <text:p>28.800</text:p>
          </table:table-cell>
          <table:table-cell table:style-name="ce22" office:value-type="float" office:value="4.6" calcext:value-type="float">
            <text:p>4.60</text:p>
          </table:table-cell>
          <table:table-cell table:style-name="ce22" office:value-type="float" office:value="58.39" calcext:value-type="float">
            <text:p>58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2-26" calcext:value-type="date">
            <text:p>02/26/14</text:p>
          </table:table-cell>
          <table:table-cell table:style-name="ce11" table:formula="of:=[.A84]-[.A83]" office:value-type="float" office:value="10" calcext:value-type="float">
            <text:p>10</text:p>
          </table:table-cell>
          <table:table-cell table:style-name="ce15" office:value-type="float" office:value="57153" calcext:value-type="float">
            <text:p>57153</text:p>
          </table:table-cell>
          <table:table-cell table:style-name="ce15" table:formula="of:=[.C84]-[.C83]" office:value-type="float" office:value="529" calcext:value-type="float">
            <text:p>529</text:p>
          </table:table-cell>
          <table:table-cell table:style-name="ce18" office:value-type="float" office:value="13.861" calcext:value-type="float">
            <text:p>13.861</text:p>
          </table:table-cell>
          <table:table-cell table:style-name="ce22" office:value-type="float" office:value="19.1" calcext:value-type="float">
            <text:p>19.10</text:p>
          </table:table-cell>
          <table:table-cell table:style-name="ce18" table:formula="of:=[.D84]/[.E84]" office:value-type="float" office:value="38.1646345862492" calcext:value-type="float">
            <text:p>38.165</text:p>
          </table:table-cell>
          <table:table-cell table:style-name="ce18" table:formula="of:=[.D84]/[.F84]" office:value-type="float" office:value="27.696335078534" calcext:value-type="float">
            <text:p>27.696</text:p>
          </table:table-cell>
          <table:table-cell table:style-name="ce18" table:formula="of:=[.D84]/[.B84]" office:value-type="float" office:value="52.9" calcext:value-type="float">
            <text:p>52.900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61.81" calcext:value-type="float">
            <text:p>61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07" calcext:value-type="date">
            <text:p>03/07/14</text:p>
          </table:table-cell>
          <table:table-cell table:style-name="ce11" table:formula="of:=[.A85]-[.A84]" office:value-type="float" office:value="9" calcext:value-type="float">
            <text:p>9</text:p>
          </table:table-cell>
          <table:table-cell table:style-name="ce15" office:value-type="float" office:value="57650" calcext:value-type="float">
            <text:p>57650</text:p>
          </table:table-cell>
          <table:table-cell table:style-name="ce15" table:formula="of:=[.C85]-[.C84]" office:value-type="float" office:value="497" calcext:value-type="float">
            <text:p>497</text:p>
          </table:table-cell>
          <table:table-cell table:style-name="ce18" office:value-type="float" office:value="13.308" calcext:value-type="float">
            <text:p>13.308</text:p>
          </table:table-cell>
          <table:table-cell table:style-name="ce22" office:value-type="float" office:value="15.2" calcext:value-type="float">
            <text:p>15.20</text:p>
          </table:table-cell>
          <table:table-cell table:style-name="ce18" table:formula="of:=[.D85]/[.E85]" office:value-type="float" office:value="37.3459573189059" calcext:value-type="float">
            <text:p>37.346</text:p>
          </table:table-cell>
          <table:table-cell table:style-name="ce18" table:formula="of:=[.D85]/[.F85]" office:value-type="float" office:value="32.6973684210526" calcext:value-type="float">
            <text:p>32.697</text:p>
          </table:table-cell>
          <table:table-cell table:style-name="ce18" table:formula="of:=[.D85]/[.B85]" office:value-type="float" office:value="55.2222222222222" calcext:value-type="float">
            <text:p>55.222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9.34" calcext:value-type="float">
            <text:p>59.3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20" calcext:value-type="date">
            <text:p>03/20/14</text:p>
          </table:table-cell>
          <table:table-cell table:style-name="ce11" table:formula="of:=[.A86]-[.A85]" office:value-type="float" office:value="13" calcext:value-type="float">
            <text:p>13</text:p>
          </table:table-cell>
          <table:table-cell table:style-name="ce15" office:value-type="float" office:value="58152" calcext:value-type="float">
            <text:p>58152</text:p>
          </table:table-cell>
          <table:table-cell table:style-name="ce15" table:formula="of:=[.C86]-[.C85]" office:value-type="float" office:value="502" calcext:value-type="float">
            <text:p>502</text:p>
          </table:table-cell>
          <table:table-cell table:style-name="ce18" office:value-type="float" office:value="13.121" calcext:value-type="float">
            <text:p>13.121</text:p>
          </table:table-cell>
          <table:table-cell table:style-name="ce22" office:value-type="float" office:value="16.13" calcext:value-type="float">
            <text:p>16.13</text:p>
          </table:table-cell>
          <table:table-cell table:style-name="ce18" table:formula="of:=[.D86]/[.E86]" office:value-type="float" office:value="38.2592790183675" calcext:value-type="float">
            <text:p>38.259</text:p>
          </table:table-cell>
          <table:table-cell table:style-name="ce18" table:formula="of:=[.D86]/[.F86]" office:value-type="float" office:value="31.1221326720397" calcext:value-type="float">
            <text:p>31.122</text:p>
          </table:table-cell>
          <table:table-cell table:style-name="ce18" table:formula="of:=[.D86]/[.B86]" office:value-type="float" office:value="38.6153846153846" calcext:value-type="float">
            <text:p>38.615</text:p>
          </table:table-cell>
          <table:table-cell table:style-name="ce22" office:value-type="float" office:value="4.56" calcext:value-type="float">
            <text:p>4.56</text:p>
          </table:table-cell>
          <table:table-cell table:style-name="ce22" office:value-type="float" office:value="59.82" calcext:value-type="float">
            <text:p>59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3-27" calcext:value-type="date">
            <text:p>03/27/14</text:p>
          </table:table-cell>
          <table:table-cell table:style-name="ce11" table:formula="of:=[.A87]-[.A86]" office:value-type="float" office:value="7" calcext:value-type="float">
            <text:p>7</text:p>
          </table:table-cell>
          <table:table-cell table:style-name="ce15" office:value-type="float" office:value="58622" calcext:value-type="float">
            <text:p>58622</text:p>
          </table:table-cell>
          <table:table-cell table:style-name="ce15" table:formula="of:=[.C87]-[.C86]" office:value-type="float" office:value="470" calcext:value-type="float">
            <text:p>470</text:p>
          </table:table-cell>
          <table:table-cell table:style-name="ce18" office:value-type="float" office:value="11.97" calcext:value-type="float">
            <text:p>11.970</text:p>
          </table:table-cell>
          <table:table-cell table:style-name="ce22" office:value-type="float" office:value="13.1" calcext:value-type="float">
            <text:p>13.10</text:p>
          </table:table-cell>
          <table:table-cell table:style-name="ce18" table:formula="of:=[.D87]/[.E87]" office:value-type="float" office:value="39.2648287385129" calcext:value-type="float">
            <text:p>39.265</text:p>
          </table:table-cell>
          <table:table-cell table:style-name="ce18" table:formula="of:=[.D87]/[.F87]" office:value-type="float" office:value="35.8778625954198" calcext:value-type="float">
            <text:p>35.878</text:p>
          </table:table-cell>
          <table:table-cell table:style-name="ce18" table:formula="of:=[.D87]/[.B87]" office:value-type="float" office:value="67.1428571428571" calcext:value-type="float">
            <text:p>67.143</text:p>
          </table:table-cell>
          <table:table-cell table:style-name="ce22" office:value-type="float" office:value="4.45" calcext:value-type="float">
            <text:p>4.45</text:p>
          </table:table-cell>
          <table:table-cell table:style-name="ce22" office:value-type="float" office:value="53.25" calcext:value-type="float">
            <text:p>53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07" calcext:value-type="date">
            <text:p>04/07/14</text:p>
          </table:table-cell>
          <table:table-cell table:style-name="ce11" table:formula="of:=[.A88]-[.A87]" office:value-type="float" office:value="11" calcext:value-type="float">
            <text:p>11</text:p>
          </table:table-cell>
          <table:table-cell table:style-name="ce15" office:value-type="float" office:value="59112" calcext:value-type="float">
            <text:p>59112</text:p>
          </table:table-cell>
          <table:table-cell table:style-name="ce15" table:formula="of:=[.C88]-[.C87]" office:value-type="float" office:value="490" calcext:value-type="float">
            <text:p>490</text:p>
          </table:table-cell>
          <table:table-cell table:style-name="ce18" office:value-type="float" office:value="12.481" calcext:value-type="float">
            <text:p>12.481</text:p>
          </table:table-cell>
          <table:table-cell table:style-name="ce22" office:value-type="float" office:value="16.37" calcext:value-type="float">
            <text:p>16.37</text:p>
          </table:table-cell>
          <table:table-cell table:style-name="ce18" table:formula="of:=[.D88]/[.E88]" office:value-type="float" office:value="39.2596747055524" calcext:value-type="float">
            <text:p>39.260</text:p>
          </table:table-cell>
          <table:table-cell table:style-name="ce18" table:formula="of:=[.D88]/[.F88]" office:value-type="float" office:value="29.9328039095907" calcext:value-type="float">
            <text:p>29.933</text:p>
          </table:table-cell>
          <table:table-cell table:style-name="ce18" table:formula="of:=[.D88]/[.B88]" office:value-type="float" office:value="44.5454545454546" calcext:value-type="float">
            <text:p>44.545</text:p>
          </table:table-cell>
          <table:table-cell table:style-name="ce22" office:value-type="float" office:value="4.31" calcext:value-type="float">
            <text:p>4.31</text:p>
          </table:table-cell>
          <table:table-cell table:style-name="ce22" office:value-type="float" office:value="53.78" calcext:value-type="float">
            <text:p>53.7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13" calcext:value-type="date">
            <text:p>04/13/14</text:p>
          </table:table-cell>
          <table:table-cell table:style-name="ce11" table:formula="of:=[.A89]-[.A88]" office:value-type="float" office:value="6" calcext:value-type="float">
            <text:p>6</text:p>
          </table:table-cell>
          <table:table-cell table:style-name="ce15" office:value-type="float" office:value="59456" calcext:value-type="float">
            <text:p>59456</text:p>
          </table:table-cell>
          <table:table-cell table:style-name="ce15" table:formula="of:=[.C89]-[.C88]" office:value-type="float" office:value="344" calcext:value-type="float">
            <text:p>344</text:p>
          </table:table-cell>
          <table:table-cell table:style-name="ce18" office:value-type="float" office:value="8.74" calcext:value-type="float">
            <text:p>8.740</text:p>
          </table:table-cell>
          <table:table-cell table:style-name="ce22" office:value-type="float" office:value="12.07" calcext:value-type="float">
            <text:p>12.07</text:p>
          </table:table-cell>
          <table:table-cell table:style-name="ce18" table:formula="of:=[.D89]/[.E89]" office:value-type="float" office:value="39.3592677345538" calcext:value-type="float">
            <text:p>39.359</text:p>
          </table:table-cell>
          <table:table-cell table:style-name="ce18" table:formula="of:=[.D89]/[.F89]" office:value-type="float" office:value="28.5004142502071" calcext:value-type="float">
            <text:p>28.500</text:p>
          </table:table-cell>
          <table:table-cell table:style-name="ce18" table:formula="of:=[.D89]/[.B89]" office:value-type="float" office:value="57.3333333333333" calcext:value-type="float">
            <text:p>57.333</text:p>
          </table:table-cell>
          <table:table-cell table:style-name="ce22" office:value-type="float" office:value="4.26" calcext:value-type="float">
            <text:p>4.26</text:p>
          </table:table-cell>
          <table:table-cell table:style-name="ce22" office:value-type="float" office:value="37.22" calcext:value-type="float">
            <text:p>37.2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20" calcext:value-type="date">
            <text:p>04/20/14</text:p>
          </table:table-cell>
          <table:table-cell table:style-name="ce11" table:formula="of:=[.A90]-[.A89]" office:value-type="float" office:value="7" calcext:value-type="float">
            <text:p>7</text:p>
          </table:table-cell>
          <table:table-cell table:style-name="ce15" office:value-type="float" office:value="60004" calcext:value-type="float">
            <text:p>60004</text:p>
          </table:table-cell>
          <table:table-cell table:style-name="ce15" table:formula="of:=[.C90]-[.C89]" office:value-type="float" office:value="548" calcext:value-type="float">
            <text:p>548</text:p>
          </table:table-cell>
          <table:table-cell table:style-name="ce18" office:value-type="float" office:value="12.638" calcext:value-type="float">
            <text:p>12.638</text:p>
          </table:table-cell>
          <table:table-cell table:style-name="ce22" office:value-type="float" office:value="14.25" calcext:value-type="float">
            <text:p>14.25</text:p>
          </table:table-cell>
          <table:table-cell table:style-name="ce18" table:formula="of:=[.D90]/[.E90]" office:value-type="float" office:value="43.361291343567" calcext:value-type="float">
            <text:p>43.361</text:p>
          </table:table-cell>
          <table:table-cell table:style-name="ce18" table:formula="of:=[.D90]/[.F90]" office:value-type="float" office:value="38.4561403508772" calcext:value-type="float">
            <text:p>38.456</text:p>
          </table:table-cell>
          <table:table-cell table:style-name="ce18" table:formula="of:=[.D90]/[.B90]" office:value-type="float" office:value="78.2857142857143" calcext:value-type="float">
            <text:p>78.286</text:p>
          </table:table-cell>
          <table:table-cell table:style-name="ce22" office:value-type="float" office:value="4.04" calcext:value-type="float">
            <text:p>4.04</text:p>
          </table:table-cell>
          <table:table-cell table:style-name="ce22" office:value-type="float" office:value="51.04" calcext:value-type="float">
            <text:p>51.0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4-27" calcext:value-type="date">
            <text:p>04/27/14</text:p>
          </table:table-cell>
          <table:table-cell table:style-name="ce11" table:formula="of:=[.A91]-[.A90]" office:value-type="float" office:value="7" calcext:value-type="float">
            <text:p>7</text:p>
          </table:table-cell>
          <table:table-cell table:style-name="ce15" office:value-type="float" office:value="60569" calcext:value-type="float">
            <text:p>60569</text:p>
          </table:table-cell>
          <table:table-cell table:style-name="ce15" table:formula="of:=[.C91]-[.C90]" office:value-type="float" office:value="565" calcext:value-type="float">
            <text:p>565</text:p>
          </table:table-cell>
          <table:table-cell table:style-name="ce18" office:value-type="float" office:value="13.384" calcext:value-type="float">
            <text:p>13.384</text:p>
          </table:table-cell>
          <table:table-cell table:style-name="ce22" office:value-type="float" office:value="14.23" calcext:value-type="float">
            <text:p>14.23</text:p>
          </table:table-cell>
          <table:table-cell table:style-name="ce18" table:formula="of:=[.D91]/[.E91]" office:value-type="float" office:value="42.2145845786013" calcext:value-type="float">
            <text:p>42.215</text:p>
          </table:table-cell>
          <table:table-cell table:style-name="ce18" table:formula="of:=[.D91]/[.F91]" office:value-type="float" office:value="39.7048489107519" calcext:value-type="float">
            <text:p>39.705</text:p>
          </table:table-cell>
          <table:table-cell table:style-name="ce18" table:formula="of:=[.D91]/[.B91]" office:value-type="float" office:value="80.7142857142857" calcext:value-type="float">
            <text:p>80.714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office:value-type="float" office:value="59.68" calcext:value-type="float">
            <text:p>59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5-10" calcext:value-type="date">
            <text:p>05/10/14</text:p>
          </table:table-cell>
          <table:table-cell table:style-name="ce11" table:formula="of:=[.A92]-[.A91]" office:value-type="float" office:value="13" calcext:value-type="float">
            <text:p>13</text:p>
          </table:table-cell>
          <table:table-cell table:style-name="ce15" office:value-type="float" office:value="61087" calcext:value-type="float">
            <text:p>61087</text:p>
          </table:table-cell>
          <table:table-cell table:style-name="ce15" table:formula="of:=[.C92]-[.C91]" office:value-type="float" office:value="518" calcext:value-type="float">
            <text:p>518</text:p>
          </table:table-cell>
          <table:table-cell table:style-name="ce18" office:value-type="float" office:value="13.222" calcext:value-type="float">
            <text:p>13.222</text:p>
          </table:table-cell>
          <table:table-cell table:style-name="ce22" office:value-type="float" office:value="15.73" calcext:value-type="float">
            <text:p>15.73</text:p>
          </table:table-cell>
          <table:table-cell table:style-name="ce18" table:formula="of:=[.D92]/[.E92]" office:value-type="float" office:value="39.1771290273786" calcext:value-type="float">
            <text:p>39.177</text:p>
          </table:table-cell>
          <table:table-cell table:style-name="ce18" table:formula="of:=[.D92]/[.F92]" office:value-type="float" office:value="32.9307056579784" calcext:value-type="float">
            <text:p>32.931</text:p>
          </table:table-cell>
          <table:table-cell table:style-name="ce18" table:formula="of:=[.D92]/[.B92]" office:value-type="float" office:value="39.8461538461538" calcext:value-type="float">
            <text:p>39.846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table:formula="of:=[.J92]*[.E92]" office:value-type="float" office:value="58.97012" calcext:value-type="float">
            <text:p>58.97</text:p>
          </table:table-cell>
          <table:table-cell table:number-columns-repeated="53"/>
        </table:table-row>
        <table:table-row table:style-name="ro3">
          <table:table-cell table:style-name="ce7" table:formula="of:=(3*[.A92]+[.A96])/4" office:value-type="date" office:date-value="2014-05-19" calcext:value-type="date">
            <text:p>05/19/14</text:p>
          </table:table-cell>
          <table:table-cell table:style-name="ce11" table:formula="of:=[.A93]-[.A92]" office:value-type="float" office:value="9" calcext:value-type="float">
            <text:p>9</text:p>
          </table:table-cell>
          <table:table-cell table:style-name="ce15" office:value-type="float" office:value="61572" calcext:value-type="float">
            <text:p>61572</text:p>
          </table:table-cell>
          <table:table-cell table:style-name="ce15" table:formula="of:=[.C93]-[.C92]" office:value-type="float" office:value="485" calcext:value-type="float">
            <text:p>485</text:p>
          </table:table-cell>
          <table:table-cell table:style-name="ce18" office:value-type="float" office:value="12.678" calcext:value-type="float">
            <text:p>12.678</text:p>
          </table:table-cell>
          <table:table-cell table:style-name="ce22" office:value-type="float" office:value="15.97" calcext:value-type="float">
            <text:p>15.97</text:p>
          </table:table-cell>
          <table:table-cell table:style-name="ce18" table:formula="of:=[.D93]/[.E93]" office:value-type="float" office:value="38.2552453068307" calcext:value-type="float">
            <text:p>38.255</text:p>
          </table:table-cell>
          <table:table-cell table:style-name="ce18" table:formula="of:=[.D93]/[.F93]" office:value-type="float" office:value="30.369442705072" calcext:value-type="float">
            <text:p>30.369</text:p>
          </table:table-cell>
          <table:table-cell table:style-name="ce18" table:formula="of:=[.D93]/[.B93]" office:value-type="float" office:value="53.8888888888889" calcext:value-type="float">
            <text:p>53.889</text:p>
          </table:table-cell>
          <table:table-cell table:style-name="ce22" office:value-type="float" office:value="4.46" calcext:value-type="float">
            <text:p>4.46</text:p>
          </table:table-cell>
          <table:table-cell table:style-name="ce22" table:formula="of:=[.J93]*[.E93]" office:value-type="float" office:value="56.54388" calcext:value-type="float">
            <text:p>56.54</text:p>
          </table:table-cell>
          <table:table-cell table:number-columns-repeated="53"/>
        </table:table-row>
        <table:table-row table:style-name="ro3">
          <table:table-cell table:style-name="ce7" table:formula="of:=([.A92]+[.A96])/2" office:value-type="date" office:date-value="2014-05-28" calcext:value-type="date">
            <text:p>05/28/14</text:p>
          </table:table-cell>
          <table:table-cell table:style-name="ce11" table:formula="of:=[.A94]-[.A93]" office:value-type="float" office:value="9" calcext:value-type="float">
            <text:p>9</text:p>
          </table:table-cell>
          <table:table-cell table:style-name="ce15" office:value-type="float" office:value="62109" calcext:value-type="float">
            <text:p>62109</text:p>
          </table:table-cell>
          <table:table-cell table:style-name="ce15" table:formula="of:=[.C94]-[.C93]" office:value-type="float" office:value="537" calcext:value-type="float">
            <text:p>537</text:p>
          </table:table-cell>
          <table:table-cell table:style-name="ce18" office:value-type="float" office:value="13.736" calcext:value-type="float">
            <text:p>13.736</text:p>
          </table:table-cell>
          <table:table-cell table:style-name="ce22" office:value-type="float" office:value="17.5" calcext:value-type="float">
            <text:p>17.50</text:p>
          </table:table-cell>
          <table:table-cell table:style-name="ce18" table:formula="of:=[.D94]/[.E94]" office:value-type="float" office:value="39.0943506115317" calcext:value-type="float">
            <text:p>39.094</text:p>
          </table:table-cell>
          <table:table-cell table:style-name="ce18" table:formula="of:=[.D94]/[.F94]" office:value-type="float" office:value="30.6857142857143" calcext:value-type="float">
            <text:p>30.686</text:p>
          </table:table-cell>
          <table:table-cell table:style-name="ce18" table:formula="of:=[.D94]/[.B94]" office:value-type="float" office:value="59.6666666666667" calcext:value-type="float">
            <text:p>59.667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table:formula="of:=[.J94]*[.E94]" office:value-type="float" office:value="59.88896" calcext:value-type="float">
            <text:p>59.89</text:p>
          </table:table-cell>
          <table:table-cell table:number-columns-repeated="53"/>
        </table:table-row>
        <table:table-row table:style-name="ro3">
          <table:table-cell table:style-name="ce7" table:formula="of:=([.A92]+3*[.A96])/4" office:value-type="date" office:date-value="2014-06-06" calcext:value-type="date">
            <text:p>06/06/14</text:p>
          </table:table-cell>
          <table:table-cell table:style-name="ce11" table:formula="of:=[.A95]-[.A94]" office:value-type="float" office:value="9" calcext:value-type="float">
            <text:p>9</text:p>
          </table:table-cell>
          <table:table-cell table:style-name="ce15" office:value-type="float" office:value="62632" calcext:value-type="float">
            <text:p>62632</text:p>
          </table:table-cell>
          <table:table-cell table:style-name="ce15" table:formula="of:=[.C95]-[.C94]" office:value-type="float" office:value="523" calcext:value-type="float">
            <text:p>523</text:p>
          </table:table-cell>
          <table:table-cell table:style-name="ce18" office:value-type="float" office:value="13.359" calcext:value-type="float">
            <text:p>13.359</text:p>
          </table:table-cell>
          <table:table-cell table:style-name="ce22" office:value-type="float" office:value="13.85" calcext:value-type="float">
            <text:p>13.85</text:p>
          </table:table-cell>
          <table:table-cell table:style-name="ce18" table:formula="of:=[.D95]/[.E95]" office:value-type="float" office:value="39.1496369488734" calcext:value-type="float">
            <text:p>39.150</text:p>
          </table:table-cell>
          <table:table-cell table:style-name="ce18" table:formula="of:=[.D95]/[.F95]" office:value-type="float" office:value="37.7617328519856" calcext:value-type="float">
            <text:p>37.762</text:p>
          </table:table-cell>
          <table:table-cell table:style-name="ce18" table:formula="of:=[.D95]/[.B95]" office:value-type="float" office:value="58.1111111111111" calcext:value-type="float">
            <text:p>58.111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table:formula="of:=[.J95]*[.E95]" office:value-type="float" office:value="58.24524" calcext:value-type="float">
            <text:p>58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6-15" calcext:value-type="date">
            <text:p>06/15/14</text:p>
          </table:table-cell>
          <table:table-cell table:style-name="ce11" table:formula="of:=[.A96]-[.A95]" office:value-type="float" office:value="9" calcext:value-type="float">
            <text:p>9</text:p>
          </table:table-cell>
          <table:table-cell table:style-name="ce15" office:value-type="float" office:value="63159" calcext:value-type="float">
            <text:p>63159</text:p>
          </table:table-cell>
          <table:table-cell table:style-name="ce15" table:formula="of:=[.C96]-[.C95]" office:value-type="float" office:value="527" calcext:value-type="float">
            <text:p>527</text:p>
          </table:table-cell>
          <table:table-cell table:style-name="ce18" office:value-type="float" office:value="13.215" calcext:value-type="float">
            <text:p>13.215</text:p>
          </table:table-cell>
          <table:table-cell table:style-name="ce22" office:value-type="float" office:value="16.5" calcext:value-type="float">
            <text:p>16.50</text:p>
          </table:table-cell>
          <table:table-cell table:style-name="ce18" table:formula="of:=[.D96]/[.E96]" office:value-type="float" office:value="39.8789254634885" calcext:value-type="float">
            <text:p>39.879</text:p>
          </table:table-cell>
          <table:table-cell table:style-name="ce18" table:formula="of:=[.D96]/[.F96]" office:value-type="float" office:value="31.9393939393939" calcext:value-type="float">
            <text:p>31.939</text:p>
          </table:table-cell>
          <table:table-cell table:style-name="ce18" table:formula="of:=[.D96]/[.B96]" office:value-type="float" office:value="58.5555555555556" calcext:value-type="float">
            <text:p>58.556</text:p>
          </table:table-cell>
          <table:table-cell table:style-name="ce22" office:value-type="float" office:value="4.36" calcext:value-type="float">
            <text:p>4.36</text:p>
          </table:table-cell>
          <table:table-cell table:style-name="ce22" office:value-type="float" office:value="57.6" calcext:value-type="float">
            <text:p>57.6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6-26" calcext:value-type="date">
            <text:p>06/26/14</text:p>
          </table:table-cell>
          <table:table-cell table:style-name="ce11" table:formula="of:=[.A97]-[.A96]" office:value-type="float" office:value="11" calcext:value-type="float">
            <text:p>11</text:p>
          </table:table-cell>
          <table:table-cell table:style-name="ce15" office:value-type="float" office:value="63672" calcext:value-type="float">
            <text:p>63672</text:p>
          </table:table-cell>
          <table:table-cell table:style-name="ce15" table:formula="of:=[.C97]-[.C96]" office:value-type="float" office:value="513" calcext:value-type="float">
            <text:p>513</text:p>
          </table:table-cell>
          <table:table-cell table:style-name="ce18" office:value-type="float" office:value="13.41" calcext:value-type="float">
            <text:p>13.410</text:p>
          </table:table-cell>
          <table:table-cell table:style-name="ce22" office:value-type="float" office:value="16.35" calcext:value-type="float">
            <text:p>16.35</text:p>
          </table:table-cell>
          <table:table-cell table:style-name="ce18" table:formula="of:=[.D97]/[.E97]" office:value-type="float" office:value="38.255033557047" calcext:value-type="float">
            <text:p>38.255</text:p>
          </table:table-cell>
          <table:table-cell table:style-name="ce18" table:formula="of:=[.D97]/[.F97]" office:value-type="float" office:value="31.3761467889908" calcext:value-type="float">
            <text:p>31.376</text:p>
          </table:table-cell>
          <table:table-cell table:style-name="ce18" table:formula="of:=[.D97]/[.B97]" office:value-type="float" office:value="46.6363636363636" calcext:value-type="float">
            <text:p>46.636</text:p>
          </table:table-cell>
          <table:table-cell table:style-name="ce22" office:value-type="float" office:value="4.15" calcext:value-type="float">
            <text:p>4.15</text:p>
          </table:table-cell>
          <table:table-cell table:style-name="ce22" office:value-type="float" office:value="55.64" calcext:value-type="float">
            <text:p>55.64</text:p>
          </table:table-cell>
          <table:table-cell table:number-columns-repeated="53"/>
        </table:table-row>
        <table:table-row table:style-name="ro3">
          <table:table-cell table:style-name="ce7" table:formula="of:=([.A97]+[.A99])/2" office:value-type="date" office:date-value="2014-07-08" calcext:value-type="date">
            <text:p>07/08/14</text:p>
          </table:table-cell>
          <table:table-cell table:style-name="ce11" table:formula="of:=[.A98]-[.A97]" office:value-type="float" office:value="12" calcext:value-type="float">
            <text:p>12</text:p>
          </table:table-cell>
          <table:table-cell table:style-name="ce15" office:value-type="float" office:value="64120" calcext:value-type="float">
            <text:p>64120</text:p>
          </table:table-cell>
          <table:table-cell table:style-name="ce15" table:formula="of:=[.C98]-[.C97]" office:value-type="float" office:value="448" calcext:value-type="float">
            <text:p>448</text:p>
          </table:table-cell>
          <table:table-cell table:style-name="ce18" office:value-type="float" office:value="11.153" calcext:value-type="float">
            <text:p>11.153</text:p>
          </table:table-cell>
          <table:table-cell table:style-name="ce22" office:value-type="float" office:value="13.53" calcext:value-type="float">
            <text:p>13.53</text:p>
          </table:table-cell>
          <table:table-cell table:style-name="ce18" table:formula="of:=[.D98]/[.E98]" office:value-type="float" office:value="40.1685645117906" calcext:value-type="float">
            <text:p>40.169</text:p>
          </table:table-cell>
          <table:table-cell table:style-name="ce18" table:formula="of:=[.D98]/[.F98]" office:value-type="float" office:value="33.1116038433112" calcext:value-type="float">
            <text:p>33.112</text:p>
          </table:table-cell>
          <table:table-cell table:style-name="ce18" table:formula="of:=[.D98]/[.B98]" office:value-type="float" office:value="37.3333333333333" calcext:value-type="float">
            <text:p>37.333</text:p>
          </table:table-cell>
          <table:table-cell table:style-name="ce22" table:formula="of:=([.J97]+[.J99])/2" office:value-type="float" office:value="4.2" calcext:value-type="float">
            <text:p>4.20</text:p>
          </table:table-cell>
          <table:table-cell table:style-name="ce22" table:formula="of:=[.J98]*[.E98]" office:value-type="float" office:value="46.8426" calcext:value-type="float">
            <text:p>46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7-20" calcext:value-type="date">
            <text:p>07/20/14</text:p>
          </table:table-cell>
          <table:table-cell table:style-name="ce11" table:formula="of:=[.A99]-[.A98]" office:value-type="float" office:value="12" calcext:value-type="float">
            <text:p>12</text:p>
          </table:table-cell>
          <table:table-cell table:style-name="ce15" office:value-type="float" office:value="64614" calcext:value-type="float">
            <text:p>64614</text:p>
          </table:table-cell>
          <table:table-cell table:style-name="ce15" table:formula="of:=[.C99]-[.C98]" office:value-type="float" office:value="494" calcext:value-type="float">
            <text:p>494</text:p>
          </table:table-cell>
          <table:table-cell table:style-name="ce18" office:value-type="float" office:value="13.474" calcext:value-type="float">
            <text:p>13.474</text:p>
          </table:table-cell>
          <table:table-cell table:style-name="ce22" office:value-type="float" office:value="17.33" calcext:value-type="float">
            <text:p>17.33</text:p>
          </table:table-cell>
          <table:table-cell table:style-name="ce18" table:formula="of:=[.D99]/[.E99]" office:value-type="float" office:value="36.6632032061749" calcext:value-type="float">
            <text:p>36.663</text:p>
          </table:table-cell>
          <table:table-cell table:style-name="ce18" table:formula="of:=[.D99]/[.F99]" office:value-type="float" office:value="28.5054818234276" calcext:value-type="float">
            <text:p>28.505</text:p>
          </table:table-cell>
          <table:table-cell table:style-name="ce18" table:formula="of:=[.D99]/[.B99]" office:value-type="float" office:value="41.1666666666667" calcext:value-type="float">
            <text:p>41.167</text:p>
          </table:table-cell>
          <table:table-cell table:style-name="ce22" office:value-type="float" office:value="4.25" calcext:value-type="float">
            <text:p>4.25</text:p>
          </table:table-cell>
          <table:table-cell table:style-name="ce22" office:value-type="float" office:value="57.25" calcext:value-type="float">
            <text:p>57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7-29" calcext:value-type="date">
            <text:p>07/29/14</text:p>
          </table:table-cell>
          <table:table-cell table:style-name="ce11" table:formula="of:=[.A100]-[.A99]" office:value-type="float" office:value="9" calcext:value-type="float">
            <text:p>9</text:p>
          </table:table-cell>
          <table:table-cell table:style-name="ce15" office:value-type="float" office:value="65101" calcext:value-type="float">
            <text:p>65101</text:p>
          </table:table-cell>
          <table:table-cell table:style-name="ce15" table:formula="of:=[.C100]-[.C99]" office:value-type="float" office:value="487" calcext:value-type="float">
            <text:p>487</text:p>
          </table:table-cell>
          <table:table-cell table:style-name="ce18" office:value-type="float" office:value="12.366" calcext:value-type="float">
            <text:p>12.366</text:p>
          </table:table-cell>
          <table:table-cell table:style-name="ce22" office:value-type="float" office:value="15.03" calcext:value-type="float">
            <text:p>15.03</text:p>
          </table:table-cell>
          <table:table-cell table:style-name="ce18" table:formula="of:=[.D100]/[.E100]" office:value-type="float" office:value="39.3821769367621" calcext:value-type="float">
            <text:p>39.382</text:p>
          </table:table-cell>
          <table:table-cell table:style-name="ce18" table:formula="of:=[.D100]/[.F100]" office:value-type="float" office:value="32.4018629407851" calcext:value-type="float">
            <text:p>32.402</text:p>
          </table:table-cell>
          <table:table-cell table:style-name="ce18" table:formula="of:=[.D100]/[.B100]" office:value-type="float" office:value="54.1111111111111" calcext:value-type="float">
            <text:p>54.111</text:p>
          </table:table-cell>
          <table:table-cell table:style-name="ce22" office:value-type="float" office:value="4.18" calcext:value-type="float">
            <text:p>4.18</text:p>
          </table:table-cell>
          <table:table-cell table:style-name="ce22" office:value-type="float" office:value="51.68" calcext:value-type="float">
            <text:p>51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06" calcext:value-type="date">
            <text:p>08/06/14</text:p>
          </table:table-cell>
          <table:table-cell table:style-name="ce11" table:formula="of:=[.A101]-[.A100]" office:value-type="float" office:value="8" calcext:value-type="float">
            <text:p>8</text:p>
          </table:table-cell>
          <table:table-cell table:style-name="ce15" office:value-type="float" office:value="65591" calcext:value-type="float">
            <text:p>65591</text:p>
          </table:table-cell>
          <table:table-cell table:style-name="ce15" table:formula="of:=[.C101]-[.C100]" office:value-type="float" office:value="490" calcext:value-type="float">
            <text:p>490</text:p>
          </table:table-cell>
          <table:table-cell table:style-name="ce18" office:value-type="float" office:value="12.731" calcext:value-type="float">
            <text:p>12.731</text:p>
          </table:table-cell>
          <table:table-cell table:style-name="ce22" office:value-type="float" office:value="15.45" calcext:value-type="float">
            <text:p>15.45</text:p>
          </table:table-cell>
          <table:table-cell table:style-name="ce18" table:formula="of:=[.D101]/[.E101]" office:value-type="float" office:value="38.4887283009976" calcext:value-type="float">
            <text:p>38.489</text:p>
          </table:table-cell>
          <table:table-cell table:style-name="ce18" table:formula="of:=[.D101]/[.F101]" office:value-type="float" office:value="31.7152103559871" calcext:value-type="float">
            <text:p>31.715</text:p>
          </table:table-cell>
          <table:table-cell table:style-name="ce18" table:formula="of:=[.D101]/[.B101]" office:value-type="float" office:value="61.25" calcext:value-type="float">
            <text:p>61.250</text:p>
          </table:table-cell>
          <table:table-cell table:style-name="ce22" office:value-type="float" office:value="4.1" calcext:value-type="float">
            <text:p>4.10</text:p>
          </table:table-cell>
          <table:table-cell table:style-name="ce22" office:value-type="float" office:value="52.18" calcext:value-type="float">
            <text:p>52.1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14" calcext:value-type="date">
            <text:p>08/14/14</text:p>
          </table:table-cell>
          <table:table-cell table:style-name="ce11" table:formula="of:=[.A102]-[.A101]" office:value-type="float" office:value="8" calcext:value-type="float">
            <text:p>8</text:p>
          </table:table-cell>
          <table:table-cell table:style-name="ce15" office:value-type="float" office:value="66096" calcext:value-type="float">
            <text:p>66096</text:p>
          </table:table-cell>
          <table:table-cell table:style-name="ce15" table:formula="of:=[.C102]-[.C101]" office:value-type="float" office:value="505" calcext:value-type="float">
            <text:p>505</text:p>
          </table:table-cell>
          <table:table-cell table:style-name="ce18" office:value-type="float" office:value="12.841" calcext:value-type="float">
            <text:p>12.841</text:p>
          </table:table-cell>
          <table:table-cell table:style-name="ce22" office:value-type="float" office:value="14.95" calcext:value-type="float">
            <text:p>14.95</text:p>
          </table:table-cell>
          <table:table-cell table:style-name="ce18" table:formula="of:=[.D102]/[.E102]" office:value-type="float" office:value="39.3271552059808" calcext:value-type="float">
            <text:p>39.327</text:p>
          </table:table-cell>
          <table:table-cell table:style-name="ce18" table:formula="of:=[.D102]/[.F102]" office:value-type="float" office:value="33.7792642140468" calcext:value-type="float">
            <text:p>33.779</text:p>
          </table:table-cell>
          <table:table-cell table:style-name="ce18" table:formula="of:=[.D102]/[.B102]" office:value-type="float" office:value="63.125" calcext:value-type="float">
            <text:p>63.125</text:p>
          </table:table-cell>
          <table:table-cell table:style-name="ce22" office:value-type="float" office:value="3.94" calcext:value-type="float">
            <text:p>3.94</text:p>
          </table:table-cell>
          <table:table-cell table:style-name="ce22" office:value-type="float" office:value="50.58" calcext:value-type="float">
            <text:p>50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8-19" calcext:value-type="date">
            <text:p>08/19/14</text:p>
          </table:table-cell>
          <table:table-cell table:style-name="ce11" table:formula="of:=[.A103]-[.A102]" office:value-type="float" office:value="5" calcext:value-type="float">
            <text:p>5</text:p>
          </table:table-cell>
          <table:table-cell table:style-name="ce15" office:value-type="float" office:value="66665" calcext:value-type="float">
            <text:p>66665</text:p>
          </table:table-cell>
          <table:table-cell table:style-name="ce15" table:formula="of:=[.C103]-[.C102]" office:value-type="float" office:value="569" calcext:value-type="float">
            <text:p>569</text:p>
          </table:table-cell>
          <table:table-cell table:style-name="ce18" office:value-type="float" office:value="13.918" calcext:value-type="float">
            <text:p>13.918</text:p>
          </table:table-cell>
          <table:table-cell table:style-name="ce22" office:value-type="float" office:value="13.22" calcext:value-type="float">
            <text:p>13.22</text:p>
          </table:table-cell>
          <table:table-cell table:style-name="ce18" table:formula="of:=[.D103]/[.E103]" office:value-type="float" office:value="40.8823106768214" calcext:value-type="float">
            <text:p>40.882</text:p>
          </table:table-cell>
          <table:table-cell table:style-name="ce18" table:formula="of:=[.D103]/[.F103]" office:value-type="float" office:value="43.0408472012103" calcext:value-type="float">
            <text:p>43.041</text:p>
          </table:table-cell>
          <table:table-cell table:style-name="ce18" table:formula="of:=[.D103]/[.B103]" office:value-type="float" office:value="113.8" calcext:value-type="float">
            <text:p>113.800</text:p>
          </table:table-cell>
          <table:table-cell table:style-name="ce22" office:value-type="float" office:value="4.06" calcext:value-type="float">
            <text:p>4.06</text:p>
          </table:table-cell>
          <table:table-cell table:style-name="ce22" office:value-type="float" office:value="56.49" calcext:value-type="float">
            <text:p>56.4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9-03" calcext:value-type="date">
            <text:p>09/03/14</text:p>
          </table:table-cell>
          <table:table-cell table:style-name="ce11" table:formula="of:=[.A104]-[.A103]" office:value-type="float" office:value="15" calcext:value-type="float">
            <text:p>15</text:p>
          </table:table-cell>
          <table:table-cell table:style-name="ce15" office:value-type="float" office:value="67167" calcext:value-type="float">
            <text:p>67167</text:p>
          </table:table-cell>
          <table:table-cell table:style-name="ce15" table:formula="of:=[.C104]-[.C103]" office:value-type="float" office:value="502" calcext:value-type="float">
            <text:p>502</text:p>
          </table:table-cell>
          <table:table-cell table:style-name="ce18" office:value-type="float" office:value="13.055" calcext:value-type="float">
            <text:p>13.055</text:p>
          </table:table-cell>
          <table:table-cell table:style-name="ce22" office:value-type="float" office:value="17.62" calcext:value-type="float">
            <text:p>17.62</text:p>
          </table:table-cell>
          <table:table-cell table:style-name="ce18" table:formula="of:=[.D104]/[.E104]" office:value-type="float" office:value="38.4527001148985" calcext:value-type="float">
            <text:p>38.453</text:p>
          </table:table-cell>
          <table:table-cell table:style-name="ce18" table:formula="of:=[.D104]/[.F104]" office:value-type="float" office:value="28.4903518728717" calcext:value-type="float">
            <text:p>28.490</text:p>
          </table:table-cell>
          <table:table-cell table:style-name="ce18" table:formula="of:=[.D104]/[.B104]" office:value-type="float" office:value="33.4666666666667" calcext:value-type="float">
            <text:p>33.467</text:p>
          </table:table-cell>
          <table:table-cell table:style-name="ce22" office:value-type="float" office:value="4.06" calcext:value-type="float">
            <text:p>4.06</text:p>
          </table:table-cell>
          <table:table-cell table:style-name="ce22" office:value-type="float" office:value="52.99" calcext:value-type="float">
            <text:p>52.99</text:p>
          </table:table-cell>
          <table:table-cell table:number-columns-repeated="53"/>
        </table:table-row>
        <table:table-row table:style-name="ro3">
          <table:table-cell table:style-name="ce7" table:formula="of:=([.A104]+[.A106])/2" office:value-type="date" office:date-value="2014-09-16" calcext:value-type="date">
            <text:p>09/16/14</text:p>
          </table:table-cell>
          <table:table-cell table:style-name="ce11" table:formula="of:=[.A105]-[.A104]" office:value-type="float" office:value="13" calcext:value-type="float">
            <text:p>13</text:p>
          </table:table-cell>
          <table:table-cell table:style-name="ce15" office:value-type="float" office:value="67677" calcext:value-type="float">
            <text:p>67677</text:p>
          </table:table-cell>
          <table:table-cell table:style-name="ce15" table:formula="of:=[.C105]-[.C104]" office:value-type="float" office:value="510" calcext:value-type="float">
            <text:p>510</text:p>
          </table:table-cell>
          <table:table-cell table:style-name="ce18" office:value-type="float" office:value="12.882" calcext:value-type="float">
            <text:p>12.882</text:p>
          </table:table-cell>
          <table:table-cell table:style-name="ce22" office:value-type="float" office:value="16.82" calcext:value-type="float">
            <text:p>16.82</text:p>
          </table:table-cell>
          <table:table-cell table:style-name="ce18" table:formula="of:=[.D105]/[.E105]" office:value-type="float" office:value="39.5901257568701" calcext:value-type="float">
            <text:p>39.590</text:p>
          </table:table-cell>
          <table:table-cell table:style-name="ce18" table:formula="of:=[.D105]/[.F105]" office:value-type="float" office:value="30.321046373365" calcext:value-type="float">
            <text:p>30.321</text:p>
          </table:table-cell>
          <table:table-cell table:style-name="ce18" table:formula="of:=[.D105]/[.B105]" office:value-type="float" office:value="39.2307692307692" calcext:value-type="float">
            <text:p>39.231</text:p>
          </table:table-cell>
          <table:table-cell table:style-name="ce22" table:formula="of:=([.J104]+[.J106])/2" office:value-type="float" office:value="4.01" calcext:value-type="float">
            <text:p>4.01</text:p>
          </table:table-cell>
          <table:table-cell table:style-name="ce22" table:formula="of:=[.J105]*[.E105]" office:value-type="float" office:value="51.65682" calcext:value-type="float">
            <text:p>51.6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09-29" calcext:value-type="date">
            <text:p>09/29/14</text:p>
          </table:table-cell>
          <table:table-cell table:style-name="ce11" table:formula="of:=[.A106]-[.A105]" office:value-type="float" office:value="13" calcext:value-type="float">
            <text:p>13</text:p>
          </table:table-cell>
          <table:table-cell table:style-name="ce15" office:value-type="float" office:value="68174" calcext:value-type="float">
            <text:p>68174</text:p>
          </table:table-cell>
          <table:table-cell table:style-name="ce15" table:formula="of:=[.C106]-[.C105]" office:value-type="float" office:value="497" calcext:value-type="float">
            <text:p>497</text:p>
          </table:table-cell>
          <table:table-cell table:style-name="ce18" office:value-type="float" office:value="13.436" calcext:value-type="float">
            <text:p>13.436</text:p>
          </table:table-cell>
          <table:table-cell table:style-name="ce22" office:value-type="float" office:value="15.77" calcext:value-type="float">
            <text:p>15.77</text:p>
          </table:table-cell>
          <table:table-cell table:style-name="ce18" table:formula="of:=[.D106]/[.E106]" office:value-type="float" office:value="36.9901756475141" calcext:value-type="float">
            <text:p>36.990</text:p>
          </table:table-cell>
          <table:table-cell table:style-name="ce18" table:formula="of:=[.D106]/[.F106]" office:value-type="float" office:value="31.5155358275206" calcext:value-type="float">
            <text:p>31.516</text:p>
          </table:table-cell>
          <table:table-cell table:style-name="ce18" table:formula="of:=[.D106]/[.B106]" office:value-type="float" office:value="38.2307692307692" calcext:value-type="float">
            <text:p>38.231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office:value-type="float" office:value="53.19" calcext:value-type="float">
            <text:p>53.19</text:p>
          </table:table-cell>
          <table:table-cell table:number-columns-repeated="53"/>
        </table:table-row>
        <table:table-row table:style-name="ro3">
          <table:table-cell table:style-name="ce7" table:formula="of:=(2*[.A106]+[.A109])/3" office:value-type="date" office:date-value="2014-10-11T08:00:00" calcext:value-type="date">
            <text:p>10/11/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68699" calcext:value-type="float">
            <text:p>68699</text:p>
          </table:table-cell>
          <table:table-cell table:style-name="ce15" table:formula="of:=[.C107]-[.C106]" office:value-type="float" office:value="525" calcext:value-type="float">
            <text:p>525</text:p>
          </table:table-cell>
          <table:table-cell table:style-name="ce18" office:value-type="float" office:value="13.927" calcext:value-type="float">
            <text:p>13.927</text:p>
          </table:table-cell>
          <table:table-cell table:style-name="ce22" office:value-type="float" office:value="19.3" calcext:value-type="float">
            <text:p>19.30</text:p>
          </table:table-cell>
          <table:table-cell table:style-name="ce18" table:formula="of:=[.D107]/[.E107]" office:value-type="float" office:value="37.6965606376104" calcext:value-type="float">
            <text:p>37.697</text:p>
          </table:table-cell>
          <table:table-cell table:style-name="ce18" table:formula="of:=[.D107]/[.F107]" office:value-type="float" office:value="27.2020725388601" calcext:value-type="float">
            <text:p>27.202</text:p>
          </table:table-cell>
          <table:table-cell table:style-name="ce18" table:formula="of:=[.D107]/[.B107]" office:value-type="float" office:value="43.75" calcext:value-type="float">
            <text:p>43.750</text:p>
          </table:table-cell>
          <table:table-cell table:style-name="ce22" office:value-type="float" office:value="3.96" calcext:value-type="float">
            <text:p>3.96</text:p>
          </table:table-cell>
          <table:table-cell table:style-name="ce22" table:formula="of:=[.J107]*[.E107]" office:value-type="float" office:value="55.15092" calcext:value-type="float">
            <text:p>55.15</text:p>
          </table:table-cell>
          <table:table-cell table:number-columns-repeated="53"/>
        </table:table-row>
        <table:table-row table:style-name="ro3">
          <table:table-cell table:style-name="ce7" table:formula="of:=([.A106]+2*[.A109])/3" office:value-type="date" office:date-value="2014-10-23T16:00:00" calcext:value-type="date">
            <text:p>10/23/14</text:p>
          </table:table-cell>
          <table:table-cell table:style-name="ce11" office:value-type="float" office:value="12" calcext:value-type="float">
            <text:p>12</text:p>
          </table:table-cell>
          <table:table-cell table:style-name="ce15" office:value-type="float" office:value="69208" calcext:value-type="float">
            <text:p>69208</text:p>
          </table:table-cell>
          <table:table-cell table:style-name="ce15" table:formula="of:=[.C108]-[.C107]" office:value-type="float" office:value="509" calcext:value-type="float">
            <text:p>509</text:p>
          </table:table-cell>
          <table:table-cell table:style-name="ce18" office:value-type="float" office:value="13.538" calcext:value-type="float">
            <text:p>13.538</text:p>
          </table:table-cell>
          <table:table-cell table:style-name="ce22" office:value-type="float" office:value="17.88" calcext:value-type="float">
            <text:p>17.88</text:p>
          </table:table-cell>
          <table:table-cell table:style-name="ce18" table:formula="of:=[.D108]/[.E108]" office:value-type="float" office:value="37.5978726547496" calcext:value-type="float">
            <text:p>37.598</text:p>
          </table:table-cell>
          <table:table-cell table:style-name="ce18" table:formula="of:=[.D108]/[.F108]" office:value-type="float" office:value="28.4675615212528" calcext:value-type="float">
            <text:p>28.468</text:p>
          </table:table-cell>
          <table:table-cell table:style-name="ce18" table:formula="of:=[.D108]/[.B108]" office:value-type="float" office:value="42.4166666666667" calcext:value-type="float">
            <text:p>42.417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table:formula="of:=[.J108]*[.E108]" office:value-type="float" office:value="50.90288" calcext:value-type="float">
            <text:p>50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1-05" calcext:value-type="date">
            <text:p>11/05/14</text:p>
          </table:table-cell>
          <table:table-cell table:style-name="ce11" office:value-type="float" office:value="13" calcext:value-type="float">
            <text:p>13</text:p>
          </table:table-cell>
          <table:table-cell table:style-name="ce15" office:value-type="float" office:value="69658" calcext:value-type="float">
            <text:p>69658</text:p>
          </table:table-cell>
          <table:table-cell table:style-name="ce15" table:formula="of:=[.C109]-[.C108]" office:value-type="float" office:value="450" calcext:value-type="float">
            <text:p>450</text:p>
          </table:table-cell>
          <table:table-cell table:style-name="ce18" office:value-type="float" office:value="11.887" calcext:value-type="float">
            <text:p>11.887</text:p>
          </table:table-cell>
          <table:table-cell table:style-name="ce22" office:value-type="float" office:value="16.33" calcext:value-type="float">
            <text:p>16.33</text:p>
          </table:table-cell>
          <table:table-cell table:style-name="ce18" table:formula="of:=[.D109]/[.E109]" office:value-type="float" office:value="37.8564818709515" calcext:value-type="float">
            <text:p>37.856</text:p>
          </table:table-cell>
          <table:table-cell table:style-name="ce18" table:formula="of:=[.D109]/[.F109]" office:value-type="float" office:value="27.5566442131047" calcext:value-type="float">
            <text:p>27.557</text:p>
          </table:table-cell>
          <table:table-cell table:style-name="ce18" table:formula="of:=[.D109]/[.B109]" office:value-type="float" office:value="34.6153846153846" calcext:value-type="float">
            <text:p>34.615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4.68" calcext:value-type="float">
            <text:p>44.6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1-17" calcext:value-type="date">
            <text:p>11/17/14</text:p>
          </table:table-cell>
          <table:table-cell table:style-name="ce11" table:formula="of:=[.A110]-[.A109]" office:value-type="float" office:value="12" calcext:value-type="float">
            <text:p>12</text:p>
          </table:table-cell>
          <table:table-cell table:style-name="ce15" office:value-type="float" office:value="70129" calcext:value-type="float">
            <text:p>70129</text:p>
          </table:table-cell>
          <table:table-cell table:style-name="ce15" table:formula="of:=[.C110]-[.C109]" office:value-type="float" office:value="471" calcext:value-type="float">
            <text:p>471</text:p>
          </table:table-cell>
          <table:table-cell table:style-name="ce18" office:value-type="float" office:value="12.525" calcext:value-type="float">
            <text:p>12.525</text:p>
          </table:table-cell>
          <table:table-cell table:style-name="ce22" office:value-type="float" office:value="15.05" calcext:value-type="float">
            <text:p>15.05</text:p>
          </table:table-cell>
          <table:table-cell table:style-name="ce18" table:formula="of:=[.D110]/[.E110]" office:value-type="float" office:value="37.6047904191617" calcext:value-type="float">
            <text:p>37.605</text:p>
          </table:table-cell>
          <table:table-cell table:style-name="ce18" table:formula="of:=[.D110]/[.F110]" office:value-type="float" office:value="31.2956810631229" calcext:value-type="float">
            <text:p>31.296</text:p>
          </table:table-cell>
          <table:table-cell table:style-name="ce18" table:formula="of:=[.D110]/[.B110]" office:value-type="float" office:value="39.25" calcext:value-type="float">
            <text:p>39.250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7.08" calcext:value-type="float">
            <text:p>47.0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4-12-04" calcext:value-type="date">
            <text:p>12/04/14</text:p>
          </table:table-cell>
          <table:table-cell table:style-name="ce11" table:formula="of:=[.A111]-[.A110]" office:value-type="float" office:value="17" calcext:value-type="float">
            <text:p>17</text:p>
          </table:table-cell>
          <table:table-cell table:style-name="ce15" office:value-type="float" office:value="70537" calcext:value-type="float">
            <text:p>70537</text:p>
          </table:table-cell>
          <table:table-cell table:style-name="ce15" table:formula="of:=[.C111]-[.C110]" office:value-type="float" office:value="408" calcext:value-type="float">
            <text:p>408</text:p>
          </table:table-cell>
          <table:table-cell table:style-name="ce18" office:value-type="float" office:value="11.196" calcext:value-type="float">
            <text:p>11.196</text:p>
          </table:table-cell>
          <table:table-cell table:style-name="ce22" office:value-type="float" office:value="15.1" calcext:value-type="float">
            <text:p>15.10</text:p>
          </table:table-cell>
          <table:table-cell table:style-name="ce18" table:formula="of:=[.D111]/[.E111]" office:value-type="float" office:value="36.4415862808146" calcext:value-type="float">
            <text:p>36.442</text:p>
          </table:table-cell>
          <table:table-cell table:style-name="ce18" table:formula="of:=[.D111]/[.F111]" office:value-type="float" office:value="27.0198675496689" calcext:value-type="float">
            <text:p>27.020</text:p>
          </table:table-cell>
          <table:table-cell table:style-name="ce18" table:formula="of:=[.D111]/[.B111]" office:value-type="float" office:value="24" calcext:value-type="float">
            <text:p>24.000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office:value-type="float" office:value="42.09" calcext:value-type="float">
            <text:p>42.09</text:p>
          </table:table-cell>
          <table:table-cell table:number-columns-repeated="53"/>
        </table:table-row>
        <table:table-row table:style-name="ro3">
          <table:table-cell table:style-name="ce7" table:formula="of:=(2*[.A111]+[.A114])/3" office:value-type="date" office:date-value="2014-12-20" calcext:value-type="date">
            <text:p>12/20/14</text:p>
          </table:table-cell>
          <table:table-cell table:style-name="ce11" table:formula="of:=[.A112]-[.A111]" office:value-type="float" office:value="16" calcext:value-type="float">
            <text:p>16</text:p>
          </table:table-cell>
          <table:table-cell table:style-name="ce15" office:value-type="float" office:value="70951" calcext:value-type="float">
            <text:p>70951</text:p>
          </table:table-cell>
          <table:table-cell table:style-name="ce15" table:formula="of:=[.C112]-[.C111]" office:value-type="float" office:value="414" calcext:value-type="float">
            <text:p>414</text:p>
          </table:table-cell>
          <table:table-cell table:style-name="ce18" office:value-type="float" office:value="12.1" calcext:value-type="float">
            <text:p>12.100</text:p>
          </table:table-cell>
          <table:table-cell table:style-name="ce22" office:value-type="float" office:value="15" calcext:value-type="float">
            <text:p>15.00</text:p>
          </table:table-cell>
          <table:table-cell table:style-name="ce18" table:formula="of:=[.D112]/[.E112]" office:value-type="float" office:value="34.2148760330579" calcext:value-type="float">
            <text:p>34.215</text:p>
          </table:table-cell>
          <table:table-cell table:style-name="ce18" table:formula="of:=[.D112]/[.F112]" office:value-type="float" office:value="27.6" calcext:value-type="float">
            <text:p>27.600</text:p>
          </table:table-cell>
          <table:table-cell table:style-name="ce18" table:formula="of:=[.D112]/[.B112]" office:value-type="float" office:value="25.875" calcext:value-type="float">
            <text:p>25.875</text:p>
          </table:table-cell>
          <table:table-cell table:style-name="ce22" office:value-type="float" office:value="3.76" calcext:value-type="float">
            <text:p>3.76</text:p>
          </table:table-cell>
          <table:table-cell table:style-name="ce22" table:formula="of:=[.J112]*[.E112]" office:value-type="float" office:value="45.496" calcext:value-type="float">
            <text:p>45.50</text:p>
          </table:table-cell>
          <table:table-cell table:number-columns-repeated="53"/>
        </table:table-row>
        <table:table-row table:style-name="ro3">
          <table:table-cell table:style-name="ce7" table:formula="of:=([.A111]+2*[.A114])/3" office:value-type="date" office:date-value="2015-01-05" calcext:value-type="date">
            <text:p>01/05/15</text:p>
          </table:table-cell>
          <table:table-cell table:style-name="ce11" table:formula="of:=[.A113]-[.A112]" office:value-type="float" office:value="16" calcext:value-type="float">
            <text:p>16</text:p>
          </table:table-cell>
          <table:table-cell table:style-name="ce15" office:value-type="float" office:value="71410" calcext:value-type="float">
            <text:p>71410</text:p>
          </table:table-cell>
          <table:table-cell table:style-name="ce15" table:formula="of:=[.C113]-[.C112]" office:value-type="float" office:value="459" calcext:value-type="float">
            <text:p>459</text:p>
          </table:table-cell>
          <table:table-cell table:style-name="ce18" office:value-type="float" office:value="13.134" calcext:value-type="float">
            <text:p>13.134</text:p>
          </table:table-cell>
          <table:table-cell table:style-name="ce22" office:value-type="float" office:value="16.67" calcext:value-type="float">
            <text:p>16.67</text:p>
          </table:table-cell>
          <table:table-cell table:style-name="ce18" table:formula="of:=[.D113]/[.E113]" office:value-type="float" office:value="34.9474645957058" calcext:value-type="float">
            <text:p>34.947</text:p>
          </table:table-cell>
          <table:table-cell table:style-name="ce18" table:formula="of:=[.D113]/[.F113]" office:value-type="float" office:value="27.5344931013797" calcext:value-type="float">
            <text:p>27.534</text:p>
          </table:table-cell>
          <table:table-cell table:style-name="ce18" table:formula="of:=[.D113]/[.B113]" office:value-type="float" office:value="28.6875" calcext:value-type="float">
            <text:p>28.688</text:p>
          </table:table-cell>
          <table:table-cell table:style-name="ce22" office:value-type="float" office:value="3.5" calcext:value-type="float">
            <text:p>3.50</text:p>
          </table:table-cell>
          <table:table-cell table:style-name="ce22" table:formula="of:=[.J113]*[.E113]" office:value-type="float" office:value="45.969" calcext:value-type="float">
            <text:p>45.9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1-21" calcext:value-type="date">
            <text:p>01/21/15</text:p>
          </table:table-cell>
          <table:table-cell table:style-name="ce11" table:formula="of:=[.A114]-[.A113]" office:value-type="float" office:value="16" calcext:value-type="float">
            <text:p>16</text:p>
          </table:table-cell>
          <table:table-cell table:style-name="ce15" office:value-type="float" office:value="71866" calcext:value-type="float">
            <text:p>71866</text:p>
          </table:table-cell>
          <table:table-cell table:style-name="ce15" table:formula="of:=[.C114]-[.C113]" office:value-type="float" office:value="456" calcext:value-type="float">
            <text:p>456</text:p>
          </table:table-cell>
          <table:table-cell table:style-name="ce18" office:value-type="float" office:value="13.119" calcext:value-type="float">
            <text:p>13.119</text:p>
          </table:table-cell>
          <table:table-cell table:style-name="ce22" office:value-type="float" office:value="14.3" calcext:value-type="float">
            <text:p>14.30</text:p>
          </table:table-cell>
          <table:table-cell table:style-name="ce18" table:formula="of:=[.D114]/[.E114]" office:value-type="float" office:value="34.7587468557055" calcext:value-type="float">
            <text:p>34.759</text:p>
          </table:table-cell>
          <table:table-cell table:style-name="ce18" table:formula="of:=[.D114]/[.F114]" office:value-type="float" office:value="31.8881118881119" calcext:value-type="float">
            <text:p>31.888</text:p>
          </table:table-cell>
          <table:table-cell table:style-name="ce18" table:formula="of:=[.D114]/[.B114]" office:value-type="float" office:value="28.5" calcext:value-type="float">
            <text:p>28.500</text:p>
          </table:table-cell>
          <table:table-cell table:style-name="ce22" office:value-type="float" office:value="3.5" calcext:value-type="float">
            <text:p>3.50</text:p>
          </table:table-cell>
          <table:table-cell table:style-name="ce22" office:value-type="float" office:value="45.9" calcext:value-type="float">
            <text:p>45.90</text:p>
          </table:table-cell>
          <table:table-cell table:number-columns-repeated="53"/>
        </table:table-row>
        <table:table-row table:style-name="ro3">
          <table:table-cell table:style-name="ce7" table:formula="of:=([.A114]+[.A116])/2" office:value-type="date" office:date-value="2015-02-06" calcext:value-type="date">
            <text:p>02/06/15</text:p>
          </table:table-cell>
          <table:table-cell table:style-name="ce11" table:formula="of:=[.A115]-[.A114]" office:value-type="float" office:value="16" calcext:value-type="float">
            <text:p>16</text:p>
          </table:table-cell>
          <table:table-cell table:style-name="ce15" office:value-type="float" office:value="72319" calcext:value-type="float">
            <text:p>72319</text:p>
          </table:table-cell>
          <table:table-cell table:style-name="ce15" table:formula="of:=[.C115]-[.C114]" office:value-type="float" office:value="453" calcext:value-type="float">
            <text:p>453</text:p>
          </table:table-cell>
          <table:table-cell table:style-name="ce18" office:value-type="float" office:value="13.233" calcext:value-type="float">
            <text:p>13.233</text:p>
          </table:table-cell>
          <table:table-cell table:style-name="ce22" office:value-type="float" office:value="18.5" calcext:value-type="float">
            <text:p>18.50</text:p>
          </table:table-cell>
          <table:table-cell table:style-name="ce18" table:formula="of:=[.D115]/[.E115]" office:value-type="float" office:value="34.2326003173883" calcext:value-type="float">
            <text:p>34.233</text:p>
          </table:table-cell>
          <table:table-cell table:style-name="ce18" table:formula="of:=[.D115]/[.F115]" office:value-type="float" office:value="24.4864864864865" calcext:value-type="float">
            <text:p>24.486</text:p>
          </table:table-cell>
          <table:table-cell table:style-name="ce18" table:formula="of:=[.D115]/[.B115]" office:value-type="float" office:value="28.3125" calcext:value-type="float">
            <text:p>28.313</text:p>
          </table:table-cell>
          <table:table-cell table:style-name="ce22" table:formula="of:=([.J114]+[.J116])/2" office:value-type="float" office:value="3.25" calcext:value-type="float">
            <text:p>3.25</text:p>
          </table:table-cell>
          <table:table-cell table:style-name="ce22" table:formula="of:=[.J115]*[.E115]" office:value-type="float" office:value="43.00725" calcext:value-type="float">
            <text:p>43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2-22" calcext:value-type="date">
            <text:p>02/22/15</text:p>
          </table:table-cell>
          <table:table-cell table:style-name="ce11" table:formula="of:=[.A116]-[.A115]" office:value-type="float" office:value="16" calcext:value-type="float">
            <text:p>16</text:p>
          </table:table-cell>
          <table:table-cell table:style-name="ce15" office:value-type="float" office:value="72676" calcext:value-type="float">
            <text:p>72676</text:p>
          </table:table-cell>
          <table:table-cell table:style-name="ce15" table:formula="of:=[.C116]-[.C115]" office:value-type="float" office:value="357" calcext:value-type="float">
            <text:p>357</text:p>
          </table:table-cell>
          <table:table-cell table:style-name="ce18" office:value-type="float" office:value="10.142" calcext:value-type="float">
            <text:p>10.142</text:p>
          </table:table-cell>
          <table:table-cell table:style-name="ce22" office:value-type="float" office:value="10.22" calcext:value-type="float">
            <text:p>10.22</text:p>
          </table:table-cell>
          <table:table-cell table:style-name="ce18" table:formula="of:=[.D116]/[.E116]" office:value-type="float" office:value="35.2001577598107" calcext:value-type="float">
            <text:p>35.200</text:p>
          </table:table-cell>
          <table:table-cell table:style-name="ce18" table:formula="of:=[.D116]/[.F116]" office:value-type="float" office:value="34.9315068493151" calcext:value-type="float">
            <text:p>34.932</text:p>
          </table:table-cell>
          <table:table-cell table:style-name="ce18" table:formula="of:=[.D116]/[.B116]" office:value-type="float" office:value="22.3125" calcext:value-type="float">
            <text:p>22.313</text:p>
          </table:table-cell>
          <table:table-cell table:style-name="ce22" office:value-type="float" office:value="3" calcext:value-type="float">
            <text:p>3.00</text:p>
          </table:table-cell>
          <table:table-cell table:style-name="ce22" office:value-type="float" office:value="30.42" calcext:value-type="float">
            <text:p>30.42</text:p>
          </table:table-cell>
          <table:table-cell table:number-columns-repeated="53"/>
        </table:table-row>
        <table:table-row table:style-name="ro3">
          <table:table-cell table:style-name="ce7" table:formula="of:=([.A116]+[.A118])/2" office:value-type="date" office:date-value="2015-03-05" calcext:value-type="date">
            <text:p>03/05/15</text:p>
          </table:table-cell>
          <table:table-cell table:style-name="ce11" table:formula="of:=[.A117]-[.A116]" office:value-type="float" office:value="11" calcext:value-type="float">
            <text:p>11</text:p>
          </table:table-cell>
          <table:table-cell table:style-name="ce15" office:value-type="float" office:value="73153" calcext:value-type="float">
            <text:p>73153</text:p>
          </table:table-cell>
          <table:table-cell table:style-name="ce15" table:formula="of:=[.C117]-[.C116]" office:value-type="float" office:value="477" calcext:value-type="float">
            <text:p>477</text:p>
          </table:table-cell>
          <table:table-cell table:style-name="ce18" office:value-type="float" office:value="13.169" calcext:value-type="float">
            <text:p>13.169</text:p>
          </table:table-cell>
          <table:table-cell table:style-name="ce22" office:value-type="float" office:value="16.33" calcext:value-type="float">
            <text:p>16.33</text:p>
          </table:table-cell>
          <table:table-cell table:style-name="ce18" table:formula="of:=[.D117]/[.E117]" office:value-type="float" office:value="36.2214291138279" calcext:value-type="float">
            <text:p>36.221</text:p>
          </table:table-cell>
          <table:table-cell table:style-name="ce18" table:formula="of:=[.D117]/[.F117]" office:value-type="float" office:value="29.210042865891" calcext:value-type="float">
            <text:p>29.210</text:p>
          </table:table-cell>
          <table:table-cell table:style-name="ce18" table:formula="of:=[.D117]/[.B117]" office:value-type="float" office:value="43.3636363636364" calcext:value-type="float">
            <text:p>43.364</text:p>
          </table:table-cell>
          <table:table-cell table:style-name="ce22" table:formula="of:=([.J116]+[.J118])/2" office:value-type="float" office:value="3.18" calcext:value-type="float">
            <text:p>3.18</text:p>
          </table:table-cell>
          <table:table-cell table:style-name="ce22" table:formula="of:=[.J117]*[.E117]" office:value-type="float" office:value="41.87742" calcext:value-type="float">
            <text:p>41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3-16" calcext:value-type="date">
            <text:p>03/16/15</text:p>
          </table:table-cell>
          <table:table-cell table:style-name="ce11" table:formula="of:=[.A118]-[.A117]" office:value-type="float" office:value="11" calcext:value-type="float">
            <text:p>11</text:p>
          </table:table-cell>
          <table:table-cell table:style-name="ce15" office:value-type="float" office:value="73636" calcext:value-type="float">
            <text:p>73636</text:p>
          </table:table-cell>
          <table:table-cell table:style-name="ce15" table:formula="of:=[.C118]-[.C117]" office:value-type="float" office:value="483" calcext:value-type="float">
            <text:p>483</text:p>
          </table:table-cell>
          <table:table-cell table:style-name="ce18" office:value-type="float" office:value="13.299" calcext:value-type="float">
            <text:p>13.299</text:p>
          </table:table-cell>
          <table:table-cell table:style-name="ce22" office:value-type="float" office:value="17.05" calcext:value-type="float">
            <text:p>17.05</text:p>
          </table:table-cell>
          <table:table-cell table:style-name="ce18" table:formula="of:=[.D118]/[.E118]" office:value-type="float" office:value="36.3185201894879" calcext:value-type="float">
            <text:p>36.319</text:p>
          </table:table-cell>
          <table:table-cell table:style-name="ce18" table:formula="of:=[.D118]/[.F118]" office:value-type="float" office:value="28.3284457478006" calcext:value-type="float">
            <text:p>28.328</text:p>
          </table:table-cell>
          <table:table-cell table:style-name="ce18" table:formula="of:=[.D118]/[.B118]" office:value-type="float" office:value="43.9090909090909" calcext:value-type="float">
            <text:p>43.909</text:p>
          </table:table-cell>
          <table:table-cell table:style-name="ce22" office:value-type="float" office:value="3.36" calcext:value-type="float">
            <text:p>3.36</text:p>
          </table:table-cell>
          <table:table-cell table:style-name="ce22" office:value-type="float" office:value="44.67" calcext:value-type="float">
            <text:p>44.6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3-27" calcext:value-type="date">
            <text:p>03/27/15</text:p>
          </table:table-cell>
          <table:table-cell table:style-name="ce11" table:formula="of:=[.A119]-[.A118]" office:value-type="float" office:value="11" calcext:value-type="float">
            <text:p>11</text:p>
          </table:table-cell>
          <table:table-cell table:style-name="ce15" office:value-type="float" office:value="74118" calcext:value-type="float">
            <text:p>74118</text:p>
          </table:table-cell>
          <table:table-cell table:style-name="ce15" table:formula="of:=[.C119]-[.C118]" office:value-type="float" office:value="482" calcext:value-type="float">
            <text:p>482</text:p>
          </table:table-cell>
          <table:table-cell table:style-name="ce18" office:value-type="float" office:value="13.191" calcext:value-type="float">
            <text:p>13.191</text:p>
          </table:table-cell>
          <table:table-cell table:style-name="ce22" office:value-type="float" office:value="16.7" calcext:value-type="float">
            <text:p>16.70</text:p>
          </table:table-cell>
          <table:table-cell table:style-name="ce18" table:formula="of:=[.D119]/[.E119]" office:value-type="float" office:value="36.5400651959669" calcext:value-type="float">
            <text:p>36.540</text:p>
          </table:table-cell>
          <table:table-cell table:style-name="ce18" table:formula="of:=[.D119]/[.F119]" office:value-type="float" office:value="28.8622754491018" calcext:value-type="float">
            <text:p>28.862</text:p>
          </table:table-cell>
          <table:table-cell table:style-name="ce18" table:formula="of:=[.D119]/[.B119]" office:value-type="float" office:value="43.8181818181818" calcext:value-type="float">
            <text:p>43.818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3.52" calcext:value-type="float">
            <text:p>43.5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4-10" calcext:value-type="date">
            <text:p>04/10/15</text:p>
          </table:table-cell>
          <table:table-cell table:style-name="ce11" table:formula="of:=[.A120]-[.A119]" office:value-type="float" office:value="14" calcext:value-type="float">
            <text:p>14</text:p>
          </table:table-cell>
          <table:table-cell table:style-name="ce15" office:value-type="float" office:value="74518" calcext:value-type="float">
            <text:p>74518</text:p>
          </table:table-cell>
          <table:table-cell table:style-name="ce15" table:formula="of:=[.C120]-[.C119]" office:value-type="float" office:value="400" calcext:value-type="float">
            <text:p>400</text:p>
          </table:table-cell>
          <table:table-cell table:style-name="ce18" office:value-type="float" office:value="10.487" calcext:value-type="float">
            <text:p>10.487</text:p>
          </table:table-cell>
          <table:table-cell table:style-name="ce22" office:value-type="float" office:value="13.8" calcext:value-type="float">
            <text:p>13.80</text:p>
          </table:table-cell>
          <table:table-cell table:style-name="ce18" table:formula="of:=[.D120]/[.E120]" office:value-type="float" office:value="38.1424620959283" calcext:value-type="float">
            <text:p>38.142</text:p>
          </table:table-cell>
          <table:table-cell table:style-name="ce18" table:formula="of:=[.D120]/[.F120]" office:value-type="float" office:value="28.9855072463768" calcext:value-type="float">
            <text:p>28.986</text:p>
          </table:table-cell>
          <table:table-cell table:style-name="ce18" table:formula="of:=[.D120]/[.B120]" office:value-type="float" office:value="28.5714285714286" calcext:value-type="float">
            <text:p>28.571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32.5" calcext:value-type="float">
            <text:p>32.50</text:p>
          </table:table-cell>
          <table:table-cell table:number-columns-repeated="53"/>
        </table:table-row>
        <table:table-row table:style-name="ro3">
          <table:table-cell table:style-name="ce7" table:formula="of:=(2*[.A120]+[.A123])/3" office:value-type="date" office:date-value="2015-04-20T08:00:00" calcext:value-type="date">
            <text:p>04/20/15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74877" calcext:value-type="float">
            <text:p>74877</text:p>
          </table:table-cell>
          <table:table-cell table:style-name="ce15" table:formula="of:=[.C121]-[.C120]" office:value-type="float" office:value="359" calcext:value-type="float">
            <text:p>359</text:p>
          </table:table-cell>
          <table:table-cell table:style-name="ce18" office:value-type="float" office:value="9.66" calcext:value-type="float">
            <text:p>9.660</text:p>
          </table:table-cell>
          <table:table-cell table:style-name="ce22" office:value-type="float" office:value="13" calcext:value-type="float">
            <text:p>13.00</text:p>
          </table:table-cell>
          <table:table-cell table:style-name="ce18" table:formula="of:=[.D121]/[.E121]" office:value-type="float" office:value="37.1635610766045" calcext:value-type="float">
            <text:p>37.164</text:p>
          </table:table-cell>
          <table:table-cell table:style-name="ce18" table:formula="of:=[.D121]/[.F121]" office:value-type="float" office:value="27.6153846153846" calcext:value-type="float">
            <text:p>27.615</text:p>
          </table:table-cell>
          <table:table-cell table:style-name="ce18" table:formula="of:=[.D121]/[.B121]" office:value-type="float" office:value="35.9" calcext:value-type="float">
            <text:p>35.900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table:formula="of:=[.J121]*[.E121]" office:value-type="float" office:value="29.946" calcext:value-type="float">
            <text:p>29.95</text:p>
          </table:table-cell>
          <table:table-cell table:number-columns-repeated="53"/>
        </table:table-row>
        <table:table-row table:style-name="ro3">
          <table:table-cell table:style-name="ce7" table:formula="of:=([.A120]+2*[.A123])/3" office:value-type="date" office:date-value="2015-04-30T16:00:00" calcext:value-type="date">
            <text:p>04/30/15</text:p>
          </table:table-cell>
          <table:table-cell table:style-name="ce11" office:value-type="float" office:value="10" calcext:value-type="float">
            <text:p>10</text:p>
          </table:table-cell>
          <table:table-cell table:style-name="ce15" office:value-type="float" office:value="75403" calcext:value-type="float">
            <text:p>75403</text:p>
          </table:table-cell>
          <table:table-cell table:style-name="ce15" table:formula="of:=[.C122]-[.C121]" office:value-type="float" office:value="526" calcext:value-type="float">
            <text:p>526</text:p>
          </table:table-cell>
          <table:table-cell table:style-name="ce18" office:value-type="float" office:value="13.5" calcext:value-type="float">
            <text:p>13.500</text:p>
          </table:table-cell>
          <table:table-cell table:style-name="ce22" office:value-type="float" office:value="14" calcext:value-type="float">
            <text:p>14.00</text:p>
          </table:table-cell>
          <table:table-cell table:style-name="ce18" table:formula="of:=[.D122]/[.E122]" office:value-type="float" office:value="38.962962962963" calcext:value-type="float">
            <text:p>38.963</text:p>
          </table:table-cell>
          <table:table-cell table:style-name="ce18" table:formula="of:=[.D122]/[.F122]" office:value-type="float" office:value="37.5714285714286" calcext:value-type="float">
            <text:p>37.571</text:p>
          </table:table-cell>
          <table:table-cell table:style-name="ce18" table:formula="of:=[.D122]/[.B122]" office:value-type="float" office:value="52.6" calcext:value-type="float">
            <text:p>52.600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table:formula="of:=[.J122]*[.E122]" office:value-type="float" office:value="41.58" calcext:value-type="float">
            <text:p>41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5-11" calcext:value-type="date">
            <text:p>05/11/15</text:p>
          </table:table-cell>
          <table:table-cell table:style-name="ce11" office:value-type="float" office:value="11" calcext:value-type="float">
            <text:p>11</text:p>
          </table:table-cell>
          <table:table-cell table:style-name="ce15" office:value-type="float" office:value="75929" calcext:value-type="float">
            <text:p>75929</text:p>
          </table:table-cell>
          <table:table-cell table:style-name="ce15" table:formula="of:=[.C123]-[.C122]" office:value-type="float" office:value="526" calcext:value-type="float">
            <text:p>526</text:p>
          </table:table-cell>
          <table:table-cell table:style-name="ce18" office:value-type="float" office:value="13.638" calcext:value-type="float">
            <text:p>13.638</text:p>
          </table:table-cell>
          <table:table-cell table:style-name="ce22" office:value-type="float" office:value="14.55" calcext:value-type="float">
            <text:p>14.55</text:p>
          </table:table-cell>
          <table:table-cell table:style-name="ce18" table:formula="of:=[.D123]/[.E123]" office:value-type="float" office:value="38.5687050887227" calcext:value-type="float">
            <text:p>38.569</text:p>
          </table:table-cell>
          <table:table-cell table:style-name="ce18" table:formula="of:=[.D123]/[.F123]" office:value-type="float" office:value="36.1512027491409" calcext:value-type="float">
            <text:p>36.151</text:p>
          </table:table-cell>
          <table:table-cell table:style-name="ce18" table:formula="of:=[.D123]/[.B123]" office:value-type="float" office:value="47.8181818181818" calcext:value-type="float">
            <text:p>47.818</text:p>
          </table:table-cell>
          <table:table-cell table:style-name="ce22" office:value-type="float" office:value="3.08" calcext:value-type="float">
            <text:p>3.08</text:p>
          </table:table-cell>
          <table:table-cell table:style-name="ce22" office:value-type="float" office:value="41.99" calcext:value-type="float">
            <text:p>41.9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5-24" calcext:value-type="date">
            <text:p>05/24/15</text:p>
          </table:table-cell>
          <table:table-cell table:style-name="ce11" table:formula="of:=[.A124]-[.A123]" office:value-type="float" office:value="13" calcext:value-type="float">
            <text:p>13</text:p>
          </table:table-cell>
          <table:table-cell table:style-name="ce15" office:value-type="float" office:value="76461" calcext:value-type="float">
            <text:p>76461</text:p>
          </table:table-cell>
          <table:table-cell table:style-name="ce15" table:formula="of:=[.C124]-[.C123]" office:value-type="float" office:value="532" calcext:value-type="float">
            <text:p>532</text:p>
          </table:table-cell>
          <table:table-cell table:style-name="ce18" office:value-type="float" office:value="13.576" calcext:value-type="float">
            <text:p>13.576</text:p>
          </table:table-cell>
          <table:table-cell table:style-name="ce22" office:value-type="float" office:value="20.67" calcext:value-type="float">
            <text:p>20.67</text:p>
          </table:table-cell>
          <table:table-cell table:style-name="ce18" table:formula="of:=[.D124]/[.E124]" office:value-type="float" office:value="39.1868002357101" calcext:value-type="float">
            <text:p>39.187</text:p>
          </table:table-cell>
          <table:table-cell table:style-name="ce18" table:formula="of:=[.D124]/[.F124]" office:value-type="float" office:value="25.7377842283503" calcext:value-type="float">
            <text:p>25.738</text:p>
          </table:table-cell>
          <table:table-cell table:style-name="ce18" table:formula="of:=[.D124]/[.B124]" office:value-type="float" office:value="40.9230769230769" calcext:value-type="float">
            <text:p>40.923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2.07" calcext:value-type="float">
            <text:p>42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6-06" calcext:value-type="date">
            <text:p>06/06/15</text:p>
          </table:table-cell>
          <table:table-cell table:style-name="ce11" table:formula="of:=[.A125]-[.A124]" office:value-type="float" office:value="13" calcext:value-type="float">
            <text:p>13</text:p>
          </table:table-cell>
          <table:table-cell table:style-name="ce15" office:value-type="float" office:value="76880" calcext:value-type="float">
            <text:p>76880</text:p>
          </table:table-cell>
          <table:table-cell table:style-name="ce15" table:formula="of:=[.C125]-[.C124]" office:value-type="float" office:value="419" calcext:value-type="float">
            <text:p>419</text:p>
          </table:table-cell>
          <table:table-cell table:style-name="ce18" office:value-type="float" office:value="10.396" calcext:value-type="float">
            <text:p>10.396</text:p>
          </table:table-cell>
          <table:table-cell table:style-name="ce22" office:value-type="float" office:value="15.53" calcext:value-type="float">
            <text:p>15.53</text:p>
          </table:table-cell>
          <table:table-cell table:style-name="ce18" table:formula="of:=[.D125]/[.E125]" office:value-type="float" office:value="40.3039630627164" calcext:value-type="float">
            <text:p>40.304</text:p>
          </table:table-cell>
          <table:table-cell table:style-name="ce18" table:formula="of:=[.D125]/[.F125]" office:value-type="float" office:value="26.9800386349002" calcext:value-type="float">
            <text:p>26.980</text:p>
          </table:table-cell>
          <table:table-cell table:style-name="ce18" table:formula="of:=[.D125]/[.B125]" office:value-type="float" office:value="32.2307692307692" calcext:value-type="float">
            <text:p>32.231</text:p>
          </table:table-cell>
          <table:table-cell table:style-name="ce22" office:value-type="float" office:value="3.06" calcext:value-type="float">
            <text:p>3.06</text:p>
          </table:table-cell>
          <table:table-cell table:style-name="ce22" office:value-type="float" office:value="31.8" calcext:value-type="float">
            <text:p>31.8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7-03" calcext:value-type="date">
            <text:p>07/03/15</text:p>
          </table:table-cell>
          <table:table-cell table:style-name="ce11" table:formula="of:=[.A126]-[.A125]" office:value-type="float" office:value="27" calcext:value-type="float">
            <text:p>27</text:p>
          </table:table-cell>
          <table:table-cell table:style-name="ce15" office:value-type="float" office:value="77419" calcext:value-type="float">
            <text:p>77419</text:p>
          </table:table-cell>
          <table:table-cell table:style-name="ce15" table:formula="of:=[.C126]-[.C125]" office:value-type="float" office:value="539" calcext:value-type="float">
            <text:p>539</text:p>
          </table:table-cell>
          <table:table-cell table:style-name="ce18" office:value-type="float" office:value="13.629" calcext:value-type="float">
            <text:p>13.629</text:p>
          </table:table-cell>
          <table:table-cell table:style-name="ce22" office:value-type="float" office:value="19.15" calcext:value-type="float">
            <text:p>19.15</text:p>
          </table:table-cell>
          <table:table-cell table:style-name="ce18" table:formula="of:=[.D126]/[.E126]" office:value-type="float" office:value="39.5480225988701" calcext:value-type="float">
            <text:p>39.548</text:p>
          </table:table-cell>
          <table:table-cell table:style-name="ce18" table:formula="of:=[.D126]/[.F126]" office:value-type="float" office:value="28.1462140992167" calcext:value-type="float">
            <text:p>28.146</text:p>
          </table:table-cell>
          <table:table-cell table:style-name="ce18" table:formula="of:=[.D126]/[.B126]" office:value-type="float" office:value="19.962962962963" calcext:value-type="float">
            <text:p>19.963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2.24" calcext:value-type="float">
            <text:p>42.24</text:p>
          </table:table-cell>
          <table:table-cell table:number-columns-repeated="53"/>
        </table:table-row>
        <table:table-row table:style-name="ro3">
          <table:table-cell table:style-name="ce7" table:formula="of:=([.A126]+[.A128])/2" office:value-type="date" office:date-value="2015-08-02" calcext:value-type="date">
            <text:p>08/02/15</text:p>
          </table:table-cell>
          <table:table-cell table:style-name="ce11" table:formula="of:=[.A127]-[.A126]" office:value-type="float" office:value="30" calcext:value-type="float">
            <text:p>30</text:p>
          </table:table-cell>
          <table:table-cell table:style-name="ce15" office:value-type="float" office:value="77915" calcext:value-type="float">
            <text:p>77915</text:p>
          </table:table-cell>
          <table:table-cell table:style-name="ce15" table:formula="of:=[.C127]-[.C126]" office:value-type="float" office:value="496" calcext:value-type="float">
            <text:p>496</text:p>
          </table:table-cell>
          <table:table-cell table:style-name="ce18" office:value-type="float" office:value="13.546" calcext:value-type="float">
            <text:p>13.546</text:p>
          </table:table-cell>
          <table:table-cell table:style-name="ce22" office:value-type="float" office:value="18.38" calcext:value-type="float">
            <text:p>18.38</text:p>
          </table:table-cell>
          <table:table-cell table:style-name="ce18" table:formula="of:=[.D127]/[.E127]" office:value-type="float" office:value="36.6159751956297" calcext:value-type="float">
            <text:p>36.616</text:p>
          </table:table-cell>
          <table:table-cell table:style-name="ce18" table:formula="of:=[.D127]/[.F127]" office:value-type="float" office:value="26.9858541893362" calcext:value-type="float">
            <text:p>26.986</text:p>
          </table:table-cell>
          <table:table-cell table:style-name="ce18" table:formula="of:=[.D127]/[.B127]" office:value-type="float" office:value="16.5333333333333" calcext:value-type="float">
            <text:p>16.533</text:p>
          </table:table-cell>
          <table:table-cell table:style-name="ce22" table:formula="of:=([.J126]+[.J128])/2" office:value-type="float" office:value="2.845" calcext:value-type="float">
            <text:p>2.85</text:p>
          </table:table-cell>
          <table:table-cell table:style-name="ce22" table:formula="of:=[.J127]*[.E127]" office:value-type="float" office:value="38.53837" calcext:value-type="float">
            <text:p>38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9-01" calcext:value-type="date">
            <text:p>09/01/15</text:p>
          </table:table-cell>
          <table:table-cell table:style-name="ce11" table:formula="of:=[.A128]-[.A127]" office:value-type="float" office:value="30" calcext:value-type="float">
            <text:p>30</text:p>
          </table:table-cell>
          <table:table-cell table:style-name="ce15" office:value-type="float" office:value="78416" calcext:value-type="float">
            <text:p>78416</text:p>
          </table:table-cell>
          <table:table-cell table:style-name="ce15" table:formula="of:=[.C128]-[.C127]" office:value-type="float" office:value="501" calcext:value-type="float">
            <text:p>501</text:p>
          </table:table-cell>
          <table:table-cell table:style-name="ce18" office:value-type="float" office:value="13.201" calcext:value-type="float">
            <text:p>13.201</text:p>
          </table:table-cell>
          <table:table-cell table:style-name="ce22" office:value-type="float" office:value="18.55" calcext:value-type="float">
            <text:p>18.55</text:p>
          </table:table-cell>
          <table:table-cell table:style-name="ce18" table:formula="of:=[.D128]/[.E128]" office:value-type="float" office:value="37.9516703280055" calcext:value-type="float">
            <text:p>37.952</text:p>
          </table:table-cell>
          <table:table-cell table:style-name="ce18" table:formula="of:=[.D128]/[.F128]" office:value-type="float" office:value="27.0080862533693" calcext:value-type="float">
            <text:p>27.008</text:p>
          </table:table-cell>
          <table:table-cell table:style-name="ce18" table:formula="of:=[.D128]/[.B128]" office:value-type="float" office:value="16.7" calcext:value-type="float">
            <text:p>16.700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4.19" calcext:value-type="float">
            <text:p>34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09-21" calcext:value-type="date">
            <text:p>09/21/15</text:p>
          </table:table-cell>
          <table:table-cell table:style-name="ce11" table:formula="of:=[.A129]-[.A128]" office:value-type="float" office:value="20" calcext:value-type="float">
            <text:p>20</text:p>
          </table:table-cell>
          <table:table-cell table:style-name="ce15" office:value-type="float" office:value="78921" calcext:value-type="float">
            <text:p>78921</text:p>
          </table:table-cell>
          <table:table-cell table:style-name="ce15" table:formula="of:=[.C129]-[.C128]" office:value-type="float" office:value="505" calcext:value-type="float">
            <text:p>505</text:p>
          </table:table-cell>
          <table:table-cell table:style-name="ce18" office:value-type="float" office:value="13.096" calcext:value-type="float">
            <text:p>13.096</text:p>
          </table:table-cell>
          <table:table-cell table:style-name="ce22" office:value-type="float" office:value="18.32" calcext:value-type="float">
            <text:p>18.32</text:p>
          </table:table-cell>
          <table:table-cell table:style-name="ce18" table:formula="of:=[.D129]/[.E129]" office:value-type="float" office:value="38.5613927916921" calcext:value-type="float">
            <text:p>38.561</text:p>
          </table:table-cell>
          <table:table-cell table:style-name="ce18" table:formula="of:=[.D129]/[.F129]" office:value-type="float" office:value="27.5655021834061" calcext:value-type="float">
            <text:p>27.566</text:p>
          </table:table-cell>
          <table:table-cell table:style-name="ce18" table:formula="of:=[.D129]/[.B129]" office:value-type="float" office:value="25.25" calcext:value-type="float">
            <text:p>25.250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92" calcext:value-type="float">
            <text:p>33.9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0-06" calcext:value-type="date">
            <text:p>10/06/15</text:p>
          </table:table-cell>
          <table:table-cell table:style-name="ce11" table:formula="of:=[.A130]-[.A129]" office:value-type="float" office:value="15" calcext:value-type="float">
            <text:p>15</text:p>
          </table:table-cell>
          <table:table-cell table:style-name="ce15" office:value-type="float" office:value="79403" calcext:value-type="float">
            <text:p>79403</text:p>
          </table:table-cell>
          <table:table-cell table:style-name="ce15" table:formula="of:=[.C130]-[.C129]" office:value-type="float" office:value="482" calcext:value-type="float">
            <text:p>482</text:p>
          </table:table-cell>
          <table:table-cell table:style-name="ce18" office:value-type="float" office:value="12.987" calcext:value-type="float">
            <text:p>12.987</text:p>
          </table:table-cell>
          <table:table-cell table:style-name="ce22" office:value-type="float" office:value="18.2" calcext:value-type="float">
            <text:p>18.20</text:p>
          </table:table-cell>
          <table:table-cell table:style-name="ce18" table:formula="of:=[.D130]/[.E130]" office:value-type="float" office:value="37.1140371140371" calcext:value-type="float">
            <text:p>37.114</text:p>
          </table:table-cell>
          <table:table-cell table:style-name="ce18" table:formula="of:=[.D130]/[.F130]" office:value-type="float" office:value="26.4835164835165" calcext:value-type="float">
            <text:p>26.484</text:p>
          </table:table-cell>
          <table:table-cell table:style-name="ce18" table:formula="of:=[.D130]/[.B130]" office:value-type="float" office:value="32.1333333333333" calcext:value-type="float">
            <text:p>32.133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64" calcext:value-type="float">
            <text:p>33.6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0-19" calcext:value-type="date">
            <text:p>10/19/15</text:p>
          </table:table-cell>
          <table:table-cell table:style-name="ce11" table:formula="of:=[.A131]-[.A130]" office:value-type="float" office:value="13" calcext:value-type="float">
            <text:p>13</text:p>
          </table:table-cell>
          <table:table-cell table:style-name="ce15" office:value-type="float" office:value="79893" calcext:value-type="float">
            <text:p>79893</text:p>
          </table:table-cell>
          <table:table-cell table:style-name="ce15" table:formula="of:=[.C131]-[.C130]" office:value-type="float" office:value="490" calcext:value-type="float">
            <text:p>490</text:p>
          </table:table-cell>
          <table:table-cell table:style-name="ce18" office:value-type="float" office:value="12.917" calcext:value-type="float">
            <text:p>12.917</text:p>
          </table:table-cell>
          <table:table-cell table:style-name="ce22" office:value-type="float" office:value="17.67" calcext:value-type="float">
            <text:p>17.67</text:p>
          </table:table-cell>
          <table:table-cell table:style-name="ce18" table:formula="of:=[.D131]/[.E131]" office:value-type="float" office:value="37.9345049160022" calcext:value-type="float">
            <text:p>37.935</text:p>
          </table:table-cell>
          <table:table-cell table:style-name="ce18" table:formula="of:=[.D131]/[.F131]" office:value-type="float" office:value="27.7306168647425" calcext:value-type="float">
            <text:p>27.731</text:p>
          </table:table-cell>
          <table:table-cell table:style-name="ce18" table:formula="of:=[.D131]/[.B131]" office:value-type="float" office:value="37.6923076923077" calcext:value-type="float">
            <text:p>37.692</text:p>
          </table:table-cell>
          <table:table-cell table:style-name="ce22" office:value-type="float" office:value="2.59" calcext:value-type="float">
            <text:p>2.59</text:p>
          </table:table-cell>
          <table:table-cell table:style-name="ce22" office:value-type="float" office:value="33.46" calcext:value-type="float">
            <text:p>33.4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1-05" calcext:value-type="date">
            <text:p>11/05/15</text:p>
          </table:table-cell>
          <table:table-cell table:style-name="ce11" table:formula="of:=[.A132]-[.A131]" office:value-type="float" office:value="17" calcext:value-type="float">
            <text:p>17</text:p>
          </table:table-cell>
          <table:table-cell table:style-name="ce15" office:value-type="float" office:value="80409" calcext:value-type="float">
            <text:p>80409</text:p>
          </table:table-cell>
          <table:table-cell table:style-name="ce15" table:formula="of:=[.C132]-[.C131]" office:value-type="float" office:value="516" calcext:value-type="float">
            <text:p>516</text:p>
          </table:table-cell>
          <table:table-cell table:style-name="ce18" office:value-type="float" office:value="13.788" calcext:value-type="float">
            <text:p>13.788</text:p>
          </table:table-cell>
          <table:table-cell table:style-name="ce22" office:value-type="float" office:value="19.08" calcext:value-type="float">
            <text:p>19.08</text:p>
          </table:table-cell>
          <table:table-cell table:style-name="ce18" table:formula="of:=[.D132]/[.E132]" office:value-type="float" office:value="37.4238468233246" calcext:value-type="float">
            <text:p>37.424</text:p>
          </table:table-cell>
          <table:table-cell table:style-name="ce18" table:formula="of:=[.D132]/[.F132]" office:value-type="float" office:value="27.0440251572327" calcext:value-type="float">
            <text:p>27.044</text:p>
          </table:table-cell>
          <table:table-cell table:style-name="ce18" table:formula="of:=[.D132]/[.B132]" office:value-type="float" office:value="30.3529411764706" calcext:value-type="float">
            <text:p>30.353</text:p>
          </table:table-cell>
          <table:table-cell table:style-name="ce22" office:value-type="float" office:value="2.7" calcext:value-type="float">
            <text:p>2.70</text:p>
          </table:table-cell>
          <table:table-cell table:style-name="ce22" office:value-type="float" office:value="37.21" calcext:value-type="float">
            <text:p>37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1-25" calcext:value-type="date">
            <text:p>11/25/15</text:p>
          </table:table-cell>
          <table:table-cell table:style-name="ce11" table:formula="of:=[.A133]-[.A132]" office:value-type="float" office:value="20" calcext:value-type="float">
            <text:p>20</text:p>
          </table:table-cell>
          <table:table-cell table:style-name="ce15" office:value-type="float" office:value="80911" calcext:value-type="float">
            <text:p>80911</text:p>
          </table:table-cell>
          <table:table-cell table:style-name="ce15" table:formula="of:=[.C133]-[.C132]" office:value-type="float" office:value="502" calcext:value-type="float">
            <text:p>502</text:p>
          </table:table-cell>
          <table:table-cell table:style-name="ce18" office:value-type="float" office:value="13.66" calcext:value-type="float">
            <text:p>13.660</text:p>
          </table:table-cell>
          <table:table-cell table:style-name="ce22" office:value-type="float" office:value="18.83" calcext:value-type="float">
            <text:p>18.83</text:p>
          </table:table-cell>
          <table:table-cell table:style-name="ce18" table:formula="of:=[.D133]/[.E133]" office:value-type="float" office:value="36.7496339677892" calcext:value-type="float">
            <text:p>36.750</text:p>
          </table:table-cell>
          <table:table-cell table:style-name="ce18" table:formula="of:=[.D133]/[.F133]" office:value-type="float" office:value="26.6595857673925" calcext:value-type="float">
            <text:p>26.660</text:p>
          </table:table-cell>
          <table:table-cell table:style-name="ce18" table:formula="of:=[.D133]/[.B133]" office:value-type="float" office:value="25.1" calcext:value-type="float">
            <text:p>25.100</text:p>
          </table:table-cell>
          <table:table-cell table:style-name="ce22" office:value-type="float" office:value="2.6" calcext:value-type="float">
            <text:p>2.60</text:p>
          </table:table-cell>
          <table:table-cell table:style-name="ce22" office:value-type="float" office:value="35.5" calcext:value-type="float">
            <text:p>35.5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5-12-08" calcext:value-type="date">
            <text:p>12/08/15</text:p>
          </table:table-cell>
          <table:table-cell table:style-name="ce11" table:formula="of:=[.A134]-[.A133]" office:value-type="float" office:value="13" calcext:value-type="float">
            <text:p>13</text:p>
          </table:table-cell>
          <table:table-cell table:style-name="ce15" office:value-type="float" office:value="81351" calcext:value-type="float">
            <text:p>81351</text:p>
          </table:table-cell>
          <table:table-cell table:style-name="ce15" table:formula="of:=[.C134]-[.C133]" office:value-type="float" office:value="440" calcext:value-type="float">
            <text:p>440</text:p>
          </table:table-cell>
          <table:table-cell table:style-name="ce18" office:value-type="float" office:value="11.606" calcext:value-type="float">
            <text:p>11.606</text:p>
          </table:table-cell>
          <table:table-cell table:style-name="ce22" office:value-type="float" office:value="13.4" calcext:value-type="float">
            <text:p>13.40</text:p>
          </table:table-cell>
          <table:table-cell table:style-name="ce18" table:formula="of:=[.D134]/[.E134]" office:value-type="float" office:value="37.9114251249354" calcext:value-type="float">
            <text:p>37.911</text:p>
          </table:table-cell>
          <table:table-cell table:style-name="ce18" table:formula="of:=[.D134]/[.F134]" office:value-type="float" office:value="32.8358208955224" calcext:value-type="float">
            <text:p>32.836</text:p>
          </table:table-cell>
          <table:table-cell table:style-name="ce18" table:formula="of:=[.D134]/[.B134]" office:value-type="float" office:value="33.8461538461538" calcext:value-type="float">
            <text:p>33.846</text:p>
          </table:table-cell>
          <table:table-cell table:style-name="ce22" office:value-type="float" office:value="2.6" calcext:value-type="float">
            <text:p>2.60</text:p>
          </table:table-cell>
          <table:table-cell table:style-name="ce22" office:value-type="float" office:value="30.16" calcext:value-type="float">
            <text:p>30.1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07" calcext:value-type="date">
            <text:p>01/07/16</text:p>
          </table:table-cell>
          <table:table-cell table:style-name="ce11" table:formula="of:=[.A135]-[.A134]" office:value-type="float" office:value="30" calcext:value-type="float">
            <text:p>30</text:p>
          </table:table-cell>
          <table:table-cell table:style-name="ce15" office:value-type="float" office:value="81783" calcext:value-type="float">
            <text:p>81783</text:p>
          </table:table-cell>
          <table:table-cell table:style-name="ce15" table:formula="of:=[.C135]-[.C134]" office:value-type="float" office:value="432" calcext:value-type="float">
            <text:p>432</text:p>
          </table:table-cell>
          <table:table-cell table:style-name="ce18" office:value-type="float" office:value="11.97" calcext:value-type="float">
            <text:p>11.970</text:p>
          </table:table-cell>
          <table:table-cell table:style-name="ce22" office:value-type="float" office:value="18.4" calcext:value-type="float">
            <text:p>18.40</text:p>
          </table:table-cell>
          <table:table-cell table:style-name="ce18" table:formula="of:=[.D135]/[.E135]" office:value-type="float" office:value="36.0902255639098" calcext:value-type="float">
            <text:p>36.090</text:p>
          </table:table-cell>
          <table:table-cell table:style-name="ce18" table:formula="of:=[.D135]/[.F135]" office:value-type="float" office:value="23.4782608695652" calcext:value-type="float">
            <text:p>23.478</text:p>
          </table:table-cell>
          <table:table-cell table:style-name="ce18" table:formula="of:=[.D135]/[.B135]" office:value-type="float" office:value="14.4" calcext:value-type="float">
            <text:p>14.4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8.61" calcext:value-type="float">
            <text:p>28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13" calcext:value-type="date">
            <text:p>01/13/16</text:p>
          </table:table-cell>
          <table:table-cell table:style-name="ce11" table:formula="of:=[.A136]-[.A135]" office:value-type="float" office:value="6" calcext:value-type="float">
            <text:p>6</text:p>
          </table:table-cell>
          <table:table-cell table:style-name="ce15" office:value-type="float" office:value="82275" calcext:value-type="float">
            <text:p>82275</text:p>
          </table:table-cell>
          <table:table-cell table:style-name="ce15" table:formula="of:=[.C136]-[.C135]" office:value-type="float" office:value="492" calcext:value-type="float">
            <text:p>492</text:p>
          </table:table-cell>
          <table:table-cell table:style-name="ce18" office:value-type="float" office:value="13.34" calcext:value-type="float">
            <text:p>13.340</text:p>
          </table:table-cell>
          <table:table-cell table:style-name="ce22" office:value-type="float" office:value="13.75" calcext:value-type="float">
            <text:p>13.75</text:p>
          </table:table-cell>
          <table:table-cell table:style-name="ce18" table:formula="of:=[.D136]/[.E136]" office:value-type="float" office:value="36.8815592203898" calcext:value-type="float">
            <text:p>36.882</text:p>
          </table:table-cell>
          <table:table-cell table:style-name="ce18" table:formula="of:=[.D136]/[.F136]" office:value-type="float" office:value="35.7818181818182" calcext:value-type="float">
            <text:p>35.782</text:p>
          </table:table-cell>
          <table:table-cell table:style-name="ce18" table:formula="of:=[.D136]/[.B136]" office:value-type="float" office:value="82" calcext:value-type="float">
            <text:p>82.0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31.88" calcext:value-type="float">
            <text:p>31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1-29" calcext:value-type="date">
            <text:p>01/29/16</text:p>
          </table:table-cell>
          <table:table-cell table:style-name="ce11" table:formula="of:=[.A137]-[.A136]" office:value-type="float" office:value="16" calcext:value-type="float">
            <text:p>16</text:p>
          </table:table-cell>
          <table:table-cell table:style-name="ce15" office:value-type="float" office:value="82748" calcext:value-type="float">
            <text:p>82748</text:p>
          </table:table-cell>
          <table:table-cell table:style-name="ce15" table:formula="of:=[.C137]-[.C136]" office:value-type="float" office:value="473" calcext:value-type="float">
            <text:p>473</text:p>
          </table:table-cell>
          <table:table-cell table:style-name="ce18" office:value-type="float" office:value="13.691" calcext:value-type="float">
            <text:p>13.691</text:p>
          </table:table-cell>
          <table:table-cell table:style-name="ce22" office:value-type="float" office:value="17.43" calcext:value-type="float">
            <text:p>17.43</text:p>
          </table:table-cell>
          <table:table-cell table:style-name="ce18" table:formula="of:=[.D137]/[.E137]" office:value-type="float" office:value="34.548243371558" calcext:value-type="float">
            <text:p>34.548</text:p>
          </table:table-cell>
          <table:table-cell table:style-name="ce18" table:formula="of:=[.D137]/[.F137]" office:value-type="float" office:value="27.1371199082042" calcext:value-type="float">
            <text:p>27.137</text:p>
          </table:table-cell>
          <table:table-cell table:style-name="ce18" table:formula="of:=[.D137]/[.B137]" office:value-type="float" office:value="29.5625" calcext:value-type="float">
            <text:p>29.563</text:p>
          </table:table-cell>
          <table:table-cell table:style-name="ce22" office:value-type="float" office:value="2.36" calcext:value-type="float">
            <text:p>2.36</text:p>
          </table:table-cell>
          <table:table-cell table:style-name="ce22" office:value-type="float" office:value="32.3" calcext:value-type="float">
            <text:p>32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2-12" calcext:value-type="date">
            <text:p>02/12/16</text:p>
          </table:table-cell>
          <table:table-cell table:style-name="ce11" table:formula="of:=[.A138]-[.A137]" office:value-type="float" office:value="14" calcext:value-type="float">
            <text:p>14</text:p>
          </table:table-cell>
          <table:table-cell table:style-name="ce15" office:value-type="float" office:value="83190" calcext:value-type="float">
            <text:p>83190</text:p>
          </table:table-cell>
          <table:table-cell table:style-name="ce15" table:formula="of:=[.C138]-[.C137]" office:value-type="float" office:value="442" calcext:value-type="float">
            <text:p>442</text:p>
          </table:table-cell>
          <table:table-cell table:style-name="ce18" office:value-type="float" office:value="12.11" calcext:value-type="float">
            <text:p>12.110</text:p>
          </table:table-cell>
          <table:table-cell table:style-name="ce22" office:value-type="float" office:value="16" calcext:value-type="float">
            <text:p>16.00</text:p>
          </table:table-cell>
          <table:table-cell table:style-name="ce18" table:formula="of:=[.D138]/[.E138]" office:value-type="float" office:value="36.4987613542527" calcext:value-type="float">
            <text:p>36.499</text:p>
          </table:table-cell>
          <table:table-cell table:style-name="ce18" table:formula="of:=[.D138]/[.F138]" office:value-type="float" office:value="27.625" calcext:value-type="float">
            <text:p>27.625</text:p>
          </table:table-cell>
          <table:table-cell table:style-name="ce18" table:formula="of:=[.D138]/[.B138]" office:value-type="float" office:value="31.5714285714286" calcext:value-type="float">
            <text:p>31.571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27.84" calcext:value-type="float">
            <text:p>27.8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3-02" calcext:value-type="date">
            <text:p>03/02/16</text:p>
          </table:table-cell>
          <table:table-cell table:style-name="ce11" table:formula="of:=[.A139]-[.A138]" office:value-type="float" office:value="19" calcext:value-type="float">
            <text:p>19</text:p>
          </table:table-cell>
          <table:table-cell table:style-name="ce15" office:value-type="float" office:value="83687" calcext:value-type="float">
            <text:p>83687</text:p>
          </table:table-cell>
          <table:table-cell table:style-name="ce15" table:formula="of:=[.C139]-[.C138]" office:value-type="float" office:value="497" calcext:value-type="float">
            <text:p>497</text:p>
          </table:table-cell>
          <table:table-cell table:style-name="ce18" office:value-type="float" office:value="13.592" calcext:value-type="float">
            <text:p>13.592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39]/[.E139]" office:value-type="float" office:value="36.5656268393172" calcext:value-type="float">
            <text:p>36.566</text:p>
          </table:table-cell>
          <table:table-cell table:style-name="ce18" table:formula="of:=[.D139]/[.F139]" office:value-type="float" office:value="28.7615740740741" calcext:value-type="float">
            <text:p>28.762</text:p>
          </table:table-cell>
          <table:table-cell table:style-name="ce18" table:formula="of:=[.D139]/[.B139]" office:value-type="float" office:value="26.1578947368421" calcext:value-type="float">
            <text:p>26.158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31.25" calcext:value-type="float">
            <text:p>31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3-13" calcext:value-type="date">
            <text:p>03/13/16</text:p>
          </table:table-cell>
          <table:table-cell table:style-name="ce11" table:formula="of:=[.A140]-[.A139]" office:value-type="float" office:value="11" calcext:value-type="float">
            <text:p>11</text:p>
          </table:table-cell>
          <table:table-cell table:style-name="ce15" office:value-type="float" office:value="84187" calcext:value-type="float">
            <text:p>84187</text:p>
          </table:table-cell>
          <table:table-cell table:style-name="ce15" table:formula="of:=[.C140]-[.C139]" office:value-type="float" office:value="500" calcext:value-type="float">
            <text:p>500</text:p>
          </table:table-cell>
          <table:table-cell table:style-name="ce18" office:value-type="float" office:value="13.549" calcext:value-type="float">
            <text:p>13.549</text:p>
          </table:table-cell>
          <table:table-cell table:style-name="ce22" office:value-type="float" office:value="17.67" calcext:value-type="float">
            <text:p>17.67</text:p>
          </table:table-cell>
          <table:table-cell table:style-name="ce18" table:formula="of:=[.D140]/[.E140]" office:value-type="float" office:value="36.9030924791498" calcext:value-type="float">
            <text:p>36.903</text:p>
          </table:table-cell>
          <table:table-cell table:style-name="ce18" table:formula="of:=[.D140]/[.F140]" office:value-type="float" office:value="28.2965478211658" calcext:value-type="float">
            <text:p>28.297</text:p>
          </table:table-cell>
          <table:table-cell table:style-name="ce18" table:formula="of:=[.D140]/[.B140]" office:value-type="float" office:value="45.4545454545455" calcext:value-type="float">
            <text:p>45.455</text:p>
          </table:table-cell>
          <table:table-cell table:style-name="ce22" office:value-type="float" office:value="2.3" calcext:value-type="float">
            <text:p>2.30</text:p>
          </table:table-cell>
          <table:table-cell table:style-name="ce22" office:value-type="float" office:value="31.15" calcext:value-type="float">
            <text:p>31.15</text:p>
          </table:table-cell>
          <table:table-cell table:number-columns-repeated="53"/>
        </table:table-row>
        <table:table-row table:style-name="ro3">
          <table:table-cell table:style-name="ce8" office:value-type="date" office:date-value="2016-04-18" calcext:value-type="date">
            <text:p>04/18/16</text:p>
          </table:table-cell>
          <table:table-cell table:style-name="ce12" office:value-type="float" office:value="36" calcext:value-type="float">
            <text:p>36</text:p>
          </table:table-cell>
          <table:table-cell table:style-name="ce16" office:value-type="float" office:value="84996" calcext:value-type="float">
            <text:p>84996</text:p>
          </table:table-cell>
          <table:table-cell table:style-name="ce16" office:value-type="float" office:value="809" calcext:value-type="float">
            <text:p>809</text:p>
          </table:table-cell>
          <table:table-cell table:style-name="ce19" office:value-type="float" office:value="22.312" calcext:value-type="float">
            <text:p>22.312</text:p>
          </table:table-cell>
          <table:table-cell table:style-name="ce23" office:value-type="float" office:value="30.55" calcext:value-type="float">
            <text:p>30.55</text:p>
          </table:table-cell>
          <table:table-cell table:style-name="ce19" office:value-type="float" office:value="36.2585155969882" calcext:value-type="float">
            <text:p>36.259</text:p>
          </table:table-cell>
          <table:table-cell table:style-name="ce19" office:value-type="float" office:value="26.481178396072" calcext:value-type="float">
            <text:p>26.481</text:p>
          </table:table-cell>
          <table:table-cell table:style-name="ce19" office:value-type="float" office:value="22.4722222222222" calcext:value-type="float">
            <text:p>22.472</text:p>
          </table:table-cell>
          <table:table-cell table:style-name="ce23" office:value-type="float" office:value="2.43321979204016" calcext:value-type="float">
            <text:p>2.43</text:p>
          </table:table-cell>
          <table:table-cell table:style-name="ce23" office:value-type="float" office:value="54.29" calcext:value-type="float">
            <text:p>54.29</text:p>
          </table:table-cell>
          <table:table-cell table:style-name="ce29" table:number-columns-repeated="53"/>
        </table:table-row>
        <table:table-row table:style-name="ro3">
          <table:table-cell table:style-name="ce7" office:value-type="date" office:date-value="2016-04-30" calcext:value-type="date">
            <text:p>04/30/16</text:p>
          </table:table-cell>
          <table:table-cell table:style-name="ce11" table:formula="of:=[.A142]-[.A141]" office:value-type="float" office:value="12" calcext:value-type="float">
            <text:p>12</text:p>
          </table:table-cell>
          <table:table-cell table:style-name="ce15" office:value-type="float" office:value="85513" calcext:value-type="float">
            <text:p>85513</text:p>
          </table:table-cell>
          <table:table-cell table:style-name="ce15" table:formula="of:=[.C142]-[.C141]" office:value-type="float" office:value="517" calcext:value-type="float">
            <text:p>517</text:p>
          </table:table-cell>
          <table:table-cell table:style-name="ce18" office:value-type="float" office:value="13.468" calcext:value-type="float">
            <text:p>13.468</text:p>
          </table:table-cell>
          <table:table-cell table:style-name="ce22" office:value-type="float" office:value="17" calcext:value-type="float">
            <text:p>17.00</text:p>
          </table:table-cell>
          <table:table-cell table:style-name="ce18" table:formula="of:=[.D142]/[.E142]" office:value-type="float" office:value="38.3872883872884" calcext:value-type="float">
            <text:p>38.387</text:p>
          </table:table-cell>
          <table:table-cell table:style-name="ce18" table:formula="of:=[.D142]/[.F142]" office:value-type="float" office:value="30.4117647058824" calcext:value-type="float">
            <text:p>30.412</text:p>
          </table:table-cell>
          <table:table-cell table:style-name="ce18" table:formula="of:=[.D142]/[.B142]" office:value-type="float" office:value="43.0833333333333" calcext:value-type="float">
            <text:p>43.083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32.31" calcext:value-type="float">
            <text:p>32.3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5-09" calcext:value-type="date">
            <text:p>05/09/16</text:p>
          </table:table-cell>
          <table:table-cell table:style-name="ce11" table:formula="of:=[.A143]-[.A142]" office:value-type="float" office:value="9" calcext:value-type="float">
            <text:p>9</text:p>
          </table:table-cell>
          <table:table-cell table:style-name="ce15" office:value-type="float" office:value="85911" calcext:value-type="float">
            <text:p>85911</text:p>
          </table:table-cell>
          <table:table-cell table:style-name="ce15" table:formula="of:=[.C143]-[.C142]" office:value-type="float" office:value="398" calcext:value-type="float">
            <text:p>398</text:p>
          </table:table-cell>
          <table:table-cell table:style-name="ce18" office:value-type="float" office:value="10.934" calcext:value-type="float">
            <text:p>10.934</text:p>
          </table:table-cell>
          <table:table-cell table:style-name="ce22" office:value-type="float" office:value="13.27" calcext:value-type="float">
            <text:p>13.27</text:p>
          </table:table-cell>
          <table:table-cell table:style-name="ce18" table:formula="of:=[.D143]/[.E143]" office:value-type="float" office:value="36.400219498811" calcext:value-type="float">
            <text:p>36.400</text:p>
          </table:table-cell>
          <table:table-cell table:style-name="ce18" table:formula="of:=[.D143]/[.F143]" office:value-type="float" office:value="29.9924642049736" calcext:value-type="float">
            <text:p>29.992</text:p>
          </table:table-cell>
          <table:table-cell table:style-name="ce18" table:formula="of:=[.D143]/[.B143]" office:value-type="float" office:value="44.2222222222222" calcext:value-type="float">
            <text:p>44.222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6.23" calcext:value-type="float">
            <text:p>26.2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5-25" calcext:value-type="date">
            <text:p>05/25/16</text:p>
          </table:table-cell>
          <table:table-cell table:style-name="ce11" table:formula="of:=[.A144]-[.A143]" office:value-type="float" office:value="16" calcext:value-type="float">
            <text:p>16</text:p>
          </table:table-cell>
          <table:table-cell table:style-name="ce15" office:value-type="float" office:value="86422" calcext:value-type="float">
            <text:p>86422</text:p>
          </table:table-cell>
          <table:table-cell table:style-name="ce15" table:formula="of:=[.C144]-[.C143]" office:value-type="float" office:value="511" calcext:value-type="float">
            <text:p>511</text:p>
          </table:table-cell>
          <table:table-cell table:style-name="ce18" office:value-type="float" office:value="13.73" calcext:value-type="float">
            <text:p>13.730</text:p>
          </table:table-cell>
          <table:table-cell table:style-name="ce22" office:value-type="float" office:value="19.32" calcext:value-type="float">
            <text:p>19.32</text:p>
          </table:table-cell>
          <table:table-cell table:style-name="ce18" table:formula="of:=[.D144]/[.E144]" office:value-type="float" office:value="37.2177713037145" calcext:value-type="float">
            <text:p>37.218</text:p>
          </table:table-cell>
          <table:table-cell table:style-name="ce18" table:formula="of:=[.D144]/[.F144]" office:value-type="float" office:value="26.4492753623188" calcext:value-type="float">
            <text:p>26.449</text:p>
          </table:table-cell>
          <table:table-cell table:style-name="ce18" table:formula="of:=[.D144]/[.B144]" office:value-type="float" office:value="31.9375" calcext:value-type="float">
            <text:p>31.938</text:p>
          </table:table-cell>
          <table:table-cell table:style-name="ce22" office:value-type="float" office:value="2.44" calcext:value-type="float">
            <text:p>2.44</text:p>
          </table:table-cell>
          <table:table-cell table:style-name="ce22" office:value-type="float" office:value="33.49" calcext:value-type="float">
            <text:p>33.4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04" calcext:value-type="date">
            <text:p>06/04/16</text:p>
          </table:table-cell>
          <table:table-cell table:style-name="ce11" table:formula="of:=[.A145]-[.A144]" office:value-type="float" office:value="10" calcext:value-type="float">
            <text:p>10</text:p>
          </table:table-cell>
          <table:table-cell table:style-name="ce15" office:value-type="float" office:value="86811" calcext:value-type="float">
            <text:p>86811</text:p>
          </table:table-cell>
          <table:table-cell table:style-name="ce15" table:formula="of:=[.C145]-[.C144]" office:value-type="float" office:value="389" calcext:value-type="float">
            <text:p>389</text:p>
          </table:table-cell>
          <table:table-cell table:style-name="ce18" office:value-type="float" office:value="10.252" calcext:value-type="float">
            <text:p>10.252</text:p>
          </table:table-cell>
          <table:table-cell table:style-name="ce22" office:value-type="float" office:value="13.15" calcext:value-type="float">
            <text:p>13.15</text:p>
          </table:table-cell>
          <table:table-cell table:style-name="ce18" table:formula="of:=[.D145]/[.E145]" office:value-type="float" office:value="37.9438158408115" calcext:value-type="float">
            <text:p>37.944</text:p>
          </table:table-cell>
          <table:table-cell table:style-name="ce18" table:formula="of:=[.D145]/[.F145]" office:value-type="float" office:value="29.5817490494297" calcext:value-type="float">
            <text:p>29.582</text:p>
          </table:table-cell>
          <table:table-cell table:style-name="ce18" table:formula="of:=[.D145]/[.B145]" office:value-type="float" office:value="38.9" calcext:value-type="float">
            <text:p>38.9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4.54" calcext:value-type="float">
            <text:p>24.5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0" calcext:value-type="date">
            <text:p>06/10/16</text:p>
          </table:table-cell>
          <table:table-cell table:style-name="ce11" table:formula="of:=[.A146]-[.A145]" office:value-type="float" office:value="6" calcext:value-type="float">
            <text:p>6</text:p>
          </table:table-cell>
          <table:table-cell table:style-name="ce15" office:value-type="float" office:value="87199" calcext:value-type="float">
            <text:p>87199</text:p>
          </table:table-cell>
          <table:table-cell table:style-name="ce15" table:formula="of:=[.C146]-[.C145]" office:value-type="float" office:value="388" calcext:value-type="float">
            <text:p>388</text:p>
          </table:table-cell>
          <table:table-cell table:style-name="ce18" office:value-type="float" office:value="9.232" calcext:value-type="float">
            <text:p>9.232</text:p>
          </table:table-cell>
          <table:table-cell table:style-name="ce22" office:value-type="float" office:value="9.77" calcext:value-type="float">
            <text:p>9.77</text:p>
          </table:table-cell>
          <table:table-cell table:style-name="ce18" table:formula="of:=[.D146]/[.E146]" office:value-type="float" office:value="42.0277296360485" calcext:value-type="float">
            <text:p>42.028</text:p>
          </table:table-cell>
          <table:table-cell table:style-name="ce18" table:formula="of:=[.D146]/[.F146]" office:value-type="float" office:value="39.7134083930399" calcext:value-type="float">
            <text:p>39.713</text:p>
          </table:table-cell>
          <table:table-cell table:style-name="ce18" table:formula="of:=[.D146]/[.B146]" office:value-type="float" office:value="64.6666666666667" calcext:value-type="float">
            <text:p>64.667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2.15" calcext:value-type="float">
            <text:p>22.1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8" calcext:value-type="date">
            <text:p>06/18/16</text:p>
          </table:table-cell>
          <table:table-cell table:style-name="ce11" table:formula="of:=[.A147]-[.A146]" office:value-type="float" office:value="8" calcext:value-type="float">
            <text:p>8</text:p>
          </table:table-cell>
          <table:table-cell table:style-name="ce15" office:value-type="float" office:value="87434" calcext:value-type="float">
            <text:p>87434</text:p>
          </table:table-cell>
          <table:table-cell table:style-name="ce15" table:formula="of:=[.C147]-[.C146]" office:value-type="float" office:value="235" calcext:value-type="float">
            <text:p>235</text:p>
          </table:table-cell>
          <table:table-cell table:style-name="ce18" office:value-type="float" office:value="6.284" calcext:value-type="float">
            <text:p>6.284</text:p>
          </table:table-cell>
          <table:table-cell table:style-name="ce22" office:value-type="float" office:value="7.43" calcext:value-type="float">
            <text:p>7.43</text:p>
          </table:table-cell>
          <table:table-cell table:style-name="ce18" table:formula="of:=[.D147]/[.E147]" office:value-type="float" office:value="37.3965626989179" calcext:value-type="float">
            <text:p>37.397</text:p>
          </table:table-cell>
          <table:table-cell table:style-name="ce18" table:formula="of:=[.D147]/[.F147]" office:value-type="float" office:value="31.628532974428" calcext:value-type="float">
            <text:p>31.629</text:p>
          </table:table-cell>
          <table:table-cell table:style-name="ce18" table:formula="of:=[.D147]/[.B147]" office:value-type="float" office:value="29.375" calcext:value-type="float">
            <text:p>29.375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15.58" calcext:value-type="float">
            <text:p>15.5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19" calcext:value-type="date">
            <text:p>06/19/16</text:p>
          </table:table-cell>
          <table:table-cell table:style-name="ce11" table:formula="of:=[.A148]-[.A147]" office:value-type="float" office:value="1" calcext:value-type="float">
            <text:p>1</text:p>
          </table:table-cell>
          <table:table-cell table:style-name="ce15" office:value-type="float" office:value="87874" calcext:value-type="float">
            <text:p>87874</text:p>
          </table:table-cell>
          <table:table-cell table:style-name="ce15" table:formula="of:=[.C148]-[.C147]" office:value-type="float" office:value="440" calcext:value-type="float">
            <text:p>440</text:p>
          </table:table-cell>
          <table:table-cell table:style-name="ce18" office:value-type="float" office:value="10.465" calcext:value-type="float">
            <text:p>10.465</text:p>
          </table:table-cell>
          <table:table-cell table:style-name="ce22" office:value-type="float" office:value="7.27" calcext:value-type="float">
            <text:p>7.27</text:p>
          </table:table-cell>
          <table:table-cell table:style-name="ce18" table:formula="of:=[.D148]/[.E148]" office:value-type="float" office:value="42.044911610129" calcext:value-type="float">
            <text:p>42.045</text:p>
          </table:table-cell>
          <table:table-cell table:style-name="ce18" table:formula="of:=[.D148]/[.F148]" office:value-type="float" office:value="60.5226960110041" calcext:value-type="float">
            <text:p>60.523</text:p>
          </table:table-cell>
          <table:table-cell table:style-name="ce18" table:formula="of:=[.D148]/[.B148]" office:value-type="float" office:value="440" calcext:value-type="float">
            <text:p>440.000</text:p>
          </table:table-cell>
          <table:table-cell table:style-name="ce22" office:value-type="float" office:value="2.39" calcext:value-type="float">
            <text:p>2.39</text:p>
          </table:table-cell>
          <table:table-cell table:style-name="ce22" office:value-type="float" office:value="25" calcext:value-type="float">
            <text:p>25.0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4" calcext:value-type="date">
            <text:p>06/24/16</text:p>
          </table:table-cell>
          <table:table-cell table:style-name="ce11" table:formula="of:=[.A149]-[.A148]" office:value-type="float" office:value="5" calcext:value-type="float">
            <text:p>5</text:p>
          </table:table-cell>
          <table:table-cell table:style-name="ce15" office:value-type="float" office:value="88348" calcext:value-type="float">
            <text:p>88348</text:p>
          </table:table-cell>
          <table:table-cell table:style-name="ce15" table:formula="of:=[.C149]-[.C148]" office:value-type="float" office:value="474" calcext:value-type="float">
            <text:p>474</text:p>
          </table:table-cell>
          <table:table-cell table:style-name="ce18" office:value-type="float" office:value="12.008" calcext:value-type="float">
            <text:p>12.008</text:p>
          </table:table-cell>
          <table:table-cell table:style-name="ce22" office:value-type="float" office:value="9.3" calcext:value-type="float">
            <text:p>9.30</text:p>
          </table:table-cell>
          <table:table-cell table:style-name="ce18" table:formula="of:=[.D149]/[.E149]" office:value-type="float" office:value="39.4736842105263" calcext:value-type="float">
            <text:p>39.474</text:p>
          </table:table-cell>
          <table:table-cell table:style-name="ce18" table:formula="of:=[.D149]/[.F149]" office:value-type="float" office:value="50.9677419354839" calcext:value-type="float">
            <text:p>50.968</text:p>
          </table:table-cell>
          <table:table-cell table:style-name="ce18" table:formula="of:=[.D149]/[.B149]" office:value-type="float" office:value="94.8" calcext:value-type="float">
            <text:p>94.800</text:p>
          </table:table-cell>
          <table:table-cell table:style-name="ce22" office:value-type="float" office:value="2.35" calcext:value-type="float">
            <text:p>2.35</text:p>
          </table:table-cell>
          <table:table-cell table:style-name="ce22" office:value-type="float" office:value="28.21" calcext:value-type="float">
            <text:p>28.2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7" calcext:value-type="date">
            <text:p>06/27/16</text:p>
          </table:table-cell>
          <table:table-cell table:style-name="ce11" table:formula="of:=[.A150]-[.A149]" office:value-type="float" office:value="3" calcext:value-type="float">
            <text:p>3</text:p>
          </table:table-cell>
          <table:table-cell table:style-name="ce15" office:value-type="float" office:value="88910" calcext:value-type="float">
            <text:p>88910</text:p>
          </table:table-cell>
          <table:table-cell table:style-name="ce15" table:formula="of:=[.C150]-[.C149]" office:value-type="float" office:value="562" calcext:value-type="float">
            <text:p>562</text:p>
          </table:table-cell>
          <table:table-cell table:style-name="ce18" office:value-type="float" office:value="13.55" calcext:value-type="float">
            <text:p>13.550</text:p>
          </table:table-cell>
          <table:table-cell table:style-name="ce22" office:value-type="float" office:value="9.28" calcext:value-type="float">
            <text:p>9.28</text:p>
          </table:table-cell>
          <table:table-cell table:style-name="ce18" table:formula="of:=[.D150]/[.E150]" office:value-type="float" office:value="41.4760147601476" calcext:value-type="float">
            <text:p>41.476</text:p>
          </table:table-cell>
          <table:table-cell table:style-name="ce18" table:formula="of:=[.D150]/[.F150]" office:value-type="float" office:value="60.5603448275862" calcext:value-type="float">
            <text:p>60.560</text:p>
          </table:table-cell>
          <table:table-cell table:style-name="ce18" table:formula="of:=[.D150]/[.B150]" office:value-type="float" office:value="187.333333333333" calcext:value-type="float">
            <text:p>187.333</text:p>
          </table:table-cell>
          <table:table-cell table:style-name="ce22" office:value-type="float" office:value="2.2" calcext:value-type="float">
            <text:p>2.20</text:p>
          </table:table-cell>
          <table:table-cell table:style-name="ce22" office:value-type="float" office:value="29.8" calcext:value-type="float">
            <text:p>29.8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6-28" calcext:value-type="date">
            <text:p>06/28/16</text:p>
          </table:table-cell>
          <table:table-cell table:style-name="ce11" table:formula="of:=[.A151]-[.A150]" office:value-type="float" office:value="1" calcext:value-type="float">
            <text:p>1</text:p>
          </table:table-cell>
          <table:table-cell table:style-name="ce15" office:value-type="float" office:value="89386" calcext:value-type="float">
            <text:p>89386</text:p>
          </table:table-cell>
          <table:table-cell table:style-name="ce15" table:formula="of:=[.C151]-[.C150]" office:value-type="float" office:value="476" calcext:value-type="float">
            <text:p>476</text:p>
          </table:table-cell>
          <table:table-cell table:style-name="ce18" office:value-type="float" office:value="11.526" calcext:value-type="float">
            <text:p>11.526</text:p>
          </table:table-cell>
          <table:table-cell table:style-name="ce22" office:value-type="float" office:value="8.32" calcext:value-type="float">
            <text:p>8.32</text:p>
          </table:table-cell>
          <table:table-cell table:style-name="ce18" table:formula="of:=[.D151]/[.E151]" office:value-type="float" office:value="41.2979351032448" calcext:value-type="float">
            <text:p>41.298</text:p>
          </table:table-cell>
          <table:table-cell table:style-name="ce18" table:formula="of:=[.D151]/[.F151]" office:value-type="float" office:value="57.2115384615385" calcext:value-type="float">
            <text:p>57.212</text:p>
          </table:table-cell>
          <table:table-cell table:style-name="ce18" table:formula="of:=[.D151]/[.B151]" office:value-type="float" office:value="476" calcext:value-type="float">
            <text:p>476.000</text:p>
          </table:table-cell>
          <table:table-cell table:style-name="ce22" office:value-type="float" office:value="2.9" calcext:value-type="float">
            <text:p>2.90</text:p>
          </table:table-cell>
          <table:table-cell table:style-name="ce22" office:value-type="float" office:value="33.41" calcext:value-type="float">
            <text:p>33.4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12" calcext:value-type="date">
            <text:p>07/12/16</text:p>
          </table:table-cell>
          <table:table-cell table:style-name="ce11" table:formula="of:=[.A152]-[.A151]" office:value-type="float" office:value="14" calcext:value-type="float">
            <text:p>14</text:p>
          </table:table-cell>
          <table:table-cell table:style-name="ce15" office:value-type="float" office:value="89883" calcext:value-type="float">
            <text:p>89883</text:p>
          </table:table-cell>
          <table:table-cell table:style-name="ce15" table:formula="of:=[.C152]-[.C151]" office:value-type="float" office:value="497" calcext:value-type="float">
            <text:p>497</text:p>
          </table:table-cell>
          <table:table-cell table:style-name="ce18" office:value-type="float" office:value="12.534" calcext:value-type="float">
            <text:p>12.534</text:p>
          </table:table-cell>
          <table:table-cell table:style-name="ce22" office:value-type="float" office:value="13.83" calcext:value-type="float">
            <text:p>13.83</text:p>
          </table:table-cell>
          <table:table-cell table:style-name="ce18" table:formula="of:=[.D152]/[.E152]" office:value-type="float" office:value="39.6521461624382" calcext:value-type="float">
            <text:p>39.652</text:p>
          </table:table-cell>
          <table:table-cell table:style-name="ce18" table:formula="of:=[.D152]/[.F152]" office:value-type="float" office:value="35.9363702096891" calcext:value-type="float">
            <text:p>35.936</text:p>
          </table:table-cell>
          <table:table-cell table:style-name="ce18" table:formula="of:=[.D152]/[.B152]" office:value-type="float" office:value="35.5" calcext:value-type="float">
            <text:p>35.5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1.82" calcext:value-type="float">
            <text:p>31.8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23" calcext:value-type="date">
            <text:p>07/23/16</text:p>
          </table:table-cell>
          <table:table-cell table:style-name="ce11" table:formula="of:=[.A153]-[.A152]" office:value-type="float" office:value="11" calcext:value-type="float">
            <text:p>11</text:p>
          </table:table-cell>
          <table:table-cell table:style-name="ce15" office:value-type="float" office:value="90347" calcext:value-type="float">
            <text:p>90347</text:p>
          </table:table-cell>
          <table:table-cell table:style-name="ce15" table:formula="of:=[.C153]-[.C152]" office:value-type="float" office:value="464" calcext:value-type="float">
            <text:p>464</text:p>
          </table:table-cell>
          <table:table-cell table:style-name="ce18" office:value-type="float" office:value="12.009" calcext:value-type="float">
            <text:p>12.009</text:p>
          </table:table-cell>
          <table:table-cell table:style-name="ce22" office:value-type="float" office:value="11.7" calcext:value-type="float">
            <text:p>11.70</text:p>
          </table:table-cell>
          <table:table-cell table:style-name="ce18" table:formula="of:=[.D153]/[.E153]" office:value-type="float" office:value="38.6376884003664" calcext:value-type="float">
            <text:p>38.638</text:p>
          </table:table-cell>
          <table:table-cell table:style-name="ce18" table:formula="of:=[.D153]/[.F153]" office:value-type="float" office:value="39.6581196581197" calcext:value-type="float">
            <text:p>39.658</text:p>
          </table:table-cell>
          <table:table-cell table:style-name="ce18" table:formula="of:=[.D153]/[.B153]" office:value-type="float" office:value="42.1818181818182" calcext:value-type="float">
            <text:p>42.182</text:p>
          </table:table-cell>
          <table:table-cell table:style-name="ce22" office:value-type="float" office:value="2.4" calcext:value-type="float">
            <text:p>2.40</text:p>
          </table:table-cell>
          <table:table-cell table:style-name="ce22" office:value-type="float" office:value="28.81" calcext:value-type="float">
            <text:p>28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7-28" calcext:value-type="date">
            <text:p>07/28/16</text:p>
          </table:table-cell>
          <table:table-cell table:style-name="ce11" table:formula="of:=[.A154]-[.A153]" office:value-type="float" office:value="5" calcext:value-type="float">
            <text:p>5</text:p>
          </table:table-cell>
          <table:table-cell table:style-name="ce15" office:value-type="float" office:value="90878" calcext:value-type="float">
            <text:p>90878</text:p>
          </table:table-cell>
          <table:table-cell table:style-name="ce15" table:formula="of:=[.C154]-[.C153]" office:value-type="float" office:value="531" calcext:value-type="float">
            <text:p>531</text:p>
          </table:table-cell>
          <table:table-cell table:style-name="ce18" office:value-type="float" office:value="13.022" calcext:value-type="float">
            <text:p>13.022</text:p>
          </table:table-cell>
          <table:table-cell table:style-name="ce22" office:value-type="float" office:value="12.55" calcext:value-type="float">
            <text:p>12.55</text:p>
          </table:table-cell>
          <table:table-cell table:style-name="ce18" table:formula="of:=[.D154]/[.E154]" office:value-type="float" office:value="40.7771463676855" calcext:value-type="float">
            <text:p>40.777</text:p>
          </table:table-cell>
          <table:table-cell table:style-name="ce18" table:formula="of:=[.D154]/[.F154]" office:value-type="float" office:value="42.3107569721116" calcext:value-type="float">
            <text:p>42.311</text:p>
          </table:table-cell>
          <table:table-cell table:style-name="ce18" table:formula="of:=[.D154]/[.B154]" office:value-type="float" office:value="106.2" calcext:value-type="float">
            <text:p>106.200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32.28" calcext:value-type="float">
            <text:p>32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8-07" calcext:value-type="date">
            <text:p>08/07/16</text:p>
          </table:table-cell>
          <table:table-cell table:style-name="ce11" table:formula="of:=[.A155]-[.A154]" office:value-type="float" office:value="10" calcext:value-type="float">
            <text:p>10</text:p>
          </table:table-cell>
          <table:table-cell table:style-name="ce15" office:value-type="float" office:value="91407" calcext:value-type="float">
            <text:p>91407</text:p>
          </table:table-cell>
          <table:table-cell table:style-name="ce15" table:formula="of:=[.C155]-[.C154]" office:value-type="float" office:value="529" calcext:value-type="float">
            <text:p>529</text:p>
          </table:table-cell>
          <table:table-cell table:style-name="ce18" office:value-type="float" office:value="13.154" calcext:value-type="float">
            <text:p>13.154</text:p>
          </table:table-cell>
          <table:table-cell table:style-name="ce22" office:value-type="float" office:value="16.2" calcext:value-type="float">
            <text:p>16.20</text:p>
          </table:table-cell>
          <table:table-cell table:style-name="ce18" table:formula="of:=[.D155]/[.E155]" office:value-type="float" office:value="40.2159039075566" calcext:value-type="float">
            <text:p>40.216</text:p>
          </table:table-cell>
          <table:table-cell table:style-name="ce18" table:formula="of:=[.D155]/[.F155]" office:value-type="float" office:value="32.6543209876543" calcext:value-type="float">
            <text:p>32.654</text:p>
          </table:table-cell>
          <table:table-cell table:style-name="ce18" table:formula="of:=[.D155]/[.B155]" office:value-type="float" office:value="52.9" calcext:value-type="float">
            <text:p>52.9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3.4" calcext:value-type="float">
            <text:p>33.4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8-14" calcext:value-type="date">
            <text:p>08/14/16</text:p>
          </table:table-cell>
          <table:table-cell table:style-name="ce11" table:formula="of:=[.A156]-[.A155]" office:value-type="float" office:value="7" calcext:value-type="float">
            <text:p>7</text:p>
          </table:table-cell>
          <table:table-cell table:style-name="ce15" office:value-type="float" office:value="91962" calcext:value-type="float">
            <text:p>91962</text:p>
          </table:table-cell>
          <table:table-cell table:style-name="ce15" table:formula="of:=[.C156]-[.C155]" office:value-type="float" office:value="555" calcext:value-type="float">
            <text:p>555</text:p>
          </table:table-cell>
          <table:table-cell table:style-name="ce18" office:value-type="float" office:value="13.731" calcext:value-type="float">
            <text:p>13.731</text:p>
          </table:table-cell>
          <table:table-cell table:style-name="ce22" office:value-type="float" office:value="13.18" calcext:value-type="float">
            <text:p>13.18</text:p>
          </table:table-cell>
          <table:table-cell table:style-name="ce18" table:formula="of:=[.D156]/[.E156]" office:value-type="float" office:value="40.4194887480883" calcext:value-type="float">
            <text:p>40.419</text:p>
          </table:table-cell>
          <table:table-cell table:style-name="ce18" table:formula="of:=[.D156]/[.F156]" office:value-type="float" office:value="42.1092564491654" calcext:value-type="float">
            <text:p>42.109</text:p>
          </table:table-cell>
          <table:table-cell table:style-name="ce18" table:formula="of:=[.D156]/[.B156]" office:value-type="float" office:value="79.2857142857143" calcext:value-type="float">
            <text:p>79.286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4.86" calcext:value-type="float">
            <text:p>34.8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09-21" calcext:value-type="date">
            <text:p>09/21/16</text:p>
          </table:table-cell>
          <table:table-cell table:style-name="ce11" office:value-type="float" office:value="17" calcext:value-type="float">
            <text:p>17</text:p>
          </table:table-cell>
          <table:table-cell table:style-name="ce15" office:value-type="float" office:value="93085" calcext:value-type="float">
            <text:p>93085</text:p>
          </table:table-cell>
          <table:table-cell table:style-name="ce15" office:value-type="float" office:value="530" calcext:value-type="float">
            <text:p>530</text:p>
          </table:table-cell>
          <table:table-cell table:style-name="ce18" office:value-type="float" office:value="13.861" calcext:value-type="float">
            <text:p>13.861</text:p>
          </table:table-cell>
          <table:table-cell table:style-name="ce22" office:value-type="float" office:value="19.5" calcext:value-type="float">
            <text:p>19.50</text:p>
          </table:table-cell>
          <table:table-cell table:style-name="ce18" table:formula="of:=[.D157]/[.E157]" office:value-type="float" office:value="38.2367794531419" calcext:value-type="float">
            <text:p>38.237</text:p>
          </table:table-cell>
          <table:table-cell table:style-name="ce18" table:formula="of:=[.D157]/[.F157]" office:value-type="float" office:value="27.1794871794872" calcext:value-type="float">
            <text:p>27.179</text:p>
          </table:table-cell>
          <table:table-cell table:style-name="ce18" table:formula="of:=[.D157]/[.B157]" office:value-type="float" office:value="31.1764705882353" calcext:value-type="float">
            <text:p>31.176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5.19" calcext:value-type="float">
            <text:p>35.1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0-07" calcext:value-type="date">
            <text:p>10/07/16</text:p>
          </table:table-cell>
          <table:table-cell table:style-name="ce11" table:formula="of:=[.A158]-[.A157]" office:value-type="float" office:value="16" calcext:value-type="float">
            <text:p>16</text:p>
          </table:table-cell>
          <table:table-cell table:style-name="ce15" office:value-type="float" office:value="93590" calcext:value-type="float">
            <text:p>93590</text:p>
          </table:table-cell>
          <table:table-cell table:style-name="ce15" table:formula="of:=[.C158]-[.C157]" office:value-type="float" office:value="505" calcext:value-type="float">
            <text:p>505</text:p>
          </table:table-cell>
          <table:table-cell table:style-name="ce18" office:value-type="float" office:value="13.446" calcext:value-type="float">
            <text:p>13.446</text:p>
          </table:table-cell>
          <table:table-cell table:style-name="ce22" office:value-type="float" office:value="16.27" calcext:value-type="float">
            <text:p>16.27</text:p>
          </table:table-cell>
          <table:table-cell table:style-name="ce18" table:formula="of:=[.D158]/[.E158]" office:value-type="float" office:value="37.5576379592444" calcext:value-type="float">
            <text:p>37.558</text:p>
          </table:table-cell>
          <table:table-cell table:style-name="ce18" table:formula="of:=[.D158]/[.F158]" office:value-type="float" office:value="31.0387215734481" calcext:value-type="float">
            <text:p>31.039</text:p>
          </table:table-cell>
          <table:table-cell table:style-name="ce18" table:formula="of:=[.D158]/[.B158]" office:value-type="float" office:value="31.5625" calcext:value-type="float">
            <text:p>31.563</text:p>
          </table:table-cell>
          <table:table-cell table:style-name="ce22" office:value-type="float" office:value="2.48" calcext:value-type="float">
            <text:p>2.48</text:p>
          </table:table-cell>
          <table:table-cell table:style-name="ce22" office:value-type="float" office:value="33.33" calcext:value-type="float">
            <text:p>33.3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0-19" calcext:value-type="date">
            <text:p>10/19/16</text:p>
          </table:table-cell>
          <table:table-cell table:style-name="ce11" table:formula="of:=[.A159]-[.A158]" office:value-type="float" office:value="12" calcext:value-type="float">
            <text:p>12</text:p>
          </table:table-cell>
          <table:table-cell table:style-name="ce15" office:value-type="float" office:value="94088" calcext:value-type="float">
            <text:p>94088</text:p>
          </table:table-cell>
          <table:table-cell table:style-name="ce15" table:formula="of:=[.C159]-[.C158]" office:value-type="float" office:value="498" calcext:value-type="float">
            <text:p>498</text:p>
          </table:table-cell>
          <table:table-cell table:style-name="ce18" office:value-type="float" office:value="13.787" calcext:value-type="float">
            <text:p>13.787</text:p>
          </table:table-cell>
          <table:table-cell table:style-name="ce22" office:value-type="float" office:value="16.82" calcext:value-type="float">
            <text:p>16.82</text:p>
          </table:table-cell>
          <table:table-cell table:style-name="ce18" table:formula="of:=[.D159]/[.E159]" office:value-type="float" office:value="36.1209835352143" calcext:value-type="float">
            <text:p>36.121</text:p>
          </table:table-cell>
          <table:table-cell table:style-name="ce18" table:formula="of:=[.D159]/[.F159]" office:value-type="float" office:value="29.6076099881094" calcext:value-type="float">
            <text:p>29.608</text:p>
          </table:table-cell>
          <table:table-cell table:style-name="ce18" table:formula="of:=[.D159]/[.B159]" office:value-type="float" office:value="41.5" calcext:value-type="float">
            <text:p>41.500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5.01" calcext:value-type="float">
            <text:p>35.0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02" calcext:value-type="date">
            <text:p>11/02/16</text:p>
          </table:table-cell>
          <table:table-cell table:style-name="ce11" table:formula="of:=[.A160]-[.A159]" office:value-type="float" office:value="14" calcext:value-type="float">
            <text:p>14</text:p>
          </table:table-cell>
          <table:table-cell table:style-name="ce15" office:value-type="float" office:value="94539" calcext:value-type="float">
            <text:p>94539</text:p>
          </table:table-cell>
          <table:table-cell table:style-name="ce15" table:formula="of:=[.C160]-[.C159]" office:value-type="float" office:value="451" calcext:value-type="float">
            <text:p>451</text:p>
          </table:table-cell>
          <table:table-cell table:style-name="ce18" office:value-type="float" office:value="13.213" calcext:value-type="float">
            <text:p>13.213</text:p>
          </table:table-cell>
          <table:table-cell table:style-name="ce22" office:value-type="float" office:value="16.45" calcext:value-type="float">
            <text:p>16.45</text:p>
          </table:table-cell>
          <table:table-cell table:style-name="ce18" table:formula="of:=[.D160]/[.E160]" office:value-type="float" office:value="34.1330507833195" calcext:value-type="float">
            <text:p>34.133</text:p>
          </table:table-cell>
          <table:table-cell table:style-name="ce18" table:formula="of:=[.D160]/[.F160]" office:value-type="float" office:value="27.4164133738602" calcext:value-type="float">
            <text:p>27.416</text:p>
          </table:table-cell>
          <table:table-cell table:style-name="ce18" table:formula="of:=[.D160]/[.B160]" office:value-type="float" office:value="32.2142857142857" calcext:value-type="float">
            <text:p>32.214</text:p>
          </table:table-cell>
          <table:table-cell table:style-name="ce22" office:value-type="float" office:value="2.54" calcext:value-type="float">
            <text:p>2.54</text:p>
          </table:table-cell>
          <table:table-cell table:style-name="ce22" office:value-type="float" office:value="33.55" calcext:value-type="float">
            <text:p>33.5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15" calcext:value-type="date">
            <text:p>11/15/16</text:p>
          </table:table-cell>
          <table:table-cell table:style-name="ce11" table:formula="of:=[.A161]-[.A160]" office:value-type="float" office:value="13" calcext:value-type="float">
            <text:p>13</text:p>
          </table:table-cell>
          <table:table-cell table:style-name="ce15" office:value-type="float" office:value="95007" calcext:value-type="float">
            <text:p>95007</text:p>
          </table:table-cell>
          <table:table-cell table:style-name="ce15" table:formula="of:=[.C161]-[.C160]" office:value-type="float" office:value="468" calcext:value-type="float">
            <text:p>468</text:p>
          </table:table-cell>
          <table:table-cell table:style-name="ce18" office:value-type="float" office:value="13.395" calcext:value-type="float">
            <text:p>13.395</text:p>
          </table:table-cell>
          <table:table-cell table:style-name="ce22" office:value-type="float" office:value="16.63" calcext:value-type="float">
            <text:p>16.63</text:p>
          </table:table-cell>
          <table:table-cell table:style-name="ce18" table:formula="of:=[.D161]/[.E161]" office:value-type="float" office:value="34.9384098544233" calcext:value-type="float">
            <text:p>34.938</text:p>
          </table:table-cell>
          <table:table-cell table:style-name="ce18" table:formula="of:=[.D161]/[.F161]" office:value-type="float" office:value="28.1419122068551" calcext:value-type="float">
            <text:p>28.142</text:p>
          </table:table-cell>
          <table:table-cell table:style-name="ce18" table:formula="of:=[.D161]/[.B161]" office:value-type="float" office:value="36" calcext:value-type="float">
            <text:p>36.0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28" calcext:value-type="float">
            <text:p>34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1-25" calcext:value-type="date">
            <text:p>11/25/16</text:p>
          </table:table-cell>
          <table:table-cell table:style-name="ce11" table:formula="of:=[.A162]-[.A161]" office:value-type="float" office:value="10" calcext:value-type="float">
            <text:p>10</text:p>
          </table:table-cell>
          <table:table-cell table:style-name="ce15" office:value-type="float" office:value="95454" calcext:value-type="float">
            <text:p>95454</text:p>
          </table:table-cell>
          <table:table-cell table:style-name="ce15" table:formula="of:=[.C162]-[.C161]" office:value-type="float" office:value="447" calcext:value-type="float">
            <text:p>447</text:p>
          </table:table-cell>
          <table:table-cell table:style-name="ce18" office:value-type="float" office:value="12.654" calcext:value-type="float">
            <text:p>12.654</text:p>
          </table:table-cell>
          <table:table-cell table:style-name="ce22" office:value-type="float" office:value="12.82" calcext:value-type="float">
            <text:p>12.82</text:p>
          </table:table-cell>
          <table:table-cell table:style-name="ce18" table:formula="of:=[.D162]/[.E162]" office:value-type="float" office:value="35.3247984826932" calcext:value-type="float">
            <text:p>35.325</text:p>
          </table:table-cell>
          <table:table-cell table:style-name="ce18" table:formula="of:=[.D162]/[.F162]" office:value-type="float" office:value="34.8673946957878" calcext:value-type="float">
            <text:p>34.867</text:p>
          </table:table-cell>
          <table:table-cell table:style-name="ce18" table:formula="of:=[.D162]/[.B162]" office:value-type="float" office:value="44.7" calcext:value-type="float">
            <text:p>44.7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2.38" calcext:value-type="float">
            <text:p>32.3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2-08" calcext:value-type="date">
            <text:p>12/08/16</text:p>
          </table:table-cell>
          <table:table-cell table:style-name="ce11" table:formula="of:=[.A163]-[.A162]" office:value-type="float" office:value="13" calcext:value-type="float">
            <text:p>13</text:p>
          </table:table-cell>
          <table:table-cell table:style-name="ce15" office:value-type="float" office:value="95851" calcext:value-type="float">
            <text:p>95851</text:p>
          </table:table-cell>
          <table:table-cell table:style-name="ce15" table:formula="of:=[.C163]-[.C162]" office:value-type="float" office:value="397" calcext:value-type="float">
            <text:p>397</text:p>
          </table:table-cell>
          <table:table-cell table:style-name="ce18" office:value-type="float" office:value="11.198" calcext:value-type="float">
            <text:p>11.198</text:p>
          </table:table-cell>
          <table:table-cell table:style-name="ce22" office:value-type="float" office:value="13.88" calcext:value-type="float">
            <text:p>13.88</text:p>
          </table:table-cell>
          <table:table-cell table:style-name="ce18" table:formula="of:=[.D163]/[.E163]" office:value-type="float" office:value="35.4527594213252" calcext:value-type="float">
            <text:p>35.453</text:p>
          </table:table-cell>
          <table:table-cell table:style-name="ce18" table:formula="of:=[.D163]/[.F163]" office:value-type="float" office:value="28.6023054755043" calcext:value-type="float">
            <text:p>28.602</text:p>
          </table:table-cell>
          <table:table-cell table:style-name="ce18" table:formula="of:=[.D163]/[.B163]" office:value-type="float" office:value="30.5384615384615" calcext:value-type="float">
            <text:p>30.538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28.66" calcext:value-type="float">
            <text:p>28.6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6-12-20" calcext:value-type="date">
            <text:p>12/20/16</text:p>
          </table:table-cell>
          <table:table-cell table:style-name="ce11" table:formula="of:=[.A164]-[.A163]" office:value-type="float" office:value="12" calcext:value-type="float">
            <text:p>12</text:p>
          </table:table-cell>
          <table:table-cell table:style-name="ce15" office:value-type="float" office:value="96315" calcext:value-type="float">
            <text:p>96315</text:p>
          </table:table-cell>
          <table:table-cell table:style-name="ce15" table:formula="of:=[.C164]-[.C163]" office:value-type="float" office:value="464" calcext:value-type="float">
            <text:p>464</text:p>
          </table:table-cell>
          <table:table-cell table:style-name="ce18" office:value-type="float" office:value="13.631" calcext:value-type="float">
            <text:p>13.631</text:p>
          </table:table-cell>
          <table:table-cell table:style-name="ce22" office:value-type="float" office:value="15.93" calcext:value-type="float">
            <text:p>15.93</text:p>
          </table:table-cell>
          <table:table-cell table:style-name="ce18" table:formula="of:=[.D164]/[.E164]" office:value-type="float" office:value="34.0400557552637" calcext:value-type="float">
            <text:p>34.040</text:p>
          </table:table-cell>
          <table:table-cell table:style-name="ce18" table:formula="of:=[.D164]/[.F164]" office:value-type="float" office:value="29.127432517263" calcext:value-type="float">
            <text:p>29.127</text:p>
          </table:table-cell>
          <table:table-cell table:style-name="ce18" table:formula="of:=[.D164]/[.B164]" office:value-type="float" office:value="38.6666666666667" calcext:value-type="float">
            <text:p>38.667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88" calcext:value-type="float">
            <text:p>34.8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1-12" calcext:value-type="date">
            <text:p>01/12/17</text:p>
          </table:table-cell>
          <table:table-cell table:style-name="ce11" table:formula="of:=[.A165]-[.A164]" office:value-type="float" office:value="23" calcext:value-type="float">
            <text:p>23</text:p>
          </table:table-cell>
          <table:table-cell table:style-name="ce15" office:value-type="float" office:value="96749" calcext:value-type="float">
            <text:p>96749</text:p>
          </table:table-cell>
          <table:table-cell table:style-name="ce15" table:formula="of:=[.C165]-[.C164]" office:value-type="float" office:value="434" calcext:value-type="float">
            <text:p>434</text:p>
          </table:table-cell>
          <table:table-cell table:style-name="ce18" office:value-type="float" office:value="13.158" calcext:value-type="float">
            <text:p>13.158</text:p>
          </table:table-cell>
          <table:table-cell table:style-name="ce22" office:value-type="float" office:value="14.6" calcext:value-type="float">
            <text:p>14.60</text:p>
          </table:table-cell>
          <table:table-cell table:style-name="ce18" table:formula="of:=[.D165]/[.E165]" office:value-type="float" office:value="32.983736130111" calcext:value-type="float">
            <text:p>32.984</text:p>
          </table:table-cell>
          <table:table-cell table:style-name="ce18" table:formula="of:=[.D165]/[.F165]" office:value-type="float" office:value="29.7260273972603" calcext:value-type="float">
            <text:p>29.726</text:p>
          </table:table-cell>
          <table:table-cell table:style-name="ce18" table:formula="of:=[.D165]/[.B165]" office:value-type="float" office:value="18.8695652173913" calcext:value-type="float">
            <text:p>18.870</text:p>
          </table:table-cell>
          <table:table-cell table:style-name="ce22" office:value-type="float" office:value="2.68" calcext:value-type="float">
            <text:p>2.68</text:p>
          </table:table-cell>
          <table:table-cell table:style-name="ce22" office:value-type="float" office:value="35.25" calcext:value-type="float">
            <text:p>35.2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1-27" calcext:value-type="date">
            <text:p>01/27/17</text:p>
          </table:table-cell>
          <table:table-cell table:style-name="ce11" table:formula="of:=[.A166]-[.A165]" office:value-type="float" office:value="15" calcext:value-type="float">
            <text:p>15</text:p>
          </table:table-cell>
          <table:table-cell table:style-name="ce15" office:value-type="float" office:value="97208" calcext:value-type="float">
            <text:p>97208</text:p>
          </table:table-cell>
          <table:table-cell table:style-name="ce15" table:formula="of:=[.C166]-[.C165]" office:value-type="float" office:value="459" calcext:value-type="float">
            <text:p>459</text:p>
          </table:table-cell>
          <table:table-cell table:style-name="ce18" office:value-type="float" office:value="12.886" calcext:value-type="float">
            <text:p>12.886</text:p>
          </table:table-cell>
          <table:table-cell table:style-name="ce22" office:value-type="float" office:value="16.05" calcext:value-type="float">
            <text:p>16.05</text:p>
          </table:table-cell>
          <table:table-cell table:style-name="ce18" table:formula="of:=[.D166]/[.E166]" office:value-type="float" office:value="35.6200527704486" calcext:value-type="float">
            <text:p>35.620</text:p>
          </table:table-cell>
          <table:table-cell table:style-name="ce18" table:formula="of:=[.D166]/[.F166]" office:value-type="float" office:value="28.5981308411215" calcext:value-type="float">
            <text:p>28.598</text:p>
          </table:table-cell>
          <table:table-cell table:style-name="ce18" table:formula="of:=[.D166]/[.B166]" office:value-type="float" office:value="30.6" calcext:value-type="float">
            <text:p>30.6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2.98" calcext:value-type="float">
            <text:p>32.9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2-16" calcext:value-type="date">
            <text:p>02/16/17</text:p>
          </table:table-cell>
          <table:table-cell table:style-name="ce11" table:formula="of:=[.A167]-[.A166]" office:value-type="float" office:value="20" calcext:value-type="float">
            <text:p>20</text:p>
          </table:table-cell>
          <table:table-cell table:style-name="ce15" office:value-type="float" office:value="97663" calcext:value-type="float">
            <text:p>97663</text:p>
          </table:table-cell>
          <table:table-cell table:style-name="ce15" table:formula="of:=[.C167]-[.C166]" office:value-type="float" office:value="455" calcext:value-type="float">
            <text:p>455</text:p>
          </table:table-cell>
          <table:table-cell table:style-name="ce18" office:value-type="float" office:value="13.971" calcext:value-type="float">
            <text:p>13.971</text:p>
          </table:table-cell>
          <table:table-cell table:style-name="ce22" office:value-type="float" office:value="17.47" calcext:value-type="float">
            <text:p>17.47</text:p>
          </table:table-cell>
          <table:table-cell table:style-name="ce18" table:formula="of:=[.D167]/[.E167]" office:value-type="float" office:value="32.5674611695655" calcext:value-type="float">
            <text:p>32.567</text:p>
          </table:table-cell>
          <table:table-cell table:style-name="ce18" table:formula="of:=[.D167]/[.F167]" office:value-type="float" office:value="26.0446479679451" calcext:value-type="float">
            <text:p>26.045</text:p>
          </table:table-cell>
          <table:table-cell table:style-name="ce18" table:formula="of:=[.D167]/[.B167]" office:value-type="float" office:value="22.75" calcext:value-type="float">
            <text:p>22.750</text:p>
          </table:table-cell>
          <table:table-cell table:style-name="ce22" office:value-type="float" office:value="2.68" calcext:value-type="float">
            <text:p>2.68</text:p>
          </table:table-cell>
          <table:table-cell table:style-name="ce22" office:value-type="float" office:value="37.43" calcext:value-type="float">
            <text:p>37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05" calcext:value-type="date">
            <text:p>03/05/17</text:p>
          </table:table-cell>
          <table:table-cell table:style-name="ce11" table:formula="of:=[.A168]-[.A167]" office:value-type="float" office:value="17" calcext:value-type="float">
            <text:p>17</text:p>
          </table:table-cell>
          <table:table-cell table:style-name="ce15" office:value-type="float" office:value="98151" calcext:value-type="float">
            <text:p>98151</text:p>
          </table:table-cell>
          <table:table-cell table:style-name="ce15" table:formula="of:=[.C168]-[.C167]" office:value-type="float" office:value="488" calcext:value-type="float">
            <text:p>488</text:p>
          </table:table-cell>
          <table:table-cell table:style-name="ce18" office:value-type="float" office:value="13.807" calcext:value-type="float">
            <text:p>13.807</text:p>
          </table:table-cell>
          <table:table-cell table:style-name="ce22" office:value-type="float" office:value="16.85" calcext:value-type="float">
            <text:p>16.85</text:p>
          </table:table-cell>
          <table:table-cell table:style-name="ce18" table:formula="of:=[.D168]/[.E168]" office:value-type="float" office:value="35.3443905265445" calcext:value-type="float">
            <text:p>35.344</text:p>
          </table:table-cell>
          <table:table-cell table:style-name="ce18" table:formula="of:=[.D168]/[.F168]" office:value-type="float" office:value="28.9614243323442" calcext:value-type="float">
            <text:p>28.961</text:p>
          </table:table-cell>
          <table:table-cell table:style-name="ce18" table:formula="of:=[.D168]/[.B168]" office:value-type="float" office:value="28.7058823529412" calcext:value-type="float">
            <text:p>28.706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5.33" calcext:value-type="float">
            <text:p>35.3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15" calcext:value-type="date">
            <text:p>03/15/17</text:p>
          </table:table-cell>
          <table:table-cell table:style-name="ce11" table:formula="of:=[.A169]-[.A168]" office:value-type="float" office:value="10" calcext:value-type="float">
            <text:p>10</text:p>
          </table:table-cell>
          <table:table-cell table:style-name="ce15" office:value-type="float" office:value="98591" calcext:value-type="float">
            <text:p>98591</text:p>
          </table:table-cell>
          <table:table-cell table:style-name="ce15" table:formula="of:=[.C169]-[.C168]" office:value-type="float" office:value="440" calcext:value-type="float">
            <text:p>440</text:p>
          </table:table-cell>
          <table:table-cell table:style-name="ce18" office:value-type="float" office:value="13.007" calcext:value-type="float">
            <text:p>13.007</text:p>
          </table:table-cell>
          <table:table-cell table:style-name="ce22" office:value-type="float" office:value="14.68" calcext:value-type="float">
            <text:p>14.68</text:p>
          </table:table-cell>
          <table:table-cell table:style-name="ce18" table:formula="of:=[.D169]/[.E169]" office:value-type="float" office:value="33.8279388021834" calcext:value-type="float">
            <text:p>33.828</text:p>
          </table:table-cell>
          <table:table-cell table:style-name="ce18" table:formula="of:=[.D169]/[.F169]" office:value-type="float" office:value="29.9727520435967" calcext:value-type="float">
            <text:p>29.973</text:p>
          </table:table-cell>
          <table:table-cell table:style-name="ce18" table:formula="of:=[.D169]/[.B169]" office:value-type="float" office:value="44" calcext:value-type="float">
            <text:p>44.000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3.28" calcext:value-type="float">
            <text:p>3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3-28" calcext:value-type="date">
            <text:p>03/28/17</text:p>
          </table:table-cell>
          <table:table-cell table:style-name="ce11" table:formula="of:=[.A170]-[.A169]" office:value-type="float" office:value="13" calcext:value-type="float">
            <text:p>13</text:p>
          </table:table-cell>
          <table:table-cell table:style-name="ce15" office:value-type="float" office:value="99074" calcext:value-type="float">
            <text:p>99074</text:p>
          </table:table-cell>
          <table:table-cell table:style-name="ce15" table:formula="of:=[.C170]-[.C169]" office:value-type="float" office:value="483" calcext:value-type="float">
            <text:p>483</text:p>
          </table:table-cell>
          <table:table-cell table:style-name="ce18" office:value-type="float" office:value="13.602" calcext:value-type="float">
            <text:p>13.602</text:p>
          </table:table-cell>
          <table:table-cell table:style-name="ce22" office:value-type="float" office:value="15.83" calcext:value-type="float">
            <text:p>15.83</text:p>
          </table:table-cell>
          <table:table-cell table:style-name="ce18" table:formula="of:=[.D170]/[.E170]" office:value-type="float" office:value="35.5094838994266" calcext:value-type="float">
            <text:p>35.509</text:p>
          </table:table-cell>
          <table:table-cell table:style-name="ce18" table:formula="of:=[.D170]/[.F170]" office:value-type="float" office:value="30.5116866708781" calcext:value-type="float">
            <text:p>30.512</text:p>
          </table:table-cell>
          <table:table-cell table:style-name="ce18" table:formula="of:=[.D170]/[.B170]" office:value-type="float" office:value="37.1538461538462" calcext:value-type="float">
            <text:p>37.154</text:p>
          </table:table-cell>
          <table:table-cell table:style-name="ce22" office:value-type="float" office:value="2.56" calcext:value-type="float">
            <text:p>2.56</text:p>
          </table:table-cell>
          <table:table-cell table:style-name="ce22" office:value-type="float" office:value="34.81" calcext:value-type="float">
            <text:p>34.8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4-13" calcext:value-type="date">
            <text:p>04/13/17</text:p>
          </table:table-cell>
          <table:table-cell table:style-name="ce11" table:formula="of:=[.A171]-[.A170]" office:value-type="float" office:value="16" calcext:value-type="float">
            <text:p>16</text:p>
          </table:table-cell>
          <table:table-cell table:style-name="ce15" office:value-type="float" office:value="99568" calcext:value-type="float">
            <text:p>99568</text:p>
          </table:table-cell>
          <table:table-cell table:style-name="ce15" table:formula="of:=[.C171]-[.C170]" office:value-type="float" office:value="494" calcext:value-type="float">
            <text:p>494</text:p>
          </table:table-cell>
          <table:table-cell table:style-name="ce18" office:value-type="float" office:value="13.422" calcext:value-type="float">
            <text:p>13.422</text:p>
          </table:table-cell>
          <table:table-cell table:style-name="ce22" office:value-type="float" office:value="15.85" calcext:value-type="float">
            <text:p>15.85</text:p>
          </table:table-cell>
          <table:table-cell table:style-name="ce18" table:formula="of:=[.D171]/[.E171]" office:value-type="float" office:value="36.8052451199523" calcext:value-type="float">
            <text:p>36.805</text:p>
          </table:table-cell>
          <table:table-cell table:style-name="ce18" table:formula="of:=[.D171]/[.F171]" office:value-type="float" office:value="31.1671924290221" calcext:value-type="float">
            <text:p>31.167</text:p>
          </table:table-cell>
          <table:table-cell table:style-name="ce18" table:formula="of:=[.D171]/[.B171]" office:value-type="float" office:value="30.875" calcext:value-type="float">
            <text:p>30.87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5.69" calcext:value-type="float">
            <text:p>35.6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4-29" calcext:value-type="date">
            <text:p>04/29/17</text:p>
          </table:table-cell>
          <table:table-cell table:style-name="ce11" table:formula="of:=[.A172]-[.A171]" office:value-type="float" office:value="16" calcext:value-type="float">
            <text:p>16</text:p>
          </table:table-cell>
          <table:table-cell table:style-name="ce15" office:value-type="float" office:value="100054" calcext:value-type="float">
            <text:p>100054</text:p>
          </table:table-cell>
          <table:table-cell table:style-name="ce15" table:formula="of:=[.C172]-[.C171]" office:value-type="float" office:value="486" calcext:value-type="float">
            <text:p>486</text:p>
          </table:table-cell>
          <table:table-cell table:style-name="ce18" office:value-type="float" office:value="12.895" calcext:value-type="float">
            <text:p>12.895</text:p>
          </table:table-cell>
          <table:table-cell table:style-name="ce22" office:value-type="float" office:value="17.03" calcext:value-type="float">
            <text:p>17.03</text:p>
          </table:table-cell>
          <table:table-cell table:style-name="ce18" table:formula="of:=[.D172]/[.E172]" office:value-type="float" office:value="37.689026754556" calcext:value-type="float">
            <text:p>37.689</text:p>
          </table:table-cell>
          <table:table-cell table:style-name="ce18" table:formula="of:=[.D172]/[.F172]" office:value-type="float" office:value="28.5378743394011" calcext:value-type="float">
            <text:p>28.538</text:p>
          </table:table-cell>
          <table:table-cell table:style-name="ce18" table:formula="of:=[.D172]/[.B172]" office:value-type="float" office:value="30.375" calcext:value-type="float">
            <text:p>30.37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4.29" calcext:value-type="float">
            <text:p>34.2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5-12" calcext:value-type="date">
            <text:p>05/12/17</text:p>
          </table:table-cell>
          <table:table-cell table:style-name="ce11" table:formula="of:=[.A173]-[.A172]" office:value-type="float" office:value="13" calcext:value-type="float">
            <text:p>13</text:p>
          </table:table-cell>
          <table:table-cell table:style-name="ce15" office:value-type="float" office:value="100553" calcext:value-type="float">
            <text:p>100553</text:p>
          </table:table-cell>
          <table:table-cell table:style-name="ce15" table:formula="of:=[.C173]-[.C172]" office:value-type="float" office:value="499" calcext:value-type="float">
            <text:p>499</text:p>
          </table:table-cell>
          <table:table-cell table:style-name="ce18" office:value-type="float" office:value="13.73" calcext:value-type="float">
            <text:p>13.730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73]/[.E173]" office:value-type="float" office:value="36.3437727603787" calcext:value-type="float">
            <text:p>36.344</text:p>
          </table:table-cell>
          <table:table-cell table:style-name="ce18" table:formula="of:=[.D173]/[.F173]" office:value-type="float" office:value="28.8773148148148" calcext:value-type="float">
            <text:p>28.877</text:p>
          </table:table-cell>
          <table:table-cell table:style-name="ce18" table:formula="of:=[.D173]/[.B173]" office:value-type="float" office:value="38.3846153846154" calcext:value-type="float">
            <text:p>38.385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6.51" calcext:value-type="float">
            <text:p>36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5-30" calcext:value-type="date">
            <text:p>05/30/17</text:p>
          </table:table-cell>
          <table:table-cell table:style-name="ce11" table:formula="of:=[.A174]-[.A173]" office:value-type="float" office:value="18" calcext:value-type="float">
            <text:p>18</text:p>
          </table:table-cell>
          <table:table-cell table:style-name="ce15" office:value-type="float" office:value="101032" calcext:value-type="float">
            <text:p>101032</text:p>
          </table:table-cell>
          <table:table-cell table:style-name="ce15" table:formula="of:=[.C174]-[.C173]" office:value-type="float" office:value="479" calcext:value-type="float">
            <text:p>479</text:p>
          </table:table-cell>
          <table:table-cell table:style-name="ce18" office:value-type="float" office:value="13.45" calcext:value-type="float">
            <text:p>13.450</text:p>
          </table:table-cell>
          <table:table-cell table:style-name="ce22" office:value-type="float" office:value="18" calcext:value-type="float">
            <text:p>18.00</text:p>
          </table:table-cell>
          <table:table-cell table:style-name="ce18" table:formula="of:=[.D174]/[.E174]" office:value-type="float" office:value="35.6133828996283" calcext:value-type="float">
            <text:p>35.613</text:p>
          </table:table-cell>
          <table:table-cell table:style-name="ce18" table:formula="of:=[.D174]/[.F174]" office:value-type="float" office:value="26.6111111111111" calcext:value-type="float">
            <text:p>26.611</text:p>
          </table:table-cell>
          <table:table-cell table:style-name="ce18" table:formula="of:=[.D174]/[.B174]" office:value-type="float" office:value="26.6111111111111" calcext:value-type="float">
            <text:p>26.611</text:p>
          </table:table-cell>
          <table:table-cell table:style-name="ce22" office:value-type="float" office:value="2.78" calcext:value-type="float">
            <text:p>2.78</text:p>
          </table:table-cell>
          <table:table-cell table:style-name="ce22" office:value-type="float" office:value="37.38" calcext:value-type="float">
            <text:p>37.3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11" calcext:value-type="date">
            <text:p>06/11/17</text:p>
          </table:table-cell>
          <table:table-cell table:style-name="ce11" table:formula="of:=[.A175]-[.A174]" office:value-type="float" office:value="12" calcext:value-type="float">
            <text:p>12</text:p>
          </table:table-cell>
          <table:table-cell table:style-name="ce15" office:value-type="float" office:value="101412" calcext:value-type="float">
            <text:p>101412</text:p>
          </table:table-cell>
          <table:table-cell table:style-name="ce15" table:formula="of:=[.C175]-[.C174]" office:value-type="float" office:value="380" calcext:value-type="float">
            <text:p>380</text:p>
          </table:table-cell>
          <table:table-cell table:style-name="ce18" office:value-type="float" office:value="10.429" calcext:value-type="float">
            <text:p>10.429</text:p>
          </table:table-cell>
          <table:table-cell table:style-name="ce22" office:value-type="float" office:value="14.13" calcext:value-type="float">
            <text:p>14.13</text:p>
          </table:table-cell>
          <table:table-cell table:style-name="ce18" table:formula="of:=[.D175]/[.E175]" office:value-type="float" office:value="36.4368587592291" calcext:value-type="float">
            <text:p>36.437</text:p>
          </table:table-cell>
          <table:table-cell table:style-name="ce18" table:formula="of:=[.D175]/[.F175]" office:value-type="float" office:value="26.8931351733899" calcext:value-type="float">
            <text:p>26.893</text:p>
          </table:table-cell>
          <table:table-cell table:style-name="ce18" table:formula="of:=[.D175]/[.B175]" office:value-type="float" office:value="31.6666666666667" calcext:value-type="float">
            <text:p>31.667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27.73" calcext:value-type="float">
            <text:p>27.7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26" calcext:value-type="date">
            <text:p>06/26/17</text:p>
          </table:table-cell>
          <table:table-cell table:style-name="ce11" table:formula="of:=[.A176]-[.A175]" office:value-type="float" office:value="15" calcext:value-type="float">
            <text:p>15</text:p>
          </table:table-cell>
          <table:table-cell table:style-name="ce15" office:value-type="float" office:value="101855" calcext:value-type="float">
            <text:p>101855</text:p>
          </table:table-cell>
          <table:table-cell table:style-name="ce15" table:formula="of:=[.C176]-[.C175]" office:value-type="float" office:value="443" calcext:value-type="float">
            <text:p>443</text:p>
          </table:table-cell>
          <table:table-cell table:style-name="ce18" office:value-type="float" office:value="12.555" calcext:value-type="float">
            <text:p>12.555</text:p>
          </table:table-cell>
          <table:table-cell table:style-name="ce22" office:value-type="float" office:value="14.62" calcext:value-type="float">
            <text:p>14.62</text:p>
          </table:table-cell>
          <table:table-cell table:style-name="ce18" table:formula="of:=[.D176]/[.E176]" office:value-type="float" office:value="35.2847471127041" calcext:value-type="float">
            <text:p>35.285</text:p>
          </table:table-cell>
          <table:table-cell table:style-name="ce18" table:formula="of:=[.D176]/[.F176]" office:value-type="float" office:value="30.3009575923393" calcext:value-type="float">
            <text:p>30.301</text:p>
          </table:table-cell>
          <table:table-cell table:style-name="ce18" table:formula="of:=[.D176]/[.B176]" office:value-type="float" office:value="29.5333333333333" calcext:value-type="float">
            <text:p>29.533</text:p>
          </table:table-cell>
          <table:table-cell table:style-name="ce22" office:value-type="float" office:value="2.51" calcext:value-type="float">
            <text:p>2.51</text:p>
          </table:table-cell>
          <table:table-cell table:style-name="ce22" office:value-type="float" office:value="31.5" calcext:value-type="float">
            <text:p>31.5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6-29" calcext:value-type="date">
            <text:p>06/29/17</text:p>
          </table:table-cell>
          <table:table-cell table:style-name="ce11" table:formula="of:=[.A177]-[.A176]" office:value-type="float" office:value="3" calcext:value-type="float">
            <text:p>3</text:p>
          </table:table-cell>
          <table:table-cell table:style-name="ce15" office:value-type="float" office:value="102218" calcext:value-type="float">
            <text:p>102218</text:p>
          </table:table-cell>
          <table:table-cell table:style-name="ce15" table:formula="of:=[.C177]-[.C176]" office:value-type="float" office:value="363" calcext:value-type="float">
            <text:p>363</text:p>
          </table:table-cell>
          <table:table-cell table:style-name="ce18" office:value-type="float" office:value="9.685" calcext:value-type="float">
            <text:p>9.685</text:p>
          </table:table-cell>
          <table:table-cell table:style-name="ce22" office:value-type="float" office:value="10.17" calcext:value-type="float">
            <text:p>10.17</text:p>
          </table:table-cell>
          <table:table-cell table:style-name="ce18" table:formula="of:=[.D177]/[.E177]" office:value-type="float" office:value="37.4806401652039" calcext:value-type="float">
            <text:p>37.481</text:p>
          </table:table-cell>
          <table:table-cell table:style-name="ce18" table:formula="of:=[.D177]/[.F177]" office:value-type="float" office:value="35.693215339233" calcext:value-type="float">
            <text:p>35.693</text:p>
          </table:table-cell>
          <table:table-cell table:style-name="ce18" table:formula="of:=[.D177]/[.B177]" office:value-type="float" office:value="121" calcext:value-type="float">
            <text:p>121.000</text:p>
          </table:table-cell>
          <table:table-cell table:style-name="ce22" office:value-type="float" office:value="2.55" calcext:value-type="float">
            <text:p>2.55</text:p>
          </table:table-cell>
          <table:table-cell table:style-name="ce22" office:value-type="float" office:value="24.69" calcext:value-type="float">
            <text:p>24.6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7-10" calcext:value-type="date">
            <text:p>07/10/17</text:p>
          </table:table-cell>
          <table:table-cell table:style-name="ce11" table:formula="of:=[.A178]-[.A177]" office:value-type="float" office:value="11" calcext:value-type="float">
            <text:p>11</text:p>
          </table:table-cell>
          <table:table-cell table:style-name="ce15" office:value-type="float" office:value="102667" calcext:value-type="float">
            <text:p>102667</text:p>
          </table:table-cell>
          <table:table-cell table:style-name="ce15" table:formula="of:=[.C178]-[.C177]" office:value-type="float" office:value="449" calcext:value-type="float">
            <text:p>449</text:p>
          </table:table-cell>
          <table:table-cell table:style-name="ce18" office:value-type="float" office:value="12.022" calcext:value-type="float">
            <text:p>12.022</text:p>
          </table:table-cell>
          <table:table-cell table:style-name="ce22" office:value-type="float" office:value="11.27" calcext:value-type="float">
            <text:p>11.27</text:p>
          </table:table-cell>
          <table:table-cell table:style-name="ce18" table:formula="of:=[.D178]/[.E178]" office:value-type="float" office:value="37.3481949758776" calcext:value-type="float">
            <text:p>37.348</text:p>
          </table:table-cell>
          <table:table-cell table:style-name="ce18" table:formula="of:=[.D178]/[.F178]" office:value-type="float" office:value="39.8402839396628" calcext:value-type="float">
            <text:p>39.840</text:p>
          </table:table-cell>
          <table:table-cell table:style-name="ce18" table:formula="of:=[.D178]/[.B178]" office:value-type="float" office:value="40.8181818181818" calcext:value-type="float">
            <text:p>40.818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1.97" calcext:value-type="float">
            <text:p>31.9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7-23" calcext:value-type="date">
            <text:p>07/23/17</text:p>
          </table:table-cell>
          <table:table-cell table:style-name="ce11" table:formula="of:=[.A179]-[.A178]" office:value-type="float" office:value="13" calcext:value-type="float">
            <text:p>13</text:p>
          </table:table-cell>
          <table:table-cell table:style-name="ce15" office:value-type="float" office:value="103149" calcext:value-type="float">
            <text:p>103149</text:p>
          </table:table-cell>
          <table:table-cell table:style-name="ce15" table:formula="of:=[.C179]-[.C178]" office:value-type="float" office:value="482" calcext:value-type="float">
            <text:p>482</text:p>
          </table:table-cell>
          <table:table-cell table:style-name="ce18" office:value-type="float" office:value="14.044" calcext:value-type="float">
            <text:p>14.044</text:p>
          </table:table-cell>
          <table:table-cell table:style-name="ce22" office:value-type="float" office:value="19" calcext:value-type="float">
            <text:p>19.00</text:p>
          </table:table-cell>
          <table:table-cell table:style-name="ce18" table:formula="of:=[.D179]/[.E179]" office:value-type="float" office:value="34.3207063514668" calcext:value-type="float">
            <text:p>34.321</text:p>
          </table:table-cell>
          <table:table-cell table:style-name="ce18" table:formula="of:=[.D179]/[.F179]" office:value-type="float" office:value="25.3684210526316" calcext:value-type="float">
            <text:p>25.368</text:p>
          </table:table-cell>
          <table:table-cell table:style-name="ce18" table:formula="of:=[.D179]/[.B179]" office:value-type="float" office:value="37.0769230769231" calcext:value-type="float">
            <text:p>37.077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7.34" calcext:value-type="float">
            <text:p>37.3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07" calcext:value-type="date">
            <text:p>08/07/17</text:p>
          </table:table-cell>
          <table:table-cell table:style-name="ce11" table:formula="of:=[.A180]-[.A179]" office:value-type="float" office:value="15" calcext:value-type="float">
            <text:p>15</text:p>
          </table:table-cell>
          <table:table-cell table:style-name="ce15" office:value-type="float" office:value="103688" calcext:value-type="float">
            <text:p>103688</text:p>
          </table:table-cell>
          <table:table-cell table:style-name="ce15" table:formula="of:=[.C180]-[.C179]" office:value-type="float" office:value="539" calcext:value-type="float">
            <text:p>539</text:p>
          </table:table-cell>
          <table:table-cell table:style-name="ce18" office:value-type="float" office:value="13.691" calcext:value-type="float">
            <text:p>13.691</text:p>
          </table:table-cell>
          <table:table-cell table:style-name="ce22" office:value-type="float" office:value="13.43" calcext:value-type="float">
            <text:p>13.43</text:p>
          </table:table-cell>
          <table:table-cell table:style-name="ce18" table:formula="of:=[.D180]/[.E180]" office:value-type="float" office:value="39.3689284931707" calcext:value-type="float">
            <text:p>39.369</text:p>
          </table:table-cell>
          <table:table-cell table:style-name="ce18" table:formula="of:=[.D180]/[.F180]" office:value-type="float" office:value="40.1340282948623" calcext:value-type="float">
            <text:p>40.134</text:p>
          </table:table-cell>
          <table:table-cell table:style-name="ce18" table:formula="of:=[.D180]/[.B180]" office:value-type="float" office:value="35.9333333333333" calcext:value-type="float">
            <text:p>35.933</text:p>
          </table:table-cell>
          <table:table-cell table:style-name="ce22" office:value-type="float" office:value="2.55" calcext:value-type="float">
            <text:p>2.55</text:p>
          </table:table-cell>
          <table:table-cell table:style-name="ce22" office:value-type="float" office:value="34.9" calcext:value-type="float">
            <text:p>34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14" calcext:value-type="date">
            <text:p>08/14/17</text:p>
          </table:table-cell>
          <table:table-cell table:style-name="ce11" table:formula="of:=[.A181]-[.A180]" office:value-type="float" office:value="7" calcext:value-type="float">
            <text:p>7</text:p>
          </table:table-cell>
          <table:table-cell table:style-name="ce15" office:value-type="float" office:value="104160" calcext:value-type="float">
            <text:p>104160</text:p>
          </table:table-cell>
          <table:table-cell table:style-name="ce15" table:formula="of:=[.C181]-[.C180]" office:value-type="float" office:value="472" calcext:value-type="float">
            <text:p>472</text:p>
          </table:table-cell>
          <table:table-cell table:style-name="ce18" office:value-type="float" office:value="12.709" calcext:value-type="float">
            <text:p>12.709</text:p>
          </table:table-cell>
          <table:table-cell table:style-name="ce22" office:value-type="float" office:value="13.4" calcext:value-type="float">
            <text:p>13.40</text:p>
          </table:table-cell>
          <table:table-cell table:style-name="ce18" table:formula="of:=[.D181]/[.E181]" office:value-type="float" office:value="37.1390353292942" calcext:value-type="float">
            <text:p>37.139</text:p>
          </table:table-cell>
          <table:table-cell table:style-name="ce18" table:formula="of:=[.D181]/[.F181]" office:value-type="float" office:value="35.2238805970149" calcext:value-type="float">
            <text:p>35.224</text:p>
          </table:table-cell>
          <table:table-cell table:style-name="ce18" table:formula="of:=[.D181]/[.B181]" office:value-type="float" office:value="67.4285714285714" calcext:value-type="float">
            <text:p>67.429</text:p>
          </table:table-cell>
          <table:table-cell table:style-name="ce22" office:value-type="float" office:value="2.62" calcext:value-type="float">
            <text:p>2.62</text:p>
          </table:table-cell>
          <table:table-cell table:style-name="ce22" office:value-type="float" office:value="33.28" calcext:value-type="float">
            <text:p>33.2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8-25" calcext:value-type="date">
            <text:p>08/25/17</text:p>
          </table:table-cell>
          <table:table-cell table:style-name="ce11" table:formula="of:=[.A182]-[.A181]" office:value-type="float" office:value="11" calcext:value-type="float">
            <text:p>11</text:p>
          </table:table-cell>
          <table:table-cell table:style-name="ce15" office:value-type="float" office:value="104695" calcext:value-type="float">
            <text:p>104695</text:p>
          </table:table-cell>
          <table:table-cell table:style-name="ce15" table:formula="of:=[.C182]-[.C181]" office:value-type="float" office:value="535" calcext:value-type="float">
            <text:p>535</text:p>
          </table:table-cell>
          <table:table-cell table:style-name="ce18" office:value-type="float" office:value="13.653" calcext:value-type="float">
            <text:p>13.653</text:p>
          </table:table-cell>
          <table:table-cell table:style-name="ce22" office:value-type="float" office:value="15.37" calcext:value-type="float">
            <text:p>15.37</text:p>
          </table:table-cell>
          <table:table-cell table:style-name="ce18" table:formula="of:=[.D182]/[.E182]" office:value-type="float" office:value="39.185526990405" calcext:value-type="float">
            <text:p>39.186</text:p>
          </table:table-cell>
          <table:table-cell table:style-name="ce18" table:formula="of:=[.D182]/[.F182]" office:value-type="float" office:value="34.8080676642811" calcext:value-type="float">
            <text:p>34.808</text:p>
          </table:table-cell>
          <table:table-cell table:style-name="ce18" table:formula="of:=[.D182]/[.B182]" office:value-type="float" office:value="48.6363636363636" calcext:value-type="float">
            <text:p>48.636</text:p>
          </table:table-cell>
          <table:table-cell table:style-name="ce22" office:value-type="float" office:value="2.66" calcext:value-type="float">
            <text:p>2.66</text:p>
          </table:table-cell>
          <table:table-cell table:style-name="ce22" office:value-type="float" office:value="36.3" calcext:value-type="float">
            <text:p>36.3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9-11" calcext:value-type="date">
            <text:p>09/11/17</text:p>
          </table:table-cell>
          <table:table-cell table:style-name="ce11" table:formula="of:=[.A183]-[.A182]" office:value-type="float" office:value="17" calcext:value-type="float">
            <text:p>17</text:p>
          </table:table-cell>
          <table:table-cell table:style-name="ce15" office:value-type="float" office:value="105191" calcext:value-type="float">
            <text:p>105191</text:p>
          </table:table-cell>
          <table:table-cell table:style-name="ce15" table:formula="of:=[.C183]-[.C182]" office:value-type="float" office:value="496" calcext:value-type="float">
            <text:p>496</text:p>
          </table:table-cell>
          <table:table-cell table:style-name="ce18" office:value-type="float" office:value="13.436" calcext:value-type="float">
            <text:p>13.436</text:p>
          </table:table-cell>
          <table:table-cell table:style-name="ce22" office:value-type="float" office:value="17.25" calcext:value-type="float">
            <text:p>17.25</text:p>
          </table:table-cell>
          <table:table-cell table:style-name="ce18" table:formula="of:=[.D183]/[.E183]" office:value-type="float" office:value="36.9157487347425" calcext:value-type="float">
            <text:p>36.916</text:p>
          </table:table-cell>
          <table:table-cell table:style-name="ce18" table:formula="of:=[.D183]/[.F183]" office:value-type="float" office:value="28.7536231884058" calcext:value-type="float">
            <text:p>28.754</text:p>
          </table:table-cell>
          <table:table-cell table:style-name="ce18" table:formula="of:=[.D183]/[.B183]" office:value-type="float" office:value="29.1764705882353" calcext:value-type="float">
            <text:p>29.176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07" calcext:value-type="float">
            <text:p>37.0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09-30" calcext:value-type="date">
            <text:p>09/30/17</text:p>
          </table:table-cell>
          <table:table-cell table:style-name="ce11" table:formula="of:=[.A184]-[.A183]" office:value-type="float" office:value="19" calcext:value-type="float">
            <text:p>19</text:p>
          </table:table-cell>
          <table:table-cell table:style-name="ce15" office:value-type="float" office:value="105713" calcext:value-type="float">
            <text:p>105713</text:p>
          </table:table-cell>
          <table:table-cell table:style-name="ce15" table:formula="of:=[.C184]-[.C183]" office:value-type="float" office:value="522" calcext:value-type="float">
            <text:p>522</text:p>
          </table:table-cell>
          <table:table-cell table:style-name="ce18" office:value-type="float" office:value="13.491" calcext:value-type="float">
            <text:p>13.491</text:p>
          </table:table-cell>
          <table:table-cell table:style-name="ce22" office:value-type="float" office:value="18.43" calcext:value-type="float">
            <text:p>18.43</text:p>
          </table:table-cell>
          <table:table-cell table:style-name="ce18" table:formula="of:=[.D184]/[.E184]" office:value-type="float" office:value="38.6924616410941" calcext:value-type="float">
            <text:p>38.692</text:p>
          </table:table-cell>
          <table:table-cell table:style-name="ce18" table:formula="of:=[.D184]/[.F184]" office:value-type="float" office:value="28.3233857840477" calcext:value-type="float">
            <text:p>28.323</text:p>
          </table:table-cell>
          <table:table-cell table:style-name="ce18" table:formula="of:=[.D184]/[.B184]" office:value-type="float" office:value="27.4736842105263" calcext:value-type="float">
            <text:p>27.474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22" calcext:value-type="float">
            <text:p>37.22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0-19" calcext:value-type="date">
            <text:p>10/19/17</text:p>
          </table:table-cell>
          <table:table-cell table:style-name="ce11" table:formula="of:=[.A185]-[.A184]" office:value-type="float" office:value="19" calcext:value-type="float">
            <text:p>19</text:p>
          </table:table-cell>
          <table:table-cell table:style-name="ce15" office:value-type="float" office:value="106213" calcext:value-type="float">
            <text:p>106213</text:p>
          </table:table-cell>
          <table:table-cell table:style-name="ce15" table:formula="of:=[.C185]-[.C184]" office:value-type="float" office:value="500" calcext:value-type="float">
            <text:p>500</text:p>
          </table:table-cell>
          <table:table-cell table:style-name="ce18" office:value-type="float" office:value="13.719" calcext:value-type="float">
            <text:p>13.719</text:p>
          </table:table-cell>
          <table:table-cell table:style-name="ce22" office:value-type="float" office:value="18.15" calcext:value-type="float">
            <text:p>18.15</text:p>
          </table:table-cell>
          <table:table-cell table:style-name="ce18" table:formula="of:=[.D185]/[.E185]" office:value-type="float" office:value="36.4458050878344" calcext:value-type="float">
            <text:p>36.446</text:p>
          </table:table-cell>
          <table:table-cell table:style-name="ce18" table:formula="of:=[.D185]/[.F185]" office:value-type="float" office:value="27.5482093663912" calcext:value-type="float">
            <text:p>27.548</text:p>
          </table:table-cell>
          <table:table-cell table:style-name="ce18" table:formula="of:=[.D185]/[.B185]" office:value-type="float" office:value="26.3157894736842" calcext:value-type="float">
            <text:p>26.316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7.85" calcext:value-type="float">
            <text:p>37.8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02" calcext:value-type="date">
            <text:p>11/02/17</text:p>
          </table:table-cell>
          <table:table-cell table:style-name="ce11" table:formula="of:=[.A186]-[.A185]" office:value-type="float" office:value="14" calcext:value-type="float">
            <text:p>14</text:p>
          </table:table-cell>
          <table:table-cell table:style-name="ce15" office:value-type="float" office:value="106683" calcext:value-type="float">
            <text:p>106683</text:p>
          </table:table-cell>
          <table:table-cell table:style-name="ce15" table:formula="of:=[.C186]-[.C185]" office:value-type="float" office:value="470" calcext:value-type="float">
            <text:p>470</text:p>
          </table:table-cell>
          <table:table-cell table:style-name="ce18" office:value-type="float" office:value="13.356" calcext:value-type="float">
            <text:p>13.356</text:p>
          </table:table-cell>
          <table:table-cell table:style-name="ce22" office:value-type="float" office:value="17.28" calcext:value-type="float">
            <text:p>17.28</text:p>
          </table:table-cell>
          <table:table-cell table:style-name="ce18" table:formula="of:=[.D186]/[.E186]" office:value-type="float" office:value="35.1901766996107" calcext:value-type="float">
            <text:p>35.190</text:p>
          </table:table-cell>
          <table:table-cell table:style-name="ce18" table:formula="of:=[.D186]/[.F186]" office:value-type="float" office:value="27.1990740740741" calcext:value-type="float">
            <text:p>27.199</text:p>
          </table:table-cell>
          <table:table-cell table:style-name="ce18" table:formula="of:=[.D186]/[.B186]" office:value-type="float" office:value="33.5714285714286" calcext:value-type="float">
            <text:p>33.571</text:p>
          </table:table-cell>
          <table:table-cell table:style-name="ce22" office:value-type="float" office:value="2.76" calcext:value-type="float">
            <text:p>2.76</text:p>
          </table:table-cell>
          <table:table-cell table:style-name="ce22" office:value-type="float" office:value="36.85" calcext:value-type="float">
            <text:p>36.8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16" calcext:value-type="date">
            <text:p>11/16/17</text:p>
          </table:table-cell>
          <table:table-cell table:style-name="ce11" table:formula="of:=[.A187]-[.A186]" office:value-type="float" office:value="14" calcext:value-type="float">
            <text:p>14</text:p>
          </table:table-cell>
          <table:table-cell table:style-name="ce15" office:value-type="float" office:value="107128" calcext:value-type="float">
            <text:p>107128</text:p>
          </table:table-cell>
          <table:table-cell table:style-name="ce15" table:formula="of:=[.C187]-[.C186]" office:value-type="float" office:value="445" calcext:value-type="float">
            <text:p>445</text:p>
          </table:table-cell>
          <table:table-cell table:style-name="ce18" office:value-type="float" office:value="13.071" calcext:value-type="float">
            <text:p>13.071</text:p>
          </table:table-cell>
          <table:table-cell table:style-name="ce22" office:value-type="float" office:value="16.85" calcext:value-type="float">
            <text:p>16.85</text:p>
          </table:table-cell>
          <table:table-cell table:style-name="ce18" table:formula="of:=[.D187]/[.E187]" office:value-type="float" office:value="34.0448320709969" calcext:value-type="float">
            <text:p>34.045</text:p>
          </table:table-cell>
          <table:table-cell table:style-name="ce18" table:formula="of:=[.D187]/[.F187]" office:value-type="float" office:value="26.4094955489614" calcext:value-type="float">
            <text:p>26.409</text:p>
          </table:table-cell>
          <table:table-cell table:style-name="ce18" table:formula="of:=[.D187]/[.B187]" office:value-type="float" office:value="31.7857142857143" calcext:value-type="float">
            <text:p>31.786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7.37" calcext:value-type="float">
            <text:p>37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1-30" calcext:value-type="date">
            <text:p>11/30/17</text:p>
          </table:table-cell>
          <table:table-cell table:style-name="ce11" table:formula="of:=[.A188]-[.A187]" office:value-type="float" office:value="14" calcext:value-type="float">
            <text:p>14</text:p>
          </table:table-cell>
          <table:table-cell table:style-name="ce15" office:value-type="float" office:value="107595" calcext:value-type="float">
            <text:p>107595</text:p>
          </table:table-cell>
          <table:table-cell table:style-name="ce15" table:formula="of:=[.C188]-[.C187]" office:value-type="float" office:value="467" calcext:value-type="float">
            <text:p>467</text:p>
          </table:table-cell>
          <table:table-cell table:style-name="ce18" office:value-type="float" office:value="13.256" calcext:value-type="float">
            <text:p>13.256</text:p>
          </table:table-cell>
          <table:table-cell table:style-name="ce22" office:value-type="float" office:value="14.4" calcext:value-type="float">
            <text:p>14.40</text:p>
          </table:table-cell>
          <table:table-cell table:style-name="ce18" table:formula="of:=[.D188]/[.E188]" office:value-type="float" office:value="35.2293301146651" calcext:value-type="float">
            <text:p>35.229</text:p>
          </table:table-cell>
          <table:table-cell table:style-name="ce18" table:formula="of:=[.D188]/[.F188]" office:value-type="float" office:value="32.4305555555556" calcext:value-type="float">
            <text:p>32.431</text:p>
          </table:table-cell>
          <table:table-cell table:style-name="ce18" table:formula="of:=[.D188]/[.B188]" office:value-type="float" office:value="33.3571428571429" calcext:value-type="float">
            <text:p>33.357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7.9" calcext:value-type="float">
            <text:p>37.9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2-15" calcext:value-type="date">
            <text:p>12/15/17</text:p>
          </table:table-cell>
          <table:table-cell table:style-name="ce11" table:formula="of:=[.A189]-[.A188]" office:value-type="float" office:value="15" calcext:value-type="float">
            <text:p>15</text:p>
          </table:table-cell>
          <table:table-cell table:style-name="ce15" office:value-type="float" office:value="108042" calcext:value-type="float">
            <text:p>108042</text:p>
          </table:table-cell>
          <table:table-cell table:style-name="ce15" table:formula="of:=[.C189]-[.C188]" office:value-type="float" office:value="447" calcext:value-type="float">
            <text:p>447</text:p>
          </table:table-cell>
          <table:table-cell table:style-name="ce18" office:value-type="float" office:value="13.491" calcext:value-type="float">
            <text:p>13.491</text:p>
          </table:table-cell>
          <table:table-cell table:style-name="ce22" office:value-type="float" office:value="17.78" calcext:value-type="float">
            <text:p>17.78</text:p>
          </table:table-cell>
          <table:table-cell table:style-name="ce18" table:formula="of:=[.D189]/[.E189]" office:value-type="float" office:value="33.1331999110518" calcext:value-type="float">
            <text:p>33.133</text:p>
          </table:table-cell>
          <table:table-cell table:style-name="ce18" table:formula="of:=[.D189]/[.F189]" office:value-type="float" office:value="25.140607424072" calcext:value-type="float">
            <text:p>25.141</text:p>
          </table:table-cell>
          <table:table-cell table:style-name="ce18" table:formula="of:=[.D189]/[.B189]" office:value-type="float" office:value="29.8" calcext:value-type="float">
            <text:p>29.800</text:p>
          </table:table-cell>
          <table:table-cell table:style-name="ce22" office:value-type="float" office:value="2.86" calcext:value-type="float">
            <text:p>2.86</text:p>
          </table:table-cell>
          <table:table-cell table:style-name="ce22" office:value-type="float" office:value="38.57" calcext:value-type="float">
            <text:p>38.5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7-12-29" calcext:value-type="date">
            <text:p>12/29/17</text:p>
          </table:table-cell>
          <table:table-cell table:style-name="ce11" table:formula="of:=[.A190]-[.A189]" office:value-type="float" office:value="14" calcext:value-type="float">
            <text:p>14</text:p>
          </table:table-cell>
          <table:table-cell table:style-name="ce15" office:value-type="float" office:value="108444" calcext:value-type="float">
            <text:p>108444</text:p>
          </table:table-cell>
          <table:table-cell table:style-name="ce15" table:formula="of:=[.C190]-[.C189]" office:value-type="float" office:value="402" calcext:value-type="float">
            <text:p>402</text:p>
          </table:table-cell>
          <table:table-cell table:style-name="ce18" office:value-type="float" office:value="12.619" calcext:value-type="float">
            <text:p>12.619</text:p>
          </table:table-cell>
          <table:table-cell table:style-name="ce22" office:value-type="float" office:value="16" calcext:value-type="float">
            <text:p>16.00</text:p>
          </table:table-cell>
          <table:table-cell table:style-name="ce18" table:formula="of:=[.D190]/[.E190]" office:value-type="float" office:value="31.8567239876377" calcext:value-type="float">
            <text:p>31.857</text:p>
          </table:table-cell>
          <table:table-cell table:style-name="ce18" table:formula="of:=[.D190]/[.F190]" office:value-type="float" office:value="25.125" calcext:value-type="float">
            <text:p>25.125</text:p>
          </table:table-cell>
          <table:table-cell table:style-name="ce18" table:formula="of:=[.D190]/[.B190]" office:value-type="float" office:value="28.7142857142857" calcext:value-type="float">
            <text:p>28.714</text:p>
          </table:table-cell>
          <table:table-cell table:style-name="ce22" office:value-type="float" office:value="2.98" calcext:value-type="float">
            <text:p>2.98</text:p>
          </table:table-cell>
          <table:table-cell table:style-name="ce22" office:value-type="float" office:value="37.59" calcext:value-type="float">
            <text:p>37.5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1-17" calcext:value-type="date">
            <text:p>01/17/18</text:p>
          </table:table-cell>
          <table:table-cell table:style-name="ce11" table:formula="of:=[.A191]-[.A190]" office:value-type="float" office:value="19" calcext:value-type="float">
            <text:p>19</text:p>
          </table:table-cell>
          <table:table-cell table:style-name="ce15" office:value-type="float" office:value="108873" calcext:value-type="float">
            <text:p>108873</text:p>
          </table:table-cell>
          <table:table-cell table:style-name="ce15" table:formula="of:=[.C191]-[.C190]" office:value-type="float" office:value="429" calcext:value-type="float">
            <text:p>429</text:p>
          </table:table-cell>
          <table:table-cell table:style-name="ce18" office:value-type="float" office:value="13.415" calcext:value-type="float">
            <text:p>13.415</text:p>
          </table:table-cell>
          <table:table-cell table:style-name="ce22" office:value-type="float" office:value="16.78" calcext:value-type="float">
            <text:p>16.78</text:p>
          </table:table-cell>
          <table:table-cell table:style-name="ce18" table:formula="of:=[.D191]/[.E191]" office:value-type="float" office:value="31.9791278419679" calcext:value-type="float">
            <text:p>31.979</text:p>
          </table:table-cell>
          <table:table-cell table:style-name="ce18" table:formula="of:=[.D191]/[.F191]" office:value-type="float" office:value="25.5661501787843" calcext:value-type="float">
            <text:p>25.566</text:p>
          </table:table-cell>
          <table:table-cell table:style-name="ce18" table:formula="of:=[.D191]/[.B191]" office:value-type="float" office:value="22.578947368421" calcext:value-type="float">
            <text:p>22.579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1.57" calcext:value-type="float">
            <text:p>41.5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2-02" calcext:value-type="date">
            <text:p>02/02/18</text:p>
          </table:table-cell>
          <table:table-cell table:style-name="ce11" table:formula="of:=[.A192]-[.A191]" office:value-type="float" office:value="16" calcext:value-type="float">
            <text:p>16</text:p>
          </table:table-cell>
          <table:table-cell table:style-name="ce15" office:value-type="float" office:value="109319" calcext:value-type="float">
            <text:p>109319</text:p>
          </table:table-cell>
          <table:table-cell table:style-name="ce15" table:formula="of:=[.C192]-[.C191]" office:value-type="float" office:value="446" calcext:value-type="float">
            <text:p>446</text:p>
          </table:table-cell>
          <table:table-cell table:style-name="ce18" office:value-type="float" office:value="13.343" calcext:value-type="float">
            <text:p>13.343</text:p>
          </table:table-cell>
          <table:table-cell table:style-name="ce22" office:value-type="float" office:value="16.32" calcext:value-type="float">
            <text:p>16.32</text:p>
          </table:table-cell>
          <table:table-cell table:style-name="ce18" table:formula="of:=[.D192]/[.E192]" office:value-type="float" office:value="33.4257663194184" calcext:value-type="float">
            <text:p>33.426</text:p>
          </table:table-cell>
          <table:table-cell table:style-name="ce18" table:formula="of:=[.D192]/[.F192]" office:value-type="float" office:value="27.328431372549" calcext:value-type="float">
            <text:p>27.328</text:p>
          </table:table-cell>
          <table:table-cell table:style-name="ce18" table:formula="of:=[.D192]/[.B192]" office:value-type="float" office:value="27.875" calcext:value-type="float">
            <text:p>27.875</text:p>
          </table:table-cell>
          <table:table-cell table:style-name="ce22" office:value-type="float" office:value="3.1" calcext:value-type="float">
            <text:p>3.10</text:p>
          </table:table-cell>
          <table:table-cell table:style-name="ce22" office:value-type="float" office:value="41.39" calcext:value-type="float">
            <text:p>41.39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2-20" calcext:value-type="date">
            <text:p>02/20/18</text:p>
          </table:table-cell>
          <table:table-cell table:style-name="ce11" table:formula="of:=[.A193]-[.A192]" office:value-type="float" office:value="18" calcext:value-type="float">
            <text:p>18</text:p>
          </table:table-cell>
          <table:table-cell table:style-name="ce15" office:value-type="float" office:value="109760" calcext:value-type="float">
            <text:p>109760</text:p>
          </table:table-cell>
          <table:table-cell table:style-name="ce15" table:formula="of:=[.C193]-[.C192]" office:value-type="float" office:value="441" calcext:value-type="float">
            <text:p>441</text:p>
          </table:table-cell>
          <table:table-cell table:style-name="ce18" office:value-type="float" office:value="13.003" calcext:value-type="float">
            <text:p>13.003</text:p>
          </table:table-cell>
          <table:table-cell table:style-name="ce22" office:value-type="float" office:value="15.78" calcext:value-type="float">
            <text:p>15.78</text:p>
          </table:table-cell>
          <table:table-cell table:style-name="ce18" table:formula="of:=[.D193]/[.E193]" office:value-type="float" office:value="33.9152503268476" calcext:value-type="float">
            <text:p>33.915</text:p>
          </table:table-cell>
          <table:table-cell table:style-name="ce18" table:formula="of:=[.D193]/[.F193]" office:value-type="float" office:value="27.9467680608365" calcext:value-type="float">
            <text:p>27.947</text:p>
          </table:table-cell>
          <table:table-cell table:style-name="ce18" table:formula="of:=[.D193]/[.B193]" office:value-type="float" office:value="24.5" calcext:value-type="float">
            <text:p>24.500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95" calcext:value-type="float">
            <text:p>40.95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01" calcext:value-type="date">
            <text:p>03/01/18</text:p>
          </table:table-cell>
          <table:table-cell table:style-name="ce11" table:formula="of:=[.A194]-[.A193]" office:value-type="float" office:value="9" calcext:value-type="float">
            <text:p>9</text:p>
          </table:table-cell>
          <table:table-cell table:style-name="ce15" office:value-type="float" office:value="110235" calcext:value-type="float">
            <text:p>110235</text:p>
          </table:table-cell>
          <table:table-cell table:style-name="ce15" table:formula="of:=[.C194]-[.C193]" office:value-type="float" office:value="475" calcext:value-type="float">
            <text:p>475</text:p>
          </table:table-cell>
          <table:table-cell table:style-name="ce18" office:value-type="float" office:value="13.155" calcext:value-type="float">
            <text:p>13.155</text:p>
          </table:table-cell>
          <table:table-cell table:style-name="ce22" office:value-type="float" office:value="13.88" calcext:value-type="float">
            <text:p>13.88</text:p>
          </table:table-cell>
          <table:table-cell table:style-name="ce18" table:formula="of:=[.D194]/[.E194]" office:value-type="float" office:value="36.1079437476245" calcext:value-type="float">
            <text:p>36.108</text:p>
          </table:table-cell>
          <table:table-cell table:style-name="ce18" table:formula="of:=[.D194]/[.F194]" office:value-type="float" office:value="34.2219020172911" calcext:value-type="float">
            <text:p>34.222</text:p>
          </table:table-cell>
          <table:table-cell table:style-name="ce18" table:formula="of:=[.D194]/[.B194]" office:value-type="float" office:value="52.7777777777778" calcext:value-type="float">
            <text:p>52.778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1.43" calcext:value-type="float">
            <text:p>41.43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17" calcext:value-type="date">
            <text:p>03/17/18</text:p>
          </table:table-cell>
          <table:table-cell table:style-name="ce11" table:formula="of:=[.A195]-[.A194]" office:value-type="float" office:value="16" calcext:value-type="float">
            <text:p>16</text:p>
          </table:table-cell>
          <table:table-cell table:style-name="ce15" office:value-type="float" office:value="110656" calcext:value-type="float">
            <text:p>110656</text:p>
          </table:table-cell>
          <table:table-cell table:style-name="ce15" table:formula="of:=[.C195]-[.C194]" office:value-type="float" office:value="421" calcext:value-type="float">
            <text:p>421</text:p>
          </table:table-cell>
          <table:table-cell table:style-name="ce18" office:value-type="float" office:value="12.927" calcext:value-type="float">
            <text:p>12.927</text:p>
          </table:table-cell>
          <table:table-cell table:style-name="ce22" office:value-type="float" office:value="15.67" calcext:value-type="float">
            <text:p>15.67</text:p>
          </table:table-cell>
          <table:table-cell table:style-name="ce18" table:formula="of:=[.D195]/[.E195]" office:value-type="float" office:value="32.5674943915835" calcext:value-type="float">
            <text:p>32.567</text:p>
          </table:table-cell>
          <table:table-cell table:style-name="ce18" table:formula="of:=[.D195]/[.F195]" office:value-type="float" office:value="26.8666241225271" calcext:value-type="float">
            <text:p>26.867</text:p>
          </table:table-cell>
          <table:table-cell table:style-name="ce18" table:formula="of:=[.D195]/[.B195]" office:value-type="float" office:value="26.3125" calcext:value-type="float">
            <text:p>26.313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71" calcext:value-type="float">
            <text:p>40.7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3-24" calcext:value-type="date">
            <text:p>03/24/18</text:p>
          </table:table-cell>
          <table:table-cell table:style-name="ce11" table:formula="of:=[.A196]-[.A195]" office:value-type="float" office:value="7" calcext:value-type="float">
            <text:p>7</text:p>
          </table:table-cell>
          <table:table-cell table:style-name="ce15" office:value-type="float" office:value="111112" calcext:value-type="float">
            <text:p>111112</text:p>
          </table:table-cell>
          <table:table-cell table:style-name="ce15" table:formula="of:=[.C196]-[.C195]" office:value-type="float" office:value="456" calcext:value-type="float">
            <text:p>456</text:p>
          </table:table-cell>
          <table:table-cell table:style-name="ce18" office:value-type="float" office:value="12.895" calcext:value-type="float">
            <text:p>12.895</text:p>
          </table:table-cell>
          <table:table-cell table:style-name="ce22" office:value-type="float" office:value="12.35" calcext:value-type="float">
            <text:p>12.35</text:p>
          </table:table-cell>
          <table:table-cell table:style-name="ce18" table:formula="of:=[.D196]/[.E196]" office:value-type="float" office:value="35.3625436215587" calcext:value-type="float">
            <text:p>35.363</text:p>
          </table:table-cell>
          <table:table-cell table:style-name="ce18" table:formula="of:=[.D196]/[.F196]" office:value-type="float" office:value="36.9230769230769" calcext:value-type="float">
            <text:p>36.923</text:p>
          </table:table-cell>
          <table:table-cell table:style-name="ce18" table:formula="of:=[.D196]/[.B196]" office:value-type="float" office:value="65.1428571428571" calcext:value-type="float">
            <text:p>65.143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0.61" calcext:value-type="float">
            <text:p>40.6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05" calcext:value-type="date">
            <text:p>04/05/18</text:p>
          </table:table-cell>
          <table:table-cell table:style-name="ce11" table:formula="of:=[.A197]-[.A196]" office:value-type="float" office:value="12" calcext:value-type="float">
            <text:p>12</text:p>
          </table:table-cell>
          <table:table-cell table:style-name="ce15" office:value-type="float" office:value="111586" calcext:value-type="float">
            <text:p>111586</text:p>
          </table:table-cell>
          <table:table-cell table:style-name="ce15" table:formula="of:=[.C197]-[.C196]" office:value-type="float" office:value="474" calcext:value-type="float">
            <text:p>474</text:p>
          </table:table-cell>
          <table:table-cell table:style-name="ce18" office:value-type="float" office:value="13.181" calcext:value-type="float">
            <text:p>13.181</text:p>
          </table:table-cell>
          <table:table-cell table:style-name="ce22" office:value-type="float" office:value="16.62" calcext:value-type="float">
            <text:p>16.62</text:p>
          </table:table-cell>
          <table:table-cell table:style-name="ce18" table:formula="of:=[.D197]/[.E197]" office:value-type="float" office:value="35.960852742584" calcext:value-type="float">
            <text:p>35.961</text:p>
          </table:table-cell>
          <table:table-cell table:style-name="ce18" table:formula="of:=[.D197]/[.F197]" office:value-type="float" office:value="28.5198555956679" calcext:value-type="float">
            <text:p>28.520</text:p>
          </table:table-cell>
          <table:table-cell table:style-name="ce18" table:formula="of:=[.D197]/[.B197]" office:value-type="float" office:value="39.5" calcext:value-type="float">
            <text:p>39.500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1.51" calcext:value-type="float">
            <text:p>41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19" calcext:value-type="date">
            <text:p>04/19/18</text:p>
          </table:table-cell>
          <table:table-cell table:style-name="ce11" table:formula="of:=[.A198]-[.A197]" office:value-type="float" office:value="14" calcext:value-type="float">
            <text:p>14</text:p>
          </table:table-cell>
          <table:table-cell table:style-name="ce15" office:value-type="float" office:value="112066" calcext:value-type="float">
            <text:p>112066</text:p>
          </table:table-cell>
          <table:table-cell table:style-name="ce15" table:formula="of:=[.C198]-[.C197]" office:value-type="float" office:value="480" calcext:value-type="float">
            <text:p>480</text:p>
          </table:table-cell>
          <table:table-cell table:style-name="ce18" office:value-type="float" office:value="13.454" calcext:value-type="float">
            <text:p>13.454</text:p>
          </table:table-cell>
          <table:table-cell table:style-name="ce22" office:value-type="float" office:value="15.87" calcext:value-type="float">
            <text:p>15.87</text:p>
          </table:table-cell>
          <table:table-cell table:style-name="ce18" table:formula="of:=[.D198]/[.E198]" office:value-type="float" office:value="35.6771220454883" calcext:value-type="float">
            <text:p>35.677</text:p>
          </table:table-cell>
          <table:table-cell table:style-name="ce18" table:formula="of:=[.D198]/[.F198]" office:value-type="float" office:value="30.2457466918715" calcext:value-type="float">
            <text:p>30.246</text:p>
          </table:table-cell>
          <table:table-cell table:style-name="ce18" table:formula="of:=[.D198]/[.B198]" office:value-type="float" office:value="34.2857142857143" calcext:value-type="float">
            <text:p>34.286</text:p>
          </table:table-cell>
          <table:table-cell table:style-name="ce22" office:value-type="float" office:value="3.15" calcext:value-type="float">
            <text:p>3.15</text:p>
          </table:table-cell>
          <table:table-cell table:style-name="ce22" office:value-type="float" office:value="42.37" calcext:value-type="float">
            <text:p>42.37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4-30" calcext:value-type="date">
            <text:p>04/30/18</text:p>
          </table:table-cell>
          <table:table-cell table:style-name="ce11" table:formula="of:=[.A199]-[.A198]" office:value-type="float" office:value="11" calcext:value-type="float">
            <text:p>11</text:p>
          </table:table-cell>
          <table:table-cell table:style-name="ce15" office:value-type="float" office:value="112519" calcext:value-type="float">
            <text:p>112519</text:p>
          </table:table-cell>
          <table:table-cell table:style-name="ce15" table:formula="of:=[.C199]-[.C198]" office:value-type="float" office:value="453" calcext:value-type="float">
            <text:p>453</text:p>
          </table:table-cell>
          <table:table-cell table:style-name="ce18" office:value-type="float" office:value="12.561" calcext:value-type="float">
            <text:p>12.561</text:p>
          </table:table-cell>
          <table:table-cell table:style-name="ce22" office:value-type="float" office:value="15.92" calcext:value-type="float">
            <text:p>15.92</text:p>
          </table:table-cell>
          <table:table-cell table:style-name="ce18" table:formula="of:=[.D199]/[.E199]" office:value-type="float" office:value="36.0640076427036" calcext:value-type="float">
            <text:p>36.064</text:p>
          </table:table-cell>
          <table:table-cell table:style-name="ce18" table:formula="of:=[.D199]/[.F199]" office:value-type="float" office:value="28.4547738693467" calcext:value-type="float">
            <text:p>28.455</text:p>
          </table:table-cell>
          <table:table-cell table:style-name="ce18" table:formula="of:=[.D199]/[.B199]" office:value-type="float" office:value="41.1818181818182" calcext:value-type="float">
            <text:p>41.182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40.18" calcext:value-type="float">
            <text:p>40.1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08" calcext:value-type="date">
            <text:p>05/08/18</text:p>
          </table:table-cell>
          <table:table-cell table:style-name="ce11" table:formula="of:=[.A200]-[.A199]" office:value-type="float" office:value="8" calcext:value-type="float">
            <text:p>8</text:p>
          </table:table-cell>
          <table:table-cell table:style-name="ce15" office:value-type="float" office:value="112998" calcext:value-type="float">
            <text:p>112998</text:p>
          </table:table-cell>
          <table:table-cell table:style-name="ce15" table:formula="of:=[.C200]-[.C199]" office:value-type="float" office:value="479" calcext:value-type="float">
            <text:p>479</text:p>
          </table:table-cell>
          <table:table-cell table:style-name="ce18" office:value-type="float" office:value="12.976" calcext:value-type="float">
            <text:p>12.976</text:p>
          </table:table-cell>
          <table:table-cell table:style-name="ce22" office:value-type="float" office:value="14.3" calcext:value-type="float">
            <text:p>14.30</text:p>
          </table:table-cell>
          <table:table-cell table:style-name="ce18" table:formula="of:=[.D200]/[.E200]" office:value-type="float" office:value="36.9143033292232" calcext:value-type="float">
            <text:p>36.914</text:p>
          </table:table-cell>
          <table:table-cell table:style-name="ce18" table:formula="of:=[.D200]/[.F200]" office:value-type="float" office:value="33.4965034965035" calcext:value-type="float">
            <text:p>33.497</text:p>
          </table:table-cell>
          <table:table-cell table:style-name="ce18" table:formula="of:=[.D200]/[.B200]" office:value-type="float" office:value="59.875" calcext:value-type="float">
            <text:p>59.875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41.51" calcext:value-type="float">
            <text:p>41.5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09" calcext:value-type="date">
            <text:p>05/09/18</text:p>
          </table:table-cell>
          <table:table-cell table:style-name="ce11" table:formula="of:=[.A201]-[.A200]" office:value-type="float" office:value="1" calcext:value-type="float">
            <text:p>1</text:p>
          </table:table-cell>
          <table:table-cell table:style-name="ce15" office:value-type="float" office:value="113032" calcext:value-type="float">
            <text:p>113032</text:p>
          </table:table-cell>
          <table:table-cell table:style-name="ce15" table:formula="of:=[.C201]-[.C200]" office:value-type="float" office:value="34" calcext:value-type="float">
            <text:p>34</text:p>
          </table:table-cell>
          <table:table-cell table:style-name="ce18" office:value-type="float" office:value="0.92" calcext:value-type="float">
            <text:p>0.920</text:p>
          </table:table-cell>
          <table:table-cell table:style-name="ce22" office:value-type="float" office:value="1.53" calcext:value-type="float">
            <text:p>1.53</text:p>
          </table:table-cell>
          <table:table-cell table:style-name="ce18" table:formula="of:=[.D201]/[.E201]" office:value-type="float" office:value="36.9565217391304" calcext:value-type="float">
            <text:p>36.957</text:p>
          </table:table-cell>
          <table:table-cell table:style-name="ce18" table:formula="of:=[.D201]/[.F201]" office:value-type="float" office:value="22.2222222222222" calcext:value-type="float">
            <text:p>22.222</text:p>
          </table:table-cell>
          <table:table-cell table:style-name="ce18" table:formula="of:=[.D201]/[.B201]" office:value-type="float" office:value="34" calcext:value-type="float">
            <text:p>34.000</text:p>
          </table:table-cell>
          <table:table-cell table:style-name="ce22" office:value-type="float" office:value="3.2" calcext:value-type="float">
            <text:p>3.20</text:p>
          </table:table-cell>
          <table:table-cell table:style-name="ce22" office:value-type="float" office:value="2.94" calcext:value-type="float">
            <text:p>2.94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5-24" calcext:value-type="date">
            <text:p>05/24/18</text:p>
          </table:table-cell>
          <table:table-cell table:style-name="ce11" table:formula="of:=[.A202]-[.A201]" office:value-type="float" office:value="15" calcext:value-type="float">
            <text:p>15</text:p>
          </table:table-cell>
          <table:table-cell table:style-name="ce15" office:value-type="float" office:value="113511" calcext:value-type="float">
            <text:p>113511</text:p>
          </table:table-cell>
          <table:table-cell table:style-name="ce15" table:formula="of:=[.C202]-[.C201]" office:value-type="float" office:value="479" calcext:value-type="float">
            <text:p>479</text:p>
          </table:table-cell>
          <table:table-cell table:style-name="ce18" office:value-type="float" office:value="13.518" calcext:value-type="float">
            <text:p>13.518</text:p>
          </table:table-cell>
          <table:table-cell table:style-name="ce22" office:value-type="float" office:value="16.97" calcext:value-type="float">
            <text:p>16.97</text:p>
          </table:table-cell>
          <table:table-cell table:style-name="ce18" table:formula="of:=[.D202]/[.E202]" office:value-type="float" office:value="35.4342358337032" calcext:value-type="float">
            <text:p>35.434</text:p>
          </table:table-cell>
          <table:table-cell table:style-name="ce18" table:formula="of:=[.D202]/[.F202]" office:value-type="float" office:value="28.2262816735415" calcext:value-type="float">
            <text:p>28.226</text:p>
          </table:table-cell>
          <table:table-cell table:style-name="ce18" table:formula="of:=[.D202]/[.B202]" office:value-type="float" office:value="31.9333333333333" calcext:value-type="float">
            <text:p>31.933</text:p>
          </table:table-cell>
          <table:table-cell table:style-name="ce22" office:value-type="float" office:value="3.24" calcext:value-type="float">
            <text:p>3.24</text:p>
          </table:table-cell>
          <table:table-cell table:style-name="ce22" office:value-type="float" office:value="43.78" calcext:value-type="float">
            <text:p>43.78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6-13" calcext:value-type="date">
            <text:p>06/13/18</text:p>
          </table:table-cell>
          <table:table-cell table:style-name="ce11" table:formula="of:=[.A203]-[.A202]" office:value-type="float" office:value="20" calcext:value-type="float">
            <text:p>20</text:p>
          </table:table-cell>
          <table:table-cell table:style-name="ce15" office:value-type="float" office:value="113992" calcext:value-type="float">
            <text:p>113992</text:p>
          </table:table-cell>
          <table:table-cell table:style-name="ce15" table:formula="of:=[.C203]-[.C202]" office:value-type="float" office:value="481" calcext:value-type="float">
            <text:p>481</text:p>
          </table:table-cell>
          <table:table-cell table:style-name="ce18" office:value-type="float" office:value="13.43" calcext:value-type="float">
            <text:p>13.430</text:p>
          </table:table-cell>
          <table:table-cell table:style-name="ce22" office:value-type="float" office:value="18.75" calcext:value-type="float">
            <text:p>18.75</text:p>
          </table:table-cell>
          <table:table-cell table:style-name="ce18" table:formula="of:=[.D203]/[.E203]" office:value-type="float" office:value="35.8153387937453" calcext:value-type="float">
            <text:p>35.815</text:p>
          </table:table-cell>
          <table:table-cell table:style-name="ce18" table:formula="of:=[.D203]/[.F203]" office:value-type="float" office:value="25.6533333333333" calcext:value-type="float">
            <text:p>25.653</text:p>
          </table:table-cell>
          <table:table-cell table:style-name="ce18" table:formula="of:=[.D203]/[.B203]" office:value-type="float" office:value="24.05" calcext:value-type="float">
            <text:p>24.050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4.31" calcext:value-type="float">
            <text:p>44.31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6-29" calcext:value-type="date">
            <text:p>06/29/18</text:p>
          </table:table-cell>
          <table:table-cell table:style-name="ce11" table:formula="of:=[.A204]-[.A203]" office:value-type="float" office:value="16" calcext:value-type="float">
            <text:p>16</text:p>
          </table:table-cell>
          <table:table-cell table:style-name="ce15" office:value-type="float" office:value="114430" calcext:value-type="float">
            <text:p>114430</text:p>
          </table:table-cell>
          <table:table-cell table:style-name="ce15" table:formula="of:=[.C204]-[.C203]" office:value-type="float" office:value="438" calcext:value-type="float">
            <text:p>438</text:p>
          </table:table-cell>
          <table:table-cell table:style-name="ce18" office:value-type="float" office:value="12.184" calcext:value-type="float">
            <text:p>12.184</text:p>
          </table:table-cell>
          <table:table-cell table:style-name="ce22" office:value-type="float" office:value="13.52" calcext:value-type="float">
            <text:p>13.52</text:p>
          </table:table-cell>
          <table:table-cell table:style-name="ce18" table:formula="of:=[.D204]/[.E204]" office:value-type="float" office:value="35.9487852921865" calcext:value-type="float">
            <text:p>35.949</text:p>
          </table:table-cell>
          <table:table-cell table:style-name="ce18" table:formula="of:=[.D204]/[.F204]" office:value-type="float" office:value="32.396449704142" calcext:value-type="float">
            <text:p>32.396</text:p>
          </table:table-cell>
          <table:table-cell table:style-name="ce18" table:formula="of:=[.D204]/[.B204]" office:value-type="float" office:value="27.375" calcext:value-type="float">
            <text:p>27.375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0.2" calcext:value-type="float">
            <text:p>40.20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7-11" calcext:value-type="date">
            <text:p>07/11/18</text:p>
          </table:table-cell>
          <table:table-cell table:style-name="ce11" table:formula="of:=[.A205]-[.A204]" office:value-type="float" office:value="12" calcext:value-type="float">
            <text:p>12</text:p>
          </table:table-cell>
          <table:table-cell table:style-name="ce15" office:value-type="float" office:value="114944" calcext:value-type="float">
            <text:p>114944</text:p>
          </table:table-cell>
          <table:table-cell table:style-name="ce15" table:formula="of:=[.C205]-[.C204]" office:value-type="float" office:value="514" calcext:value-type="float">
            <text:p>514</text:p>
          </table:table-cell>
          <table:table-cell table:style-name="ce18" office:value-type="float" office:value="14.174" calcext:value-type="float">
            <text:p>14.174</text:p>
          </table:table-cell>
          <table:table-cell table:style-name="ce22" office:value-type="float" office:value="13.55" calcext:value-type="float">
            <text:p>13.55</text:p>
          </table:table-cell>
          <table:table-cell table:style-name="ce18" table:formula="of:=[.D205]/[.E205]" office:value-type="float" office:value="36.2635812050233" calcext:value-type="float">
            <text:p>36.264</text:p>
          </table:table-cell>
          <table:table-cell table:style-name="ce18" table:formula="of:=[.D205]/[.F205]" office:value-type="float" office:value="37.9335793357934" calcext:value-type="float">
            <text:p>37.934</text:p>
          </table:table-cell>
          <table:table-cell table:style-name="ce18" table:formula="of:=[.D205]/[.B205]" office:value-type="float" office:value="42.8333333333333" calcext:value-type="float">
            <text:p>42.833</text:p>
          </table:table-cell>
          <table:table-cell table:style-name="ce22" office:value-type="float" office:value="3.3" calcext:value-type="float">
            <text:p>3.30</text:p>
          </table:table-cell>
          <table:table-cell table:style-name="ce22" office:value-type="float" office:value="46.76" calcext:value-type="float">
            <text:p>46.76</text:p>
          </table:table-cell>
          <table:table-cell table:number-columns-repeated="53"/>
        </table:table-row>
        <table:table-row table:style-name="ro3">
          <table:table-cell table:style-name="ce7" office:value-type="date" office:date-value="2018-07-21" calcext:value-type="date">
            <text:p>07/21/18</text:p>
          </table:table-cell>
          <table:table-cell table:style-name="ce11" table:formula="of:=[.A206]-[.A205]" office:value-type="float" office:value="10" calcext:value-type="float">
            <text:p>10</text:p>
          </table:table-cell>
          <table:table-cell table:style-name="ce15" office:value-type="float" office:value="115401" calcext:value-type="float">
            <text:p>115401</text:p>
          </table:table-cell>
          <table:table-cell table:style-name="ce15" table:formula="of:=[.C206]-[.C205]" office:value-type="float" office:value="457" calcext:value-type="float">
            <text:p>457</text:p>
          </table:table-cell>
          <table:table-cell table:style-name="ce18" office:value-type="float" office:value="13.445" calcext:value-type="float">
            <text:p>13.445</text:p>
          </table:table-cell>
          <table:table-cell table:style-name="ce22" office:value-type="float" office:value="11.33" calcext:value-type="float">
            <text:p>11.33</text:p>
          </table:table-cell>
          <table:table-cell table:style-name="ce18" table:formula="of:=[.D206]/[.E206]" office:value-type="float" office:value="33.9903309780588" calcext:value-type="float">
            <text:p>33.990</text:p>
          </table:table-cell>
          <table:table-cell table:style-name="ce18" table:formula="of:=[.D206]/[.F206]" office:value-type="float" office:value="40.3353927625772" calcext:value-type="float">
            <text:p>40.335</text:p>
          </table:table-cell>
          <table:table-cell table:style-name="ce18" table:formula="of:=[.D206]/[.B206]" office:value-type="float" office:value="45.7" calcext:value-type="float">
            <text:p>45.700</text:p>
          </table:table-cell>
          <table:table-cell table:style-name="ce22" office:value-type="float" office:value="3.28" calcext:value-type="float">
            <text:p>3.28</text:p>
          </table:table-cell>
          <table:table-cell table:style-name="ce22" office:value-type="float" office:value="44.09" calcext:value-type="float">
            <text:p>44.09</text:p>
          </table:table-cell>
          <table:table-cell table:number-columns-repeated="53"/>
        </table:table-row>
        <table:table-row table:style-name="ro3" table:number-rows-repeated="104836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February Driving" table:style-name="ta1">
        <office:forms form:automatic-focus="false" form:apply-design-mode="false"/>
        <table:shapes>
          <draw:frame draw:z-index="0" draw:style-name="gr1" draw:text-style-name="P1" svg:width="4.6504in" svg:height="3.5429in" svg:x="0in" svg:y="10.2654in">
            <draw:object draw:notify-on-update-of-ranges="'February Driving'.G3:'February Driving'.G14 'February Driving'.K3:'February Driving'.K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.6831in" svg:height="3.5429in" svg:x="0in" svg:y="2.7268in">
            <draw:object draw:notify-on-update-of-ranges="'February Driving'.C3:'February Driving'.C14 'February Driving'.E3:'February Driving'.E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.672in" svg:height="3.5429in" svg:x="0in" svg:y="6.5055in">
            <draw:object draw:notify-on-update-of-ranges="'February Driving'.A3:'February Driving'.A14 'February Driving'.A3:'February Driving'.A14 'February Driving'.I3:'February Driving'.I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.6181in" svg:height="3.5429in" svg:x="0in" svg:y="14.1039in">
            <draw:object draw:notify-on-update-of-ranges="'February Driving'.P3:'February Driving'.P116 'February Driving'.Q3:'February Driving'.Q116 'February Driving'.P3:'February Driving'.P116 'February Driving'.R3:'February Driving'.R116 'February Driving'.P3:'February Driving'.P116 'February Driving'.S3:'February Driving'.S1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4.6181in" svg:height="3.5429in" svg:x="0in" svg:y="17.8701in">
            <draw:object draw:notify-on-update-of-ranges="'February Driving'.X18:'February Driving'.X65 'February Driving'.Y18:'February Driving'.Y65 'February Driving'.X18:'February Driving'.X65 'February Driving'.Z18:'February Driving'.Z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1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3">
          <table:table-cell table:style-name="ce41" office:value-type="string" calcext:value-type="string">
            <text:p>Fill-up</text:p>
          </table:table-cell>
          <table:table-cell table:style-name="ce45"/>
          <table:table-cell table:style-name="ce52" office:value-type="string" calcext:value-type="string">
            <text:p>Elapsed</text:p>
          </table:table-cell>
          <table:table-cell table:style-name="ce45"/>
          <table:table-cell table:style-name="ce52"/>
          <table:table-cell table:style-name="ce45"/>
          <table:table-cell table:style-name="ce48" office:value-type="string" calcext:value-type="string">
            <text:p>Average</text:p>
          </table:table-cell>
          <table:table-cell table:style-name="ce45"/>
          <table:table-cell table:style-name="ce55" office:value-type="string" calcext:value-type="string">
            <text:p>Price per</text:p>
          </table:table-cell>
          <table:table-cell table:number-columns-repeated="17"/>
        </table:table-row>
        <table:table-row table:style-name="ro3">
          <table:table-cell table:style-name="ce42" office:value-type="string" calcext:value-type="string">
            <text:p>Date</text:p>
          </table:table-cell>
          <table:table-cell table:style-name="ce46"/>
          <table:table-cell table:style-name="ce53" office:value-type="string" calcext:value-type="string">
            <text:p>Miles</text:p>
          </table:table-cell>
          <table:table-cell table:style-name="ce46"/>
          <table:table-cell table:style-name="ce53" office:value-type="string" calcext:value-type="string">
            <text:p>Gallons</text:p>
          </table:table-cell>
          <table:table-cell table:style-name="ce46"/>
          <table:table-cell table:style-name="ce49" office:value-type="string" calcext:value-type="string">
            <text:p>Speed</text:p>
          </table:table-cell>
          <table:table-cell table:style-name="ce46"/>
          <table:table-cell table:style-name="ce56" office:value-type="string" calcext:value-type="string">
            <text:p>Gallon</text:p>
          </table:table-cell>
          <table:table-cell/>
          <table:table-cell table:style-name="ce74" office:value-type="string" calcext:value-type="string">
            <text:p>MPG</text:p>
          </table:table-cell>
          <table:table-cell table:style-name="ce1" office:value-type="date" office:date-value="2012-02-01" calcext:value-type="date">
            <text:p>02/01/12</text:p>
          </table:table-cell>
          <table:table-cell table:number-columns-repeated="4"/>
          <table:table-cell office:value-type="string" calcext:value-type="string">
            <text:p>Data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Trig</text:p>
          </table:table-cell>
          <table:table-cell table:number-columns-repeated="7"/>
        </table:table-row>
        <table:table-row table:style-name="ro3">
          <table:table-cell table:style-name="ce7" office:value-type="date" office:date-value="2012-02-08" calcext:value-type="date">
            <text:p>02/08/12</text:p>
          </table:table-cell>
          <table:table-cell table:style-name="ce47"/>
          <table:table-cell office:value-type="float" office:value="450" calcext:value-type="float">
            <text:p>450</text:p>
          </table:table-cell>
          <table:table-cell/>
          <table:table-cell table:style-name="ce67" office:value-type="float" office:value="13.25" calcext:value-type="float">
            <text:p>13.25</text:p>
          </table:table-cell>
          <table:table-cell/>
          <table:table-cell table:style-name="ce67" office:value-type="float" office:value="21.739" calcext:value-type="float">
            <text:p>21.739</text:p>
          </table:table-cell>
          <table:table-cell table:style-name="ce47"/>
          <table:table-cell table:style-name="ce72" office:value-type="float" office:value="4.36" calcext:value-type="float">
            <text:p>4.36</text:p>
          </table:table-cell>
          <table:table-cell/>
          <table:table-cell table:formula="of:=[.C3]/[.E3]" office:value-type="float" office:value="33.9622641509434" calcext:value-type="float">
            <text:p>33.9622641509434</text:p>
          </table:table-cell>
          <table:table-cell table:style-name="ce7" office:value-type="date" office:date-value="2012-02-08" calcext:value-type="date">
            <text:p>02/08/12</text:p>
          </table:table-cell>
          <table:table-cell table:style-name="ce11" table:formula="of:=[.L3]-[.L$2]" office:value-type="float" office:value="7" calcext:value-type="float">
            <text:p>7</text:p>
          </table:table-cell>
          <table:table-cell table:style-name="ce72" office:value-type="float" office:value="4.36" calcext:value-type="float">
            <text:p>4.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4.55591498045673-0.000845069933663021*[.P3]" office:value-type="float" office:value="4.55591498045673" calcext:value-type="float">
            <text:p>4.55591498045673</text:p>
          </table:table-cell>
          <table:table-cell table:formula="of:=[.V$6]+[.V$7]*[.P3]+[.V$8]*SIN([.V$5]*[.P3])+[.V$9]*COS([.V$5]*[.P3])" office:value-type="float" office:value="4.28679822523295" calcext:value-type="float">
            <text:p>4.28679822523295</text:p>
          </table:table-cell>
          <table:table-cell/>
          <table:table-cell table:style-name="ce75" office:value-type="string" calcext:value-type="string" table:number-columns-spanned="2" table:number-rows-spanned="1">
            <text:p>Price Models</text:p>
          </table:table-cell>
          <table:covered-table-cell/>
          <table:table-cell table:number-columns-repeated="4"/>
        </table:table-row>
        <table:table-row table:style-name="ro3">
          <table:table-cell table:style-name="ce7" office:value-type="date" office:date-value="2012-02-23" calcext:value-type="date">
            <text:p>02/23/12</text:p>
          </table:table-cell>
          <table:table-cell table:style-name="ce47"/>
          <table:table-cell office:value-type="float" office:value="685" calcext:value-type="float">
            <text:p>685</text:p>
          </table:table-cell>
          <table:table-cell/>
          <table:table-cell table:style-name="ce67" office:value-type="float" office:value="18.101" calcext:value-type="float">
            <text:p>18.101</text:p>
          </table:table-cell>
          <table:table-cell/>
          <table:table-cell table:style-name="ce67" office:value-type="float" office:value="29.783" calcext:value-type="float">
            <text:p>29.783</text:p>
          </table:table-cell>
          <table:table-cell table:style-name="ce47"/>
          <table:table-cell table:style-name="ce72" office:value-type="float" office:value="4.4" calcext:value-type="float">
            <text:p>4.40</text:p>
          </table:table-cell>
          <table:table-cell/>
          <table:table-cell table:formula="of:=[.C4]/[.E4]" office:value-type="float" office:value="37.8432130821502" calcext:value-type="float">
            <text:p>37.8432130821502</text:p>
          </table:table-cell>
          <table:table-cell table:style-name="ce7" office:value-type="date" office:date-value="2012-02-23" calcext:value-type="date">
            <text:p>02/23/12</text:p>
          </table:table-cell>
          <table:table-cell table:style-name="ce11" table:formula="of:=[.L4]-[.L$2]" office:value-type="float" office:value="22" calcext:value-type="float">
            <text:p>22</text:p>
          </table:table-cell>
          <table:table-cell table:style-name="ce72" office:value-type="float" office:value="4.4" calcext:value-type="float">
            <text:p>4.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36" calcext:value-type="float">
            <text:p>4.36</text:p>
          </table:table-cell>
          <table:table-cell table:formula="of:=4.55591498045673-0.000845069933663021*[.P4]" office:value-type="float" office:value="4.54999949092109" calcext:value-type="float">
            <text:p>4.54999949092109</text:p>
          </table:table-cell>
          <table:table-cell table:formula="of:=[.V$6]+[.V$7]*[.P4]+[.V$8]*SIN([.V$5]*[.P4])+[.V$9]*COS([.V$5]*[.P4])" office:value-type="float" office:value="4.30092662687974" calcext:value-type="float">
            <text:p>4.30092662687974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Trig</text:p>
          </table:table-cell>
          <table:table-cell/>
          <table:table-cell office:value-type="string" calcext:value-type="string">
            <text:p>Trig (5yr)</text:p>
          </table:table-cell>
          <table:table-cell office:value-type="string" calcext:value-type="string">
            <text:p>Trig (6yr)</text:p>
          </table:table-cell>
          <table:table-cell office:value-type="string" calcext:value-type="string">
            <text:p>Trig (7yr)</text:p>
          </table:table-cell>
        </table:table-row>
        <table:table-row table:style-name="ro3">
          <table:table-cell table:style-name="ce7" office:value-type="date" office:date-value="2013-02-17" calcext:value-type="date">
            <text:p>02/17/13</text:p>
          </table:table-cell>
          <table:table-cell table:style-name="ce47"/>
          <table:table-cell office:value-type="float" office:value="394" calcext:value-type="float">
            <text:p>394</text:p>
          </table:table-cell>
          <table:table-cell/>
          <table:table-cell table:style-name="ce67" office:value-type="float" office:value="12.956" calcext:value-type="float">
            <text:p>12.956</text:p>
          </table:table-cell>
          <table:table-cell/>
          <table:table-cell table:style-name="ce67" office:value-type="float" office:value="18.098" calcext:value-type="float">
            <text:p>18.098</text:p>
          </table:table-cell>
          <table:table-cell table:style-name="ce47"/>
          <table:table-cell table:style-name="ce72" office:value-type="float" office:value="4.36" calcext:value-type="float">
            <text:p>4.36</text:p>
          </table:table-cell>
          <table:table-cell/>
          <table:table-cell table:formula="of:=[.C5]/[.E5]" office:value-type="float" office:value="30.4106205619018" calcext:value-type="float">
            <text:p>30.4106205619018</text:p>
          </table:table-cell>
          <table:table-cell table:style-name="ce7" office:value-type="date" office:date-value="2013-02-17" calcext:value-type="date">
            <text:p>02/17/13</text:p>
          </table:table-cell>
          <table:table-cell table:style-name="ce11" table:formula="of:=[.L5]-[.L$2]" office:value-type="float" office:value="382" calcext:value-type="float">
            <text:p>382</text:p>
          </table:table-cell>
          <table:table-cell table:style-name="ce72" office:value-type="float" office:value="4.36" calcext:value-type="float">
            <text:p>4.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4" calcext:value-type="float">
            <text:p>4.4</text:p>
          </table:table-cell>
          <table:table-cell table:formula="of:=4.55591498045673-0.000845069933663021*[.P5]" office:value-type="float" office:value="4.53732344191614" calcext:value-type="float">
            <text:p>4.53732344191614</text:p>
          </table:table-cell>
          <table:table-cell table:formula="of:=[.V$6]+[.V$7]*[.P5]+[.V$8]*SIN([.V$5]*[.P5])+[.V$9]*COS([.V$5]*[.P5])" office:value-type="float" office:value="4.33087702495527" calcext:value-type="float">
            <text:p>4.33087702495527</text:p>
          </table:table-cell>
          <table:table-cell/>
          <table:table-cell office:value-type="float" office:value="4.55591498045673" calcext:value-type="float">
            <text:p>4.55591498045673</text:p>
          </table:table-cell>
          <table:table-cell table:formula="of:=[.Y5]" office:value-type="float" office:value="0.00286903438683999" calcext:value-type="float">
            <text:p>0.00286903438684</text:p>
          </table:table-cell>
          <table:table-cell table:style-name="ce76" office:value-type="string" calcext:value-type="string">
            <text:p>w = </text:p>
          </table:table-cell>
          <table:table-cell office:value-type="float" office:value="0.00344284126420799" calcext:value-type="float">
            <text:p>0.003442841264208</text:p>
          </table:table-cell>
          <table:table-cell office:value-type="float" office:value="0.00286903438683999" calcext:value-type="float">
            <text:p>0.00286903438684</text:p>
          </table:table-cell>
          <table:table-cell office:value-type="float" office:value="0.00245917233157714" calcext:value-type="float">
            <text:p>0.002459172331577</text:p>
          </table:table-cell>
        </table:table-row>
        <table:table-row table:style-name="ro3">
          <table:table-cell table:style-name="ce7" office:value-type="date" office:date-value="2014-02-01" calcext:value-type="date">
            <text:p>02/01/14</text:p>
          </table:table-cell>
          <table:table-cell table:style-name="ce47"/>
          <table:table-cell office:value-type="float" office:value="445" calcext:value-type="float">
            <text:p>445</text:p>
          </table:table-cell>
          <table:table-cell/>
          <table:table-cell table:style-name="ce67" office:value-type="float" office:value="12.014" calcext:value-type="float">
            <text:p>12.014</text:p>
          </table:table-cell>
          <table:table-cell/>
          <table:table-cell table:style-name="ce67" office:value-type="float" office:value="29.568" calcext:value-type="float">
            <text:p>29.568</text:p>
          </table:table-cell>
          <table:table-cell table:style-name="ce47"/>
          <table:table-cell table:style-name="ce72" office:value-type="float" office:value="4.38" calcext:value-type="float">
            <text:p>4.38</text:p>
          </table:table-cell>
          <table:table-cell/>
          <table:table-cell table:formula="of:=[.C6]/[.E6]" office:value-type="float" office:value="37.0401198601631" calcext:value-type="float">
            <text:p>37.0401198601631</text:p>
          </table:table-cell>
          <table:table-cell table:style-name="ce7" office:value-type="date" office:date-value="2014-02-01" calcext:value-type="date">
            <text:p>02/01/14</text:p>
          </table:table-cell>
          <table:table-cell table:style-name="ce11" table:formula="of:=[.L6]-[.L$2]" office:value-type="float" office:value="731" calcext:value-type="float">
            <text:p>731</text:p>
          </table:table-cell>
          <table:table-cell table:style-name="ce72" office:value-type="float" office:value="4.38" calcext:value-type="float">
            <text:p>4.38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formula="of:=4.55591498045673-0.000845069933663021*[.P6]" office:value-type="float" office:value="4.53732344191614" calcext:value-type="float">
            <text:p>4.53732344191614</text:p>
          </table:table-cell>
          <table:table-cell table:formula="of:=[.V$6]+[.V$7]*[.P6]+[.V$8]*SIN([.V$5]*[.P6])+[.V$9]*COS([.V$5]*[.P6])" office:value-type="float" office:value="4.33087702495527" calcext:value-type="float">
            <text:p>4.33087702495527</text:p>
          </table:table-cell>
          <table:table-cell/>
          <table:table-cell office:value-type="float" office:value="-0.000845069933663021" calcext:value-type="float">
            <text:p>-0.000845069933663</text:p>
          </table:table-cell>
          <table:table-cell table:formula="of:=[.Y6]" office:value-type="float" office:value="4.07222725284217" calcext:value-type="float">
            <text:p>4.07222725284217</text:p>
          </table:table-cell>
          <table:table-cell/>
          <table:table-cell office:value-type="float" office:value="4.47274711624545" calcext:value-type="float">
            <text:p>4.47274711624545</text:p>
          </table:table-cell>
          <table:table-cell office:value-type="float" office:value="4.07222725284217" calcext:value-type="float">
            <text:p>4.07222725284217</text:p>
          </table:table-cell>
          <table:table-cell office:value-type="float" office:value="3.59958252277606" calcext:value-type="float">
            <text:p>3.59958252277606</text:p>
          </table:table-cell>
        </table:table-row>
        <table:table-row table:style-name="ro3">
          <table:table-cell table:style-name="ce7" office:value-type="date" office:date-value="2014-02-16" calcext:value-type="date">
            <text:p>02/16/14</text:p>
          </table:table-cell>
          <table:table-cell table:style-name="ce47"/>
          <table:table-cell office:value-type="float" office:value="432" calcext:value-type="float">
            <text:p>432</text:p>
          </table:table-cell>
          <table:table-cell/>
          <table:table-cell table:style-name="ce67" office:value-type="float" office:value="12.696" calcext:value-type="float">
            <text:p>12.696</text:p>
          </table:table-cell>
          <table:table-cell/>
          <table:table-cell table:style-name="ce67" office:value-type="float" office:value="28.571" calcext:value-type="float">
            <text:p>28.571</text:p>
          </table:table-cell>
          <table:table-cell table:style-name="ce47"/>
          <table:table-cell table:style-name="ce72" office:value-type="float" office:value="4.6" calcext:value-type="float">
            <text:p>4.60</text:p>
          </table:table-cell>
          <table:table-cell/>
          <table:table-cell table:formula="of:=[.C7]/[.E7]" office:value-type="float" office:value="34.0264650283554" calcext:value-type="float">
            <text:p>34.0264650283554</text:p>
          </table:table-cell>
          <table:table-cell table:style-name="ce7" office:value-type="date" office:date-value="2014-02-16" calcext:value-type="date">
            <text:p>02/16/14</text:p>
          </table:table-cell>
          <table:table-cell table:style-name="ce11" table:formula="of:=[.L7]-[.L$2]" office:value-type="float" office:value="746" calcext:value-type="float">
            <text:p>746</text:p>
          </table:table-cell>
          <table:table-cell table:style-name="ce72" office:value-type="float" office:value="4.6" calcext:value-type="float">
            <text:p>4.6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4.55591498045673-0.000845069933663021*[.P7]" office:value-type="float" office:value="4.51873190337556" calcext:value-type="float">
            <text:p>4.51873190337556</text:p>
          </table:table-cell>
          <table:table-cell table:formula="of:=[.V$6]+[.V$7]*[.P7]+[.V$8]*SIN([.V$5]*[.P7])+[.V$9]*COS([.V$5]*[.P7])" office:value-type="float" office:value="4.37387975745349" calcext:value-type="float">
            <text:p>4.37387975745349</text:p>
          </table:table-cell>
          <table:table-cell table:number-columns-repeated="2"/>
          <table:table-cell table:formula="of:=[.Y7]" office:value-type="float" office:value="-0.000524483791858045" calcext:value-type="float">
            <text:p>-0.000524483791858</text:p>
          </table:table-cell>
          <table:table-cell/>
          <table:table-cell office:value-type="float" office:value="-0.000907047402862959" calcext:value-type="float">
            <text:p>-0.000907047402863</text:p>
          </table:table-cell>
          <table:table-cell office:value-type="float" office:value="-0.000524483791858045" calcext:value-type="float">
            <text:p>-0.000524483791858</text:p>
          </table:table-cell>
          <table:table-cell office:value-type="float" office:value="-0.0000666402924562222" calcext:value-type="float">
            <text:p>-6.66402924562222E-05</text:p>
          </table:table-cell>
        </table:table-row>
        <table:table-row table:style-name="ro3">
          <table:table-cell table:style-name="ce7" office:value-type="date" office:date-value="2014-02-26" calcext:value-type="date">
            <text:p>02/26/14</text:p>
          </table:table-cell>
          <table:table-cell table:style-name="ce47"/>
          <table:table-cell office:value-type="float" office:value="529" calcext:value-type="float">
            <text:p>529</text:p>
          </table:table-cell>
          <table:table-cell/>
          <table:table-cell table:style-name="ce67" office:value-type="float" office:value="13.861" calcext:value-type="float">
            <text:p>13.861</text:p>
          </table:table-cell>
          <table:table-cell/>
          <table:table-cell table:style-name="ce67" office:value-type="float" office:value="27.696" calcext:value-type="float">
            <text:p>27.696</text:p>
          </table:table-cell>
          <table:table-cell table:style-name="ce47"/>
          <table:table-cell table:style-name="ce72" office:value-type="float" office:value="4.46" calcext:value-type="float">
            <text:p>4.46</text:p>
          </table:table-cell>
          <table:table-cell/>
          <table:table-cell table:formula="of:=[.C8]/[.E8]" office:value-type="float" office:value="38.1646345862492" calcext:value-type="float">
            <text:p>38.1646345862492</text:p>
          </table:table-cell>
          <table:table-cell table:style-name="ce7" office:value-type="date" office:date-value="2014-02-26" calcext:value-type="date">
            <text:p>02/26/14</text:p>
          </table:table-cell>
          <table:table-cell table:style-name="ce11" table:formula="of:=[.L8]-[.L$2]" office:value-type="float" office:value="756" calcext:value-type="float">
            <text:p>756</text:p>
          </table:table-cell>
          <table:table-cell table:style-name="ce72" office:value-type="float" office:value="4.46" calcext:value-type="float">
            <text:p>4.4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4.55591498045673-0.000845069933663021*[.P8]" office:value-type="float" office:value="4.50014036483497" calcext:value-type="float">
            <text:p>4.50014036483497</text:p>
          </table:table-cell>
          <table:table-cell table:formula="of:=[.V$6]+[.V$7]*[.P8]+[.V$8]*SIN([.V$5]*[.P8])+[.V$9]*COS([.V$5]*[.P8])" office:value-type="float" office:value="4.41558920324814" calcext:value-type="float">
            <text:p>4.41558920324814</text:p>
          </table:table-cell>
          <table:table-cell/>
          <table:table-cell table:formula="of:=365*[.U6]" office:value-type="float" office:value="-0.308450525787003" calcext:value-type="float">
            <text:p>-0.308450525787003</text:p>
          </table:table-cell>
          <table:table-cell table:formula="of:=[.Y8]" office:value-type="float" office:value="0.888514890085999" calcext:value-type="float">
            <text:p>0.888514890085999</text:p>
          </table:table-cell>
          <table:table-cell/>
          <table:table-cell office:value-type="float" office:value="0.71642901672004" calcext:value-type="float">
            <text:p>0.71642901672004</text:p>
          </table:table-cell>
          <table:table-cell office:value-type="float" office:value="0.888514890085999" calcext:value-type="float">
            <text:p>0.888514890085999</text:p>
          </table:table-cell>
          <table:table-cell office:value-type="float" office:value="0.952545858048259" calcext:value-type="float">
            <text:p>0.952545858048259</text:p>
          </table:table-cell>
        </table:table-row>
        <table:table-row table:style-name="ro3">
          <table:table-cell table:style-name="ce7" office:value-type="date" office:date-value="2015-02-06" calcext:value-type="date">
            <text:p>02/06/15</text:p>
          </table:table-cell>
          <table:table-cell table:style-name="ce47"/>
          <table:table-cell office:value-type="float" office:value="453" calcext:value-type="float">
            <text:p>453</text:p>
          </table:table-cell>
          <table:table-cell/>
          <table:table-cell table:style-name="ce67" office:value-type="float" office:value="13.233" calcext:value-type="float">
            <text:p>13.233</text:p>
          </table:table-cell>
          <table:table-cell/>
          <table:table-cell table:style-name="ce67" office:value-type="float" office:value="24.486" calcext:value-type="float">
            <text:p>24.486</text:p>
          </table:table-cell>
          <table:table-cell table:style-name="ce47"/>
          <table:table-cell table:style-name="ce72" office:value-type="float" office:value="3.25" calcext:value-type="float">
            <text:p>3.25</text:p>
          </table:table-cell>
          <table:table-cell/>
          <table:table-cell table:formula="of:=[.C9]/[.E9]" office:value-type="float" office:value="34.2326003173883" calcext:value-type="float">
            <text:p>34.2326003173883</text:p>
          </table:table-cell>
          <table:table-cell table:style-name="ce7" office:value-type="date" office:date-value="2015-02-06" calcext:value-type="date">
            <text:p>02/06/15</text:p>
          </table:table-cell>
          <table:table-cell table:style-name="ce11" table:formula="of:=[.L9]-[.L$2]" office:value-type="float" office:value="1101" calcext:value-type="float">
            <text:p>1101</text:p>
          </table:table-cell>
          <table:table-cell table:style-name="ce72" office:value-type="float" office:value="3.25" calcext:value-type="float">
            <text:p>3.25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table:formula="of:=4.55591498045673-0.000845069933663021*[.P9]" office:value-type="float" office:value="4.48154882629439" calcext:value-type="float">
            <text:p>4.48154882629439</text:p>
          </table:table-cell>
          <table:table-cell table:formula="of:=[.V$6]+[.V$7]*[.P9]+[.V$8]*SIN([.V$5]*[.P9])+[.V$9]*COS([.V$5]*[.P9])" office:value-type="float" office:value="4.45579329357441" calcext:value-type="float">
            <text:p>4.45579329357441</text:p>
          </table:table-cell>
          <table:table-cell table:number-columns-repeated="2"/>
          <table:table-cell table:formula="of:=[.Y9]" office:value-type="float" office:value="0.214570972390784" calcext:value-type="float">
            <text:p>0.214570972390784</text:p>
          </table:table-cell>
          <table:table-cell/>
          <table:table-cell office:value-type="float" office:value="-0.22510779212064" calcext:value-type="float">
            <text:p>-0.22510779212064</text:p>
          </table:table-cell>
          <table:table-cell office:value-type="float" office:value="0.214570972390784" calcext:value-type="float">
            <text:p>0.214570972390784</text:p>
          </table:table-cell>
          <table:table-cell office:value-type="float" office:value="0.697244939422262" calcext:value-type="float">
            <text:p>0.697244939422262</text:p>
          </table:table-cell>
        </table:table-row>
        <table:table-row table:style-name="ro3">
          <table:table-cell table:style-name="ce7" office:value-type="date" office:date-value="2015-02-22" calcext:value-type="date">
            <text:p>02/22/15</text:p>
          </table:table-cell>
          <table:table-cell table:style-name="ce47"/>
          <table:table-cell office:value-type="float" office:value="357" calcext:value-type="float">
            <text:p>357</text:p>
          </table:table-cell>
          <table:table-cell/>
          <table:table-cell table:style-name="ce67" office:value-type="float" office:value="10.142" calcext:value-type="float">
            <text:p>10.142</text:p>
          </table:table-cell>
          <table:table-cell/>
          <table:table-cell table:style-name="ce67" office:value-type="float" office:value="34.932" calcext:value-type="float">
            <text:p>34.932</text:p>
          </table:table-cell>
          <table:table-cell table:style-name="ce47"/>
          <table:table-cell table:style-name="ce72" office:value-type="float" office:value="3" calcext:value-type="float">
            <text:p>3.00</text:p>
          </table:table-cell>
          <table:table-cell/>
          <table:table-cell table:formula="of:=[.C10]/[.E10]" office:value-type="float" office:value="35.2001577598107" calcext:value-type="float">
            <text:p>35.2001577598107</text:p>
          </table:table-cell>
          <table:table-cell table:style-name="ce7" office:value-type="date" office:date-value="2015-02-22" calcext:value-type="date">
            <text:p>02/22/15</text:p>
          </table:table-cell>
          <table:table-cell table:style-name="ce11" table:formula="of:=[.L10]-[.L$2]" office:value-type="float" office:value="1117" calcext:value-type="float">
            <text:p>1117</text:p>
          </table:table-cell>
          <table:table-cell table:style-name="ce72" office:value-type="float" office:value="3" calcext:value-type="float">
            <text:p>3.0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table:formula="of:=4.55591498045673-0.000845069933663021*[.P10]" office:value-type="float" office:value="4.4629572877538" calcext:value-type="float">
            <text:p>4.4629572877538</text:p>
          </table:table-cell>
          <table:table-cell table:formula="of:=[.V$6]+[.V$7]*[.P10]+[.V$8]*SIN([.V$5]*[.P10])+[.V$9]*COS([.V$5]*[.P10])" office:value-type="float" office:value="4.49428595497885" calcext:value-type="float">
            <text:p>4.49428595497885</text:p>
          </table:table-cell>
          <table:table-cell table:number-columns-repeated="7"/>
        </table:table-row>
        <table:table-row table:style-name="ro3">
          <table:table-cell table:style-name="ce7" office:value-type="date" office:date-value="2016-02-12" calcext:value-type="date">
            <text:p>02/12/16</text:p>
          </table:table-cell>
          <table:table-cell table:style-name="ce47"/>
          <table:table-cell office:value-type="float" office:value="442" calcext:value-type="float">
            <text:p>442</text:p>
          </table:table-cell>
          <table:table-cell/>
          <table:table-cell table:style-name="ce67" office:value-type="float" office:value="12.11" calcext:value-type="float">
            <text:p>12.11</text:p>
          </table:table-cell>
          <table:table-cell/>
          <table:table-cell table:style-name="ce67" office:value-type="float" office:value="27.625" calcext:value-type="float">
            <text:p>27.625</text:p>
          </table:table-cell>
          <table:table-cell table:style-name="ce47"/>
          <table:table-cell table:style-name="ce72" office:value-type="float" office:value="2.3" calcext:value-type="float">
            <text:p>2.30</text:p>
          </table:table-cell>
          <table:table-cell/>
          <table:table-cell table:formula="of:=[.C11]/[.E11]" office:value-type="float" office:value="36.4987613542527" calcext:value-type="float">
            <text:p>36.4987613542527</text:p>
          </table:table-cell>
          <table:table-cell table:style-name="ce7" office:value-type="date" office:date-value="2016-02-12" calcext:value-type="date">
            <text:p>02/12/16</text:p>
          </table:table-cell>
          <table:table-cell table:style-name="ce11" table:formula="of:=[.L11]-[.L$2]" office:value-type="float" office:value="1472" calcext:value-type="float">
            <text:p>1472</text:p>
          </table:table-cell>
          <table:table-cell table:style-name="ce72" office:value-type="float" office:value="2.3" calcext:value-type="float">
            <text:p>2.3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table:formula="of:=4.55591498045673-0.000845069933663021*[.P11]" office:value-type="float" office:value="4.44436574921321" calcext:value-type="float">
            <text:p>4.44436574921321</text:p>
          </table:table-cell>
          <table:table-cell table:formula="of:=[.V$6]+[.V$7]*[.P11]+[.V$8]*SIN([.V$5]*[.P11])+[.V$9]*COS([.V$5]*[.P11])" office:value-type="float" office:value="4.53086793003884" calcext:value-type="float">
            <text:p>4.53086793003884</text:p>
          </table:table-cell>
          <table:table-cell/>
          <table:table-cell table:style-name="ce75" office:value-type="string" calcext:value-type="string" table:number-columns-spanned="2" table:number-rows-spanned="1">
            <text:p>Consumption Models</text:p>
          </table:table-cell>
          <table:covered-table-cell/>
          <table:table-cell table:number-columns-repeated="4"/>
        </table:table-row>
        <table:table-row table:style-name="ro3">
          <table:table-cell table:style-name="ce7" office:value-type="date" office:date-value="2017-02-16" calcext:value-type="date">
            <text:p>02/16/17</text:p>
          </table:table-cell>
          <table:table-cell table:style-name="ce47"/>
          <table:table-cell office:value-type="float" office:value="455" calcext:value-type="float">
            <text:p>455</text:p>
          </table:table-cell>
          <table:table-cell/>
          <table:table-cell table:style-name="ce67" office:value-type="float" office:value="13.971" calcext:value-type="float">
            <text:p>13.971</text:p>
          </table:table-cell>
          <table:table-cell/>
          <table:table-cell table:style-name="ce67" office:value-type="float" office:value="26.045" calcext:value-type="float">
            <text:p>26.045</text:p>
          </table:table-cell>
          <table:table-cell table:style-name="ce47"/>
          <table:table-cell table:style-name="ce72" office:value-type="float" office:value="2.68" calcext:value-type="float">
            <text:p>2.68</text:p>
          </table:table-cell>
          <table:table-cell/>
          <table:table-cell table:formula="of:=[.C12]/[.E12]" office:value-type="float" office:value="32.5674611695655" calcext:value-type="float">
            <text:p>32.5674611695655</text:p>
          </table:table-cell>
          <table:table-cell table:style-name="ce7" office:value-type="date" office:date-value="2017-02-16" calcext:value-type="date">
            <text:p>02/16/17</text:p>
          </table:table-cell>
          <table:table-cell table:style-name="ce11" table:formula="of:=[.L12]-[.L$2]" office:value-type="float" office:value="1842" calcext:value-type="float">
            <text:p>1842</text:p>
          </table:table-cell>
          <table:table-cell table:style-name="ce72" office:value-type="float" office:value="2.68" calcext:value-type="float">
            <text:p>2.68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table:formula="of:=4.55591498045673-0.000845069933663021*[.P12]" office:value-type="float" office:value="4.42577421067263" calcext:value-type="float">
            <text:p>4.42577421067263</text:p>
          </table:table-cell>
          <table:table-cell table:formula="of:=[.V$6]+[.V$7]*[.P12]+[.V$8]*SIN([.V$5]*[.P12])+[.V$9]*COS([.V$5]*[.P12])" office:value-type="float" office:value="4.56534757093613" calcext:value-type="float">
            <text:p>4.56534757093613</text:p>
          </table:table-cell>
          <table:table-cell/>
          <table:table-cell office:value-type="string" calcext:value-type="string">
            <text:p>Direct</text:p>
          </table:table-cell>
          <table:table-cell office:value-type="string" calcext:value-type="string">
            <text:p>Multivariate</text:p>
          </table:table-cell>
          <table:table-cell table:number-columns-repeated="4"/>
        </table:table-row>
        <table:table-row table:style-name="ro3">
          <table:table-cell table:style-name="ce7" office:value-type="date" office:date-value="2018-02-02" calcext:value-type="date">
            <text:p>02/02/18</text:p>
          </table:table-cell>
          <table:table-cell table:style-name="ce47"/>
          <table:table-cell office:value-type="float" office:value="446" calcext:value-type="float">
            <text:p>446</text:p>
          </table:table-cell>
          <table:table-cell/>
          <table:table-cell table:style-name="ce67" office:value-type="float" office:value="13.343" calcext:value-type="float">
            <text:p>13.343</text:p>
          </table:table-cell>
          <table:table-cell/>
          <table:table-cell table:style-name="ce67" office:value-type="float" office:value="27.328" calcext:value-type="float">
            <text:p>27.328</text:p>
          </table:table-cell>
          <table:table-cell table:style-name="ce47"/>
          <table:table-cell table:style-name="ce72" office:value-type="float" office:value="3.1" calcext:value-type="float">
            <text:p>3.10</text:p>
          </table:table-cell>
          <table:table-cell/>
          <table:table-cell table:formula="of:=[.C13]/[.E13]" office:value-type="float" office:value="33.4257663194184" calcext:value-type="float">
            <text:p>33.4257663194184</text:p>
          </table:table-cell>
          <table:table-cell table:style-name="ce7" office:value-type="date" office:date-value="2018-02-02" calcext:value-type="date">
            <text:p>02/02/18</text:p>
          </table:table-cell>
          <table:table-cell table:style-name="ce11" table:formula="of:=[.L13]-[.L$2]" office:value-type="float" office:value="2193" calcext:value-type="float">
            <text:p>2193</text:p>
          </table:table-cell>
          <table:table-cell table:style-name="ce72" office:value-type="float" office:value="3.1" calcext:value-type="float">
            <text:p>3.10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table:formula="of:=4.55591498045673-0.000845069933663021*[.P13]" office:value-type="float" office:value="4.40718267213204" calcext:value-type="float">
            <text:p>4.40718267213204</text:p>
          </table:table-cell>
          <table:table-cell table:formula="of:=[.V$6]+[.V$7]*[.P13]+[.V$8]*SIN([.V$5]*[.P13])+[.V$9]*COS([.V$5]*[.P13])" office:value-type="float" office:value="4.59754160272401" calcext:value-type="float">
            <text:p>4.59754160272401</text:p>
          </table:table-cell>
          <table:table-cell/>
          <table:table-cell office:value-type="float" office:value="0.028489572673714" calcext:value-type="float">
            <text:p>0.028489572673714</text:p>
          </table:table-cell>
          <table:table-cell office:value-type="float" office:value="0.037914738126261" calcext:value-type="float">
            <text:p>0.037914738126261</text:p>
          </table:table-cell>
          <table:table-cell/>
          <table:table-cell table:formula="of:=CONCATENATE(&quot;(&quot;;[.V13];[.V14];&quot;y)x&quot;)" office:value-type="string" office:string-value="(0.037914738126261-0.000346513745672586y)x" calcext:value-type="string">
            <text:p>(0.037914738126261-0.000346513745672586y)x</text:p>
          </table:table-cell>
          <table:table-cell table:number-columns-repeated="2"/>
        </table:table-row>
        <table:table-row table:style-name="ro3">
          <table:table-cell table:style-name="ce1" office:value-type="date" office:date-value="2018-02-20" calcext:value-type="date">
            <text:p>02/20/18</text:p>
          </table:table-cell>
          <table:table-cell table:style-name="ce47"/>
          <table:table-cell office:value-type="float" office:value="441" calcext:value-type="float">
            <text:p>441</text:p>
          </table:table-cell>
          <table:table-cell/>
          <table:table-cell table:style-name="ce67" office:value-type="float" office:value="13.003" calcext:value-type="float">
            <text:p>13.003</text:p>
          </table:table-cell>
          <table:table-cell/>
          <table:table-cell table:style-name="ce67" office:value-type="float" office:value="27.947" calcext:value-type="float">
            <text:p>27.947</text:p>
          </table:table-cell>
          <table:table-cell table:style-name="ce47"/>
          <table:table-cell table:style-name="ce73" office:value-type="float" office:value="3.15" calcext:value-type="float">
            <text:p>3.15</text:p>
          </table:table-cell>
          <table:table-cell/>
          <table:table-cell table:formula="of:=[.C14]/[.E14]" office:value-type="float" office:value="33.9152503268476" calcext:value-type="float">
            <text:p>33.9152503268476</text:p>
          </table:table-cell>
          <table:table-cell table:style-name="ce1" office:value-type="date" office:date-value="2018-02-20" calcext:value-type="date">
            <text:p>02/20/18</text:p>
          </table:table-cell>
          <table:table-cell table:style-name="ce11" table:formula="of:=[.L14]-[.L$2]" office:value-type="float" office:value="2211" calcext:value-type="float">
            <text:p>2211</text:p>
          </table:table-cell>
          <table:table-cell table:style-name="ce73" office:value-type="float" office:value="3.15" calcext:value-type="float">
            <text:p>3.15</text:p>
          </table:table-cell>
          <table:table-cell/>
          <table:table-cell office:value-type="float" office:value="198" calcext:value-type="float">
            <text:p>198</text:p>
          </table:table-cell>
          <table:table-cell/>
          <table:table-cell table:formula="of:=4.55591498045673-0.000845069933663021*[.P14]" office:value-type="float" office:value="4.38859113359145" calcext:value-type="float">
            <text:p>4.38859113359145</text:p>
          </table:table-cell>
          <table:table-cell table:formula="of:=[.V$6]+[.V$7]*[.P14]+[.V$8]*SIN([.V$5]*[.P14])+[.V$9]*COS([.V$5]*[.P14])" office:value-type="float" office:value="4.62727585324813" calcext:value-type="float">
            <text:p>4.62727585324813</text:p>
          </table:table-cell>
          <table:table-cell table:number-columns-repeated="2"/>
          <table:table-cell office:value-type="float" office:value="-0.000346513745672586" calcext:value-type="float">
            <text:p>-0.000346513745673</text:p>
          </table:table-cell>
          <table:table-cell table:number-columns-repeated="4"/>
        </table:table-row>
        <table:table-row table:style-name="ro3">
          <table:table-cell table:number-columns-repeated="15"/>
          <table:table-cell office:value-type="float" office:value="220" calcext:value-type="float">
            <text:p>220</text:p>
          </table:table-cell>
          <table:table-cell/>
          <table:table-cell table:formula="of:=4.55591498045673-0.000845069933663021*[.P15]" office:value-type="float" office:value="4.36999959505087" calcext:value-type="float">
            <text:p>4.36999959505087</text:p>
          </table:table-cell>
          <table:table-cell table:formula="of:=[.V$6]+[.V$7]*[.P15]+[.V$8]*SIN([.V$5]*[.P15])+[.V$9]*COS([.V$5]*[.P15])" office:value-type="float" office:value="4.65438594681409" calcext:value-type="float">
            <text:p>4.65438594681409</text:p>
          </table:table-cell>
          <table:table-cell table:number-columns-repeated="7"/>
        </table:table-row>
        <table:table-row table:style-name="ro3">
          <table:table-cell table:number-columns-repeated="12"/>
          <table:table-cell table:style-name="ce68" office:value-type="string" calcext:value-type="string">
            <text:p>Overall MPG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/>
          <table:table-cell table:formula="of:=4.55591498045673-0.000845069933663021*[.P16]" office:value-type="float" office:value="4.35140805651028" calcext:value-type="float">
            <text:p>4.35140805651028</text:p>
          </table:table-cell>
          <table:table-cell table:formula="of:=[.V$6]+[.V$7]*[.P16]+[.V$8]*SIN([.V$5]*[.P16])+[.V$9]*COS([.V$5]*[.P16])" office:value-type="float" office:value="4.67871795883916" calcext:value-type="float">
            <text:p>4.67871795883916</text:p>
          </table:table-cell>
          <table:table-cell table:number-columns-repeated="7"/>
        </table:table-row>
        <table:table-row table:style-name="ro3">
          <table:table-cell table:number-columns-repeated="12"/>
          <table:table-cell table:formula="of:=SUM([.E3:.E14])/SUM([.C3:.C14])" office:value-type="float" office:value="0.0286995840115753" calcext:value-type="float">
            <text:p>0.028699584011575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/>
          <table:table-cell table:formula="of:=4.55591498045673-0.000845069933663021*[.P17]" office:value-type="float" office:value="4.33281651796969" calcext:value-type="float">
            <text:p>4.33281651796969</text:p>
          </table:table-cell>
          <table:table-cell table:formula="of:=[.V$6]+[.V$7]*[.P17]+[.V$8]*SIN([.V$5]*[.P17])+[.V$9]*COS([.V$5]*[.P17])" office:value-type="float" office:value="4.70012902888072" calcext:value-type="float">
            <text:p>4.70012902888072</text:p>
          </table:table-cell>
          <table:table-cell table:number-columns-repeated="5"/>
          <table:table-cell office:value-type="string" calcext:value-type="string">
            <text:p>Data</text:p>
          </table:table-cell>
          <table:table-cell office:value-type="string" calcext:value-type="string">
            <text:p>Direct</text:p>
          </table:table-cell>
        </table:table-row>
        <table:table-row table:style-name="ro3">
          <table:table-cell table:number-columns-repeated="15"/>
          <table:table-cell office:value-type="float" office:value="286" calcext:value-type="float">
            <text:p>286</text:p>
          </table:table-cell>
          <table:table-cell/>
          <table:table-cell table:formula="of:=4.55591498045673-0.000845069933663021*[.P18]" office:value-type="float" office:value="4.31422497942911" calcext:value-type="float">
            <text:p>4.31422497942911</text:p>
          </table:table-cell>
          <table:table-cell table:formula="of:=[.V$6]+[.V$7]*[.P18]+[.V$8]*SIN([.V$5]*[.P18])+[.V$9]*COS([.V$5]*[.P18])" office:value-type="float" office:value="4.71848792960013" calcext:value-type="float">
            <text:p>4.71848792960013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/>
          <table:table-cell table:formula="of:=[.U$13]*[.X18]" office:value-type="float" office:value="9.9713504357999" calcext:value-type="float">
            <text:p>9.9713504357999</text:p>
          </table:table-cell>
        </table:table-row>
        <table:table-row table:style-name="ro3">
          <table:table-cell table:number-columns-repeated="11"/>
          <table:table-cell office:value-type="string" calcext:value-type="string">
            <text:p>0.0286996 x</text:p>
          </table:table-cell>
          <table:table-cell office:value-type="string" calcext:value-type="string">
            <text:p>sq error</text:p>
          </table:table-cell>
          <table:table-cell office:value-type="string" calcext:value-type="string">
            <text:p>M dot G</text:p>
          </table:table-cell>
          <table:table-cell office:value-type="string" calcext:value-type="string">
            <text:p>M dot M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4.55591498045673-0.000845069933663021*[.P19]" office:value-type="float" office:value="4.29563344088852" calcext:value-type="float">
            <text:p>4.29563344088852</text:p>
          </table:table-cell>
          <table:table-cell table:formula="of:=[.V$6]+[.V$7]*[.P19]+[.V$8]*SIN([.V$5]*[.P19])+[.V$9]*COS([.V$5]*[.P19])" office:value-type="float" office:value="4.73367558939596" calcext:value-type="float">
            <text:p>4.73367558939596</text:p>
          </table:table-cell>
          <table:table-cell table:number-columns-repeated="4"/>
          <table:table-cell office:value-type="float" office:value="357" calcext:value-type="float">
            <text:p>357</text:p>
          </table:table-cell>
          <table:table-cell table:style-name="ce67" office:value-type="float" office:value="10.142" calcext:value-type="float">
            <text:p>10.142</text:p>
          </table:table-cell>
          <table:table-cell table:formula="of:=[.U$13]*[.X19]" office:value-type="float" office:value="10.1707774445159" calcext:value-type="float">
            <text:p>10.1707774445159</text:p>
          </table:table-cell>
        </table:table-row>
        <table:table-row table:style-name="ro3">
          <table:table-cell table:number-columns-repeated="11"/>
          <table:table-cell table:formula="of:=0.0286996*[.C3]" office:value-type="float" office:value="12.91482" calcext:value-type="float">
            <text:p>12.91482</text:p>
          </table:table-cell>
          <table:table-cell table:formula="of:=([.L20]-[.E3])^2" office:value-type="float" office:value="0.112345632400001" calcext:value-type="float">
            <text:p>0.112345632400001</text:p>
          </table:table-cell>
          <table:table-cell table:formula="of:=[.C3]*[.E3]" office:value-type="float" office:value="5962.5" calcext:value-type="float">
            <text:p>5962.5</text:p>
          </table:table-cell>
          <table:table-cell table:formula="of:=[.C3]*[.C3]" office:value-type="float" office:value="202500" calcext:value-type="float">
            <text:p>202500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4.55591498045673-0.000845069933663021*[.P20]" office:value-type="float" office:value="4.27704190234793" calcext:value-type="float">
            <text:p>4.27704190234793</text:p>
          </table:table-cell>
          <table:table-cell table:formula="of:=[.V$6]+[.V$7]*[.P20]+[.V$8]*SIN([.V$5]*[.P20])+[.V$9]*COS([.V$5]*[.P20])" office:value-type="float" office:value="4.74558556662503" calcext:value-type="float">
            <text:p>4.74558556662503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/>
          <table:table-cell table:formula="of:=[.U$13]*[.X20]" office:value-type="float" office:value="10.256246162537" calcext:value-type="float">
            <text:p>10.256246162537</text:p>
          </table:table-cell>
        </table:table-row>
        <table:table-row table:style-name="ro3">
          <table:table-cell table:number-columns-repeated="11"/>
          <table:table-cell table:formula="of:=0.0286996*[.C4]" office:value-type="float" office:value="19.659226" calcext:value-type="float">
            <text:p>19.659226</text:p>
          </table:table-cell>
          <table:table-cell table:formula="of:=([.L21]-[.E4])^2" office:value-type="float" office:value="2.428068267076" calcext:value-type="float">
            <text:p>2.428068267076</text:p>
          </table:table-cell>
          <table:table-cell table:formula="of:=[.C4]*[.E4]" office:value-type="float" office:value="12399.185" calcext:value-type="float">
            <text:p>12399.185</text:p>
          </table:table-cell>
          <table:table-cell table:formula="of:=[.C4]*[.C4]" office:value-type="float" office:value="469225" calcext:value-type="float">
            <text:p>469225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4.55591498045673-0.000845069933663021*[.P21]" office:value-type="float" office:value="4.25845036380735" calcext:value-type="float">
            <text:p>4.25845036380735</text:p>
          </table:table-cell>
          <table:table-cell table:formula="of:=[.V$6]+[.V$7]*[.P21]+[.V$8]*SIN([.V$5]*[.P21])+[.V$9]*COS([.V$5]*[.P21])" office:value-type="float" office:value="4.75412447352282" calcext:value-type="float">
            <text:p>4.75412447352282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/>
          <table:table-cell table:formula="of:=[.U$13]*[.X21]" office:value-type="float" office:value="10.5411418892742" calcext:value-type="float">
            <text:p>10.5411418892742</text:p>
          </table:table-cell>
        </table:table-row>
        <table:table-row table:style-name="ro3">
          <table:table-cell table:number-columns-repeated="11"/>
          <table:table-cell table:formula="of:=0.0286996*[.C5]" office:value-type="float" office:value="11.3076424" calcext:value-type="float">
            <text:p>11.3076424</text:p>
          </table:table-cell>
          <table:table-cell table:formula="of:=([.L22]-[.E5])^2" office:value-type="float" office:value="2.71708277747776" calcext:value-type="float">
            <text:p>2.71708277747776</text:p>
          </table:table-cell>
          <table:table-cell table:formula="of:=[.C5]*[.E5]" office:value-type="float" office:value="5104.664" calcext:value-type="float">
            <text:p>5104.664</text:p>
          </table:table-cell>
          <table:table-cell table:formula="of:=[.C5]*[.C5]" office:value-type="float" office:value="155236" calcext:value-type="float">
            <text:p>155236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4.55591498045673-0.000845069933663021*[.P22]" office:value-type="float" office:value="4.23985882526676" calcext:value-type="float">
            <text:p>4.23985882526676</text:p>
          </table:table-cell>
          <table:table-cell table:formula="of:=[.V$6]+[.V$7]*[.P22]+[.V$8]*SIN([.V$5]*[.P22])+[.V$9]*COS([.V$5]*[.P22])" office:value-type="float" office:value="4.75921234813463" calcext:value-type="float">
            <text:p>4.75921234813463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/>
          <table:table-cell table:formula="of:=[.U$13]*[.X22]" office:value-type="float" office:value="10.8260376160113" calcext:value-type="float">
            <text:p>10.8260376160113</text:p>
          </table:table-cell>
        </table:table-row>
        <table:table-row table:style-name="ro3">
          <table:table-cell table:number-columns-repeated="11"/>
          <table:table-cell table:formula="of:=0.0286996*[.C6]" office:value-type="float" office:value="12.771322" calcext:value-type="float">
            <text:p>12.771322</text:p>
          </table:table-cell>
          <table:table-cell table:formula="of:=([.L23]-[.E6])^2" office:value-type="float" office:value="0.573536611684" calcext:value-type="float">
            <text:p>0.573536611684</text:p>
          </table:table-cell>
          <table:table-cell table:formula="of:=[.C6]*[.E6]" office:value-type="float" office:value="5346.23" calcext:value-type="float">
            <text:p>5346.23</text:p>
          </table:table-cell>
          <table:table-cell table:formula="of:=[.C6]*[.C6]" office:value-type="float" office:value="198025" calcext:value-type="float">
            <text:p>198025</text:p>
          </table:table-cell>
          <table:table-cell office:value-type="float" office:value="382" calcext:value-type="float">
            <text:p>382</text:p>
          </table:table-cell>
          <table:table-cell office:value-type="float" office:value="4.36" calcext:value-type="float">
            <text:p>4.36</text:p>
          </table:table-cell>
          <table:table-cell table:formula="of:=4.55591498045673-0.000845069933663021*[.P23]" office:value-type="float" office:value="4.23309826579746" calcext:value-type="float">
            <text:p>4.23309826579746</text:p>
          </table:table-cell>
          <table:table-cell table:formula="of:=[.V$6]+[.V$7]*[.P23]+[.V$8]*SIN([.V$5]*[.P23])+[.V$9]*COS([.V$5]*[.P23])" office:value-type="float" office:value="4.76019348847101" calcext:value-type="float">
            <text:p>4.76019348847101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/>
          <table:table-cell table:formula="of:=[.U$13]*[.X23]" office:value-type="float" office:value="11.1109333427485" calcext:value-type="float">
            <text:p>11.1109333427485</text:p>
          </table:table-cell>
        </table:table-row>
        <table:table-row table:style-name="ro3">
          <table:table-cell table:number-columns-repeated="11"/>
          <table:table-cell table:formula="of:=0.0286996*[.C7]" office:value-type="float" office:value="12.3982272" calcext:value-type="float">
            <text:p>12.3982272</text:p>
          </table:table-cell>
          <table:table-cell table:formula="of:=([.L24]-[.E7])^2" office:value-type="float" office:value="0.0886686404198404" calcext:value-type="float">
            <text:p>0.08866864041984</text:p>
          </table:table-cell>
          <table:table-cell table:formula="of:=[.C7]*[.E7]" office:value-type="float" office:value="5484.672" calcext:value-type="float">
            <text:p>5484.672</text:p>
          </table:table-cell>
          <table:table-cell table:formula="of:=[.C7]*[.C7]" office:value-type="float" office:value="186624" calcext:value-type="float">
            <text:p>186624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4.55591498045673-0.000845069933663021*[.P24]" office:value-type="float" office:value="4.22126728672617" calcext:value-type="float">
            <text:p>4.22126728672617</text:p>
          </table:table-cell>
          <table:table-cell table:formula="of:=[.V$6]+[.V$7]*[.P24]+[.V$8]*SIN([.V$5]*[.P24])+[.V$9]*COS([.V$5]*[.P24])" office:value-type="float" office:value="4.76078297277652" calcext:value-type="float">
            <text:p>4.76078297277652</text:p>
          </table:table-cell>
          <table:table-cell table:number-columns-repeated="4"/>
          <table:table-cell office:value-type="float" office:value="394" calcext:value-type="float">
            <text:p>394</text:p>
          </table:table-cell>
          <table:table-cell table:style-name="ce67" office:value-type="float" office:value="12.956" calcext:value-type="float">
            <text:p>12.956</text:p>
          </table:table-cell>
          <table:table-cell table:formula="of:=[.U$13]*[.X24]" office:value-type="float" office:value="11.2248916334433" calcext:value-type="float">
            <text:p>11.2248916334433</text:p>
          </table:table-cell>
        </table:table-row>
        <table:table-row table:style-name="ro3">
          <table:table-cell table:number-columns-repeated="11"/>
          <table:table-cell table:formula="of:=0.0286996*[.C8]" office:value-type="float" office:value="15.1820884" calcext:value-type="float">
            <text:p>15.1820884</text:p>
          </table:table-cell>
          <table:table-cell table:formula="of:=([.L25]-[.E8])^2" office:value-type="float" office:value="1.74527456061456" calcext:value-type="float">
            <text:p>1.74527456061456</text:p>
          </table:table-cell>
          <table:table-cell table:formula="of:=[.C8]*[.E8]" office:value-type="float" office:value="7332.469" calcext:value-type="float">
            <text:p>7332.469</text:p>
          </table:table-cell>
          <table:table-cell table:formula="of:=[.C8]*[.C8]" office:value-type="float" office:value="279841" calcext:value-type="float">
            <text:p>279841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4.55591498045673-0.000845069933663021*[.P25]" office:value-type="float" office:value="4.20267574818559" calcext:value-type="float">
            <text:p>4.20267574818559</text:p>
          </table:table-cell>
          <table:table-cell table:formula="of:=[.V$6]+[.V$7]*[.P25]+[.V$8]*SIN([.V$5]*[.P25])+[.V$9]*COS([.V$5]*[.P25])" office:value-type="float" office:value="4.75878413775747" calcext:value-type="float">
            <text:p>4.75878413775747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/>
          <table:table-cell table:formula="of:=[.U$13]*[.X25]" office:value-type="float" office:value="11.3958290694856" calcext:value-type="float">
            <text:p>11.3958290694856</text:p>
          </table:table-cell>
        </table:table-row>
        <table:table-row table:style-name="ro3">
          <table:table-cell table:number-columns-repeated="11"/>
          <table:table-cell table:formula="of:=0.0286996*[.C9]" office:value-type="float" office:value="13.0009188" calcext:value-type="float">
            <text:p>13.0009188</text:p>
          </table:table-cell>
          <table:table-cell table:formula="of:=([.L26]-[.E9])^2" office:value-type="float" office:value="0.0538616833934407" calcext:value-type="float">
            <text:p>0.053861683393441</text:p>
          </table:table-cell>
          <table:table-cell table:formula="of:=[.C9]*[.E9]" office:value-type="float" office:value="5994.549" calcext:value-type="float">
            <text:p>5994.549</text:p>
          </table:table-cell>
          <table:table-cell table:formula="of:=[.C9]*[.C9]" office:value-type="float" office:value="205209" calcext:value-type="float">
            <text:p>205209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4.55591498045673-0.000845069933663021*[.P26]" office:value-type="float" office:value="4.184084209645" calcext:value-type="float">
            <text:p>4.184084209645</text:p>
          </table:table-cell>
          <table:table-cell table:formula="of:=[.V$6]+[.V$7]*[.P26]+[.V$8]*SIN([.V$5]*[.P26])+[.V$9]*COS([.V$5]*[.P26])" office:value-type="float" office:value="4.75317784931255" calcext:value-type="float">
            <text:p>4.75317784931255</text:p>
          </table:table-cell>
          <table:table-cell table:number-columns-repeated="4"/>
          <table:table-cell office:value-type="float" office:value="410" calcext:value-type="float">
            <text:p>410</text:p>
          </table:table-cell>
          <table:table-cell/>
          <table:table-cell table:formula="of:=[.U$13]*[.X26]" office:value-type="float" office:value="11.6807247962227" calcext:value-type="float">
            <text:p>11.6807247962227</text:p>
          </table:table-cell>
        </table:table-row>
        <table:table-row table:style-name="ro3">
          <table:table-cell table:number-columns-repeated="11"/>
          <table:table-cell table:formula="of:=0.0286996*[.C10]" office:value-type="float" office:value="10.2457572" calcext:value-type="float">
            <text:p>10.2457572</text:p>
          </table:table-cell>
          <table:table-cell table:formula="of:=([.L27]-[.E10])^2" office:value-type="float" office:value="0.0107655565518401" calcext:value-type="float">
            <text:p>0.01076555655184</text:p>
          </table:table-cell>
          <table:table-cell table:formula="of:=[.C10]*[.E10]" office:value-type="float" office:value="3620.694" calcext:value-type="float">
            <text:p>3620.694</text:p>
          </table:table-cell>
          <table:table-cell table:formula="of:=[.C10]*[.C10]" office:value-type="float" office:value="127449" calcext:value-type="float">
            <text:p>127449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4.55591498045673-0.000845069933663021*[.P27]" office:value-type="float" office:value="4.16549267110442" calcext:value-type="float">
            <text:p>4.16549267110442</text:p>
          </table:table-cell>
          <table:table-cell table:formula="of:=[.V$6]+[.V$7]*[.P27]+[.V$8]*SIN([.V$5]*[.P27])+[.V$9]*COS([.V$5]*[.P27])" office:value-type="float" office:value="4.743940480919" calcext:value-type="float">
            <text:p>4.743940480919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/>
          <table:table-cell table:formula="of:=[.U$13]*[.X27]" office:value-type="float" office:value="11.9656205229599" calcext:value-type="float">
            <text:p>11.9656205229599</text:p>
          </table:table-cell>
        </table:table-row>
        <table:table-row table:style-name="ro3">
          <table:table-cell table:number-columns-repeated="11"/>
          <table:table-cell table:formula="of:=0.0286996*[.C11]" office:value-type="float" office:value="12.6852232" calcext:value-type="float">
            <text:p>12.6852232</text:p>
          </table:table-cell>
          <table:table-cell table:formula="of:=([.L28]-[.E11])^2" office:value-type="float" office:value="0.33088172981824" calcext:value-type="float">
            <text:p>0.33088172981824</text:p>
          </table:table-cell>
          <table:table-cell table:formula="of:=[.C11]*[.E11]" office:value-type="float" office:value="5352.62" calcext:value-type="float">
            <text:p>5352.62</text:p>
          </table:table-cell>
          <table:table-cell table:formula="of:=[.C11]*[.C11]" office:value-type="float" office:value="195364" calcext:value-type="float">
            <text:p>195364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4.55591498045673-0.000845069933663021*[.P28]" office:value-type="float" office:value="4.14690113256383" calcext:value-type="float">
            <text:p>4.14690113256383</text:p>
          </table:table-cell>
          <table:table-cell table:formula="of:=[.V$6]+[.V$7]*[.P28]+[.V$8]*SIN([.V$5]*[.P28])+[.V$9]*COS([.V$5]*[.P28])" office:value-type="float" office:value="4.73106286739247" calcext:value-type="float">
            <text:p>4.73106286739247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/>
          <table:table-cell table:formula="of:=[.U$13]*[.X28]" office:value-type="float" office:value="12.250516249697" calcext:value-type="float">
            <text:p>12.250516249697</text:p>
          </table:table-cell>
        </table:table-row>
        <table:table-row table:style-name="ro3">
          <table:table-cell table:number-columns-repeated="11"/>
          <table:table-cell table:formula="of:=0.0286996*[.C12]" office:value-type="float" office:value="13.058318" calcext:value-type="float">
            <text:p>13.058318</text:p>
          </table:table-cell>
          <table:table-cell table:formula="of:=([.L29]-[.E12])^2" office:value-type="float" office:value="0.832988433124" calcext:value-type="float">
            <text:p>0.832988433124</text:p>
          </table:table-cell>
          <table:table-cell table:formula="of:=[.C12]*[.E12]" office:value-type="float" office:value="6356.805" calcext:value-type="float">
            <text:p>6356.805</text:p>
          </table:table-cell>
          <table:table-cell table:formula="of:=[.C12]*[.C12]" office:value-type="float" office:value="207025" calcext:value-type="float">
            <text:p>207025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4.55591498045673-0.000845069933663021*[.P29]" office:value-type="float" office:value="4.12830959402324" calcext:value-type="float">
            <text:p>4.12830959402324</text:p>
          </table:table-cell>
          <table:table-cell table:formula="of:=[.V$6]+[.V$7]*[.P29]+[.V$8]*SIN([.V$5]*[.P29])+[.V$9]*COS([.V$5]*[.P29])" office:value-type="float" office:value="4.71455034138888" calcext:value-type="float">
            <text:p>4.71455034138888</text:p>
          </table:table-cell>
          <table:table-cell table:number-columns-repeated="4"/>
          <table:table-cell office:value-type="float" office:value="432" calcext:value-type="float">
            <text:p>432</text:p>
          </table:table-cell>
          <table:table-cell table:style-name="ce67" office:value-type="float" office:value="12.696" calcext:value-type="float">
            <text:p>12.696</text:p>
          </table:table-cell>
          <table:table-cell table:formula="of:=[.U$13]*[.X29]" office:value-type="float" office:value="12.3074953950445" calcext:value-type="float">
            <text:p>12.3074953950445</text:p>
          </table:table-cell>
        </table:table-row>
        <table:table-row table:style-name="ro3">
          <table:table-cell table:number-columns-repeated="11"/>
          <table:table-cell table:formula="of:=0.0286996*[.C13]" office:value-type="float" office:value="12.8000216" calcext:value-type="float">
            <text:p>12.8000216</text:p>
          </table:table-cell>
          <table:table-cell table:formula="of:=([.L30]-[.E13])^2" office:value-type="float" office:value="0.294825542866561" calcext:value-type="float">
            <text:p>0.294825542866561</text:p>
          </table:table-cell>
          <table:table-cell table:formula="of:=[.C13]*[.E13]" office:value-type="float" office:value="5950.978" calcext:value-type="float">
            <text:p>5950.978</text:p>
          </table:table-cell>
          <table:table-cell table:formula="of:=[.C13]*[.C13]" office:value-type="float" office:value="198916" calcext:value-type="float">
            <text:p>198916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4.55591498045673-0.000845069933663021*[.P30]" office:value-type="float" office:value="4.10971805548266" calcext:value-type="float">
            <text:p>4.10971805548266</text:p>
          </table:table-cell>
          <table:table-cell table:formula="of:=[.V$6]+[.V$7]*[.P30]+[.V$8]*SIN([.V$5]*[.P30])+[.V$9]*COS([.V$5]*[.P30])" office:value-type="float" office:value="4.69442271216618" calcext:value-type="float">
            <text:p>4.69442271216618</text:p>
          </table:table-cell>
          <table:table-cell table:number-columns-repeated="4"/>
          <table:table-cell office:value-type="float" office:value="440" calcext:value-type="float">
            <text:p>440</text:p>
          </table:table-cell>
          <table:table-cell/>
          <table:table-cell table:formula="of:=[.U$13]*[.X30]" office:value-type="float" office:value="12.5354119764342" calcext:value-type="float">
            <text:p>12.5354119764342</text:p>
          </table:table-cell>
        </table:table-row>
        <table:table-row table:style-name="ro3">
          <table:table-cell table:number-columns-repeated="11"/>
          <table:table-cell table:formula="of:=0.0286996*[.C14]" office:value-type="float" office:value="12.6565236" calcext:value-type="float">
            <text:p>12.6565236</text:p>
          </table:table-cell>
          <table:table-cell table:formula="of:=([.L31]-[.E14])^2" office:value-type="float" office:value="0.12004589575696" calcext:value-type="float">
            <text:p>0.12004589575696</text:p>
          </table:table-cell>
          <table:table-cell table:formula="of:=[.C14]*[.E14]" office:value-type="float" office:value="5734.323" calcext:value-type="float">
            <text:p>5734.323</text:p>
          </table:table-cell>
          <table:table-cell table:formula="of:=[.C14]*[.C14]" office:value-type="float" office:value="194481" calcext:value-type="float">
            <text:p>194481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4.55591498045673-0.000845069933663021*[.P31]" office:value-type="float" office:value="4.09112651694207" calcext:value-type="float">
            <text:p>4.09112651694207</text:p>
          </table:table-cell>
          <table:table-cell table:formula="of:=[.V$6]+[.V$7]*[.P31]+[.V$8]*SIN([.V$5]*[.P31])+[.V$9]*COS([.V$5]*[.P31])" office:value-type="float" office:value="4.67071418669099" calcext:value-type="float">
            <text:p>4.67071418669099</text:p>
          </table:table-cell>
          <table:table-cell table:number-columns-repeated="4"/>
          <table:table-cell office:value-type="float" office:value="441" calcext:value-type="float">
            <text:p>441</text:p>
          </table:table-cell>
          <table:table-cell table:style-name="ce67" office:value-type="float" office:value="13.003" calcext:value-type="float">
            <text:p>13.003</text:p>
          </table:table-cell>
          <table:table-cell table:formula="of:=[.U$13]*[.X31]" office:value-type="float" office:value="12.5639015491079" calcext:value-type="float">
            <text:p>12.5639015491079</text:p>
          </table:table-cell>
        </table:table-row>
        <table:table-row table:style-name="ro3">
          <table:table-cell table:number-columns-repeated="11"/>
          <table:table-cell table:style-name="ce74" office:value-type="string" calcext:value-type="string">
            <text:p>SUM = </text:p>
          </table:table-cell>
          <table:table-cell table:formula="of:=SUM([.M20:.M31])" office:value-type="float" office:value="9.3083453311832" calcext:value-type="float">
            <text:p>9.3083453311832</text:p>
          </table:table-cell>
          <table:table-cell table:formula="of:=SUM([.N20:.N31])" office:value-type="float" office:value="74639.689" calcext:value-type="float">
            <text:p>74639.689</text:p>
          </table:table-cell>
          <table:table-cell table:formula="of:=SUM([.O20:.O31])" office:value-type="float" office:value="2619895" calcext:value-type="float">
            <text:p>2619895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4.55591498045673-0.000845069933663021*[.P32]" office:value-type="float" office:value="4.07253497840148" calcext:value-type="float">
            <text:p>4.07253497840148</text:p>
          </table:table-cell>
          <table:table-cell table:formula="of:=[.V$6]+[.V$7]*[.P32]+[.V$8]*SIN([.V$5]*[.P32])+[.V$9]*COS([.V$5]*[.P32])" office:value-type="float" office:value="4.64347323340402" calcext:value-type="float">
            <text:p>4.64347323340402</text:p>
          </table:table-cell>
          <table:table-cell table:number-columns-repeated="4"/>
          <table:table-cell office:value-type="float" office:value="442" calcext:value-type="float">
            <text:p>442</text:p>
          </table:table-cell>
          <table:table-cell table:style-name="ce67" office:value-type="float" office:value="12.11" calcext:value-type="float">
            <text:p>12.11</text:p>
          </table:table-cell>
          <table:table-cell table:formula="of:=[.U$13]*[.X32]" office:value-type="float" office:value="12.5923911217816" calcext:value-type="float">
            <text:p>12.5923911217816</text:p>
          </table:table-cell>
        </table:table-row>
        <table:table-row table:style-name="ro3">
          <table:table-cell table:number-columns-repeated="13"/>
          <table:table-cell table:formula="of:=[.N32]/[.O32]" office:value-type="float" office:value="0.028489572673714" calcext:value-type="float">
            <text:p>0.028489572673714</text:p>
          </table:table-cell>
          <table:table-cell/>
          <table:table-cell office:value-type="float" office:value="594" calcext:value-type="float">
            <text:p>594</text:p>
          </table:table-cell>
          <table:table-cell/>
          <table:table-cell table:formula="of:=4.55591498045673-0.000845069933663021*[.P33]" office:value-type="float" office:value="4.0539434398609" calcext:value-type="float">
            <text:p>4.0539434398609</text:p>
          </table:table-cell>
          <table:table-cell table:formula="of:=[.V$6]+[.V$7]*[.P33]+[.V$8]*SIN([.V$5]*[.P33])+[.V$9]*COS([.V$5]*[.P33])" office:value-type="float" office:value="4.61276238918701" calcext:value-type="float">
            <text:p>4.61276238918701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table:style-name="ce67" office:value-type="float" office:value="12.014" calcext:value-type="float">
            <text:p>12.014</text:p>
          </table:table-cell>
          <table:table-cell table:formula="of:=[.U$13]*[.X33]" office:value-type="float" office:value="12.6778598398027" calcext:value-type="float">
            <text:p>12.6778598398027</text:p>
          </table:table-cell>
        </table:table-row>
        <table:table-row table:style-name="ro3">
          <table:table-cell table:number-columns-repeated="15"/>
          <table:table-cell office:value-type="float" office:value="616" calcext:value-type="float">
            <text:p>616</text:p>
          </table:table-cell>
          <table:table-cell/>
          <table:table-cell table:formula="of:=4.55591498045673-0.000845069933663021*[.P34]" office:value-type="float" office:value="4.03535190132031" calcext:value-type="float">
            <text:p>4.03535190132031</text:p>
          </table:table-cell>
          <table:table-cell table:formula="of:=[.V$6]+[.V$7]*[.P34]+[.V$8]*SIN([.V$5]*[.P34])+[.V$9]*COS([.V$5]*[.P34])" office:value-type="float" office:value="4.5786580102999" calcext:value-type="float">
            <text:p>4.5786580102999</text:p>
          </table:table-cell>
          <table:table-cell table:number-columns-repeated="4"/>
          <table:table-cell office:value-type="float" office:value="446" calcext:value-type="float">
            <text:p>446</text:p>
          </table:table-cell>
          <table:table-cell table:style-name="ce67" office:value-type="float" office:value="13.343" calcext:value-type="float">
            <text:p>13.343</text:p>
          </table:table-cell>
          <table:table-cell table:formula="of:=[.U$13]*[.X34]" office:value-type="float" office:value="12.7063494124764" calcext:value-type="float">
            <text:p>12.7063494124764</text:p>
          </table:table-cell>
        </table:table-row>
        <table:table-row table:style-name="ro3">
          <table:table-cell table:number-columns-repeated="15"/>
          <table:table-cell office:value-type="float" office:value="638" calcext:value-type="float">
            <text:p>638</text:p>
          </table:table-cell>
          <table:table-cell/>
          <table:table-cell table:formula="of:=4.55591498045673-0.000845069933663021*[.P35]" office:value-type="float" office:value="4.01676036277972" calcext:value-type="float">
            <text:p>4.01676036277972</text:p>
          </table:table-cell>
          <table:table-cell table:formula="of:=[.V$6]+[.V$7]*[.P35]+[.V$8]*SIN([.V$5]*[.P35])+[.V$9]*COS([.V$5]*[.P35])" office:value-type="float" office:value="4.54124996828021" calcext:value-type="float">
            <text:p>4.5412499682802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table:style-name="ce67" office:value-type="float" office:value="13.25" calcext:value-type="float">
            <text:p>13.25</text:p>
          </table:table-cell>
          <table:table-cell table:formula="of:=[.U$13]*[.X35]" office:value-type="float" office:value="12.8203077031713" calcext:value-type="float">
            <text:p>12.8203077031713</text:p>
          </table:table-cell>
        </table:table-row>
        <table:table-row table:style-name="ro3">
          <table:table-cell table:number-columns-repeated="15"/>
          <table:table-cell office:value-type="float" office:value="660" calcext:value-type="float">
            <text:p>660</text:p>
          </table:table-cell>
          <table:table-cell/>
          <table:table-cell table:formula="of:=4.55591498045673-0.000845069933663021*[.P36]" office:value-type="float" office:value="3.99816882423914" calcext:value-type="float">
            <text:p>3.99816882423914</text:p>
          </table:table-cell>
          <table:table-cell table:formula="of:=[.V$6]+[.V$7]*[.P36]+[.V$8]*SIN([.V$5]*[.P36])+[.V$9]*COS([.V$5]*[.P36])" office:value-type="float" office:value="4.50064129201571" calcext:value-type="float">
            <text:p>4.50064129201571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/>
          <table:table-cell table:formula="of:=[.U$13]*[.X36]" office:value-type="float" office:value="12.8203077031713" calcext:value-type="float">
            <text:p>12.8203077031713</text:p>
          </table:table-cell>
        </table:table-row>
        <table:table-row table:style-name="ro3">
          <table:table-cell table:number-columns-repeated="15"/>
          <table:table-cell office:value-type="float" office:value="682" calcext:value-type="float">
            <text:p>682</text:p>
          </table:table-cell>
          <table:table-cell/>
          <table:table-cell table:formula="of:=4.55591498045673-0.000845069933663021*[.P37]" office:value-type="float" office:value="3.97957728569855" calcext:value-type="float">
            <text:p>3.97957728569855</text:p>
          </table:table-cell>
          <table:table-cell table:formula="of:=[.V$6]+[.V$7]*[.P37]+[.V$8]*SIN([.V$5]*[.P37])+[.V$9]*COS([.V$5]*[.P37])" office:value-type="float" office:value="4.45694775741589" calcext:value-type="float">
            <text:p>4.45694775741589</text:p>
          </table:table-cell>
          <table:table-cell table:number-columns-repeated="4"/>
          <table:table-cell office:value-type="float" office:value="453" calcext:value-type="float">
            <text:p>453</text:p>
          </table:table-cell>
          <table:table-cell table:style-name="ce67" office:value-type="float" office:value="13.233" calcext:value-type="float">
            <text:p>13.233</text:p>
          </table:table-cell>
          <table:table-cell table:formula="of:=[.U$13]*[.X37]" office:value-type="float" office:value="12.9057764211924" calcext:value-type="float">
            <text:p>12.9057764211924</text:p>
          </table:table-cell>
        </table:table-row>
        <table:table-row table:style-name="ro3">
          <table:table-cell table:number-columns-repeated="15"/>
          <table:table-cell office:value-type="float" office:value="704" calcext:value-type="float">
            <text:p>704</text:p>
          </table:table-cell>
          <table:table-cell/>
          <table:table-cell table:formula="of:=4.55591498045673-0.000845069933663021*[.P38]" office:value-type="float" office:value="3.96098574715796" calcext:value-type="float">
            <text:p>3.96098574715796</text:p>
          </table:table-cell>
          <table:table-cell table:formula="of:=[.V$6]+[.V$7]*[.P38]+[.V$8]*SIN([.V$5]*[.P38])+[.V$9]*COS([.V$5]*[.P38])" office:value-type="float" office:value="4.41029742631652" calcext:value-type="float">
            <text:p>4.41029742631652</text:p>
          </table:table-cell>
          <table:table-cell table:number-columns-repeated="4"/>
          <table:table-cell office:value-type="float" office:value="455" calcext:value-type="float">
            <text:p>455</text:p>
          </table:table-cell>
          <table:table-cell table:style-name="ce67" office:value-type="float" office:value="13.971" calcext:value-type="float">
            <text:p>13.971</text:p>
          </table:table-cell>
          <table:table-cell table:formula="of:=[.U$13]*[.X38]" office:value-type="float" office:value="12.9627555665399" calcext:value-type="float">
            <text:p>12.9627555665399</text:p>
          </table:table-cell>
        </table:table-row>
        <table:table-row table:style-name="ro3">
          <table:table-cell table:number-columns-repeated="15"/>
          <table:table-cell office:value-type="float" office:value="726" calcext:value-type="float">
            <text:p>726</text:p>
          </table:table-cell>
          <table:table-cell/>
          <table:table-cell table:formula="of:=4.55591498045673-0.000845069933663021*[.P39]" office:value-type="float" office:value="3.94239420861738" calcext:value-type="float">
            <text:p>3.94239420861738</text:p>
          </table:table-cell>
          <table:table-cell table:formula="of:=[.V$6]+[.V$7]*[.P39]+[.V$8]*SIN([.V$5]*[.P39])+[.V$9]*COS([.V$5]*[.P39])" office:value-type="float" office:value="4.36083013645347" calcext:value-type="float">
            <text:p>4.36083013645347</text:p>
          </table:table-cell>
          <table:table-cell table:number-columns-repeated="4"/>
          <table:table-cell office:value-type="float" office:value="460" calcext:value-type="float">
            <text:p>460</text:p>
          </table:table-cell>
          <table:table-cell/>
          <table:table-cell table:formula="of:=[.U$13]*[.X39]" office:value-type="float" office:value="13.1052034299084" calcext:value-type="float">
            <text:p>13.1052034299084</text:p>
          </table:table-cell>
        </table:table-row>
        <table:table-row table:style-name="ro3">
          <table:table-cell table:number-columns-repeated="15"/>
          <table:table-cell office:value-type="float" office:value="731" calcext:value-type="float">
            <text:p>731</text:p>
          </table:table-cell>
          <table:table-cell office:value-type="float" office:value="4.38" calcext:value-type="float">
            <text:p>4.38</text:p>
          </table:table-cell>
          <table:table-cell table:formula="of:=4.55591498045673-0.000845069933663021*[.P40]" office:value-type="float" office:value="3.93816885894906" calcext:value-type="float">
            <text:p>3.93816885894906</text:p>
          </table:table-cell>
          <table:table-cell table:formula="of:=[.V$6]+[.V$7]*[.P40]+[.V$8]*SIN([.V$5]*[.P40])+[.V$9]*COS([.V$5]*[.P40])" office:value-type="float" office:value="4.34921013328728" calcext:value-type="float">
            <text:p>4.34921013328728</text:p>
          </table:table-cell>
          <table:table-cell table:number-columns-repeated="4"/>
          <table:table-cell office:value-type="float" office:value="470" calcext:value-type="float">
            <text:p>470</text:p>
          </table:table-cell>
          <table:table-cell/>
          <table:table-cell table:formula="of:=[.U$13]*[.X40]" office:value-type="float" office:value="13.3900991566456" calcext:value-type="float">
            <text:p>13.3900991566456</text:p>
          </table:table-cell>
        </table:table-row>
        <table:table-row table:style-name="ro3">
          <table:table-cell table:number-columns-repeated="15"/>
          <table:table-cell office:value-type="float" office:value="746" calcext:value-type="float">
            <text:p>746</text:p>
          </table:table-cell>
          <table:table-cell office:value-type="float" office:value="4.6" calcext:value-type="float">
            <text:p>4.6</text:p>
          </table:table-cell>
          <table:table-cell table:formula="of:=4.55591498045673-0.000845069933663021*[.P41]" office:value-type="float" office:value="3.92549280994412" calcext:value-type="float">
            <text:p>3.92549280994412</text:p>
          </table:table-cell>
          <table:table-cell table:formula="of:=[.V$6]+[.V$7]*[.P41]+[.V$8]*SIN([.V$5]*[.P41])+[.V$9]*COS([.V$5]*[.P41])" office:value-type="float" office:value="4.31354230899473" calcext:value-type="float">
            <text:p>4.31354230899473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table:formula="of:=[.U$13]*[.X41]" office:value-type="float" office:value="13.6749948833827" calcext:value-type="float">
            <text:p>13.6749948833827</text:p>
          </table:table-cell>
        </table:table-row>
        <table:table-row table:style-name="ro3">
          <table:table-cell table:number-columns-repeated="15"/>
          <table:table-cell office:value-type="float" office:value="748" calcext:value-type="float">
            <text:p>748</text:p>
          </table:table-cell>
          <table:table-cell/>
          <table:table-cell table:formula="of:=4.55591498045673-0.000845069933663021*[.P42]" office:value-type="float" office:value="3.92380267007679" calcext:value-type="float">
            <text:p>3.92380267007679</text:p>
          </table:table-cell>
          <table:table-cell table:formula="of:=[.V$6]+[.V$7]*[.P42]+[.V$8]*SIN([.V$5]*[.P42])+[.V$9]*COS([.V$5]*[.P42])" office:value-type="float" office:value="4.30869694453735" calcext:value-type="float">
            <text:p>4.30869694453735</text:p>
          </table:table-cell>
          <table:table-cell table:number-columns-repeated="4"/>
          <table:table-cell office:value-type="float" office:value="490" calcext:value-type="float">
            <text:p>490</text:p>
          </table:table-cell>
          <table:table-cell/>
          <table:table-cell table:formula="of:=[.U$13]*[.X42]" office:value-type="float" office:value="13.9598906101199" calcext:value-type="float">
            <text:p>13.9598906101199</text:p>
          </table:table-cell>
        </table:table-row>
        <table:table-row table:style-name="ro3">
          <table:table-cell table:number-columns-repeated="15"/>
          <table:table-cell office:value-type="float" office:value="756" calcext:value-type="float">
            <text:p>756</text:p>
          </table:table-cell>
          <table:table-cell office:value-type="float" office:value="4.46" calcext:value-type="float">
            <text:p>4.46</text:p>
          </table:table-cell>
          <table:table-cell table:formula="of:=4.55591498045673-0.000845069933663021*[.P43]" office:value-type="float" office:value="3.91704211060749" calcext:value-type="float">
            <text:p>3.91704211060749</text:p>
          </table:table-cell>
          <table:table-cell table:formula="of:=[.V$6]+[.V$7]*[.P43]+[.V$8]*SIN([.V$5]*[.P43])+[.V$9]*COS([.V$5]*[.P43])" office:value-type="float" office:value="4.28910971773852" calcext:value-type="float">
            <text:p>4.28910971773852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[.U$13]*[.X43]" office:value-type="float" office:value="14.244786336857" calcext:value-type="float">
            <text:p>14.244786336857</text:p>
          </table:table-cell>
        </table:table-row>
        <table:table-row table:style-name="ro3">
          <table:table-cell table:number-columns-repeated="15"/>
          <table:table-cell office:value-type="float" office:value="770" calcext:value-type="float">
            <text:p>770</text:p>
          </table:table-cell>
          <table:table-cell/>
          <table:table-cell table:formula="of:=4.55591498045673-0.000845069933663021*[.P44]" office:value-type="float" office:value="3.9052111315362" calcext:value-type="float">
            <text:p>3.9052111315362</text:p>
          </table:table-cell>
          <table:table-cell table:formula="of:=[.V$6]+[.V$7]*[.P44]+[.V$8]*SIN([.V$5]*[.P44])+[.V$9]*COS([.V$5]*[.P44])" office:value-type="float" office:value="4.2540595246467" calcext:value-type="float">
            <text:p>4.2540595246467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/>
          <table:table-cell table:formula="of:=[.U$13]*[.X44]" office:value-type="float" office:value="14.5296820635941" calcext:value-type="float">
            <text:p>14.5296820635941</text:p>
          </table:table-cell>
        </table:table-row>
        <table:table-row table:style-name="ro3">
          <table:table-cell table:number-columns-repeated="15"/>
          <table:table-cell office:value-type="float" office:value="792" calcext:value-type="float">
            <text:p>792</text:p>
          </table:table-cell>
          <table:table-cell/>
          <table:table-cell table:formula="of:=4.55591498045673-0.000845069933663021*[.P45]" office:value-type="float" office:value="3.88661959299562" calcext:value-type="float">
            <text:p>3.88661959299562</text:p>
          </table:table-cell>
          <table:table-cell table:formula="of:=[.V$6]+[.V$7]*[.P45]+[.V$8]*SIN([.V$5]*[.P45])+[.V$9]*COS([.V$5]*[.P45])" office:value-type="float" office:value="4.19708952433591" calcext:value-type="float">
            <text:p>4.19708952433591</text:p>
          </table:table-cell>
          <table:table-cell table:number-columns-repeated="4"/>
          <table:table-cell office:value-type="float" office:value="520" calcext:value-type="float">
            <text:p>520</text:p>
          </table:table-cell>
          <table:table-cell/>
          <table:table-cell table:formula="of:=[.U$13]*[.X45]" office:value-type="float" office:value="14.8145777903313" calcext:value-type="float">
            <text:p>14.8145777903313</text:p>
          </table:table-cell>
        </table:table-row>
        <table:table-row table:style-name="ro3">
          <table:table-cell table:number-columns-repeated="15"/>
          <table:table-cell office:value-type="float" office:value="814" calcext:value-type="float">
            <text:p>814</text:p>
          </table:table-cell>
          <table:table-cell/>
          <table:table-cell table:formula="of:=4.55591498045673-0.000845069933663021*[.P46]" office:value-type="float" office:value="3.86802805445503" calcext:value-type="float">
            <text:p>3.86802805445503</text:p>
          </table:table-cell>
          <table:table-cell table:formula="of:=[.V$6]+[.V$7]*[.P46]+[.V$8]*SIN([.V$5]*[.P46])+[.V$9]*COS([.V$5]*[.P46])" office:value-type="float" office:value="4.13796788102232" calcext:value-type="float">
            <text:p>4.13796788102232</text:p>
          </table:table-cell>
          <table:table-cell table:number-columns-repeated="4"/>
          <table:table-cell office:value-type="float" office:value="529" calcext:value-type="float">
            <text:p>529</text:p>
          </table:table-cell>
          <table:table-cell table:style-name="ce67" office:value-type="float" office:value="13.861" calcext:value-type="float">
            <text:p>13.861</text:p>
          </table:table-cell>
          <table:table-cell table:formula="of:=[.U$13]*[.X46]" office:value-type="float" office:value="15.0709839443947" calcext:value-type="float">
            <text:p>15.0709839443947</text:p>
          </table:table-cell>
        </table:table-row>
        <table:table-row table:style-name="ro3">
          <table:table-cell table:number-columns-repeated="15"/>
          <table:table-cell office:value-type="float" office:value="836" calcext:value-type="float">
            <text:p>836</text:p>
          </table:table-cell>
          <table:table-cell/>
          <table:table-cell table:formula="of:=4.55591498045673-0.000845069933663021*[.P47]" office:value-type="float" office:value="3.84943651591444" calcext:value-type="float">
            <text:p>3.84943651591444</text:p>
          </table:table-cell>
          <table:table-cell table:formula="of:=[.V$6]+[.V$7]*[.P47]+[.V$8]*SIN([.V$5]*[.P47])+[.V$9]*COS([.V$5]*[.P47])" office:value-type="float" office:value="4.07688410137484" calcext:value-type="float">
            <text:p>4.07688410137484</text:p>
          </table:table-cell>
          <table:table-cell table:number-columns-repeated="4"/>
          <table:table-cell office:value-type="float" office:value="530" calcext:value-type="float">
            <text:p>530</text:p>
          </table:table-cell>
          <table:table-cell/>
          <table:table-cell table:formula="of:=[.U$13]*[.X47]" office:value-type="float" office:value="15.0994735170684" calcext:value-type="float">
            <text:p>15.0994735170684</text:p>
          </table:table-cell>
        </table:table-row>
        <table:table-row table:style-name="ro3">
          <table:table-cell table:number-columns-repeated="15"/>
          <table:table-cell office:value-type="float" office:value="858" calcext:value-type="float">
            <text:p>858</text:p>
          </table:table-cell>
          <table:table-cell/>
          <table:table-cell table:formula="of:=4.55591498045673-0.000845069933663021*[.P48]" office:value-type="float" office:value="3.83084497737386" calcext:value-type="float">
            <text:p>3.83084497737386</text:p>
          </table:table-cell>
          <table:table-cell table:formula="of:=[.V$6]+[.V$7]*[.P48]+[.V$8]*SIN([.V$5]*[.P48])+[.V$9]*COS([.V$5]*[.P48])" office:value-type="float" office:value="4.01403550657432" calcext:value-type="float">
            <text:p>4.01403550657432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/>
          <table:table-cell table:formula="of:=[.U$13]*[.X48]" office:value-type="float" office:value="15.3843692438056" calcext:value-type="float">
            <text:p>15.3843692438056</text:p>
          </table:table-cell>
        </table:table-row>
        <table:table-row table:style-name="ro3">
          <table:table-cell table:number-columns-repeated="15"/>
          <table:table-cell office:value-type="float" office:value="880" calcext:value-type="float">
            <text:p>880</text:p>
          </table:table-cell>
          <table:table-cell/>
          <table:table-cell table:formula="of:=4.55591498045673-0.000845069933663021*[.P49]" office:value-type="float" office:value="3.81225343883327" calcext:value-type="float">
            <text:p>3.81225343883327</text:p>
          </table:table-cell>
          <table:table-cell table:formula="of:=[.V$6]+[.V$7]*[.P49]+[.V$8]*SIN([.V$5]*[.P49])+[.V$9]*COS([.V$5]*[.P49])" office:value-type="float" office:value="3.94962644645139" calcext:value-type="float">
            <text:p>3.94962644645139</text:p>
          </table:table-cell>
          <table:table-cell table:number-columns-repeated="4"/>
          <table:table-cell office:value-type="float" office:value="550" calcext:value-type="float">
            <text:p>550</text:p>
          </table:table-cell>
          <table:table-cell/>
          <table:table-cell table:formula="of:=[.U$13]*[.X49]" office:value-type="float" office:value="15.6692649705427" calcext:value-type="float">
            <text:p>15.6692649705427</text:p>
          </table:table-cell>
        </table:table-row>
        <table:table-row table:style-name="ro3">
          <table:table-cell table:number-columns-repeated="15"/>
          <table:table-cell office:value-type="float" office:value="902" calcext:value-type="float">
            <text:p>902</text:p>
          </table:table-cell>
          <table:table-cell/>
          <table:table-cell table:formula="of:=4.55591498045673-0.000845069933663021*[.P50]" office:value-type="float" office:value="3.79366190029269" calcext:value-type="float">
            <text:p>3.79366190029269</text:p>
          </table:table-cell>
          <table:table-cell table:formula="of:=[.V$6]+[.V$7]*[.P50]+[.V$8]*SIN([.V$5]*[.P50])+[.V$9]*COS([.V$5]*[.P50])" office:value-type="float" office:value="3.88386748563155" calcext:value-type="float">
            <text:p>3.88386748563155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/>
          <table:table-cell table:formula="of:=[.U$13]*[.X50]" office:value-type="float" office:value="15.9541606972798" calcext:value-type="float">
            <text:p>15.9541606972798</text:p>
          </table:table-cell>
        </table:table-row>
        <table:table-row table:style-name="ro3">
          <table:table-cell table:number-columns-repeated="15"/>
          <table:table-cell office:value-type="float" office:value="924" calcext:value-type="float">
            <text:p>924</text:p>
          </table:table-cell>
          <table:table-cell/>
          <table:table-cell table:formula="of:=4.55591498045673-0.000845069933663021*[.P51]" office:value-type="float" office:value="3.7750703617521" calcext:value-type="float">
            <text:p>3.7750703617521</text:p>
          </table:table-cell>
          <table:table-cell table:formula="of:=[.V$6]+[.V$7]*[.P51]+[.V$8]*SIN([.V$5]*[.P51])+[.V$9]*COS([.V$5]*[.P51])" office:value-type="float" office:value="3.81697456492901" calcext:value-type="float">
            <text:p>3.81697456492901</text:p>
          </table:table-cell>
          <table:table-cell table:number-columns-repeated="4"/>
          <table:table-cell office:value-type="float" office:value="570" calcext:value-type="float">
            <text:p>570</text:p>
          </table:table-cell>
          <table:table-cell/>
          <table:table-cell table:formula="of:=[.U$13]*[.X51]" office:value-type="float" office:value="16.239056424017" calcext:value-type="float">
            <text:p>16.239056424017</text:p>
          </table:table-cell>
        </table:table-row>
        <table:table-row table:style-name="ro3">
          <table:table-cell table:number-columns-repeated="15"/>
          <table:table-cell office:value-type="float" office:value="946" calcext:value-type="float">
            <text:p>946</text:p>
          </table:table-cell>
          <table:table-cell/>
          <table:table-cell table:formula="of:=4.55591498045673-0.000845069933663021*[.P52]" office:value-type="float" office:value="3.75647882321151" calcext:value-type="float">
            <text:p>3.75647882321151</text:p>
          </table:table-cell>
          <table:table-cell table:formula="of:=[.V$6]+[.V$7]*[.P52]+[.V$8]*SIN([.V$5]*[.P52])+[.V$9]*COS([.V$5]*[.P52])" office:value-type="float" office:value="3.74916814132884" calcext:value-type="float">
            <text:p>3.74916814132884</text:p>
          </table:table-cell>
          <table:table-cell table:number-columns-repeated="4"/>
          <table:table-cell office:value-type="float" office:value="580" calcext:value-type="float">
            <text:p>580</text:p>
          </table:table-cell>
          <table:table-cell/>
          <table:table-cell table:formula="of:=[.U$13]*[.X52]" office:value-type="float" office:value="16.5239521507541" calcext:value-type="float">
            <text:p>16.5239521507541</text:p>
          </table:table-cell>
        </table:table-row>
        <table:table-row table:style-name="ro3">
          <table:table-cell table:number-columns-repeated="15"/>
          <table:table-cell office:value-type="float" office:value="968" calcext:value-type="float">
            <text:p>968</text:p>
          </table:table-cell>
          <table:table-cell/>
          <table:table-cell table:formula="of:=4.55591498045673-0.000845069933663021*[.P53]" office:value-type="float" office:value="3.73788728467093" calcext:value-type="float">
            <text:p>3.73788728467093</text:p>
          </table:table-cell>
          <table:table-cell table:formula="of:=[.V$6]+[.V$7]*[.P53]+[.V$8]*SIN([.V$5]*[.P53])+[.V$9]*COS([.V$5]*[.P53])" office:value-type="float" office:value="3.68067230998296" calcext:value-type="float">
            <text:p>3.68067230998296</text:p>
          </table:table-cell>
          <table:table-cell table:number-columns-repeated="4"/>
          <table:table-cell office:value-type="float" office:value="590" calcext:value-type="float">
            <text:p>590</text:p>
          </table:table-cell>
          <table:table-cell/>
          <table:table-cell table:formula="of:=[.U$13]*[.X53]" office:value-type="float" office:value="16.8088478774913" calcext:value-type="float">
            <text:p>16.8088478774913</text:p>
          </table:table-cell>
        </table:table-row>
        <table:table-row table:style-name="ro3">
          <table:table-cell table:number-columns-repeated="15"/>
          <table:table-cell office:value-type="float" office:value="990" calcext:value-type="float">
            <text:p>990</text:p>
          </table:table-cell>
          <table:table-cell/>
          <table:table-cell table:formula="of:=4.55591498045673-0.000845069933663021*[.P54]" office:value-type="float" office:value="3.71929574613034" calcext:value-type="float">
            <text:p>3.71929574613034</text:p>
          </table:table-cell>
          <table:table-cell table:formula="of:=[.V$6]+[.V$7]*[.P54]+[.V$8]*SIN([.V$5]*[.P54])+[.V$9]*COS([.V$5]*[.P54])" office:value-type="float" office:value="3.61171391171644" calcext:value-type="float">
            <text:p>3.61171391171644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/>
          <table:table-cell table:formula="of:=[.U$13]*[.X54]" office:value-type="float" office:value="17.0937436042284" calcext:value-type="float">
            <text:p>17.0937436042284</text:p>
          </table:table-cell>
        </table:table-row>
        <table:table-row table:style-name="ro3">
          <table:table-cell table:number-columns-repeated="15"/>
          <table:table-cell office:value-type="float" office:value="1012" calcext:value-type="float">
            <text:p>1012</text:p>
          </table:table-cell>
          <table:table-cell/>
          <table:table-cell table:formula="of:=4.55591498045673-0.000845069933663021*[.P55]" office:value-type="float" office:value="3.70070420758975" calcext:value-type="float">
            <text:p>3.70070420758975</text:p>
          </table:table-cell>
          <table:table-cell table:formula="of:=[.V$6]+[.V$7]*[.P55]+[.V$8]*SIN([.V$5]*[.P55])+[.V$9]*COS([.V$5]*[.P55])" office:value-type="float" office:value="3.54252162959875" calcext:value-type="float">
            <text:p>3.54252162959875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/>
          <table:table-cell table:formula="of:=[.U$13]*[.X55]" office:value-type="float" office:value="17.3786393309655" calcext:value-type="float">
            <text:p>17.3786393309655</text:p>
          </table:table-cell>
        </table:table-row>
        <table:table-row table:style-name="ro3">
          <table:table-cell table:number-columns-repeated="15"/>
          <table:table-cell office:value-type="float" office:value="1034" calcext:value-type="float">
            <text:p>1034</text:p>
          </table:table-cell>
          <table:table-cell/>
          <table:table-cell table:formula="of:=4.55591498045673-0.000845069933663021*[.P56]" office:value-type="float" office:value="3.68211266904917" calcext:value-type="float">
            <text:p>3.68211266904917</text:p>
          </table:table-cell>
          <table:table-cell table:formula="of:=[.V$6]+[.V$7]*[.P56]+[.V$8]*SIN([.V$5]*[.P56])+[.V$9]*COS([.V$5]*[.P56])" office:value-type="float" office:value="3.47332507817807" calcext:value-type="float">
            <text:p>3.47332507817807</text:p>
          </table:table-cell>
          <table:table-cell table:number-columns-repeated="4"/>
          <table:table-cell office:value-type="float" office:value="620" calcext:value-type="float">
            <text:p>620</text:p>
          </table:table-cell>
          <table:table-cell/>
          <table:table-cell table:formula="of:=[.U$13]*[.X56]" office:value-type="float" office:value="17.6635350577027" calcext:value-type="float">
            <text:p>17.6635350577027</text:p>
          </table:table-cell>
        </table:table-row>
        <table:table-row table:style-name="ro3">
          <table:table-cell table:number-columns-repeated="15"/>
          <table:table-cell office:value-type="float" office:value="1056" calcext:value-type="float">
            <text:p>1056</text:p>
          </table:table-cell>
          <table:table-cell/>
          <table:table-cell table:formula="of:=4.55591498045673-0.000845069933663021*[.P57]" office:value-type="float" office:value="3.66352113050858" calcext:value-type="float">
            <text:p>3.66352113050858</text:p>
          </table:table-cell>
          <table:table-cell table:formula="of:=[.V$6]+[.V$7]*[.P57]+[.V$8]*SIN([.V$5]*[.P57])+[.V$9]*COS([.V$5]*[.P57])" office:value-type="float" office:value="3.40435388900571" calcext:value-type="float">
            <text:p>3.40435388900571</text:p>
          </table:table-cell>
          <table:table-cell table:number-columns-repeated="4"/>
          <table:table-cell office:value-type="float" office:value="630" calcext:value-type="float">
            <text:p>630</text:p>
          </table:table-cell>
          <table:table-cell/>
          <table:table-cell table:formula="of:=[.U$13]*[.X57]" office:value-type="float" office:value="17.9484307844398" calcext:value-type="float">
            <text:p>17.9484307844398</text:p>
          </table:table-cell>
        </table:table-row>
        <table:table-row table:style-name="ro3">
          <table:table-cell table:number-columns-repeated="15"/>
          <table:table-cell office:value-type="float" office:value="1078" calcext:value-type="float">
            <text:p>1078</text:p>
          </table:table-cell>
          <table:table-cell/>
          <table:table-cell table:formula="of:=4.55591498045673-0.000845069933663021*[.P58]" office:value-type="float" office:value="3.64492959196799" calcext:value-type="float">
            <text:p>3.64492959196799</text:p>
          </table:table-cell>
          <table:table-cell table:formula="of:=[.V$6]+[.V$7]*[.P58]+[.V$8]*SIN([.V$5]*[.P58])+[.V$9]*COS([.V$5]*[.P58])" office:value-type="float" office:value="3.33583679609294" calcext:value-type="float">
            <text:p>3.33583679609294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/>
          <table:table-cell table:formula="of:=[.U$13]*[.X58]" office:value-type="float" office:value="18.233326511177" calcext:value-type="float">
            <text:p>18.233326511177</text:p>
          </table:table-cell>
        </table:table-row>
        <table:table-row table:style-name="ro3">
          <table:table-cell table:number-columns-repeated="15"/>
          <table:table-cell office:value-type="float" office:value="1100" calcext:value-type="float">
            <text:p>1100</text:p>
          </table:table-cell>
          <table:table-cell/>
          <table:table-cell table:formula="of:=4.55591498045673-0.000845069933663021*[.P59]" office:value-type="float" office:value="3.62633805342741" calcext:value-type="float">
            <text:p>3.62633805342741</text:p>
          </table:table-cell>
          <table:table-cell table:formula="of:=[.V$6]+[.V$7]*[.P59]+[.V$8]*SIN([.V$5]*[.P59])+[.V$9]*COS([.V$5]*[.P59])" office:value-type="float" office:value="3.26800072494228" calcext:value-type="float">
            <text:p>3.26800072494228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/>
          <table:table-cell table:formula="of:=[.U$13]*[.X59]" office:value-type="float" office:value="18.5182222379141" calcext:value-type="float">
            <text:p>18.5182222379141</text:p>
          </table:table-cell>
        </table:table-row>
        <table:table-row table:style-name="ro3">
          <table:table-cell table:number-columns-repeated="15"/>
          <table:table-cell office:value-type="float" office:value="1101" calcext:value-type="float">
            <text:p>1101</text:p>
          </table:table-cell>
          <table:table-cell office:value-type="float" office:value="3.25" calcext:value-type="float">
            <text:p>3.25</text:p>
          </table:table-cell>
          <table:table-cell table:formula="of:=4.55591498045673-0.000845069933663021*[.P60]" office:value-type="float" office:value="3.62549298349374" calcext:value-type="float">
            <text:p>3.62549298349374</text:p>
          </table:table-cell>
          <table:table-cell table:formula="of:=[.V$6]+[.V$7]*[.P60]+[.V$8]*SIN([.V$5]*[.P60])+[.V$9]*COS([.V$5]*[.P60])" office:value-type="float" office:value="3.26493709336784" calcext:value-type="float">
            <text:p>3.26493709336784</text:p>
          </table:table-cell>
          <table:table-cell table:number-columns-repeated="4"/>
          <table:table-cell office:value-type="float" office:value="660" calcext:value-type="float">
            <text:p>660</text:p>
          </table:table-cell>
          <table:table-cell/>
          <table:table-cell table:formula="of:=[.U$13]*[.X60]" office:value-type="float" office:value="18.8031179646512" calcext:value-type="float">
            <text:p>18.8031179646512</text:p>
          </table:table-cell>
        </table:table-row>
        <table:table-row table:style-name="ro3">
          <table:table-cell table:number-columns-repeated="15"/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table:formula="of:=4.55591498045673-0.000845069933663021*[.P61]" office:value-type="float" office:value="3.61197186455514" calcext:value-type="float">
            <text:p>3.61197186455514</text:p>
          </table:table-cell>
          <table:table-cell table:formula="of:=[.V$6]+[.V$7]*[.P61]+[.V$8]*SIN([.V$5]*[.P61])+[.V$9]*COS([.V$5]*[.P61])" office:value-type="float" office:value="3.21619044180276" calcext:value-type="float">
            <text:p>3.21619044180276</text:p>
          </table:table-cell>
          <table:table-cell table:number-columns-repeated="4"/>
          <table:table-cell office:value-type="float" office:value="670" calcext:value-type="float">
            <text:p>670</text:p>
          </table:table-cell>
          <table:table-cell/>
          <table:table-cell table:formula="of:=[.U$13]*[.X61]" office:value-type="float" office:value="19.0880136913884" calcext:value-type="float">
            <text:p>19.0880136913884</text:p>
          </table:table-cell>
        </table:table-row>
        <table:table-row table:style-name="ro3">
          <table:table-cell table:number-columns-repeated="15"/>
          <table:table-cell office:value-type="float" office:value="1122" calcext:value-type="float">
            <text:p>1122</text:p>
          </table:table-cell>
          <table:table-cell/>
          <table:table-cell table:formula="of:=4.55591498045673-0.000845069933663021*[.P62]" office:value-type="float" office:value="3.60774651488682" calcext:value-type="float">
            <text:p>3.60774651488682</text:p>
          </table:table-cell>
          <table:table-cell table:formula="of:=[.V$6]+[.V$7]*[.P62]+[.V$8]*SIN([.V$5]*[.P62])+[.V$9]*COS([.V$5]*[.P62])" office:value-type="float" office:value="3.20106988878162" calcext:value-type="float">
            <text:p>3.20106988878162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/>
          <table:table-cell table:formula="of:=[.U$13]*[.X62]" office:value-type="float" office:value="19.3729094181255" calcext:value-type="float">
            <text:p>19.3729094181255</text:p>
          </table:table-cell>
        </table:table-row>
        <table:table-row table:style-name="ro3">
          <table:table-cell table:number-columns-repeated="15"/>
          <table:table-cell office:value-type="float" office:value="1144" calcext:value-type="float">
            <text:p>1144</text:p>
          </table:table-cell>
          <table:table-cell/>
          <table:table-cell table:formula="of:=4.55591498045673-0.000845069933663021*[.P63]" office:value-type="float" office:value="3.58915497634623" calcext:value-type="float">
            <text:p>3.58915497634623</text:p>
          </table:table-cell>
          <table:table-cell table:formula="of:=[.V$6]+[.V$7]*[.P63]+[.V$8]*SIN([.V$5]*[.P63])+[.V$9]*COS([.V$5]*[.P63])" office:value-type="float" office:value="3.13526489560025" calcext:value-type="float">
            <text:p>3.13526489560025</text:p>
          </table:table-cell>
          <table:table-cell table:number-columns-repeated="4"/>
          <table:table-cell office:value-type="float" office:value="685" calcext:value-type="float">
            <text:p>685</text:p>
          </table:table-cell>
          <table:table-cell table:style-name="ce67" office:value-type="float" office:value="18.101" calcext:value-type="float">
            <text:p>18.101</text:p>
          </table:table-cell>
          <table:table-cell table:formula="of:=[.U$13]*[.X63]" office:value-type="float" office:value="19.5153572814941" calcext:value-type="float">
            <text:p>19.5153572814941</text:p>
          </table:table-cell>
        </table:table-row>
        <table:table-row table:style-name="ro3">
          <table:table-cell table:number-columns-repeated="15"/>
          <table:table-cell office:value-type="float" office:value="1166" calcext:value-type="float">
            <text:p>1166</text:p>
          </table:table-cell>
          <table:table-cell/>
          <table:table-cell table:formula="of:=4.55591498045673-0.000845069933663021*[.P64]" office:value-type="float" office:value="3.57056343780565" calcext:value-type="float">
            <text:p>3.57056343780565</text:p>
          </table:table-cell>
          <table:table-cell table:formula="of:=[.V$6]+[.V$7]*[.P64]+[.V$8]*SIN([.V$5]*[.P64])+[.V$9]*COS([.V$5]*[.P64])" office:value-type="float" office:value="3.07080186954334" calcext:value-type="float">
            <text:p>3.07080186954334</text:p>
          </table:table-cell>
          <table:table-cell table:number-columns-repeated="4"/>
          <table:table-cell office:value-type="float" office:value="690" calcext:value-type="float">
            <text:p>690</text:p>
          </table:table-cell>
          <table:table-cell/>
          <table:table-cell table:formula="of:=[.U$13]*[.X64]" office:value-type="float" office:value="19.6578051448627" calcext:value-type="float">
            <text:p>19.6578051448627</text:p>
          </table:table-cell>
        </table:table-row>
        <table:table-row table:style-name="ro3">
          <table:table-cell table:number-columns-repeated="15"/>
          <table:table-cell office:value-type="float" office:value="1188" calcext:value-type="float">
            <text:p>1188</text:p>
          </table:table-cell>
          <table:table-cell/>
          <table:table-cell table:formula="of:=4.55591498045673-0.000845069933663021*[.P65]" office:value-type="float" office:value="3.55197189926506" calcext:value-type="float">
            <text:p>3.55197189926506</text:p>
          </table:table-cell>
          <table:table-cell table:formula="of:=[.V$6]+[.V$7]*[.P65]+[.V$8]*SIN([.V$5]*[.P65])+[.V$9]*COS([.V$5]*[.P65])" office:value-type="float" office:value="3.00789159016412" calcext:value-type="float">
            <text:p>3.00789159016412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/>
          <table:table-cell table:formula="of:=[.U$13]*[.X65]" office:value-type="float" office:value="19.9427008715998" calcext:value-type="float">
            <text:p>19.9427008715998</text:p>
          </table:table-cell>
        </table:table-row>
        <table:table-row table:style-name="ro3">
          <table:table-cell table:number-columns-repeated="15"/>
          <table:table-cell office:value-type="float" office:value="1210" calcext:value-type="float">
            <text:p>1210</text:p>
          </table:table-cell>
          <table:table-cell/>
          <table:table-cell table:formula="of:=4.55591498045673-0.000845069933663021*[.P66]" office:value-type="float" office:value="3.53338036072447" calcext:value-type="float">
            <text:p>3.53338036072447</text:p>
          </table:table-cell>
          <table:table-cell table:formula="of:=[.V$6]+[.V$7]*[.P66]+[.V$8]*SIN([.V$5]*[.P66])+[.V$9]*COS([.V$5]*[.P66])" office:value-type="float" office:value="2.94673865296159" calcext:value-type="float">
            <text:p>2.9467386529615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32" calcext:value-type="float">
            <text:p>1232</text:p>
          </table:table-cell>
          <table:table-cell/>
          <table:table-cell table:formula="of:=4.55591498045673-0.000845069933663021*[.P67]" office:value-type="float" office:value="3.51478882218389" calcext:value-type="float">
            <text:p>3.51478882218389</text:p>
          </table:table-cell>
          <table:table-cell table:formula="of:=[.V$6]+[.V$7]*[.P67]+[.V$8]*SIN([.V$5]*[.P67])+[.V$9]*COS([.V$5]*[.P67])" office:value-type="float" office:value="2.88754065454728" calcext:value-type="float">
            <text:p>2.8875406545472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54" calcext:value-type="float">
            <text:p>1254</text:p>
          </table:table-cell>
          <table:table-cell/>
          <table:table-cell table:formula="of:=4.55591498045673-0.000845069933663021*[.P68]" office:value-type="float" office:value="3.4961972836433" calcext:value-type="float">
            <text:p>3.4961972836433</text:p>
          </table:table-cell>
          <table:table-cell table:formula="of:=[.V$6]+[.V$7]*[.P68]+[.V$8]*SIN([.V$5]*[.P68])+[.V$9]*COS([.V$5]*[.P68])" office:value-type="float" office:value="2.83048740568614" calcext:value-type="float">
            <text:p>2.8304874056861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76" calcext:value-type="float">
            <text:p>1276</text:p>
          </table:table-cell>
          <table:table-cell/>
          <table:table-cell table:formula="of:=4.55591498045673-0.000845069933663021*[.P69]" office:value-type="float" office:value="3.47760574510272" calcext:value-type="float">
            <text:p>3.47760574510272</text:p>
          </table:table-cell>
          <table:table-cell table:formula="of:=[.V$6]+[.V$7]*[.P69]+[.V$8]*SIN([.V$5]*[.P69])+[.V$9]*COS([.V$5]*[.P69])" office:value-type="float" office:value="2.77576017534573" calcext:value-type="float">
            <text:p>2.7757601753457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298" calcext:value-type="float">
            <text:p>1298</text:p>
          </table:table-cell>
          <table:table-cell/>
          <table:table-cell table:formula="of:=4.55591498045673-0.000845069933663021*[.P70]" office:value-type="float" office:value="3.45901420656213" calcext:value-type="float">
            <text:p>3.45901420656213</text:p>
          </table:table-cell>
          <table:table-cell table:formula="of:=[.V$6]+[.V$7]*[.P70]+[.V$8]*SIN([.V$5]*[.P70])+[.V$9]*COS([.V$5]*[.P70])" office:value-type="float" office:value="2.72353096876449" calcext:value-type="float">
            <text:p>2.7235309687644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320" calcext:value-type="float">
            <text:p>1320</text:p>
          </table:table-cell>
          <table:table-cell/>
          <table:table-cell table:formula="of:=4.55591498045673-0.000845069933663021*[.P71]" office:value-type="float" office:value="3.44042266802154" calcext:value-type="float">
            <text:p>3.44042266802154</text:p>
          </table:table-cell>
          <table:table-cell table:formula="of:=[.V$6]+[.V$7]*[.P71]+[.V$8]*SIN([.V$5]*[.P71])+[.V$9]*COS([.V$5]*[.P71])" office:value-type="float" office:value="2.67396184241424" calcext:value-type="float">
            <text:p>2.6739618424142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342" calcext:value-type="float">
            <text:p>1342</text:p>
          </table:table-cell>
          <table:table-cell/>
          <table:table-cell table:formula="of:=4.55591498045673-0.000845069933663021*[.P72]" office:value-type="float" office:value="3.42183112948096" calcext:value-type="float">
            <text:p>3.42183112948096</text:p>
          </table:table-cell>
          <table:table-cell table:formula="of:=[.V$6]+[.V$7]*[.P72]+[.V$8]*SIN([.V$5]*[.P72])+[.V$9]*COS([.V$5]*[.P72])" office:value-type="float" office:value="2.62720425858516" calcext:value-type="float">
            <text:p>2.62720425858516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364" calcext:value-type="float">
            <text:p>1364</text:p>
          </table:table-cell>
          <table:table-cell/>
          <table:table-cell table:formula="of:=4.55591498045673-0.000845069933663021*[.P73]" office:value-type="float" office:value="3.40323959094037" calcext:value-type="float">
            <text:p>3.40323959094037</text:p>
          </table:table-cell>
          <table:table-cell table:formula="of:=[.V$6]+[.V$7]*[.P73]+[.V$8]*SIN([.V$5]*[.P73])+[.V$9]*COS([.V$5]*[.P73])" office:value-type="float" office:value="2.58339848216374" calcext:value-type="float">
            <text:p>2.5833984821637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386" calcext:value-type="float">
            <text:p>1386</text:p>
          </table:table-cell>
          <table:table-cell/>
          <table:table-cell table:formula="of:=4.55591498045673-0.000845069933663021*[.P74]" office:value-type="float" office:value="3.38464805239978" calcext:value-type="float">
            <text:p>3.38464805239978</text:p>
          </table:table-cell>
          <table:table-cell table:formula="of:=[.V$6]+[.V$7]*[.P74]+[.V$8]*SIN([.V$5]*[.P74])+[.V$9]*COS([.V$5]*[.P74])" office:value-type="float" office:value="2.5426730220062" calcext:value-type="float">
            <text:p>2.542673022006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08" calcext:value-type="float">
            <text:p>1408</text:p>
          </table:table-cell>
          <table:table-cell/>
          <table:table-cell table:formula="of:=4.55591498045673-0.000845069933663021*[.P75]" office:value-type="float" office:value="3.3660565138592" calcext:value-type="float">
            <text:p>3.3660565138592</text:p>
          </table:table-cell>
          <table:table-cell table:formula="of:=[.V$6]+[.V$7]*[.P75]+[.V$8]*SIN([.V$5]*[.P75])+[.V$9]*COS([.V$5]*[.P75])" office:value-type="float" office:value="2.50514411913197" calcext:value-type="float">
            <text:p>2.5051441191319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30" calcext:value-type="float">
            <text:p>1430</text:p>
          </table:table-cell>
          <table:table-cell/>
          <table:table-cell table:formula="of:=4.55591498045673-0.000845069933663021*[.P76]" office:value-type="float" office:value="3.34746497531861" calcext:value-type="float">
            <text:p>3.34746497531861</text:p>
          </table:table-cell>
          <table:table-cell table:formula="of:=[.V$6]+[.V$7]*[.P76]+[.V$8]*SIN([.V$5]*[.P76])+[.V$9]*COS([.V$5]*[.P76])" office:value-type="float" office:value="2.47091528377591" calcext:value-type="float">
            <text:p>2.4709152837759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52" calcext:value-type="float">
            <text:p>1452</text:p>
          </table:table-cell>
          <table:table-cell/>
          <table:table-cell table:formula="of:=4.55591498045673-0.000845069933663021*[.P77]" office:value-type="float" office:value="3.32887343677802" calcext:value-type="float">
            <text:p>3.32887343677802</text:p>
          </table:table-cell>
          <table:table-cell table:formula="of:=[.V$6]+[.V$7]*[.P77]+[.V$8]*SIN([.V$5]*[.P77])+[.V$9]*COS([.V$5]*[.P77])" office:value-type="float" office:value="2.44007688314269" calcext:value-type="float">
            <text:p>2.4400768831426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72" calcext:value-type="float">
            <text:p>1472</text:p>
          </table:table-cell>
          <table:table-cell office:value-type="float" office:value="2.3" calcext:value-type="float">
            <text:p>2.3</text:p>
          </table:table-cell>
          <table:table-cell table:formula="of:=4.55591498045673-0.000845069933663021*[.P78]" office:value-type="float" office:value="3.31197203810476" calcext:value-type="float">
            <text:p>3.31197203810476</text:p>
          </table:table-cell>
          <table:table-cell table:formula="of:=[.V$6]+[.V$7]*[.P78]+[.V$8]*SIN([.V$5]*[.P78])+[.V$9]*COS([.V$5]*[.P78])" office:value-type="float" office:value="2.41504902839102" calcext:value-type="float">
            <text:p>2.4150490283910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74" calcext:value-type="float">
            <text:p>1474</text:p>
          </table:table-cell>
          <table:table-cell/>
          <table:table-cell table:formula="of:=4.55591498045673-0.000845069933663021*[.P79]" office:value-type="float" office:value="3.31028189823744" calcext:value-type="float">
            <text:p>3.31028189823744</text:p>
          </table:table-cell>
          <table:table-cell table:formula="of:=[.V$6]+[.V$7]*[.P79]+[.V$8]*SIN([.V$5]*[.P79])+[.V$9]*COS([.V$5]*[.P79])" office:value-type="float" office:value="2.41270578150545" calcext:value-type="float">
            <text:p>2.4127057815054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496" calcext:value-type="float">
            <text:p>1496</text:p>
          </table:table-cell>
          <table:table-cell/>
          <table:table-cell table:formula="of:=4.55591498045673-0.000845069933663021*[.P80]" office:value-type="float" office:value="3.29169035969685" calcext:value-type="float">
            <text:p>3.29169035969685</text:p>
          </table:table-cell>
          <table:table-cell table:formula="of:=[.V$6]+[.V$7]*[.P80]+[.V$8]*SIN([.V$5]*[.P80])+[.V$9]*COS([.V$5]*[.P80])" office:value-type="float" office:value="2.38886503408189" calcext:value-type="float">
            <text:p>2.3888650340818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518" calcext:value-type="float">
            <text:p>1518</text:p>
          </table:table-cell>
          <table:table-cell/>
          <table:table-cell table:formula="of:=4.55591498045673-0.000845069933663021*[.P81]" office:value-type="float" office:value="3.27309882115626" calcext:value-type="float">
            <text:p>3.27309882115626</text:p>
          </table:table-cell>
          <table:table-cell table:formula="of:=[.V$6]+[.V$7]*[.P81]+[.V$8]*SIN([.V$5]*[.P81])+[.V$9]*COS([.V$5]*[.P81])" office:value-type="float" office:value="2.36860363590713" calcext:value-type="float">
            <text:p>2.3686036359071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540" calcext:value-type="float">
            <text:p>1540</text:p>
          </table:table-cell>
          <table:table-cell/>
          <table:table-cell table:formula="of:=4.55591498045673-0.000845069933663021*[.P82]" office:value-type="float" office:value="3.25450728261568" calcext:value-type="float">
            <text:p>3.25450728261568</text:p>
          </table:table-cell>
          <table:table-cell table:formula="of:=[.V$6]+[.V$7]*[.P82]+[.V$8]*SIN([.V$5]*[.P82])+[.V$9]*COS([.V$5]*[.P82])" office:value-type="float" office:value="2.35195632670335" calcext:value-type="float">
            <text:p>2.3519563267033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562" calcext:value-type="float">
            <text:p>1562</text:p>
          </table:table-cell>
          <table:table-cell/>
          <table:table-cell table:formula="of:=4.55591498045673-0.000845069933663021*[.P83]" office:value-type="float" office:value="3.23591574407509" calcext:value-type="float">
            <text:p>3.23591574407509</text:p>
          </table:table-cell>
          <table:table-cell table:formula="of:=[.V$6]+[.V$7]*[.P83]+[.V$8]*SIN([.V$5]*[.P83])+[.V$9]*COS([.V$5]*[.P83])" office:value-type="float" office:value="2.3389434525235" calcext:value-type="float">
            <text:p>2.338943452523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584" calcext:value-type="float">
            <text:p>1584</text:p>
          </table:table-cell>
          <table:table-cell/>
          <table:table-cell table:formula="of:=4.55591498045673-0.000845069933663021*[.P84]" office:value-type="float" office:value="3.2173242055345" calcext:value-type="float">
            <text:p>3.2173242055345</text:p>
          </table:table-cell>
          <table:table-cell table:formula="of:=[.V$6]+[.V$7]*[.P84]+[.V$8]*SIN([.V$5]*[.P84])+[.V$9]*COS([.V$5]*[.P84])" office:value-type="float" office:value="2.32957088471997" calcext:value-type="float">
            <text:p>2.3295708847199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06" calcext:value-type="float">
            <text:p>1606</text:p>
          </table:table-cell>
          <table:table-cell/>
          <table:table-cell table:formula="of:=4.55591498045673-0.000845069933663021*[.P85]" office:value-type="float" office:value="3.19873266699392" calcext:value-type="float">
            <text:p>3.19873266699392</text:p>
          </table:table-cell>
          <table:table-cell table:formula="of:=[.V$6]+[.V$7]*[.P85]+[.V$8]*SIN([.V$5]*[.P85])+[.V$9]*COS([.V$5]*[.P85])" office:value-type="float" office:value="2.32382999656103" calcext:value-type="float">
            <text:p>2.3238299965610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28" calcext:value-type="float">
            <text:p>1628</text:p>
          </table:table-cell>
          <table:table-cell/>
          <table:table-cell table:formula="of:=4.55591498045673-0.000845069933663021*[.P86]" office:value-type="float" office:value="3.18014112845333" calcext:value-type="float">
            <text:p>3.18014112845333</text:p>
          </table:table-cell>
          <table:table-cell table:formula="of:=[.V$6]+[.V$7]*[.P86]+[.V$8]*SIN([.V$5]*[.P86])+[.V$9]*COS([.V$5]*[.P86])" office:value-type="float" office:value="2.32169769758814" calcext:value-type="float">
            <text:p>2.3216976975881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50" calcext:value-type="float">
            <text:p>1650</text:p>
          </table:table-cell>
          <table:table-cell/>
          <table:table-cell table:formula="of:=4.55591498045673-0.000845069933663021*[.P87]" office:value-type="float" office:value="3.16154958991275" calcext:value-type="float">
            <text:p>3.16154958991275</text:p>
          </table:table-cell>
          <table:table-cell table:formula="of:=[.V$6]+[.V$7]*[.P87]+[.V$8]*SIN([.V$5]*[.P87])+[.V$9]*COS([.V$5]*[.P87])" office:value-type="float" office:value="2.32313652557723" calcext:value-type="float">
            <text:p>2.3231365255772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72" calcext:value-type="float">
            <text:p>1672</text:p>
          </table:table-cell>
          <table:table-cell/>
          <table:table-cell table:formula="of:=4.55591498045673-0.000845069933663021*[.P88]" office:value-type="float" office:value="3.14295805137216" calcext:value-type="float">
            <text:p>3.14295805137216</text:p>
          </table:table-cell>
          <table:table-cell table:formula="of:=[.V$6]+[.V$7]*[.P88]+[.V$8]*SIN([.V$5]*[.P88])+[.V$9]*COS([.V$5]*[.P88])" office:value-type="float" office:value="2.32809479573788" calcext:value-type="float">
            <text:p>2.32809479573788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694" calcext:value-type="float">
            <text:p>1694</text:p>
          </table:table-cell>
          <table:table-cell/>
          <table:table-cell table:formula="of:=4.55591498045673-0.000845069933663021*[.P89]" office:value-type="float" office:value="3.12436651283157" calcext:value-type="float">
            <text:p>3.12436651283157</text:p>
          </table:table-cell>
          <table:table-cell table:formula="of:=[.V$6]+[.V$7]*[.P89]+[.V$8]*SIN([.V$5]*[.P89])+[.V$9]*COS([.V$5]*[.P89])" office:value-type="float" office:value="2.33650680655593" calcext:value-type="float">
            <text:p>2.3365068065559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716" calcext:value-type="float">
            <text:p>1716</text:p>
          </table:table-cell>
          <table:table-cell/>
          <table:table-cell table:formula="of:=4.55591498045673-0.000845069933663021*[.P90]" office:value-type="float" office:value="3.10577497429099" calcext:value-type="float">
            <text:p>3.10577497429099</text:p>
          </table:table-cell>
          <table:table-cell table:formula="of:=[.V$6]+[.V$7]*[.P90]+[.V$8]*SIN([.V$5]*[.P90])+[.V$9]*COS([.V$5]*[.P90])" office:value-type="float" office:value="2.34829310146001" calcext:value-type="float">
            <text:p>2.3482931014600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738" calcext:value-type="float">
            <text:p>1738</text:p>
          </table:table-cell>
          <table:table-cell/>
          <table:table-cell table:formula="of:=4.55591498045673-0.000845069933663021*[.P91]" office:value-type="float" office:value="3.0871834357504" calcext:value-type="float">
            <text:p>3.0871834357504</text:p>
          </table:table-cell>
          <table:table-cell table:formula="of:=[.V$6]+[.V$7]*[.P91]+[.V$8]*SIN([.V$5]*[.P91])+[.V$9]*COS([.V$5]*[.P91])" office:value-type="float" office:value="2.3633607852696" calcext:value-type="float">
            <text:p>2.3633607852696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760" calcext:value-type="float">
            <text:p>1760</text:p>
          </table:table-cell>
          <table:table-cell/>
          <table:table-cell table:formula="of:=4.55591498045673-0.000845069933663021*[.P92]" office:value-type="float" office:value="3.06859189720981" calcext:value-type="float">
            <text:p>3.06859189720981</text:p>
          </table:table-cell>
          <table:table-cell table:formula="of:=[.V$6]+[.V$7]*[.P92]+[.V$8]*SIN([.V$5]*[.P92])+[.V$9]*COS([.V$5]*[.P92])" office:value-type="float" office:value="2.38160389416449" calcext:value-type="float">
            <text:p>2.3816038941644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782" calcext:value-type="float">
            <text:p>1782</text:p>
          </table:table-cell>
          <table:table-cell/>
          <table:table-cell table:formula="of:=4.55591498045673-0.000845069933663021*[.P93]" office:value-type="float" office:value="3.05000035866923" calcext:value-type="float">
            <text:p>3.05000035866923</text:p>
          </table:table-cell>
          <table:table-cell table:formula="of:=[.V$6]+[.V$7]*[.P93]+[.V$8]*SIN([.V$5]*[.P93])+[.V$9]*COS([.V$5]*[.P93])" office:value-type="float" office:value="2.4029038177021" calcext:value-type="float">
            <text:p>2.402903817702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04" calcext:value-type="float">
            <text:p>1804</text:p>
          </table:table-cell>
          <table:table-cell/>
          <table:table-cell table:formula="of:=4.55591498045673-0.000845069933663021*[.P94]" office:value-type="float" office:value="3.03140882012864" calcext:value-type="float">
            <text:p>3.03140882012864</text:p>
          </table:table-cell>
          <table:table-cell table:formula="of:=[.V$6]+[.V$7]*[.P94]+[.V$8]*SIN([.V$5]*[.P94])+[.V$9]*COS([.V$5]*[.P94])" office:value-type="float" office:value="2.42712977120199" calcext:value-type="float">
            <text:p>2.4271297712019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26" calcext:value-type="float">
            <text:p>1826</text:p>
          </table:table-cell>
          <table:table-cell/>
          <table:table-cell table:formula="of:=4.55591498045673-0.000845069933663021*[.P95]" office:value-type="float" office:value="3.01281728158805" calcext:value-type="float">
            <text:p>3.01281728158805</text:p>
          </table:table-cell>
          <table:table-cell table:formula="of:=[.V$6]+[.V$7]*[.P95]+[.V$8]*SIN([.V$5]*[.P95])+[.V$9]*COS([.V$5]*[.P95])" office:value-type="float" office:value="2.45413931661604" calcext:value-type="float">
            <text:p>2.4541393166160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42" calcext:value-type="float">
            <text:p>1842</text:p>
          </table:table-cell>
          <table:table-cell office:value-type="float" office:value="2.68" calcext:value-type="float">
            <text:p>2.68</text:p>
          </table:table-cell>
          <table:table-cell table:formula="of:=4.55591498045673-0.000845069933663021*[.P96]" office:value-type="float" office:value="2.99929616264945" calcext:value-type="float">
            <text:p>2.99929616264945</text:p>
          </table:table-cell>
          <table:table-cell table:formula="of:=[.V$6]+[.V$7]*[.P96]+[.V$8]*SIN([.V$5]*[.P96])+[.V$9]*COS([.V$5]*[.P96])" office:value-type="float" office:value="2.47544374610512" calcext:value-type="float">
            <text:p>2.4754437461051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48" calcext:value-type="float">
            <text:p>1848</text:p>
          </table:table-cell>
          <table:table-cell/>
          <table:table-cell table:formula="of:=4.55591498045673-0.000845069933663021*[.P97]" office:value-type="float" office:value="2.99422574304747" calcext:value-type="float">
            <text:p>2.99422574304747</text:p>
          </table:table-cell>
          <table:table-cell table:formula="of:=[.V$6]+[.V$7]*[.P97]+[.V$8]*SIN([.V$5]*[.P97])+[.V$9]*COS([.V$5]*[.P97])" office:value-type="float" office:value="2.4837789298101" calcext:value-type="float">
            <text:p>2.483778929810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70" calcext:value-type="float">
            <text:p>1870</text:p>
          </table:table-cell>
          <table:table-cell/>
          <table:table-cell table:formula="of:=4.55591498045673-0.000845069933663021*[.P98]" office:value-type="float" office:value="2.97563420450688" calcext:value-type="float">
            <text:p>2.97563420450688</text:p>
          </table:table-cell>
          <table:table-cell table:formula="of:=[.V$6]+[.V$7]*[.P98]+[.V$8]*SIN([.V$5]*[.P98])+[.V$9]*COS([.V$5]*[.P98])" office:value-type="float" office:value="2.51588461199762" calcext:value-type="float">
            <text:p>2.5158846119976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892" calcext:value-type="float">
            <text:p>1892</text:p>
          </table:table-cell>
          <table:table-cell/>
          <table:table-cell table:formula="of:=4.55591498045673-0.000845069933663021*[.P99]" office:value-type="float" office:value="2.95704266596629" calcext:value-type="float">
            <text:p>2.95704266596629</text:p>
          </table:table-cell>
          <table:table-cell table:formula="of:=[.V$6]+[.V$7]*[.P99]+[.V$8]*SIN([.V$5]*[.P99])+[.V$9]*COS([.V$5]*[.P99])" office:value-type="float" office:value="2.55028254289022" calcext:value-type="float">
            <text:p>2.5502825428902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914" calcext:value-type="float">
            <text:p>1914</text:p>
          </table:table-cell>
          <table:table-cell/>
          <table:table-cell table:formula="of:=4.55591498045673-0.000845069933663021*[.P100]" office:value-type="float" office:value="2.93845112742571" calcext:value-type="float">
            <text:p>2.93845112742571</text:p>
          </table:table-cell>
          <table:table-cell table:formula="of:=[.V$6]+[.V$7]*[.P100]+[.V$8]*SIN([.V$5]*[.P100])+[.V$9]*COS([.V$5]*[.P100])" office:value-type="float" office:value="2.58678977296392" calcext:value-type="float">
            <text:p>2.5867897729639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936" calcext:value-type="float">
            <text:p>1936</text:p>
          </table:table-cell>
          <table:table-cell/>
          <table:table-cell table:formula="of:=4.55591498045673-0.000845069933663021*[.P101]" office:value-type="float" office:value="2.91985958888512" calcext:value-type="float">
            <text:p>2.91985958888512</text:p>
          </table:table-cell>
          <table:table-cell table:formula="of:=[.V$6]+[.V$7]*[.P101]+[.V$8]*SIN([.V$5]*[.P101])+[.V$9]*COS([.V$5]*[.P101])" office:value-type="float" office:value="2.62521495208397" calcext:value-type="float">
            <text:p>2.62521495208397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958" calcext:value-type="float">
            <text:p>1958</text:p>
          </table:table-cell>
          <table:table-cell/>
          <table:table-cell table:formula="of:=4.55591498045673-0.000845069933663021*[.P102]" office:value-type="float" office:value="2.90126805034454" calcext:value-type="float">
            <text:p>2.90126805034454</text:p>
          </table:table-cell>
          <table:table-cell table:formula="of:=[.V$6]+[.V$7]*[.P102]+[.V$8]*SIN([.V$5]*[.P102])+[.V$9]*COS([.V$5]*[.P102])" office:value-type="float" office:value="2.66535909158641" calcext:value-type="float">
            <text:p>2.6653590915864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1980" calcext:value-type="float">
            <text:p>1980</text:p>
          </table:table-cell>
          <table:table-cell/>
          <table:table-cell table:formula="of:=4.55591498045673-0.000845069933663021*[.P103]" office:value-type="float" office:value="2.88267651180395" calcext:value-type="float">
            <text:p>2.88267651180395</text:p>
          </table:table-cell>
          <table:table-cell table:formula="of:=[.V$6]+[.V$7]*[.P103]+[.V$8]*SIN([.V$5]*[.P103])+[.V$9]*COS([.V$5]*[.P103])" office:value-type="float" office:value="2.70701635678123" calcext:value-type="float">
            <text:p>2.7070163567812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02" calcext:value-type="float">
            <text:p>2002</text:p>
          </table:table-cell>
          <table:table-cell/>
          <table:table-cell table:formula="of:=4.55591498045673-0.000845069933663021*[.P104]" office:value-type="float" office:value="2.86408497326336" calcext:value-type="float">
            <text:p>2.86408497326336</text:p>
          </table:table-cell>
          <table:table-cell table:formula="of:=[.V$6]+[.V$7]*[.P104]+[.V$8]*SIN([.V$5]*[.P104])+[.V$9]*COS([.V$5]*[.P104])" office:value-type="float" office:value="2.74997488672093" calcext:value-type="float">
            <text:p>2.74997488672093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24" calcext:value-type="float">
            <text:p>2024</text:p>
          </table:table-cell>
          <table:table-cell/>
          <table:table-cell table:formula="of:=4.55591498045673-0.000845069933663021*[.P105]" office:value-type="float" office:value="2.84549343472278" calcext:value-type="float">
            <text:p>2.84549343472278</text:p>
          </table:table-cell>
          <table:table-cell table:formula="of:=[.V$6]+[.V$7]*[.P105]+[.V$8]*SIN([.V$5]*[.P105])+[.V$9]*COS([.V$5]*[.P105])" office:value-type="float" office:value="2.79401763796959" calcext:value-type="float">
            <text:p>2.79401763796959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46" calcext:value-type="float">
            <text:p>2046</text:p>
          </table:table-cell>
          <table:table-cell/>
          <table:table-cell table:formula="of:=4.55591498045673-0.000845069933663021*[.P106]" office:value-type="float" office:value="2.82690189618219" calcext:value-type="float">
            <text:p>2.82690189618219</text:p>
          </table:table-cell>
          <table:table-cell table:formula="of:=[.V$6]+[.V$7]*[.P106]+[.V$8]*SIN([.V$5]*[.P106])+[.V$9]*COS([.V$5]*[.P106])" office:value-type="float" office:value="2.83892324901191" calcext:value-type="float">
            <text:p>2.8389232490119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68" calcext:value-type="float">
            <text:p>2068</text:p>
          </table:table-cell>
          <table:table-cell/>
          <table:table-cell table:formula="of:=4.55591498045673-0.000845069933663021*[.P107]" office:value-type="float" office:value="2.8083103576416" calcext:value-type="float">
            <text:p>2.8083103576416</text:p>
          </table:table-cell>
          <table:table-cell table:formula="of:=[.V$6]+[.V$7]*[.P107]+[.V$8]*SIN([.V$5]*[.P107])+[.V$9]*COS([.V$5]*[.P107])" office:value-type="float" office:value="2.88446692185982" calcext:value-type="float">
            <text:p>2.8844669218598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090" calcext:value-type="float">
            <text:p>2090</text:p>
          </table:table-cell>
          <table:table-cell/>
          <table:table-cell table:formula="of:=4.55591498045673-0.000845069933663021*[.P108]" office:value-type="float" office:value="2.78971881910102" calcext:value-type="float">
            <text:p>2.78971881910102</text:p>
          </table:table-cell>
          <table:table-cell table:formula="of:=[.V$6]+[.V$7]*[.P108]+[.V$8]*SIN([.V$5]*[.P108])+[.V$9]*COS([.V$5]*[.P108])" office:value-type="float" office:value="2.93042131734524" calcext:value-type="float">
            <text:p>2.9304213173452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12" calcext:value-type="float">
            <text:p>2112</text:p>
          </table:table-cell>
          <table:table-cell/>
          <table:table-cell table:formula="of:=4.55591498045673-0.000845069933663021*[.P109]" office:value-type="float" office:value="2.77112728056043" calcext:value-type="float">
            <text:p>2.77112728056043</text:p>
          </table:table-cell>
          <table:table-cell table:formula="of:=[.V$6]+[.V$7]*[.P109]+[.V$8]*SIN([.V$5]*[.P109])+[.V$9]*COS([.V$5]*[.P109])" office:value-type="float" office:value="2.97655746053355" calcext:value-type="float">
            <text:p>2.9765574605335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34" calcext:value-type="float">
            <text:p>2134</text:p>
          </table:table-cell>
          <table:table-cell/>
          <table:table-cell table:formula="of:=4.55591498045673-0.000845069933663021*[.P110]" office:value-type="float" office:value="2.75253574201984" calcext:value-type="float">
            <text:p>2.75253574201984</text:p>
          </table:table-cell>
          <table:table-cell table:formula="of:=[.V$6]+[.V$7]*[.P110]+[.V$8]*SIN([.V$5]*[.P110])+[.V$9]*COS([.V$5]*[.P110])" office:value-type="float" office:value="3.02264565265175" calcext:value-type="float">
            <text:p>3.0226456526517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56" calcext:value-type="float">
            <text:p>2156</text:p>
          </table:table-cell>
          <table:table-cell/>
          <table:table-cell table:formula="of:=4.55591498045673-0.000845069933663021*[.P111]" office:value-type="float" office:value="2.73394420347926" calcext:value-type="float">
            <text:p>2.73394420347926</text:p>
          </table:table-cell>
          <table:table-cell table:formula="of:=[.V$6]+[.V$7]*[.P111]+[.V$8]*SIN([.V$5]*[.P111])+[.V$9]*COS([.V$5]*[.P111])" office:value-type="float" office:value="3.06845638589941" calcext:value-type="float">
            <text:p>3.06845638589941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78" calcext:value-type="float">
            <text:p>2178</text:p>
          </table:table-cell>
          <table:table-cell/>
          <table:table-cell table:formula="of:=4.55591498045673-0.000845069933663021*[.P112]" office:value-type="float" office:value="2.71535266493867" calcext:value-type="float">
            <text:p>2.71535266493867</text:p>
          </table:table-cell>
          <table:table-cell table:formula="of:=[.V$6]+[.V$7]*[.P112]+[.V$8]*SIN([.V$5]*[.P112])+[.V$9]*COS([.V$5]*[.P112])" office:value-type="float" office:value="3.11376125749904" calcext:value-type="float">
            <text:p>3.1137612574990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193" calcext:value-type="float">
            <text:p>2193</text:p>
          </table:table-cell>
          <table:table-cell office:value-type="float" office:value="3.1" calcext:value-type="float">
            <text:p>3.1</text:p>
          </table:table-cell>
          <table:table-cell table:formula="of:=4.55591498045673-0.000845069933663021*[.P113]" office:value-type="float" office:value="2.70267661593373" calcext:value-type="float">
            <text:p>2.70267661593373</text:p>
          </table:table-cell>
          <table:table-cell table:formula="of:=[.V$6]+[.V$7]*[.P113]+[.V$8]*SIN([.V$5]*[.P113])+[.V$9]*COS([.V$5]*[.P113])" office:value-type="float" office:value="3.14424476668434" calcext:value-type="float">
            <text:p>3.14424476668434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200" calcext:value-type="float">
            <text:p>2200</text:p>
          </table:table-cell>
          <table:table-cell/>
          <table:table-cell table:formula="of:=4.55591498045673-0.000845069933663021*[.P114]" office:value-type="float" office:value="2.69676112639808" calcext:value-type="float">
            <text:p>2.69676112639808</text:p>
          </table:table-cell>
          <table:table-cell table:formula="of:=[.V$6]+[.V$7]*[.P114]+[.V$8]*SIN([.V$5]*[.P114])+[.V$9]*COS([.V$5]*[.P114])" office:value-type="float" office:value="3.15833387934552" calcext:value-type="float">
            <text:p>3.15833387934552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211" calcext:value-type="float">
            <text:p>2211</text:p>
          </table:table-cell>
          <table:table-cell office:value-type="float" office:value="3.15" calcext:value-type="float">
            <text:p>3.15</text:p>
          </table:table-cell>
          <table:table-cell table:formula="of:=4.55591498045673-0.000845069933663021*[.P115]" office:value-type="float" office:value="2.68746535712779" calcext:value-type="float">
            <text:p>2.68746535712779</text:p>
          </table:table-cell>
          <table:table-cell table:formula="of:=[.V$6]+[.V$7]*[.P115]+[.V$8]*SIN([.V$5]*[.P115])+[.V$9]*COS([.V$5]*[.P115])" office:value-type="float" office:value="3.18027562332245" calcext:value-type="float">
            <text:p>3.18027562332245</text:p>
          </table:table-cell>
          <table:table-cell table:number-columns-repeated="7"/>
        </table:table-row>
        <table:table-row table:style-name="ro3">
          <table:table-cell table:number-columns-repeated="15"/>
          <table:table-cell office:value-type="float" office:value="2222" calcext:value-type="float">
            <text:p>2222</text:p>
          </table:table-cell>
          <table:table-cell/>
          <table:table-cell table:formula="of:=4.55591498045673-0.000845069933663021*[.P116]" office:value-type="float" office:value="2.6781695878575" calcext:value-type="float">
            <text:p>2.6781695878575</text:p>
          </table:table-cell>
          <table:table-cell table:formula="of:=[.V$6]+[.V$7]*[.P116]+[.V$8]*SIN([.V$5]*[.P116])+[.V$9]*COS([.V$5]*[.P116])" office:value-type="float" office:value="3.20195077963183" calcext:value-type="float">
            <text:p>3.20195077963183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dieselMileage2018.A2:dieselMileage2018.AMJ206" table:contains-header="false">
          <table:sort>
            <table:sort-by table:field-number="6" table:data-type="automatic"/>
          </table:sort>
        </table:database-range>
        <table:database-range table:name="__Anonymous_Sheet_DB__1" table:target-range-address="'February Driving'.X18:'February Driving'.Z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09:57:17.9810097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6T12:33:34.129584662</dc:date>
    <meta:editing-duration>PT3H20M33S</meta:editing-duration>
    <meta:editing-cycles>29</meta:editing-cycles>
    <meta:generator>LibreOffice/6.4.6.2$Linux_X86_64 LibreOffice_project/40$Build-2</meta:generator>
    <dc:title>LyX Document</dc:title>
    <meta:document-statistic meta:table-count="2" meta:cell-count="294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22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1cm" svg:height="9cm" xlink:href=".." xlink:type="simple" chart:class="chart:scatter" chart:style-name="ch1">
        <chart:title svg:x="3.136cm" svg:y="0.316cm" chart:style-name="ch2">
          <text:p>Price with Trend Functions</text:p>
        </chart:title>
        <chart:plot-area chart:style-name="ch3" table:cell-range-address="'February Driving'.P3:'February Driving'.S116" svg:x="1.245cm" svg:y="1.275cm" svg:width="10.252cm" svg:height="6.564cm">
          <chartooo:coordinate-region svg:x="1.972cm" svg:y="1.474cm" svg:width="9.525cm" svg:height="5.719cm"/>
          <chart:axis chart:dimension="x" chart:name="primary-x" chart:style-name="ch4">
            <chart:title svg:x="4.66cm" svg:y="8.019cm" chart:style-name="ch5">
              <text:p>Days since 1 Feb 2012</text:p>
            </chart:title>
          </chart:axis>
          <chart:axis chart:dimension="y" chart:name="primary-y" chart:style-name="ch6">
            <chart:title svg:x="0.451cm" svg:y="5.223cm" chart:style-name="ch7">
              <text:p>Price ($)</text:p>
            </chart:title>
            <chart:grid chart:style-name="ch8" chart:class="major"/>
          </chart:axis>
          <chart:series chart:style-name="ch9" chart:values-cell-range-address="'February Driving'.Q3:'February Driving'.Q116" chart:class="chart:scatter">
            <chart:domain table:cell-range-address="'February Driving'.P3:'February Driving'.P116"/>
            <chart:data-point chart:repeated="114"/>
          </chart:series>
          <chart:series chart:style-name="ch10" chart:values-cell-range-address="'February Driving'.R3:'February Driving'.R116" chart:class="chart:scatter">
            <chart:data-point chart:repeated="114"/>
          </chart:series>
          <chart:series chart:style-name="ch11" chart:values-cell-range-address="'February Driving'.S3:'February Driving'.S116" chart:class="chart:scatter">
            <chart:data-point chart:repeated="1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ebruary Driving'.P3:'February Driving'.P116</svg:desc>
                </draw:g>
              </table:table-cell>
              <table:table-cell office:value-type="float" office:value="NaN">
                <text:p>NaN</text:p>
                <draw:g>
                  <svg:desc>'February Driving'.Q3:'February Driving'.Q116</svg:desc>
                </draw:g>
              </table:table-cell>
              <table:table-cell office:value-type="float" office:value="4.55591498045673">
                <text:p>4.55591498045673</text:p>
                <draw:g>
                  <svg:desc>'February Driving'.R3:'February Driving'.R116</svg:desc>
                </draw:g>
              </table:table-cell>
              <table:table-cell office:value-type="float" office:value="4.28679822523295">
                <text:p>4.28679822523295</text:p>
                <draw:g>
                  <svg:desc>'February Driving'.S3:'February Driving'.S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36">
                <text:p>4.36</text:p>
              </table:table-cell>
              <table:table-cell office:value-type="float" office:value="4.54999949092109">
                <text:p>4.54999949092109</text:p>
              </table:table-cell>
              <table:table-cell office:value-type="float" office:value="4.30092662687974">
                <text:p>4.30092662687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4.53732344191614">
                <text:p>4.53732344191614</text:p>
              </table:table-cell>
              <table:table-cell office:value-type="float" office:value="4.33087702495527">
                <text:p>4.33087702495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4.53732344191614">
                <text:p>4.53732344191614</text:p>
              </table:table-cell>
              <table:table-cell office:value-type="float" office:value="4.33087702495527">
                <text:p>4.330877024955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.51873190337556">
                <text:p>4.51873190337556</text:p>
              </table:table-cell>
              <table:table-cell office:value-type="float" office:value="4.37387975745349">
                <text:p>4.37387975745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4.50014036483497">
                <text:p>4.50014036483497</text:p>
              </table:table-cell>
              <table:table-cell office:value-type="float" office:value="4.41558920324814">
                <text:p>4.415589203248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4.48154882629439">
                <text:p>4.48154882629439</text:p>
              </table:table-cell>
              <table:table-cell office:value-type="float" office:value="4.45579329357441">
                <text:p>4.455793293574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4.4629572877538">
                <text:p>4.4629572877538</text:p>
              </table:table-cell>
              <table:table-cell office:value-type="float" office:value="4.49428595497885">
                <text:p>4.49428595497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4.44436574921321">
                <text:p>4.44436574921321</text:p>
              </table:table-cell>
              <table:table-cell office:value-type="float" office:value="4.53086793003884">
                <text:p>4.53086793003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4.42577421067263">
                <text:p>4.42577421067263</text:p>
              </table:table-cell>
              <table:table-cell office:value-type="float" office:value="4.56534757093613">
                <text:p>4.56534757093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.40718267213204">
                <text:p>4.40718267213204</text:p>
              </table:table-cell>
              <table:table-cell office:value-type="float" office:value="4.59754160272401">
                <text:p>4.597541602724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4.38859113359145">
                <text:p>4.38859113359145</text:p>
              </table:table-cell>
              <table:table-cell office:value-type="float" office:value="4.62727585324813">
                <text:p>4.62727585324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4.36999959505087">
                <text:p>4.36999959505087</text:p>
              </table:table-cell>
              <table:table-cell office:value-type="float" office:value="4.65438594681409">
                <text:p>4.654385946814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4.35140805651028">
                <text:p>4.35140805651028</text:p>
              </table:table-cell>
              <table:table-cell office:value-type="float" office:value="4.67871795883916">
                <text:p>4.67871795883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4.33281651796969">
                <text:p>4.33281651796969</text:p>
              </table:table-cell>
              <table:table-cell office:value-type="float" office:value="4.70012902888072">
                <text:p>4.70012902888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4.31422497942911">
                <text:p>4.31422497942911</text:p>
              </table:table-cell>
              <table:table-cell office:value-type="float" office:value="4.71848792960013">
                <text:p>4.71848792960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4.29563344088852">
                <text:p>4.29563344088852</text:p>
              </table:table-cell>
              <table:table-cell office:value-type="float" office:value="4.73367558939596">
                <text:p>4.73367558939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4.27704190234793">
                <text:p>4.27704190234793</text:p>
              </table:table-cell>
              <table:table-cell office:value-type="float" office:value="4.74558556662503">
                <text:p>4.745585566625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2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4.25845036380735">
                <text:p>4.25845036380735</text:p>
              </table:table-cell>
              <table:table-cell office:value-type="float" office:value="4.75412447352282">
                <text:p>4.75412447352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4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4.23985882526676">
                <text:p>4.23985882526676</text:p>
              </table:table-cell>
              <table:table-cell office:value-type="float" office:value="4.75921234813463">
                <text:p>4.75921234813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2">
                <text:p>382</text:p>
              </table:table-cell>
              <table:table-cell office:value-type="float" office:value="4.36">
                <text:p>4.36</text:p>
              </table:table-cell>
              <table:table-cell office:value-type="float" office:value="4.23309826579746">
                <text:p>4.23309826579746</text:p>
              </table:table-cell>
              <table:table-cell office:value-type="float" office:value="4.76019348847101">
                <text:p>4.76019348847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6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4.22126728672617">
                <text:p>4.22126728672617</text:p>
              </table:table-cell>
              <table:table-cell office:value-type="float" office:value="4.76078297277652">
                <text:p>4.76078297277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8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4.20267574818559">
                <text:p>4.20267574818559</text:p>
              </table:table-cell>
              <table:table-cell office:value-type="float" office:value="4.75878413775747">
                <text:p>4.758784137757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4.184084209645">
                <text:p>4.184084209645</text:p>
              </table:table-cell>
              <table:table-cell office:value-type="float" office:value="4.75317784931255">
                <text:p>4.75317784931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2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4.16549267110442">
                <text:p>4.16549267110442</text:p>
              </table:table-cell>
              <table:table-cell office:value-type="float" office:value="4.743940480919">
                <text:p>4.743940480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4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4.14690113256383">
                <text:p>4.14690113256383</text:p>
              </table:table-cell>
              <table:table-cell office:value-type="float" office:value="4.73106286739247">
                <text:p>4.73106286739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6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4.12830959402324">
                <text:p>4.12830959402324</text:p>
              </table:table-cell>
              <table:table-cell office:value-type="float" office:value="4.71455034138888">
                <text:p>4.714550341388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4.10971805548266">
                <text:p>4.10971805548266</text:p>
              </table:table-cell>
              <table:table-cell office:value-type="float" office:value="4.69442271216618">
                <text:p>4.69442271216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4.09112651694207">
                <text:p>4.09112651694207</text:p>
              </table:table-cell>
              <table:table-cell office:value-type="float" office:value="4.67071418669099">
                <text:p>4.67071418669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4.07253497840148">
                <text:p>4.07253497840148</text:p>
              </table:table-cell>
              <table:table-cell office:value-type="float" office:value="4.64347323340402">
                <text:p>4.64347323340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4.0539434398609">
                <text:p>4.0539434398609</text:p>
              </table:table-cell>
              <table:table-cell office:value-type="float" office:value="4.61276238918701">
                <text:p>4.612762389187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6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4.03535190132031">
                <text:p>4.03535190132031</text:p>
              </table:table-cell>
              <table:table-cell office:value-type="float" office:value="4.5786580102999">
                <text:p>4.57865801029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38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4.01676036277972">
                <text:p>4.01676036277972</text:p>
              </table:table-cell>
              <table:table-cell office:value-type="float" office:value="4.54124996828021">
                <text:p>4.54124996828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3.99816882423914">
                <text:p>3.99816882423914</text:p>
              </table:table-cell>
              <table:table-cell office:value-type="float" office:value="4.50064129201571">
                <text:p>4.50064129201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2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3.97957728569855">
                <text:p>3.97957728569855</text:p>
              </table:table-cell>
              <table:table-cell office:value-type="float" office:value="4.45694775741589">
                <text:p>4.45694775741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4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3.96098574715796">
                <text:p>3.96098574715796</text:p>
              </table:table-cell>
              <table:table-cell office:value-type="float" office:value="4.41029742631652">
                <text:p>4.41029742631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6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3.94239420861738">
                <text:p>3.94239420861738</text:p>
              </table:table-cell>
              <table:table-cell office:value-type="float" office:value="4.36083013645347">
                <text:p>4.360830136453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1">
                <text:p>731</text:p>
              </table:table-cell>
              <table:table-cell office:value-type="float" office:value="4.38">
                <text:p>4.38</text:p>
              </table:table-cell>
              <table:table-cell office:value-type="float" office:value="3.93816885894906">
                <text:p>3.93816885894906</text:p>
              </table:table-cell>
              <table:table-cell office:value-type="float" office:value="4.34921013328728">
                <text:p>4.349210133287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6">
                <text:p>746</text:p>
              </table:table-cell>
              <table:table-cell office:value-type="float" office:value="4.6">
                <text:p>4.6</text:p>
              </table:table-cell>
              <table:table-cell office:value-type="float" office:value="3.92549280994412">
                <text:p>3.92549280994412</text:p>
              </table:table-cell>
              <table:table-cell office:value-type="float" office:value="4.31354230899473">
                <text:p>4.313542308994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8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3.92380267007679">
                <text:p>3.92380267007679</text:p>
              </table:table-cell>
              <table:table-cell office:value-type="float" office:value="4.30869694453735">
                <text:p>4.308696944537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56">
                <text:p>756</text:p>
              </table:table-cell>
              <table:table-cell office:value-type="float" office:value="4.46">
                <text:p>4.46</text:p>
              </table:table-cell>
              <table:table-cell office:value-type="float" office:value="3.91704211060749">
                <text:p>3.91704211060749</text:p>
              </table:table-cell>
              <table:table-cell office:value-type="float" office:value="4.28910971773852">
                <text:p>4.289109717738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3.9052111315362">
                <text:p>3.9052111315362</text:p>
              </table:table-cell>
              <table:table-cell office:value-type="float" office:value="4.2540595246467">
                <text:p>4.25405952464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2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3.88661959299562">
                <text:p>3.88661959299562</text:p>
              </table:table-cell>
              <table:table-cell office:value-type="float" office:value="4.19708952433591">
                <text:p>4.197089524335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3.86802805445503">
                <text:p>3.86802805445503</text:p>
              </table:table-cell>
              <table:table-cell office:value-type="float" office:value="4.13796788102232">
                <text:p>4.137967881022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36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3.84943651591444">
                <text:p>3.84943651591444</text:p>
              </table:table-cell>
              <table:table-cell office:value-type="float" office:value="4.07688410137484">
                <text:p>4.076884101374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8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3.83084497737386">
                <text:p>3.83084497737386</text:p>
              </table:table-cell>
              <table:table-cell office:value-type="float" office:value="4.01403550657432">
                <text:p>4.014035506574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0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3.81225343883327">
                <text:p>3.81225343883327</text:p>
              </table:table-cell>
              <table:table-cell office:value-type="float" office:value="3.94962644645139">
                <text:p>3.94962644645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02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3.79366190029269">
                <text:p>3.79366190029269</text:p>
              </table:table-cell>
              <table:table-cell office:value-type="float" office:value="3.88386748563155">
                <text:p>3.883867485631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3.7750703617521">
                <text:p>3.7750703617521</text:p>
              </table:table-cell>
              <table:table-cell office:value-type="float" office:value="3.81697456492901">
                <text:p>3.81697456492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6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3.75647882321151">
                <text:p>3.75647882321151</text:p>
              </table:table-cell>
              <table:table-cell office:value-type="float" office:value="3.74916814132884">
                <text:p>3.749168141328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8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3.73788728467093">
                <text:p>3.73788728467093</text:p>
              </table:table-cell>
              <table:table-cell office:value-type="float" office:value="3.68067230998296">
                <text:p>3.680672309982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0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3.71929574613034">
                <text:p>3.71929574613034</text:p>
              </table:table-cell>
              <table:table-cell office:value-type="float" office:value="3.61171391171644">
                <text:p>3.611713911716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12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3.70070420758975">
                <text:p>3.70070420758975</text:p>
              </table:table-cell>
              <table:table-cell office:value-type="float" office:value="3.54252162959875">
                <text:p>3.542521629598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34">
                <text:p>1034</text:p>
              </table:table-cell>
              <table:table-cell office:value-type="float" office:value="NaN">
                <text:p>NaN</text:p>
              </table:table-cell>
              <table:table-cell office:value-type="float" office:value="3.68211266904917">
                <text:p>3.68211266904917</text:p>
              </table:table-cell>
              <table:table-cell office:value-type="float" office:value="3.47332507817807">
                <text:p>3.473325078178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6">
                <text:p>1056</text:p>
              </table:table-cell>
              <table:table-cell office:value-type="float" office:value="NaN">
                <text:p>NaN</text:p>
              </table:table-cell>
              <table:table-cell office:value-type="float" office:value="3.66352113050858">
                <text:p>3.66352113050858</text:p>
              </table:table-cell>
              <table:table-cell office:value-type="float" office:value="3.40435388900571">
                <text:p>3.404353889005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78">
                <text:p>1078</text:p>
              </table:table-cell>
              <table:table-cell office:value-type="float" office:value="NaN">
                <text:p>NaN</text:p>
              </table:table-cell>
              <table:table-cell office:value-type="float" office:value="3.64492959196799">
                <text:p>3.64492959196799</text:p>
              </table:table-cell>
              <table:table-cell office:value-type="float" office:value="3.33583679609294">
                <text:p>3.33583679609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0">
                <text:p>1100</text:p>
              </table:table-cell>
              <table:table-cell office:value-type="float" office:value="NaN">
                <text:p>NaN</text:p>
              </table:table-cell>
              <table:table-cell office:value-type="float" office:value="3.62633805342741">
                <text:p>3.62633805342741</text:p>
              </table:table-cell>
              <table:table-cell office:value-type="float" office:value="3.26800072494228">
                <text:p>3.26800072494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01">
                <text:p>1101</text:p>
              </table:table-cell>
              <table:table-cell office:value-type="float" office:value="3.25">
                <text:p>3.25</text:p>
              </table:table-cell>
              <table:table-cell office:value-type="float" office:value="3.62549298349374">
                <text:p>3.62549298349374</text:p>
              </table:table-cell>
              <table:table-cell office:value-type="float" office:value="3.26493709336784">
                <text:p>3.26493709336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7">
                <text:p>1117</text:p>
              </table:table-cell>
              <table:table-cell office:value-type="float" office:value="3">
                <text:p>3</text:p>
              </table:table-cell>
              <table:table-cell office:value-type="float" office:value="3.61197186455514">
                <text:p>3.61197186455514</text:p>
              </table:table-cell>
              <table:table-cell office:value-type="float" office:value="3.21619044180276">
                <text:p>3.21619044180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22">
                <text:p>1122</text:p>
              </table:table-cell>
              <table:table-cell office:value-type="float" office:value="NaN">
                <text:p>NaN</text:p>
              </table:table-cell>
              <table:table-cell office:value-type="float" office:value="3.60774651488682">
                <text:p>3.60774651488682</text:p>
              </table:table-cell>
              <table:table-cell office:value-type="float" office:value="3.20106988878162">
                <text:p>3.201069888781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44">
                <text:p>1144</text:p>
              </table:table-cell>
              <table:table-cell office:value-type="float" office:value="NaN">
                <text:p>NaN</text:p>
              </table:table-cell>
              <table:table-cell office:value-type="float" office:value="3.58915497634623">
                <text:p>3.58915497634623</text:p>
              </table:table-cell>
              <table:table-cell office:value-type="float" office:value="3.13526489560025">
                <text:p>3.135264895600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6">
                <text:p>1166</text:p>
              </table:table-cell>
              <table:table-cell office:value-type="float" office:value="NaN">
                <text:p>NaN</text:p>
              </table:table-cell>
              <table:table-cell office:value-type="float" office:value="3.57056343780565">
                <text:p>3.57056343780565</text:p>
              </table:table-cell>
              <table:table-cell office:value-type="float" office:value="3.07080186954334">
                <text:p>3.070801869543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8">
                <text:p>1188</text:p>
              </table:table-cell>
              <table:table-cell office:value-type="float" office:value="NaN">
                <text:p>NaN</text:p>
              </table:table-cell>
              <table:table-cell office:value-type="float" office:value="3.55197189926506">
                <text:p>3.55197189926506</text:p>
              </table:table-cell>
              <table:table-cell office:value-type="float" office:value="3.00789159016412">
                <text:p>3.00789159016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3.53338036072447">
                <text:p>3.53338036072447</text:p>
              </table:table-cell>
              <table:table-cell office:value-type="float" office:value="2.94673865296159">
                <text:p>2.946738652961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32">
                <text:p>1232</text:p>
              </table:table-cell>
              <table:table-cell office:value-type="float" office:value="NaN">
                <text:p>NaN</text:p>
              </table:table-cell>
              <table:table-cell office:value-type="float" office:value="3.51478882218389">
                <text:p>3.51478882218389</text:p>
              </table:table-cell>
              <table:table-cell office:value-type="float" office:value="2.88754065454728">
                <text:p>2.88754065454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54">
                <text:p>1254</text:p>
              </table:table-cell>
              <table:table-cell office:value-type="float" office:value="NaN">
                <text:p>NaN</text:p>
              </table:table-cell>
              <table:table-cell office:value-type="float" office:value="3.4961972836433">
                <text:p>3.4961972836433</text:p>
              </table:table-cell>
              <table:table-cell office:value-type="float" office:value="2.83048740568614">
                <text:p>2.830487405686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76">
                <text:p>1276</text:p>
              </table:table-cell>
              <table:table-cell office:value-type="float" office:value="NaN">
                <text:p>NaN</text:p>
              </table:table-cell>
              <table:table-cell office:value-type="float" office:value="3.47760574510272">
                <text:p>3.47760574510272</text:p>
              </table:table-cell>
              <table:table-cell office:value-type="float" office:value="2.77576017534573">
                <text:p>2.77576017534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8">
                <text:p>1298</text:p>
              </table:table-cell>
              <table:table-cell office:value-type="float" office:value="NaN">
                <text:p>NaN</text:p>
              </table:table-cell>
              <table:table-cell office:value-type="float" office:value="3.45901420656213">
                <text:p>3.45901420656213</text:p>
              </table:table-cell>
              <table:table-cell office:value-type="float" office:value="2.72353096876449">
                <text:p>2.723530968764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0">
                <text:p>1320</text:p>
              </table:table-cell>
              <table:table-cell office:value-type="float" office:value="NaN">
                <text:p>NaN</text:p>
              </table:table-cell>
              <table:table-cell office:value-type="float" office:value="3.44042266802154">
                <text:p>3.44042266802154</text:p>
              </table:table-cell>
              <table:table-cell office:value-type="float" office:value="2.67396184241424">
                <text:p>2.673961842414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2">
                <text:p>1342</text:p>
              </table:table-cell>
              <table:table-cell office:value-type="float" office:value="NaN">
                <text:p>NaN</text:p>
              </table:table-cell>
              <table:table-cell office:value-type="float" office:value="3.42183112948096">
                <text:p>3.42183112948096</text:p>
              </table:table-cell>
              <table:table-cell office:value-type="float" office:value="2.62720425858516">
                <text:p>2.627204258585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4">
                <text:p>1364</text:p>
              </table:table-cell>
              <table:table-cell office:value-type="float" office:value="NaN">
                <text:p>NaN</text:p>
              </table:table-cell>
              <table:table-cell office:value-type="float" office:value="3.40323959094037">
                <text:p>3.40323959094037</text:p>
              </table:table-cell>
              <table:table-cell office:value-type="float" office:value="2.58339848216374">
                <text:p>2.583398482163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86">
                <text:p>1386</text:p>
              </table:table-cell>
              <table:table-cell office:value-type="float" office:value="NaN">
                <text:p>NaN</text:p>
              </table:table-cell>
              <table:table-cell office:value-type="float" office:value="3.38464805239978">
                <text:p>3.38464805239978</text:p>
              </table:table-cell>
              <table:table-cell office:value-type="float" office:value="2.5426730220062">
                <text:p>2.54267302200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8">
                <text:p>1408</text:p>
              </table:table-cell>
              <table:table-cell office:value-type="float" office:value="NaN">
                <text:p>NaN</text:p>
              </table:table-cell>
              <table:table-cell office:value-type="float" office:value="3.3660565138592">
                <text:p>3.3660565138592</text:p>
              </table:table-cell>
              <table:table-cell office:value-type="float" office:value="2.50514411913197">
                <text:p>2.505144119131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30">
                <text:p>1430</text:p>
              </table:table-cell>
              <table:table-cell office:value-type="float" office:value="NaN">
                <text:p>NaN</text:p>
              </table:table-cell>
              <table:table-cell office:value-type="float" office:value="3.34746497531861">
                <text:p>3.34746497531861</text:p>
              </table:table-cell>
              <table:table-cell office:value-type="float" office:value="2.47091528377591">
                <text:p>2.47091528377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52">
                <text:p>1452</text:p>
              </table:table-cell>
              <table:table-cell office:value-type="float" office:value="NaN">
                <text:p>NaN</text:p>
              </table:table-cell>
              <table:table-cell office:value-type="float" office:value="3.32887343677802">
                <text:p>3.32887343677802</text:p>
              </table:table-cell>
              <table:table-cell office:value-type="float" office:value="2.44007688314269">
                <text:p>2.440076883142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2">
                <text:p>1472</text:p>
              </table:table-cell>
              <table:table-cell office:value-type="float" office:value="2.3">
                <text:p>2.3</text:p>
              </table:table-cell>
              <table:table-cell office:value-type="float" office:value="3.31197203810476">
                <text:p>3.31197203810476</text:p>
              </table:table-cell>
              <table:table-cell office:value-type="float" office:value="2.41504902839102">
                <text:p>2.415049028391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74">
                <text:p>1474</text:p>
              </table:table-cell>
              <table:table-cell office:value-type="float" office:value="NaN">
                <text:p>NaN</text:p>
              </table:table-cell>
              <table:table-cell office:value-type="float" office:value="3.31028189823744">
                <text:p>3.31028189823744</text:p>
              </table:table-cell>
              <table:table-cell office:value-type="float" office:value="2.41270578150545">
                <text:p>2.412705781505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96">
                <text:p>1496</text:p>
              </table:table-cell>
              <table:table-cell office:value-type="float" office:value="NaN">
                <text:p>NaN</text:p>
              </table:table-cell>
              <table:table-cell office:value-type="float" office:value="3.29169035969685">
                <text:p>3.29169035969685</text:p>
              </table:table-cell>
              <table:table-cell office:value-type="float" office:value="2.38886503408189">
                <text:p>2.388865034081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  <table:table-cell office:value-type="float" office:value="3.27309882115626">
                <text:p>3.27309882115626</text:p>
              </table:table-cell>
              <table:table-cell office:value-type="float" office:value="2.36860363590713">
                <text:p>2.368603635907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40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3.25450728261568">
                <text:p>3.25450728261568</text:p>
              </table:table-cell>
              <table:table-cell office:value-type="float" office:value="2.35195632670335">
                <text:p>2.351956326703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62">
                <text:p>1562</text:p>
              </table:table-cell>
              <table:table-cell office:value-type="float" office:value="NaN">
                <text:p>NaN</text:p>
              </table:table-cell>
              <table:table-cell office:value-type="float" office:value="3.23591574407509">
                <text:p>3.23591574407509</text:p>
              </table:table-cell>
              <table:table-cell office:value-type="float" office:value="2.3389434525235">
                <text:p>2.33894345252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4">
                <text:p>1584</text:p>
              </table:table-cell>
              <table:table-cell office:value-type="float" office:value="NaN">
                <text:p>NaN</text:p>
              </table:table-cell>
              <table:table-cell office:value-type="float" office:value="3.2173242055345">
                <text:p>3.2173242055345</text:p>
              </table:table-cell>
              <table:table-cell office:value-type="float" office:value="2.32957088471997">
                <text:p>2.32957088471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06">
                <text:p>1606</text:p>
              </table:table-cell>
              <table:table-cell office:value-type="float" office:value="NaN">
                <text:p>NaN</text:p>
              </table:table-cell>
              <table:table-cell office:value-type="float" office:value="3.19873266699392">
                <text:p>3.19873266699392</text:p>
              </table:table-cell>
              <table:table-cell office:value-type="float" office:value="2.32382999656103">
                <text:p>2.32382999656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28">
                <text:p>1628</text:p>
              </table:table-cell>
              <table:table-cell office:value-type="float" office:value="NaN">
                <text:p>NaN</text:p>
              </table:table-cell>
              <table:table-cell office:value-type="float" office:value="3.18014112845333">
                <text:p>3.18014112845333</text:p>
              </table:table-cell>
              <table:table-cell office:value-type="float" office:value="2.32169769758814">
                <text:p>2.32169769758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50">
                <text:p>1650</text:p>
              </table:table-cell>
              <table:table-cell office:value-type="float" office:value="NaN">
                <text:p>NaN</text:p>
              </table:table-cell>
              <table:table-cell office:value-type="float" office:value="3.16154958991275">
                <text:p>3.16154958991275</text:p>
              </table:table-cell>
              <table:table-cell office:value-type="float" office:value="2.32313652557723">
                <text:p>2.323136525577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72">
                <text:p>1672</text:p>
              </table:table-cell>
              <table:table-cell office:value-type="float" office:value="NaN">
                <text:p>NaN</text:p>
              </table:table-cell>
              <table:table-cell office:value-type="float" office:value="3.14295805137216">
                <text:p>3.14295805137216</text:p>
              </table:table-cell>
              <table:table-cell office:value-type="float" office:value="2.32809479573788">
                <text:p>2.328094795737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94">
                <text:p>1694</text:p>
              </table:table-cell>
              <table:table-cell office:value-type="float" office:value="NaN">
                <text:p>NaN</text:p>
              </table:table-cell>
              <table:table-cell office:value-type="float" office:value="3.12436651283157">
                <text:p>3.12436651283157</text:p>
              </table:table-cell>
              <table:table-cell office:value-type="float" office:value="2.33650680655593">
                <text:p>2.33650680655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16">
                <text:p>1716</text:p>
              </table:table-cell>
              <table:table-cell office:value-type="float" office:value="NaN">
                <text:p>NaN</text:p>
              </table:table-cell>
              <table:table-cell office:value-type="float" office:value="3.10577497429099">
                <text:p>3.10577497429099</text:p>
              </table:table-cell>
              <table:table-cell office:value-type="float" office:value="2.34829310146001">
                <text:p>2.34829310146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38">
                <text:p>1738</text:p>
              </table:table-cell>
              <table:table-cell office:value-type="float" office:value="NaN">
                <text:p>NaN</text:p>
              </table:table-cell>
              <table:table-cell office:value-type="float" office:value="3.0871834357504">
                <text:p>3.0871834357504</text:p>
              </table:table-cell>
              <table:table-cell office:value-type="float" office:value="2.3633607852696">
                <text:p>2.36336078526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60">
                <text:p>1760</text:p>
              </table:table-cell>
              <table:table-cell office:value-type="float" office:value="NaN">
                <text:p>NaN</text:p>
              </table:table-cell>
              <table:table-cell office:value-type="float" office:value="3.06859189720981">
                <text:p>3.06859189720981</text:p>
              </table:table-cell>
              <table:table-cell office:value-type="float" office:value="2.38160389416449">
                <text:p>2.38160389416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82">
                <text:p>1782</text:p>
              </table:table-cell>
              <table:table-cell office:value-type="float" office:value="NaN">
                <text:p>NaN</text:p>
              </table:table-cell>
              <table:table-cell office:value-type="float" office:value="3.05000035866923">
                <text:p>3.05000035866923</text:p>
              </table:table-cell>
              <table:table-cell office:value-type="float" office:value="2.4029038177021">
                <text:p>2.40290381770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04">
                <text:p>1804</text:p>
              </table:table-cell>
              <table:table-cell office:value-type="float" office:value="NaN">
                <text:p>NaN</text:p>
              </table:table-cell>
              <table:table-cell office:value-type="float" office:value="3.03140882012864">
                <text:p>3.03140882012864</text:p>
              </table:table-cell>
              <table:table-cell office:value-type="float" office:value="2.42712977120199">
                <text:p>2.42712977120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6">
                <text:p>1826</text:p>
              </table:table-cell>
              <table:table-cell office:value-type="float" office:value="NaN">
                <text:p>NaN</text:p>
              </table:table-cell>
              <table:table-cell office:value-type="float" office:value="3.01281728158805">
                <text:p>3.01281728158805</text:p>
              </table:table-cell>
              <table:table-cell office:value-type="float" office:value="2.45413931661604">
                <text:p>2.454139316616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42">
                <text:p>1842</text:p>
              </table:table-cell>
              <table:table-cell office:value-type="float" office:value="2.68">
                <text:p>2.68</text:p>
              </table:table-cell>
              <table:table-cell office:value-type="float" office:value="2.99929616264945">
                <text:p>2.99929616264945</text:p>
              </table:table-cell>
              <table:table-cell office:value-type="float" office:value="2.47544374610512">
                <text:p>2.47544374610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48">
                <text:p>1848</text:p>
              </table:table-cell>
              <table:table-cell office:value-type="float" office:value="NaN">
                <text:p>NaN</text:p>
              </table:table-cell>
              <table:table-cell office:value-type="float" office:value="2.99422574304747">
                <text:p>2.99422574304747</text:p>
              </table:table-cell>
              <table:table-cell office:value-type="float" office:value="2.4837789298101">
                <text:p>2.48377892981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70">
                <text:p>1870</text:p>
              </table:table-cell>
              <table:table-cell office:value-type="float" office:value="NaN">
                <text:p>NaN</text:p>
              </table:table-cell>
              <table:table-cell office:value-type="float" office:value="2.97563420450688">
                <text:p>2.97563420450688</text:p>
              </table:table-cell>
              <table:table-cell office:value-type="float" office:value="2.51588461199762">
                <text:p>2.515884611997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92">
                <text:p>1892</text:p>
              </table:table-cell>
              <table:table-cell office:value-type="float" office:value="NaN">
                <text:p>NaN</text:p>
              </table:table-cell>
              <table:table-cell office:value-type="float" office:value="2.95704266596629">
                <text:p>2.95704266596629</text:p>
              </table:table-cell>
              <table:table-cell office:value-type="float" office:value="2.55028254289022">
                <text:p>2.550282542890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14">
                <text:p>1914</text:p>
              </table:table-cell>
              <table:table-cell office:value-type="float" office:value="NaN">
                <text:p>NaN</text:p>
              </table:table-cell>
              <table:table-cell office:value-type="float" office:value="2.93845112742571">
                <text:p>2.93845112742571</text:p>
              </table:table-cell>
              <table:table-cell office:value-type="float" office:value="2.58678977296392">
                <text:p>2.586789772963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36">
                <text:p>1936</text:p>
              </table:table-cell>
              <table:table-cell office:value-type="float" office:value="NaN">
                <text:p>NaN</text:p>
              </table:table-cell>
              <table:table-cell office:value-type="float" office:value="2.91985958888512">
                <text:p>2.91985958888512</text:p>
              </table:table-cell>
              <table:table-cell office:value-type="float" office:value="2.62521495208397">
                <text:p>2.625214952083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58">
                <text:p>1958</text:p>
              </table:table-cell>
              <table:table-cell office:value-type="float" office:value="NaN">
                <text:p>NaN</text:p>
              </table:table-cell>
              <table:table-cell office:value-type="float" office:value="2.90126805034454">
                <text:p>2.90126805034454</text:p>
              </table:table-cell>
              <table:table-cell office:value-type="float" office:value="2.66535909158641">
                <text:p>2.665359091586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2.88267651180395">
                <text:p>2.88267651180395</text:p>
              </table:table-cell>
              <table:table-cell office:value-type="float" office:value="2.70701635678123">
                <text:p>2.70701635678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2">
                <text:p>2002</text:p>
              </table:table-cell>
              <table:table-cell office:value-type="float" office:value="NaN">
                <text:p>NaN</text:p>
              </table:table-cell>
              <table:table-cell office:value-type="float" office:value="2.86408497326336">
                <text:p>2.86408497326336</text:p>
              </table:table-cell>
              <table:table-cell office:value-type="float" office:value="2.74997488672093">
                <text:p>2.749974886720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24">
                <text:p>2024</text:p>
              </table:table-cell>
              <table:table-cell office:value-type="float" office:value="NaN">
                <text:p>NaN</text:p>
              </table:table-cell>
              <table:table-cell office:value-type="float" office:value="2.84549343472278">
                <text:p>2.84549343472278</text:p>
              </table:table-cell>
              <table:table-cell office:value-type="float" office:value="2.79401763796959">
                <text:p>2.79401763796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46">
                <text:p>2046</text:p>
              </table:table-cell>
              <table:table-cell office:value-type="float" office:value="NaN">
                <text:p>NaN</text:p>
              </table:table-cell>
              <table:table-cell office:value-type="float" office:value="2.82690189618219">
                <text:p>2.82690189618219</text:p>
              </table:table-cell>
              <table:table-cell office:value-type="float" office:value="2.83892324901191">
                <text:p>2.838923249011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68">
                <text:p>2068</text:p>
              </table:table-cell>
              <table:table-cell office:value-type="float" office:value="NaN">
                <text:p>NaN</text:p>
              </table:table-cell>
              <table:table-cell office:value-type="float" office:value="2.8083103576416">
                <text:p>2.8083103576416</text:p>
              </table:table-cell>
              <table:table-cell office:value-type="float" office:value="2.88446692185982">
                <text:p>2.884466921859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2.78971881910102">
                <text:p>2.78971881910102</text:p>
              </table:table-cell>
              <table:table-cell office:value-type="float" office:value="2.93042131734524">
                <text:p>2.930421317345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2">
                <text:p>2112</text:p>
              </table:table-cell>
              <table:table-cell office:value-type="float" office:value="NaN">
                <text:p>NaN</text:p>
              </table:table-cell>
              <table:table-cell office:value-type="float" office:value="2.77112728056043">
                <text:p>2.77112728056043</text:p>
              </table:table-cell>
              <table:table-cell office:value-type="float" office:value="2.97655746053355">
                <text:p>2.976557460533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34">
                <text:p>2134</text:p>
              </table:table-cell>
              <table:table-cell office:value-type="float" office:value="NaN">
                <text:p>NaN</text:p>
              </table:table-cell>
              <table:table-cell office:value-type="float" office:value="2.75253574201984">
                <text:p>2.75253574201984</text:p>
              </table:table-cell>
              <table:table-cell office:value-type="float" office:value="3.02264565265175">
                <text:p>3.022645652651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56">
                <text:p>2156</text:p>
              </table:table-cell>
              <table:table-cell office:value-type="float" office:value="NaN">
                <text:p>NaN</text:p>
              </table:table-cell>
              <table:table-cell office:value-type="float" office:value="2.73394420347926">
                <text:p>2.73394420347926</text:p>
              </table:table-cell>
              <table:table-cell office:value-type="float" office:value="3.06845638589941">
                <text:p>3.068456385899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78">
                <text:p>2178</text:p>
              </table:table-cell>
              <table:table-cell office:value-type="float" office:value="NaN">
                <text:p>NaN</text:p>
              </table:table-cell>
              <table:table-cell office:value-type="float" office:value="2.71535266493867">
                <text:p>2.71535266493867</text:p>
              </table:table-cell>
              <table:table-cell office:value-type="float" office:value="3.11376125749904">
                <text:p>3.113761257499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93">
                <text:p>2193</text:p>
              </table:table-cell>
              <table:table-cell office:value-type="float" office:value="3.1">
                <text:p>3.1</text:p>
              </table:table-cell>
              <table:table-cell office:value-type="float" office:value="2.70267661593373">
                <text:p>2.70267661593373</text:p>
              </table:table-cell>
              <table:table-cell office:value-type="float" office:value="3.14424476668434">
                <text:p>3.144244766684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2.69676112639808">
                <text:p>2.69676112639808</text:p>
              </table:table-cell>
              <table:table-cell office:value-type="float" office:value="3.15833387934552">
                <text:p>3.158333879345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11">
                <text:p>2211</text:p>
              </table:table-cell>
              <table:table-cell office:value-type="float" office:value="3.15">
                <text:p>3.15</text:p>
              </table:table-cell>
              <table:table-cell office:value-type="float" office:value="2.68746535712779">
                <text:p>2.68746535712779</text:p>
              </table:table-cell>
              <table:table-cell office:value-type="float" office:value="3.18027562332245">
                <text:p>3.18027562332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22">
                <text:p>2222</text:p>
              </table:table-cell>
              <table:table-cell office:value-type="float" office:value="NaN">
                <text:p>NaN</text:p>
              </table:table-cell>
              <table:table-cell office:value-type="float" office:value="2.6781695878575">
                <text:p>2.6781695878575</text:p>
              </table:table-cell>
              <table:table-cell office:value-type="float" office:value="3.20195077963183">
                <text:p>3.20195077963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731cm" svg:height="9cm" xlink:href=".." xlink:type="simple" chart:class="chart:scatter" chart:style-name="ch1">
        <chart:title svg:x="2.607cm" svg:y="0.316cm" chart:style-name="ch2">
          <text:p>Diesel Consumption in February</text:p>
        </chart:title>
        <chart:plot-area chart:style-name="ch3" table:cell-range-address="'February Driving'.X18:'February Driving'.Z65" svg:x="1.245cm" svg:y="1.275cm" svg:width="10.252cm" svg:height="6.564cm">
          <chartooo:coordinate-region svg:x="1.866cm" svg:y="1.474cm" svg:width="9.351cm" svg:height="5.718cm"/>
          <chart:axis chart:dimension="x" chart:name="primary-x" chart:style-name="ch4">
            <chart:title svg:x="5.93cm" svg:y="8.019cm" chart:style-name="ch5">
              <text:p>Miles</text:p>
            </chart:title>
          </chart:axis>
          <chart:axis chart:dimension="y" chart:name="primary-y" chart:style-name="ch4">
            <chart:title svg:x="0.451cm" svg:y="5.17cm" chart:style-name="ch6">
              <text:p>Gallons</text:p>
            </chart:title>
            <chart:grid chart:style-name="ch7" chart:class="major"/>
          </chart:axis>
          <chart:series chart:style-name="ch8" chart:values-cell-range-address="'February Driving'.Y18:'February Driving'.Y65" chart:class="chart:scatter">
            <chart:domain table:cell-range-address="'February Driving'.X18:'February Driving'.X65"/>
            <chart:data-point chart:repeated="48"/>
          </chart:series>
          <chart:series chart:style-name="ch9" chart:values-cell-range-address="'February Driving'.Z18:'February Driving'.Z65" chart:class="chart:scatte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0">
                <text:p>350</text:p>
                <draw:g>
                  <svg:desc>'February Driving'.X18:'February Driving'.X65</svg:desc>
                </draw:g>
              </table:table-cell>
              <table:table-cell office:value-type="float" office:value="NaN">
                <text:p>NaN</text:p>
                <draw:g>
                  <svg:desc>'February Driving'.Y18:'February Driving'.Y65</svg:desc>
                </draw:g>
              </table:table-cell>
              <table:table-cell office:value-type="float" office:value="9.9713504357999">
                <text:p>9.9713504357999</text:p>
                <draw:g>
                  <svg:desc>'February Driving'.Z18:'February Driving'.Z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">
                <text:p>357</text:p>
              </table:table-cell>
              <table:table-cell office:value-type="float" office:value="10.142">
                <text:p>10.142</text:p>
              </table:table-cell>
              <table:table-cell office:value-type="float" office:value="10.1707774445159">
                <text:p>10.1707774445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10.256246162537">
                <text:p>10.256246162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0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10.5411418892742">
                <text:p>10.5411418892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10.8260376160113">
                <text:p>10.82603761601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11.1109333427485">
                <text:p>11.11093334274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4">
                <text:p>394</text:p>
              </table:table-cell>
              <table:table-cell office:value-type="float" office:value="12.956">
                <text:p>12.956</text:p>
              </table:table-cell>
              <table:table-cell office:value-type="float" office:value="11.2248916334433">
                <text:p>11.2248916334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11.3958290694856">
                <text:p>11.3958290694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11.6807247962227">
                <text:p>11.68072479622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11.9656205229599">
                <text:p>11.9656205229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12.250516249697">
                <text:p>12.250516249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2">
                <text:p>432</text:p>
              </table:table-cell>
              <table:table-cell office:value-type="float" office:value="12.696">
                <text:p>12.696</text:p>
              </table:table-cell>
              <table:table-cell office:value-type="float" office:value="12.3074953950445">
                <text:p>12.3074953950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12.5354119764342">
                <text:p>12.53541197643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1">
                <text:p>441</text:p>
              </table:table-cell>
              <table:table-cell office:value-type="float" office:value="13.003">
                <text:p>13.003</text:p>
              </table:table-cell>
              <table:table-cell office:value-type="float" office:value="12.5639015491079">
                <text:p>12.56390154910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2">
                <text:p>442</text:p>
              </table:table-cell>
              <table:table-cell office:value-type="float" office:value="12.11">
                <text:p>12.11</text:p>
              </table:table-cell>
              <table:table-cell office:value-type="float" office:value="12.5923911217816">
                <text:p>12.59239112178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5">
                <text:p>445</text:p>
              </table:table-cell>
              <table:table-cell office:value-type="float" office:value="12.014">
                <text:p>12.014</text:p>
              </table:table-cell>
              <table:table-cell office:value-type="float" office:value="12.6778598398027">
                <text:p>12.6778598398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6">
                <text:p>446</text:p>
              </table:table-cell>
              <table:table-cell office:value-type="float" office:value="13.343">
                <text:p>13.343</text:p>
              </table:table-cell>
              <table:table-cell office:value-type="float" office:value="12.7063494124764">
                <text:p>12.7063494124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0">
                <text:p>450</text:p>
              </table:table-cell>
              <table:table-cell office:value-type="float" office:value="13.25">
                <text:p>13.25</text:p>
              </table:table-cell>
              <table:table-cell office:value-type="float" office:value="12.8203077031713">
                <text:p>12.8203077031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12.8203077031713">
                <text:p>12.82030770317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">
                <text:p>453</text:p>
              </table:table-cell>
              <table:table-cell office:value-type="float" office:value="13.233">
                <text:p>13.233</text:p>
              </table:table-cell>
              <table:table-cell office:value-type="float" office:value="12.9057764211924">
                <text:p>12.90577642119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5">
                <text:p>455</text:p>
              </table:table-cell>
              <table:table-cell office:value-type="float" office:value="13.971">
                <text:p>13.971</text:p>
              </table:table-cell>
              <table:table-cell office:value-type="float" office:value="12.9627555665399">
                <text:p>12.9627555665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13.1052034299084">
                <text:p>13.10520342990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13.3900991566456">
                <text:p>13.39009915664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13.6749948833827">
                <text:p>13.67499488338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13.9598906101199">
                <text:p>13.9598906101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4.244786336857">
                <text:p>14.244786336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14.5296820635941">
                <text:p>14.52968206359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14.8145777903313">
                <text:p>14.8145777903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9">
                <text:p>529</text:p>
              </table:table-cell>
              <table:table-cell office:value-type="float" office:value="13.861">
                <text:p>13.861</text:p>
              </table:table-cell>
              <table:table-cell office:value-type="float" office:value="15.0709839443947">
                <text:p>15.07098394439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15.0994735170684">
                <text:p>15.0994735170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15.3843692438056">
                <text:p>15.38436924380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15.6692649705427">
                <text:p>15.6692649705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15.9541606972798">
                <text:p>15.95416069727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16.239056424017">
                <text:p>16.2390564240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16.5239521507541">
                <text:p>16.5239521507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16.8088478774913">
                <text:p>16.8088478774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17.0937436042284">
                <text:p>17.0937436042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17.3786393309655">
                <text:p>17.3786393309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17.6635350577027">
                <text:p>17.66353505770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0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17.9484307844398">
                <text:p>17.94843078443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0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18.233326511177">
                <text:p>18.2333265111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18.5182222379141">
                <text:p>18.51822223791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60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18.8031179646512">
                <text:p>18.80311796465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19.0880136913884">
                <text:p>19.08801369138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0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19.3729094181255">
                <text:p>19.37290941812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85">
                <text:p>685</text:p>
              </table:table-cell>
              <table:table-cell office:value-type="float" office:value="18.101">
                <text:p>18.101</text:p>
              </table:table-cell>
              <table:table-cell office:value-type="float" office:value="19.5153572814941">
                <text:p>19.51535728149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19.6578051448627">
                <text:p>19.6578051448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19.9427008715998">
                <text:p>19.9427008715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8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96cm" svg:height="9cm" xlink:href=".." xlink:type="simple" chart:class="chart:scatter" chart:style-name="ch1">
        <chart:title svg:x="2.69cm" svg:y="0.316cm" chart:style-name="ch2">
          <text:p>Diesel Consumption in February</text:p>
        </chart:title>
        <chart:plot-area chart:style-name="ch3" table:cell-range-address="'February Driving'.C3:'February Driving'.C14 'February Driving'.E3:'February Driving'.E14" svg:x="1.248cm" svg:y="1.275cm" svg:width="10.411cm" svg:height="6.564cm">
          <chartooo:coordinate-region svg:x="1.869cm" svg:y="1.474cm" svg:width="9.511cm" svg:height="5.719cm"/>
          <chart:axis chart:dimension="x" chart:name="primary-x" chart:style-name="ch4">
            <chart:title svg:x="6.012cm" svg:y="8.019cm" chart:style-name="ch5">
              <text:p>Miles</text:p>
            </chart:title>
          </chart:axis>
          <chart:axis chart:dimension="y" chart:name="primary-y" chart:style-name="ch6">
            <chart:title svg:x="0.451cm" svg:y="5.17cm" chart:style-name="ch7">
              <text:p>Gallons</text:p>
            </chart:title>
            <chart:grid chart:style-name="ch8" chart:class="major"/>
          </chart:axis>
          <chart:series chart:style-name="ch9" chart:values-cell-range-address="'February Driving'.E3:'February Driving'.E14" chart:class="chart:scatter">
            <chart:domain table:cell-range-address="'February Driving'.C3:'February Driving'.C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">
                <text:p>450</text:p>
                <draw:g>
                  <svg:desc>'February Driving'.C3:'February Driving'.C14</svg:desc>
                </draw:g>
              </table:table-cell>
              <table:table-cell office:value-type="float" office:value="13.25">
                <text:p>13.25</text:p>
                <draw:g>
                  <svg:desc>'February Driving'.E3:'February Driving'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5">
                <text:p>685</text:p>
              </table:table-cell>
              <table:table-cell office:value-type="float" office:value="18.101">
                <text:p>18.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4">
                <text:p>394</text:p>
              </table:table-cell>
              <table:table-cell office:value-type="float" office:value="12.956">
                <text:p>12.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5">
                <text:p>445</text:p>
              </table:table-cell>
              <table:table-cell office:value-type="float" office:value="12.014">
                <text:p>12.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2">
                <text:p>432</text:p>
              </table:table-cell>
              <table:table-cell office:value-type="float" office:value="12.696">
                <text:p>12.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9">
                <text:p>529</text:p>
              </table:table-cell>
              <table:table-cell office:value-type="float" office:value="13.861">
                <text:p>13.8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3">
                <text:p>453</text:p>
              </table:table-cell>
              <table:table-cell office:value-type="float" office:value="13.233">
                <text:p>13.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7">
                <text:p>357</text:p>
              </table:table-cell>
              <table:table-cell office:value-type="float" office:value="10.142">
                <text:p>10.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2">
                <text:p>442</text:p>
              </table:table-cell>
              <table:table-cell office:value-type="float" office:value="12.11">
                <text:p>12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5">
                <text:p>455</text:p>
              </table:table-cell>
              <table:table-cell office:value-type="float" office:value="13.971">
                <text:p>13.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6">
                <text:p>446</text:p>
              </table:table-cell>
              <table:table-cell office:value-type="float" office:value="13.343">
                <text:p>13.3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1">
                <text:p>441</text:p>
              </table:table-cell>
              <table:table-cell office:value-type="float" office:value="13.003">
                <text:p>13.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8cm" svg:height="9cm" xlink:href=".." xlink:type="simple" chart:class="chart:scatter" chart:column-mapping="0" chart:style-name="ch1">
        <chart:title svg:x="3.562cm" svg:y="0.316cm" chart:style-name="ch2">
          <text:p>Diesel Price per Gallon</text:p>
        </chart:title>
        <chart:plot-area chart:style-name="ch3" table:cell-range-address="'February Driving'.A3:'February Driving'.A14 'February Driving'.I3:'February Driving'.I14" chart:data-source-has-labels="column" svg:x="1.248cm" svg:y="1.275cm" svg:width="10.383cm" svg:height="6.564cm">
          <chartooo:coordinate-region svg:x="2.16cm" svg:y="1.474cm" svg:width="8.808cm" svg:height="5.719cm"/>
          <chart:axis chart:dimension="x" chart:name="primary-x" chart:style-name="ch4" chartooo:axis-type="auto">
            <chart:title svg:x="5.099cm" svg:y="8.019cm" chart:style-name="ch5">
              <text:p>Date (MM/DD/YY)</text:p>
            </chart:title>
            <chart:categories table:cell-range-address="'February Driving'.A3:'February Driving'.A14"/>
          </chart:axis>
          <chart:axis chart:dimension="y" chart:name="primary-y" chart:style-name="ch6">
            <chart:title svg:x="0.451cm" svg:y="5.223cm" chart:style-name="ch7">
              <text:p>Price ($)</text:p>
            </chart:title>
            <chart:grid chart:style-name="ch8" chart:class="major"/>
          </chart:axis>
          <chart:series chart:style-name="ch9" chart:values-cell-range-address="'February Driving'.I3:'February Driving'.I14" chart:class="chart:scatter">
            <chart:domain table:cell-range-address="'February Driving'.A3:'February Driving'.A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0947">
                <text:p>40947</text:p>
                <draw:g>
                  <svg:desc>'February Driving'.A3:'February Driving'.A14</svg:desc>
                </draw:g>
              </table:table-cell>
              <table:table-cell office:value-type="float" office:value="40947">
                <text:p>40947</text:p>
                <draw:g>
                  <svg:desc>'February Driving'.A3:'February Driving'.A14</svg:desc>
                </draw:g>
              </table:table-cell>
              <table:table-cell office:value-type="float" office:value="4.36">
                <text:p>4.36</text:p>
                <draw:g>
                  <svg:desc>'February Driving'.I3:'February Driving'.I14</svg:desc>
                </draw:g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40962">
                <text:p>4096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1322">
                <text:p>41322</text:p>
              </table:table-cell>
              <table:table-cell office:value-type="float" office:value="41322">
                <text:p>4132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671">
                <text:p>4167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41686">
                <text:p>4168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696">
                <text:p>41696</text:p>
              </table:table-cell>
              <table:table-cell office:value-type="float" office:value="41696">
                <text:p>4169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42041">
                <text:p>4204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42057">
                <text:p>42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42412">
                <text:p>424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782">
                <text:p>42782</text:p>
              </table:table-cell>
              <table:table-cell office:value-type="float" office:value="42782">
                <text:p>4278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43133">
                <text:p>4313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43151">
                <text:p>43151</text:p>
              </table:table-cell>
              <table:table-cell office:value-type="float" office:value="3.15">
                <text:p>3.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9" chart:maximum="3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13cm" svg:height="9cm" xlink:href=".." xlink:type="simple" chart:class="chart:scatter" chart:style-name="ch1">
        <chart:title svg:x="3.177cm" svg:y="0.316cm" chart:style-name="ch2">
          <text:p>Mileage vs Average Speed</text:p>
        </chart:title>
        <chart:plot-area chart:style-name="ch3" table:cell-range-address="'February Driving'.G3:'February Driving'.G14 'February Driving'.K3:'February Driving'.K14" svg:x="1.247cm" svg:y="1.275cm" svg:width="10.33cm" svg:height="6.564cm">
          <chartooo:coordinate-region svg:x="1.868cm" svg:y="1.474cm" svg:width="9.522cm" svg:height="5.718cm"/>
          <chart:axis chart:dimension="x" chart:name="primary-x" chart:style-name="ch4">
            <chart:title svg:x="4.728cm" svg:y="8.019cm" chart:style-name="ch5">
              <text:p>Average Speed (MPH)</text:p>
            </chart:title>
          </chart:axis>
          <chart:axis chart:dimension="y" chart:name="primary-y" chart:style-name="ch6">
            <chart:title svg:x="0.451cm" svg:y="5.699cm" chart:style-name="ch7">
              <text:p>Mileage (MPG)</text:p>
            </chart:title>
            <chart:grid chart:style-name="ch8" chart:class="major"/>
          </chart:axis>
          <chart:series chart:style-name="ch9" chart:values-cell-range-address="'February Driving'.K3:'February Driving'.K14" chart:class="chart:scatter">
            <chart:domain table:cell-range-address="'February Driving'.G3:'February Driving'.G14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739">
                <text:p>21.739</text:p>
                <draw:g>
                  <svg:desc>'February Driving'.G3:'February Driving'.G14</svg:desc>
                </draw:g>
              </table:table-cell>
              <table:table-cell office:value-type="float" office:value="33.9622641509434">
                <text:p>33.9622641509434</text:p>
                <draw:g>
                  <svg:desc>'February Driving'.K3:'February Driving'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.783">
                <text:p>29.783</text:p>
              </table:table-cell>
              <table:table-cell office:value-type="float" office:value="37.8432130821502">
                <text:p>37.8432130821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098">
                <text:p>18.098</text:p>
              </table:table-cell>
              <table:table-cell office:value-type="float" office:value="30.4106205619018">
                <text:p>30.4106205619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568">
                <text:p>29.568</text:p>
              </table:table-cell>
              <table:table-cell office:value-type="float" office:value="37.0401198601631">
                <text:p>37.0401198601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.571">
                <text:p>28.571</text:p>
              </table:table-cell>
              <table:table-cell office:value-type="float" office:value="34.0264650283554">
                <text:p>34.02646502835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696">
                <text:p>27.696</text:p>
              </table:table-cell>
              <table:table-cell office:value-type="float" office:value="38.1646345862492">
                <text:p>38.16463458624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486">
                <text:p>24.486</text:p>
              </table:table-cell>
              <table:table-cell office:value-type="float" office:value="34.2326003173883">
                <text:p>34.2326003173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932">
                <text:p>34.932</text:p>
              </table:table-cell>
              <table:table-cell office:value-type="float" office:value="35.2001577598107">
                <text:p>35.2001577598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625">
                <text:p>27.625</text:p>
              </table:table-cell>
              <table:table-cell office:value-type="float" office:value="36.4987613542527">
                <text:p>36.4987613542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.045">
                <text:p>26.045</text:p>
              </table:table-cell>
              <table:table-cell office:value-type="float" office:value="32.5674611695655">
                <text:p>32.5674611695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.328">
                <text:p>27.328</text:p>
              </table:table-cell>
              <table:table-cell office:value-type="float" office:value="33.4257663194184">
                <text:p>33.42576631941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.947">
                <text:p>27.947</text:p>
              </table:table-cell>
              <table:table-cell office:value-type="float" office:value="33.9152503268476">
                <text:p>33.91525032684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6.713cm" svg:y="0.316cm" chart:style-name="ch2">
          <text:p>Diesel Price</text:p>
        </chart:title>
        <chart:plot-area chart:style-name="ch3" table:cell-range-address="dieselMileage2018.A2:dieselMileage2018.A206 dieselMileage2018.J2:dieselMileage2018.J206" chart:data-source-has-labels="column" svg:x="1.331cm" svg:y="1.275cm" svg:width="14.349cm" svg:height="6.564cm">
          <chartooo:coordinate-region svg:x="2.243cm" svg:y="1.474cm" svg:width="12.774cm" svg:height="5.718cm"/>
          <chart:axis chart:dimension="x" chart:name="primary-x" chart:style-name="ch4" chartooo:axis-type="auto">
            <chart:title svg:x="8.104cm" svg:y="8.019cm" chart:style-name="ch5">
              <text:p>Date</text:p>
            </chart:title>
            <chart:categories table:cell-range-address="dieselMileage2018.A2:dieselMileage2018.A206"/>
          </chart:axis>
          <chart:axis chart:dimension="y" chart:name="primary-y" chart:style-name="ch6">
            <chart:title svg:x="0.451cm" svg:y="5.223cm" chart:style-name="ch7">
              <text:p>Price ($)</text:p>
            </chart:title>
            <chart:grid chart:style-name="ch8" chart:class="major"/>
          </chart:axis>
          <chart:series chart:style-name="ch9" chart:values-cell-range-address="dieselMileage2018.J2:dieselMileage2018.J206" chart:class="chart:scatter">
            <chart:domain table:cell-range-address="dieselMileage2018.A2:dieselMileage2018.A206"/>
            <chart:data-point chart:repeated="20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0658">
                <text:p>40658</text:p>
                <draw:g>
                  <svg:desc>dieselMileage2018.A2:dieselMileage2018.A206</svg:desc>
                </draw:g>
              </table:table-cell>
              <table:table-cell office:value-type="float" office:value="40658">
                <text:p>40658</text:p>
                <draw:g>
                  <svg:desc>dieselMileage2018.A2:dieselMileage2018.A206</svg:desc>
                </draw:g>
              </table:table-cell>
              <table:table-cell office:value-type="float" office:value="4.34">
                <text:p>4.34</text:p>
                <draw:g>
                  <svg:desc>dieselMileage2018.J2:dieselMileage2018.J206</svg:desc>
                </draw:g>
              </table:table-cell>
            </table:table-row>
            <table:table-row>
              <table:table-cell office:value-type="float" office:value="40672">
                <text:p>40672</text:p>
              </table:table-cell>
              <table:table-cell office:value-type="float" office:value="40672">
                <text:p>4067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0686">
                <text:p>40686</text:p>
              </table:table-cell>
              <table:table-cell office:value-type="float" office:value="40686">
                <text:p>40686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0699">
                <text:p>40699</text:p>
              </table:table-cell>
              <table:table-cell office:value-type="float" office:value="40699">
                <text:p>4069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0711">
                <text:p>40711</text:p>
              </table:table-cell>
              <table:table-cell office:value-type="float" office:value="40711">
                <text:p>40711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0718">
                <text:p>40718</text:p>
              </table:table-cell>
              <table:table-cell office:value-type="float" office:value="40718">
                <text:p>40718</text:p>
              </table:table-cell>
              <table:table-cell office:value-type="float" office:value="4.35927126756214">
                <text:p>4.35927126756214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40725">
                <text:p>40725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0733">
                <text:p>40733</text:p>
              </table:table-cell>
              <table:table-cell office:value-type="float" office:value="40733">
                <text:p>4073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0738">
                <text:p>40738</text:p>
              </table:table-cell>
              <table:table-cell office:value-type="float" office:value="40738">
                <text:p>40738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0749">
                <text:p>40749</text:p>
              </table:table-cell>
              <table:table-cell office:value-type="float" office:value="40749">
                <text:p>407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62">
                <text:p>40762</text:p>
              </table:table-cell>
              <table:table-cell office:value-type="float" office:value="40762">
                <text:p>407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781">
                <text:p>40781</text:p>
              </table:table-cell>
              <table:table-cell office:value-type="float" office:value="40781">
                <text:p>4078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0801">
                <text:p>40801</text:p>
              </table:table-cell>
              <table:table-cell office:value-type="float" office:value="40801">
                <text:p>4080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0816">
                <text:p>40816</text:p>
              </table:table-cell>
              <table:table-cell office:value-type="float" office:value="40816">
                <text:p>408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0828">
                <text:p>40828</text:p>
              </table:table-cell>
              <table:table-cell office:value-type="float" office:value="40828">
                <text:p>4082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0871">
                <text:p>40871</text:p>
              </table:table-cell>
              <table:table-cell office:value-type="float" office:value="40871">
                <text:p>4087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0883">
                <text:p>40883</text:p>
              </table:table-cell>
              <table:table-cell office:value-type="float" office:value="40883">
                <text:p>40883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0895">
                <text:p>40895</text:p>
              </table:table-cell>
              <table:table-cell office:value-type="float" office:value="40895">
                <text:p>4089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float" office:value="40900">
                <text:p>40900</text:p>
              </table:table-cell>
              <table:table-cell office:value-type="float" office:value="40900">
                <text:p>40900</text:p>
              </table:table-cell>
              <table:table-cell office:value-type="float" office:value="3.92">
                <text:p>3.92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40911">
                <text:p>4091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0947">
                <text:p>40947</text:p>
              </table:table-cell>
              <table:table-cell office:value-type="float" office:value="40947">
                <text:p>40947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0962">
                <text:p>40962</text:p>
              </table:table-cell>
              <table:table-cell office:value-type="float" office:value="40962">
                <text:p>4096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0977">
                <text:p>40977</text:p>
              </table:table-cell>
              <table:table-cell office:value-type="float" office:value="40977">
                <text:p>40977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0987">
                <text:p>40987</text:p>
              </table:table-cell>
              <table:table-cell office:value-type="float" office:value="40987">
                <text:p>4098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0998">
                <text:p>40998</text:p>
              </table:table-cell>
              <table:table-cell office:value-type="float" office:value="40998">
                <text:p>40998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1012">
                <text:p>41012</text:p>
              </table:table-cell>
              <table:table-cell office:value-type="float" office:value="41012">
                <text:p>41012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025">
                <text:p>41025</text:p>
              </table:table-cell>
              <table:table-cell office:value-type="float" office:value="41025">
                <text:p>41025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039">
                <text:p>41039</text:p>
              </table:table-cell>
              <table:table-cell office:value-type="float" office:value="41039">
                <text:p>41039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1052">
                <text:p>41052</text:p>
              </table:table-cell>
              <table:table-cell office:value-type="float" office:value="41052">
                <text:p>41052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1063">
                <text:p>41063</text:p>
              </table:table-cell>
              <table:table-cell office:value-type="float" office:value="41063">
                <text:p>41063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076">
                <text:p>41076</text:p>
              </table:table-cell>
              <table:table-cell office:value-type="float" office:value="41076">
                <text:p>4107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41093">
                <text:p>4109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41100">
                <text:p>4110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1110">
                <text:p>41110</text:p>
              </table:table-cell>
              <table:table-cell office:value-type="float" office:value="41110">
                <text:p>41110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123">
                <text:p>41123</text:p>
              </table:table-cell>
              <table:table-cell office:value-type="float" office:value="41123">
                <text:p>41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132">
                <text:p>41132</text:p>
              </table:table-cell>
              <table:table-cell office:value-type="float" office:value="41132">
                <text:p>41132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41137">
                <text:p>41137</text:p>
              </table:table-cell>
              <table:table-cell office:value-type="float" office:value="41137">
                <text:p>41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143">
                <text:p>41143</text:p>
              </table:table-cell>
              <table:table-cell office:value-type="float" office:value="41143">
                <text:p>4114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41149">
                <text:p>41149</text:p>
              </table:table-cell>
              <table:table-cell office:value-type="float" office:value="41149">
                <text:p>41149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1170">
                <text:p>41170</text:p>
              </table:table-cell>
              <table:table-cell office:value-type="float" office:value="41170">
                <text:p>4117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float" office:value="41184">
                <text:p>41184</text:p>
              </table:table-cell>
              <table:table-cell office:value-type="float" office:value="41184">
                <text:p>4118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1195">
                <text:p>41195</text:p>
              </table:table-cell>
              <table:table-cell office:value-type="float" office:value="41195">
                <text:p>4119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1226">
                <text:p>4122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41259">
                <text:p>41259</text:p>
              </table:table-cell>
              <table:table-cell office:value-type="float" office:value="41259">
                <text:p>4125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269">
                <text:p>41269</text:p>
              </table:table-cell>
              <table:table-cell office:value-type="float" office:value="41269">
                <text:p>4126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283">
                <text:p>41283</text:p>
              </table:table-cell>
              <table:table-cell office:value-type="float" office:value="41283">
                <text:p>4128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293">
                <text:p>41293</text:p>
              </table:table-cell>
              <table:table-cell office:value-type="float" office:value="41293">
                <text:p>4129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float" office:value="41298">
                <text:p>41298</text:p>
              </table:table-cell>
              <table:table-cell office:value-type="float" office:value="41298">
                <text:p>4129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322">
                <text:p>41322</text:p>
              </table:table-cell>
              <table:table-cell office:value-type="float" office:value="41322">
                <text:p>4132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335">
                <text:p>41335</text:p>
              </table:table-cell>
              <table:table-cell office:value-type="float" office:value="41335">
                <text:p>4133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348">
                <text:p>41348</text:p>
              </table:table-cell>
              <table:table-cell office:value-type="float" office:value="41348">
                <text:p>41348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360">
                <text:p>41360</text:p>
              </table:table-cell>
              <table:table-cell office:value-type="float" office:value="41360">
                <text:p>41360</text:p>
              </table:table-cell>
              <table:table-cell office:value-type="float" office:value="4.34">
                <text:p>4.34</text:p>
              </table:table-cell>
            </table:table-row>
            <table:table-row>
              <table:table-cell office:value-type="float" office:value="41374">
                <text:p>41374</text:p>
              </table:table-cell>
              <table:table-cell office:value-type="float" office:value="41374">
                <text:p>4137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390">
                <text:p>41390</text:p>
              </table:table-cell>
              <table:table-cell office:value-type="float" office:value="41390">
                <text:p>4139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05">
                <text:p>41405</text:p>
              </table:table-cell>
              <table:table-cell office:value-type="float" office:value="41405">
                <text:p>4140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17">
                <text:p>41417</text:p>
              </table:table-cell>
              <table:table-cell office:value-type="float" office:value="41417">
                <text:p>4141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32">
                <text:p>41432</text:p>
              </table:table-cell>
              <table:table-cell office:value-type="float" office:value="41432">
                <text:p>4143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41">
                <text:p>41441</text:p>
              </table:table-cell>
              <table:table-cell office:value-type="float" office:value="41441">
                <text:p>414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460">
                <text:p>41460</text:p>
              </table:table-cell>
              <table:table-cell office:value-type="float" office:value="41460">
                <text:p>4146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72">
                <text:p>41472</text:p>
              </table:table-cell>
              <table:table-cell office:value-type="float" office:value="41472">
                <text:p>4147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481">
                <text:p>41481</text:p>
              </table:table-cell>
              <table:table-cell office:value-type="float" office:value="41481">
                <text:p>4148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493">
                <text:p>41493</text:p>
              </table:table-cell>
              <table:table-cell office:value-type="float" office:value="41493">
                <text:p>4149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41505">
                <text:p>41505</text:p>
              </table:table-cell>
              <table:table-cell office:value-type="float" office:value="41505">
                <text:p>4150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520">
                <text:p>41520</text:p>
              </table:table-cell>
              <table:table-cell office:value-type="float" office:value="41520">
                <text:p>4152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529">
                <text:p>41529</text:p>
              </table:table-cell>
              <table:table-cell office:value-type="float" office:value="41529">
                <text:p>4152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538">
                <text:p>41538</text:p>
              </table:table-cell>
              <table:table-cell office:value-type="float" office:value="41538">
                <text:p>4153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545">
                <text:p>41545</text:p>
              </table:table-cell>
              <table:table-cell office:value-type="float" office:value="41545">
                <text:p>415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41570">
                <text:p>41570</text:p>
              </table:table-cell>
              <table:table-cell office:value-type="float" office:value="4.24276608945795">
                <text:p>4.242766089457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41580">
                <text:p>41580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float" office:value="41588">
                <text:p>41588</text:p>
              </table:table-cell>
              <table:table-cell office:value-type="float" office:value="41588">
                <text:p>4158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596">
                <text:p>41596</text:p>
              </table:table-cell>
              <table:table-cell office:value-type="float" office:value="41596">
                <text:p>4159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604">
                <text:p>41604</text:p>
              </table:table-cell>
              <table:table-cell office:value-type="float" office:value="41604">
                <text:p>4160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614">
                <text:p>41614</text:p>
              </table:table-cell>
              <table:table-cell office:value-type="float" office:value="41614">
                <text:p>41614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41623">
                <text:p>41623</text:p>
              </table:table-cell>
              <table:table-cell office:value-type="float" office:value="41623">
                <text:p>41623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41632">
                <text:p>41632</text:p>
              </table:table-cell>
              <table:table-cell office:value-type="float" office:value="41632">
                <text:p>41632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float" office:value="41641">
                <text:p>41641</text:p>
              </table:table-cell>
              <table:table-cell office:value-type="float" office:value="41641">
                <text:p>4164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1650">
                <text:p>4165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659">
                <text:p>41659</text:p>
              </table:table-cell>
              <table:table-cell office:value-type="float" office:value="41659">
                <text:p>4165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1665">
                <text:p>41665</text:p>
              </table:table-cell>
              <table:table-cell office:value-type="float" office:value="41665">
                <text:p>4166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41671">
                <text:p>41671</text:p>
              </table:table-cell>
              <table:table-cell office:value-type="float" office:value="4.38">
                <text:p>4.38</text:p>
              </table:table-cell>
            </table:table-row>
            <table:table-row>
              <table:table-cell office:value-type="float" office:value="41686">
                <text:p>41686</text:p>
              </table:table-cell>
              <table:table-cell office:value-type="float" office:value="41686">
                <text:p>4168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41696">
                <text:p>41696</text:p>
              </table:table-cell>
              <table:table-cell office:value-type="float" office:value="41696">
                <text:p>4169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05">
                <text:p>41705</text:p>
              </table:table-cell>
              <table:table-cell office:value-type="float" office:value="41705">
                <text:p>41705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18">
                <text:p>41718</text:p>
              </table:table-cell>
              <table:table-cell office:value-type="float" office:value="41718">
                <text:p>41718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float" office:value="41725">
                <text:p>41725</text:p>
              </table:table-cell>
              <table:table-cell office:value-type="float" office:value="41725">
                <text:p>41725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float" office:value="41736">
                <text:p>41736</text:p>
              </table:table-cell>
              <table:table-cell office:value-type="float" office:value="41736">
                <text:p>41736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float" office:value="41742">
                <text:p>41742</text:p>
              </table:table-cell>
              <table:table-cell office:value-type="float" office:value="41742">
                <text:p>41742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41749">
                <text:p>41749</text:p>
              </table:table-cell>
              <table:table-cell office:value-type="float" office:value="41749">
                <text:p>41749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float" office:value="41756">
                <text:p>41756</text:p>
              </table:table-cell>
              <table:table-cell office:value-type="float" office:value="41756">
                <text:p>41756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69">
                <text:p>41769</text:p>
              </table:table-cell>
              <table:table-cell office:value-type="float" office:value="41769">
                <text:p>41769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78">
                <text:p>41778</text:p>
              </table:table-cell>
              <table:table-cell office:value-type="float" office:value="41778">
                <text:p>41778</text:p>
              </table:table-cell>
              <table:table-cell office:value-type="float" office:value="4.46">
                <text:p>4.46</text:p>
              </table:table-cell>
            </table:table-row>
            <table:table-row>
              <table:table-cell office:value-type="float" office:value="41787">
                <text:p>41787</text:p>
              </table:table-cell>
              <table:table-cell office:value-type="float" office:value="41787">
                <text:p>41787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796">
                <text:p>41796</text:p>
              </table:table-cell>
              <table:table-cell office:value-type="float" office:value="41796">
                <text:p>41796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805">
                <text:p>41805</text:p>
              </table:table-cell>
              <table:table-cell office:value-type="float" office:value="41805">
                <text:p>41805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float" office:value="41816">
                <text:p>41816</text:p>
              </table:table-cell>
              <table:table-cell office:value-type="float" office:value="41816">
                <text:p>4181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float" office:value="41828">
                <text:p>41828</text:p>
              </table:table-cell>
              <table:table-cell office:value-type="float" office:value="41828">
                <text:p>4182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1840">
                <text:p>41840</text:p>
              </table:table-cell>
              <table:table-cell office:value-type="float" office:value="41840">
                <text:p>418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41849">
                <text:p>41849</text:p>
              </table:table-cell>
              <table:table-cell office:value-type="float" office:value="41849">
                <text:p>4184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float" office:value="41857">
                <text:p>41857</text:p>
              </table:table-cell>
              <table:table-cell office:value-type="float" office:value="41857">
                <text:p>4185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41865">
                <text:p>41865</text:p>
              </table:table-cell>
              <table:table-cell office:value-type="float" office:value="41865">
                <text:p>41865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41870">
                <text:p>41870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41885">
                <text:p>41885</text:p>
              </table:table-cell>
              <table:table-cell office:value-type="float" office:value="41885">
                <text:p>41885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41898">
                <text:p>41898</text:p>
              </table:table-cell>
              <table:table-cell office:value-type="float" office:value="41898">
                <text:p>41898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float" office:value="41911">
                <text:p>41911</text:p>
              </table:table-cell>
              <table:table-cell office:value-type="float" office:value="41911">
                <text:p>41911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1923.3333333333">
                <text:p>41923.3333333333</text:p>
              </table:table-cell>
              <table:table-cell office:value-type="float" office:value="41923.3333333333">
                <text:p>41923.333333333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41935.6666666667">
                <text:p>41935.6666666667</text:p>
              </table:table-cell>
              <table:table-cell office:value-type="float" office:value="41935.6666666667">
                <text:p>41935.666666666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1948">
                <text:p>41948</text:p>
              </table:table-cell>
              <table:table-cell office:value-type="float" office:value="41948">
                <text:p>41948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41960">
                <text:p>41960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41977">
                <text:p>41977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1993">
                <text:p>41993</text:p>
              </table:table-cell>
              <table:table-cell office:value-type="float" office:value="41993">
                <text:p>41993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42009">
                <text:p>4200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025">
                <text:p>42025</text:p>
              </table:table-cell>
              <table:table-cell office:value-type="float" office:value="42025">
                <text:p>420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2041">
                <text:p>42041</text:p>
              </table:table-cell>
              <table:table-cell office:value-type="float" office:value="42041">
                <text:p>4204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2057">
                <text:p>42057</text:p>
              </table:table-cell>
              <table:table-cell office:value-type="float" office:value="42057">
                <text:p>420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42068">
                <text:p>42068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float" office:value="42079">
                <text:p>42079</text:p>
              </table:table-cell>
              <table:table-cell office:value-type="float" office:value="42079">
                <text:p>42079</text:p>
              </table:table-cell>
              <table:table-cell office:value-type="float" office:value="3.36">
                <text:p>3.36</text:p>
              </table:table-cell>
            </table:table-row>
            <table:table-row>
              <table:table-cell office:value-type="float" office:value="42090">
                <text:p>42090</text:p>
              </table:table-cell>
              <table:table-cell office:value-type="float" office:value="42090">
                <text:p>4209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2104">
                <text:p>42104</text:p>
              </table:table-cell>
              <table:table-cell office:value-type="float" office:value="42104">
                <text:p>4210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114.3333333333">
                <text:p>42114.3333333333</text:p>
              </table:table-cell>
              <table:table-cell office:value-type="float" office:value="42114.3333333333">
                <text:p>42114.333333333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124.6666666667">
                <text:p>42124.6666666667</text:p>
              </table:table-cell>
              <table:table-cell office:value-type="float" office:value="42124.6666666667">
                <text:p>42124.666666666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42135">
                <text:p>42135</text:p>
              </table:table-cell>
              <table:table-cell office:value-type="float" office:value="42135">
                <text:p>4213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float" office:value="42148">
                <text:p>42148</text:p>
              </table:table-cell>
              <table:table-cell office:value-type="float" office:value="42148">
                <text:p>4214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161">
                <text:p>42161</text:p>
              </table:table-cell>
              <table:table-cell office:value-type="float" office:value="42161">
                <text:p>4216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float" office:value="42188">
                <text:p>42188</text:p>
              </table:table-cell>
              <table:table-cell office:value-type="float" office:value="42188">
                <text:p>4218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2218">
                <text:p>42218</text:p>
              </table:table-cell>
              <table:table-cell office:value-type="float" office:value="42218">
                <text:p>42218</text:p>
              </table:table-cell>
              <table:table-cell office:value-type="float" office:value="2.845">
                <text:p>2.845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42248">
                <text:p>4224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42268">
                <text:p>42268</text:p>
              </table:table-cell>
              <table:table-cell office:value-type="float" office:value="42268">
                <text:p>4226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42283">
                <text:p>42283</text:p>
              </table:table-cell>
              <table:table-cell office:value-type="float" office:value="42283">
                <text:p>42283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42296">
                <text:p>42296</text:p>
              </table:table-cell>
              <table:table-cell office:value-type="float" office:value="42296">
                <text:p>42296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float" office:value="42313">
                <text:p>42313</text:p>
              </table:table-cell>
              <table:table-cell office:value-type="float" office:value="42313">
                <text:p>4231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42333">
                <text:p>42333</text:p>
              </table:table-cell>
              <table:table-cell office:value-type="float" office:value="42333">
                <text:p>4233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346">
                <text:p>42346</text:p>
              </table:table-cell>
              <table:table-cell office:value-type="float" office:value="42346">
                <text:p>4234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2376">
                <text:p>42376</text:p>
              </table:table-cell>
              <table:table-cell office:value-type="float" office:value="42376">
                <text:p>42376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42382">
                <text:p>4238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2398">
                <text:p>42398</text:p>
              </table:table-cell>
              <table:table-cell office:value-type="float" office:value="42398">
                <text:p>42398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float" office:value="42412">
                <text:p>42412</text:p>
              </table:table-cell>
              <table:table-cell office:value-type="float" office:value="42412">
                <text:p>4241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431">
                <text:p>42431</text:p>
              </table:table-cell>
              <table:table-cell office:value-type="float" office:value="42431">
                <text:p>4243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42442">
                <text:p>42442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42478">
                <text:p>42478</text:p>
              </table:table-cell>
              <table:table-cell office:value-type="float" office:value="2.43321979204016">
                <text:p>2.43321979204016</text:p>
              </table:table-cell>
            </table:table-row>
            <table:table-row>
              <table:table-cell office:value-type="float" office:value="42490">
                <text:p>42490</text:p>
              </table:table-cell>
              <table:table-cell office:value-type="float" office:value="42490">
                <text:p>4249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499">
                <text:p>42499</text:p>
              </table:table-cell>
              <table:table-cell office:value-type="float" office:value="42499">
                <text:p>4249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515">
                <text:p>42515</text:p>
              </table:table-cell>
              <table:table-cell office:value-type="float" office:value="42515">
                <text:p>42515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float" office:value="42525">
                <text:p>42525</text:p>
              </table:table-cell>
              <table:table-cell office:value-type="float" office:value="42525">
                <text:p>42525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2531">
                <text:p>42531</text:p>
              </table:table-cell>
              <table:table-cell office:value-type="float" office:value="42531">
                <text:p>4253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539">
                <text:p>42539</text:p>
              </table:table-cell>
              <table:table-cell office:value-type="float" office:value="42539">
                <text:p>4253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42540">
                <text:p>42540</text:p>
              </table:table-cell>
              <table:table-cell office:value-type="float" office:value="42540">
                <text:p>42540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float" office:value="42545">
                <text:p>42545</text:p>
              </table:table-cell>
              <table:table-cell office:value-type="float" office:value="42545">
                <text:p>42545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42548">
                <text:p>42548</text:p>
              </table:table-cell>
              <table:table-cell office:value-type="float" office:value="42548">
                <text:p>4254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42549">
                <text:p>4254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float" office:value="42563">
                <text:p>42563</text:p>
              </table:table-cell>
              <table:table-cell office:value-type="float" office:value="42563">
                <text:p>42563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574">
                <text:p>42574</text:p>
              </table:table-cell>
              <table:table-cell office:value-type="float" office:value="42574">
                <text:p>4257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2579">
                <text:p>42579</text:p>
              </table:table-cell>
              <table:table-cell office:value-type="float" office:value="42579">
                <text:p>42579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42589">
                <text:p>42589</text:p>
              </table:table-cell>
              <table:table-cell office:value-type="float" office:value="42589">
                <text:p>42589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596">
                <text:p>42596</text:p>
              </table:table-cell>
              <table:table-cell office:value-type="float" office:value="42596">
                <text:p>4259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634">
                <text:p>42634</text:p>
              </table:table-cell>
              <table:table-cell office:value-type="float" office:value="42634">
                <text:p>42634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42650">
                <text:p>4265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float" office:value="42662">
                <text:p>42662</text:p>
              </table:table-cell>
              <table:table-cell office:value-type="float" office:value="42662">
                <text:p>42662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676">
                <text:p>42676</text:p>
              </table:table-cell>
              <table:table-cell office:value-type="float" office:value="42676">
                <text:p>42676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42689">
                <text:p>42689</text:p>
              </table:table-cell>
              <table:table-cell office:value-type="float" office:value="42689">
                <text:p>4268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699">
                <text:p>42699</text:p>
              </table:table-cell>
              <table:table-cell office:value-type="float" office:value="42699">
                <text:p>4269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42712">
                <text:p>4271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724">
                <text:p>42724</text:p>
              </table:table-cell>
              <table:table-cell office:value-type="float" office:value="42724">
                <text:p>42724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747">
                <text:p>42747</text:p>
              </table:table-cell>
              <table:table-cell office:value-type="float" office:value="42747">
                <text:p>42747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42762">
                <text:p>42762</text:p>
              </table:table-cell>
              <table:table-cell office:value-type="float" office:value="42762">
                <text:p>4276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782">
                <text:p>42782</text:p>
              </table:table-cell>
              <table:table-cell office:value-type="float" office:value="42782">
                <text:p>42782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float" office:value="42799">
                <text:p>42799</text:p>
              </table:table-cell>
              <table:table-cell office:value-type="float" office:value="42799">
                <text:p>4279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809">
                <text:p>42809</text:p>
              </table:table-cell>
              <table:table-cell office:value-type="float" office:value="42809">
                <text:p>42809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822">
                <text:p>42822</text:p>
              </table:table-cell>
              <table:table-cell office:value-type="float" office:value="42822">
                <text:p>4282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float" office:value="42838">
                <text:p>42838</text:p>
              </table:table-cell>
              <table:table-cell office:value-type="float" office:value="42838">
                <text:p>4283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854">
                <text:p>42854</text:p>
              </table:table-cell>
              <table:table-cell office:value-type="float" office:value="42854">
                <text:p>42854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867">
                <text:p>42867</text:p>
              </table:table-cell>
              <table:table-cell office:value-type="float" office:value="42867">
                <text:p>4286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885">
                <text:p>42885</text:p>
              </table:table-cell>
              <table:table-cell office:value-type="float" office:value="42885">
                <text:p>42885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float" office:value="42897">
                <text:p>42897</text:p>
              </table:table-cell>
              <table:table-cell office:value-type="float" office:value="42897">
                <text:p>42897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42912">
                <text:p>42912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42915">
                <text:p>42915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42926">
                <text:p>42926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42939">
                <text:p>42939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42954">
                <text:p>42954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42961">
                <text:p>42961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42972">
                <text:p>42972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42989">
                <text:p>42989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43008">
                <text:p>4300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43027">
                <text:p>43027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43041">
                <text:p>43041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43055">
                <text:p>43055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43069">
                <text:p>43069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43084">
                <text:p>43084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43098">
                <text:p>43098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float" office:value="43117">
                <text:p>43117</text:p>
              </table:table-cell>
              <table:table-cell office:value-type="float" office:value="43117">
                <text:p>4311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33">
                <text:p>43133</text:p>
              </table:table-cell>
              <table:table-cell office:value-type="float" office:value="43133">
                <text:p>4313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float" office:value="43151">
                <text:p>43151</text:p>
              </table:table-cell>
              <table:table-cell office:value-type="float" office:value="43151">
                <text:p>4315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43160">
                <text:p>4316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176">
                <text:p>43176</text:p>
              </table:table-cell>
              <table:table-cell office:value-type="float" office:value="43176">
                <text:p>43176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183">
                <text:p>43183</text:p>
              </table:table-cell>
              <table:table-cell office:value-type="float" office:value="43183">
                <text:p>4318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43195">
                <text:p>4319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209">
                <text:p>43209</text:p>
              </table:table-cell>
              <table:table-cell office:value-type="float" office:value="43209">
                <text:p>4320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float" office:value="43220">
                <text:p>43220</text:p>
              </table:table-cell>
              <table:table-cell office:value-type="float" office:value="43220">
                <text:p>4322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3228">
                <text:p>43228</text:p>
              </table:table-cell>
              <table:table-cell office:value-type="float" office:value="43228">
                <text:p>4322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3229">
                <text:p>43229</text:p>
              </table:table-cell>
              <table:table-cell office:value-type="float" office:value="43229">
                <text:p>43229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3244">
                <text:p>43244</text:p>
              </table:table-cell>
              <table:table-cell office:value-type="float" office:value="43244">
                <text:p>43244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float" office:value="43264">
                <text:p>43264</text:p>
              </table:table-cell>
              <table:table-cell office:value-type="float" office:value="43264">
                <text:p>4326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3280">
                <text:p>43280</text:p>
              </table:table-cell>
              <table:table-cell office:value-type="float" office:value="43280">
                <text:p>4328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3292">
                <text:p>43292</text:p>
              </table:table-cell>
              <table:table-cell office:value-type="float" office:value="43292">
                <text:p>4329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float" office:value="43302">
                <text:p>43302</text:p>
              </table:table-cell>
              <table:table-cell office:value-type="float" office:value="43302">
                <text:p>43302</text:p>
              </table:table-cell>
              <table:table-cell office:value-type="float" office:value="3.28">
                <text:p>3.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